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0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row table:style-name="ro1">
          <table:table-cell office:value-type="string" calcext:value-type="string">
            <text:p>"ŞOS. PANTELIMON, Nr. 248-250, Sector 3, BUCUREŞTI, <text:s/>021646"</text:p>
          </table:table-cell>
        </table:table-row>
        <table:table-row table:style-name="ro1">
          <table:table-cell office:value-type="string" calcext:value-type="string">
            <text:p>"STR. REPUBLICII, Nr. 25, FĂLTICENI, <text:s/>725200, Jud. SUCEAVA"</text:p>
          </table:table-cell>
        </table:table-row>
        <table:table-row table:style-name="ro1">
          <table:table-cell office:value-type="string" calcext:value-type="string">
            <text:p>"STR. HATMANUL ARBORE, Nr. 15-19, Sector 1, BUCUREŞTI, <text:s/>011601"</text:p>
          </table:table-cell>
        </table:table-row>
        <table:table-row table:style-name="ro1">
          <table:table-cell office:value-type="string" calcext:value-type="string">
            <text:p>"STR. TEIUL DOAMNEI, Nr. 16, Sector 2, BUCUREŞTI, <text:s/>023582"</text:p>
          </table:table-cell>
        </table:table-row>
        <table:table-row table:style-name="ro1">
          <table:table-cell office:value-type="string" calcext:value-type="string">
            <text:p>"STR. VIITORULUI, Nr. 197, Sector 2, BUCUREŞTI, <text:s/>020611"</text:p>
          </table:table-cell>
        </table:table-row>
        <table:table-row table:style-name="ro1">
          <table:table-cell office:value-type="string" calcext:value-type="string">
            <text:p>"STR. VLĂDEASA, Nr. 2, Sector 6, BUCUREŞTI, <text:s/>061673"</text:p>
          </table:table-cell>
        </table:table-row>
        <table:table-row table:style-name="ro1">
          <table:table-cell office:value-type="string" calcext:value-type="string">
            <text:p>"CALEA 13 SEPTEMBRIE, Nr.208, Bl. V39 Sc. 1 Ap. 3, 5, BUCUREŞTI, <text:s/>50734"</text:p>
          </table:table-cell>
        </table:table-row>
        <table:table-row table:style-name="ro1">
          <table:table-cell office:value-type="string" calcext:value-type="string">
            <text:p>"STR. BRADULUI, Nr. 1, BACĂU, <text:s/>600220, Jud. BACĂU"</text:p>
          </table:table-cell>
        </table:table-row>
        <table:table-row table:style-name="ro1">
          <table:table-cell office:value-type="string" calcext:value-type="string">
            <text:p>"STR. ABRUD, Nr. 76, Sector 1, BUCUREŞTI, <text:s/>011317"</text:p>
          </table:table-cell>
        </table:table-row>
        <table:table-row table:style-name="ro1">
          <table:table-cell office:value-type="string" calcext:value-type="string">
            <text:p>"STR. MIHAI EMINESCU, Nr. 36, Bl.1, Sc.1, Et.1, Sector 1, BUCUREŞTI, <text:s/>010517"</text:p>
          </table:table-cell>
        </table:table-row>
        <table:table-row table:style-name="ro1">
          <table:table-cell office:value-type="string" calcext:value-type="string">
            <text:p>"CAL. REPUBLICII, Nr. 101A, ORADEA, <text:s/>410147, Jud. BIHOR"</text:p>
          </table:table-cell>
        </table:table-row>
        <table:table-row table:style-name="ro1">
          <table:table-cell office:value-type="string" calcext:value-type="string">
            <text:p>"BD. NAŢIUNILE UNITE, Nr. 3, Sector 5, BUCUREŞTI, <text:s/>050121"</text:p>
          </table:table-cell>
        </table:table-row>
        <table:table-row table:style-name="ro1">
          <table:table-cell office:value-type="string" calcext:value-type="string">
            <text:p>"STR. FAUREI, Nr.5, Bl. C9 Sc. A Et. 9 Ap. 37, 1, BUCUREŞTI, <text:s/>13181"</text:p>
          </table:table-cell>
        </table:table-row>
        <table:table-row table:style-name="ro1">
          <table:table-cell office:value-type="string" calcext:value-type="string">
            <text:p>"STR. STADIONULUI, Nr.21 B, SÂNNICOLAU MARE, <text:s/>305600, Jud. TIMIŞ"</text:p>
          </table:table-cell>
        </table:table-row>
        <table:table-row table:style-name="ro1">
          <table:table-cell office:value-type="string" calcext:value-type="string">
            <text:p>"CAL. VĂCĂREŞTI, Nr. 330, Bl.10B, Sc.A, Ap.2, Sector 4, BUCUREŞTI, <text:s/>40068"</text:p>
          </table:table-cell>
        </table:table-row>
        <table:table-row table:style-name="ro1">
          <table:table-cell office:value-type="string" calcext:value-type="string">
            <text:p>"STR. BRĂILEI, Bl.E1, GALAŢI, <text:s/>800685, Jud. GALAŢI"</text:p>
          </table:table-cell>
        </table:table-row>
        <table:table-row table:style-name="ro1">
          <table:table-cell office:value-type="string" calcext:value-type="string">
            <text:p>"BD. DUNĂREA, Bl.H3, Ap.3, GALAŢI, Jud. GALAŢI"</text:p>
          </table:table-cell>
        </table:table-row>
        <table:table-row table:style-name="ro1">
          <table:table-cell office:value-type="string" calcext:value-type="string">
            <text:p>"STR. ALEXANDRU VLAHUŢĂ, Nr. 27, FOCŞANI, <text:s/>620160, Jud. VRANCEA"</text:p>
          </table:table-cell>
        </table:table-row>
        <table:table-row table:style-name="ro1">
          <table:table-cell office:value-type="string" calcext:value-type="string">
            <text:p>"BD. GENERAL VASILE MILEA, SIBIU, <text:s/>550331, Jud. SIBIU"</text:p>
          </table:table-cell>
        </table:table-row>
        <table:table-row table:style-name="ro1">
          <table:table-cell office:value-type="string" calcext:value-type="string">
            <text:p>"STR. PADINA, Nr. 2, PLOIEŞTI, <text:s/>100277, Jud. PRAHOVA"</text:p>
          </table:table-cell>
        </table:table-row>
        <table:table-row table:style-name="ro1">
          <table:table-cell office:value-type="string" calcext:value-type="string">
            <text:p>"STR. ION C. VISARION, Bl.20, Sc.A, Et.parter, Ap.2, TITU, <text:s/>135500, Jud. DÂMBOVIŢA"</text:p>
          </table:table-cell>
        </table:table-row>
        <table:table-row table:style-name="ro1">
          <table:table-cell office:value-type="string" calcext:value-type="string">
            <text:p>"STR. SFINŢII APOSTOLI, Nr. 19, CRAIOVA, <text:s/>200392, Jud. DOLJ"</text:p>
          </table:table-cell>
        </table:table-row>
        <table:table-row table:style-name="ro1">
          <table:table-cell office:value-type="string" calcext:value-type="string">
            <text:p>"AL. PARCULUI, Nr. 8, Ap.1, COMĂNEŞTI, <text:s/>605200, Jud. BACĂU"</text:p>
          </table:table-cell>
        </table:table-row>
        <table:table-row table:style-name="ro1">
          <table:table-cell office:value-type="string" calcext:value-type="string">
            <text:p>"STR. EMILE ZOLA, Nr. 2, PLOIEŞTI, <text:s/>100043, Jud. PRAHOVA"</text:p>
          </table:table-cell>
        </table:table-row>
        <table:table-row table:style-name="ro1">
          <table:table-cell office:value-type="string" calcext:value-type="string">
            <text:p>"ŞOS. MIHAI BRAVU, Nr. 174, Bl.229, Sc.A, Ap.1, Sector 2, BUCUREŞTI, <text:s/>021341"</text:p>
          </table:table-cell>
        </table:table-row>
        <table:table-row table:style-name="ro1">
          <table:table-cell office:value-type="string" calcext:value-type="string">
            <text:p>"STR. NARCISELOR, Bl.7, SUCEAVA, <text:s/>720207, Jud. SUCEAVA"</text:p>
          </table:table-cell>
        </table:table-row>
        <table:table-row table:style-name="ro1">
          <table:table-cell office:value-type="string" calcext:value-type="string">
            <text:p>"STR. ŞCOALEI, Nr. 8A, ARAD, <text:s/>310423, Jud. ARAD"</text:p>
          </table:table-cell>
        </table:table-row>
        <table:table-row table:style-name="ro1">
          <table:table-cell office:value-type="string" calcext:value-type="string">
            <text:p>"STR. PANTELIMON HALIPA, Nr. 3, IAŞI, <text:s/>700614, Jud. IAŞI"</text:p>
          </table:table-cell>
        </table:table-row>
        <table:table-row table:style-name="ro1">
          <table:table-cell office:value-type="string" calcext:value-type="string">
            <text:p>"STR. TABEREI, Nr. 34, ODORHEIU SECUIESC, <text:s/>0, Jud. HARGHITA"</text:p>
          </table:table-cell>
        </table:table-row>
        <table:table-row table:style-name="ro1">
          <table:table-cell office:value-type="string" calcext:value-type="string">
            <text:p>"CAL. OBCINELOR, Nr. 7, Bl.42, SUCEAVA, <text:s/>720239, Jud. SUCEAVA"</text:p>
          </table:table-cell>
        </table:table-row>
        <table:table-row table:style-name="ro1">
          <table:table-cell office:value-type="string" calcext:value-type="string">
            <text:p>"STR. MOLDOVEI, Nr. 18, BAIA MARE, <text:s/>430265, Jud. MARAMUREŞ"</text:p>
          </table:table-cell>
        </table:table-row>
        <table:table-row table:style-name="ro1">
          <table:table-cell office:value-type="string" calcext:value-type="string">
            <text:p>"STR. FRUMOASĂ, Nr. 7, Bl.644, Sc.B, Ap.1, IAŞI, <text:s/>700703, Jud. IAŞI"</text:p>
          </table:table-cell>
        </table:table-row>
        <table:table-row table:style-name="ro1">
          <table:table-cell office:value-type="string" calcext:value-type="string">
            <text:p>"STR. EUFROSINA POPESCU, Nr. 28, Sector 3, BUCUREŞTI"</text:p>
          </table:table-cell>
        </table:table-row>
        <table:table-row table:style-name="ro1">
          <table:table-cell office:value-type="string" calcext:value-type="string">
            <text:p>"BD. C.F.R., Bl.32, Et.PARTER, GIURGIU, <text:s/>080127, Jud. GIURGIU"</text:p>
          </table:table-cell>
        </table:table-row>
        <table:table-row table:style-name="ro1">
          <table:table-cell office:value-type="string" calcext:value-type="string">
            <text:p>"STR. IULIU MANIU, Nr. 25, BRAŞOV, <text:s/>500091, Jud. BRAŞOV"</text:p>
          </table:table-cell>
        </table:table-row>
        <table:table-row table:style-name="ro1">
          <table:table-cell office:value-type="string" calcext:value-type="string">
            <text:p>"STR. SIDERURGISTILOR, Nr.32, Bl. SD2B Sc. 2 Ap. 23, GALAŢI, <text:s/>800235, Jud. GALAŢI"</text:p>
          </table:table-cell>
        </table:table-row>
        <table:table-row table:style-name="ro1">
          <table:table-cell office:value-type="string" calcext:value-type="string">
            <text:p>"STR. ŞTEFAN AUGUSTIN DOINAŞ, Nr. 31, ARAD, Jud. ARAD"</text:p>
          </table:table-cell>
        </table:table-row>
        <table:table-row table:style-name="ro1">
          <table:table-cell office:value-type="string" calcext:value-type="string">
            <text:p>"Nr.36, SANCRAIU, <text:s/>527107, Jud. COVASNA"</text:p>
          </table:table-cell>
        </table:table-row>
        <table:table-row table:style-name="ro1">
          <table:table-cell office:value-type="string" calcext:value-type="string">
            <text:p>"BD. ALEXANDRU LĂPUŞNEANU, Nr. 111, Bl.AL1, Sc.A, Ap.1, CONSTANŢA, <text:s/>900388, Jud. CONSTANŢA"</text:p>
          </table:table-cell>
        </table:table-row>
        <table:table-row table:style-name="ro1">
          <table:table-cell office:value-type="string" calcext:value-type="string">
            <text:p>"STR. GĂRII, Nr. 38, GIURGIU, Jud. GIURGIU"</text:p>
          </table:table-cell>
        </table:table-row>
        <table:table-row table:style-name="ro1">
          <table:table-cell office:value-type="string" calcext:value-type="string">
            <text:p>"BD. CHIŞINĂU, Nr. 4, Bl.M1, Sc.1, Et.PARTER, Sector 2, BUCUREŞTI"</text:p>
          </table:table-cell>
        </table:table-row>
        <table:table-row table:style-name="ro1">
          <table:table-cell office:value-type="string" calcext:value-type="string">
            <text:p>"PŢA DACIEI, Bl.2, Et.PARTER, BUZĂU, <text:s/>120040, Jud. BUZĂU"</text:p>
          </table:table-cell>
        </table:table-row>
        <table:table-row table:style-name="ro1">
          <table:table-cell office:value-type="string" calcext:value-type="string">
            <text:p>"ALEEA TOPOLOG, Nr.13, Bl. C2 Sc. B Et. 4 Ap. 39, CONSTANŢA, <text:s/>900270, Jud. CONSTANŢA"</text:p>
          </table:table-cell>
        </table:table-row>
        <table:table-row table:style-name="ro1">
          <table:table-cell office:value-type="string" calcext:value-type="string">
            <text:p>"STR. GRIGORE ALEXANDRESCU, Nr. 14, CLUJ-NAPOCA, <text:s/>400515, Jud. CLUJ"</text:p>
          </table:table-cell>
        </table:table-row>
        <table:table-row table:style-name="ro1">
          <table:table-cell office:value-type="string" calcext:value-type="string">
            <text:p>"STR. DOCTOR NICOLAE MINOVICI, Nr. 7, Sector 1, BUCUREŞTI"</text:p>
          </table:table-cell>
        </table:table-row>
        <table:table-row table:style-name="ro1">
          <table:table-cell office:value-type="string" calcext:value-type="string">
            <text:p>"STR. BRAZDA LUI NOVAC, Nr. 86, CRAIOVA, Jud. DOLJ"</text:p>
          </table:table-cell>
        </table:table-row>
        <table:table-row table:style-name="ro1">
          <table:table-cell office:value-type="string" calcext:value-type="string">
            <text:p>"STR. AVIATOR MIRCEA ZORILEANU, Nr. 47A, Sector 1, BUCUREŞTI, <text:s/>12053"</text:p>
          </table:table-cell>
        </table:table-row>
        <table:table-row table:style-name="ro1">
          <table:table-cell office:value-type="string" calcext:value-type="string">
            <text:p>"BD. LIVIU REBREANU, Nr. 26, TIMIŞOARA, <text:s/>300736, Jud. TIMIŞ"</text:p>
          </table:table-cell>
        </table:table-row>
        <table:table-row table:style-name="ro1">
          <table:table-cell office:value-type="string" calcext:value-type="string">
            <text:p>"CART. MICĂLACA, Bl.338, ARAD, <text:s/>310295, Jud. ARAD"</text:p>
          </table:table-cell>
        </table:table-row>
        <table:table-row table:style-name="ro1">
          <table:table-cell office:value-type="string" calcext:value-type="string">
            <text:p>"STR. ION CREANGĂ, Nr. 21, Bl.T14, TIMIŞOARA, <text:s/>300107, Jud. TIMIŞ"</text:p>
          </table:table-cell>
        </table:table-row>
        <table:table-row table:style-name="ro1">
          <table:table-cell office:value-type="string" calcext:value-type="string">
            <text:p>"AL. DOBRINA, Nr. 2, Bl.49, Sc.1, Et.PARTER, Ap.3, Sector 2, BUCUREŞTI, <text:s/>022252"</text:p>
          </table:table-cell>
        </table:table-row>
        <table:table-row table:style-name="ro1">
          <table:table-cell office:value-type="string" calcext:value-type="string">
            <text:p>"AL. DOBRINA, Nr. 2, BUCUREŞTI, <text:s/>022252"</text:p>
          </table:table-cell>
        </table:table-row>
        <table:table-row table:style-name="ro1">
          <table:table-cell office:value-type="string" calcext:value-type="string">
            <text:p>"STR. GHIOCEI, Nr. 17, sector 2, BUCURESTI, <text:s/>020571, Jud. BUCURESTI"</text:p>
          </table:table-cell>
        </table:table-row>
        <table:table-row table:style-name="ro1">
          <table:table-cell office:value-type="string" calcext:value-type="string">
            <text:p>"STR. CARAIMAN, Nr. 5, TIMIŞOARA, Jud. TIMIŞ"</text:p>
          </table:table-cell>
        </table:table-row>
        <table:table-row table:style-name="ro1">
          <table:table-cell office:value-type="string" calcext:value-type="string">
            <text:p>"BD. MARASTI, Nr. 35, BUCUREŞTI"</text:p>
          </table:table-cell>
        </table:table-row>
        <table:table-row table:style-name="ro1">
          <table:table-cell office:value-type="string" calcext:value-type="string">
            <text:p>"STR. DRAGOŞ BOGDAN, Bl.1A, Ap.2, ROMAN, <text:s/>611052, Jud. NEAMŢ"</text:p>
          </table:table-cell>
        </table:table-row>
        <table:table-row table:style-name="ro1">
          <table:table-cell office:value-type="string" calcext:value-type="string">
            <text:p>"STR. ARCU, Nr.29, Bl. L18 Et. 6 Ap. 20, IAŞI, <text:s/>700087, Jud. IAŞI"</text:p>
          </table:table-cell>
        </table:table-row>
        <table:table-row table:style-name="ro1">
          <table:table-cell office:value-type="string" calcext:value-type="string">
            <text:p>"STR. ILEANA COSÂNZEANA, Nr. 23, Sector 5, BUCUREŞTI, <text:s/>51786"</text:p>
          </table:table-cell>
        </table:table-row>
        <table:table-row table:style-name="ro1">
          <table:table-cell office:value-type="string" calcext:value-type="string">
            <text:p>"STR. LIVIU REBREANU, Nr. 2, Bl.6, Et.PARTER, Ap.2, Sector 3, BUCUREŞTI, <text:s/>31783"</text:p>
          </table:table-cell>
        </table:table-row>
        <table:table-row table:style-name="ro1">
          <table:table-cell office:value-type="string" calcext:value-type="string">
            <text:p>"BD. TRAIAN, Nr. 11, Bl. A1 Et. Parter, PIATRA NEAMŢ, <text:s/>610136, Jud. NEAMŢ"</text:p>
          </table:table-cell>
        </table:table-row>
        <table:table-row table:style-name="ro1">
          <table:table-cell office:value-type="string" calcext:value-type="string">
            <text:p>"BD. CAROL I, Nr. 20A, CRAIOVA, <text:s/>200692, Jud. DOLJ"</text:p>
          </table:table-cell>
        </table:table-row>
        <table:table-row table:style-name="ro1">
          <table:table-cell office:value-type="string" calcext:value-type="string">
            <text:p>"STR. GĂRII, Nr. 10, RĂDĂUŢI, Jud. SUCEAVA"</text:p>
          </table:table-cell>
        </table:table-row>
        <table:table-row table:style-name="ro1">
          <table:table-cell office:value-type="string" calcext:value-type="string">
            <text:p>"PŢA AMZEI, Nr. 10-22, Bl.D, Et.1, Ap.10, Sector 1, BUCUREŞTI, <text:s/>010345"</text:p>
          </table:table-cell>
        </table:table-row>
        <table:table-row table:style-name="ro1">
          <table:table-cell office:value-type="string" calcext:value-type="string">
            <text:p>"STR. EXERCIŢIU, Bl.31, Sc.F, PITEŞTI, <text:s/>110438, Jud. ARGEŞ"</text:p>
          </table:table-cell>
        </table:table-row>
        <table:table-row table:style-name="ro1">
          <table:table-cell office:value-type="string" calcext:value-type="string">
            <text:p>"STR. SUCEVEI, Nr. 49, ORADEA, <text:s/>410078, Jud. BIHOR"</text:p>
          </table:table-cell>
        </table:table-row>
        <table:table-row table:style-name="ro1">
          <table:table-cell office:value-type="string" calcext:value-type="string">
            <text:p>"STR. 1907, Bl.A11, Et.1, Ap.4, TURNU MĂGURELE, <text:s/>411124, Jud. TELEORMAN"</text:p>
          </table:table-cell>
        </table:table-row>
        <table:table-row table:style-name="ro1">
          <table:table-cell office:value-type="string" calcext:value-type="string">
            <text:p>"BD. SIDERURGIŞTILOR, Nr. 50, Bl.2, Sc.1, Ap.83, GALAŢI, <text:s/>800259, Jud. GALAŢI"</text:p>
          </table:table-cell>
        </table:table-row>
        <table:table-row table:style-name="ro1">
          <table:table-cell office:value-type="string" calcext:value-type="string">
            <text:p>"STR. JIJIA, Nr.10, Bl. 1214 Sc. B Et. P Ap. 3, IAŞI, <text:s/>700579, Jud. IAŞI"</text:p>
          </table:table-cell>
        </table:table-row>
        <table:table-row table:style-name="ro1">
          <table:table-cell office:value-type="string" calcext:value-type="string">
            <text:p>"CAL. VITAN, Nr. 146B, Sector 3, BUCUREŞTI"</text:p>
          </table:table-cell>
        </table:table-row>
        <table:table-row table:style-name="ro1">
          <table:table-cell office:value-type="string" calcext:value-type="string">
            <text:p>"STR. COSTACHE NEGRUZZI, Nr. 11, TIMIŞOARA, <text:s/>300104, Jud. TIMIŞ"</text:p>
          </table:table-cell>
        </table:table-row>
        <table:table-row table:style-name="ro1">
          <table:table-cell office:value-type="string" calcext:value-type="string">
            <text:p>"STR. MOINEŞTI, Nr. 2, Sector 6, BUCUREŞTI, <text:s/>061233"</text:p>
          </table:table-cell>
        </table:table-row>
        <table:table-row table:style-name="ro1">
          <table:table-cell office:value-type="string" calcext:value-type="string">
            <text:p>"STR. AVRIG, Nr. 41, Bl.460, Et.P, Ap.1, Sector 2, BUCUREŞTI, <text:s/>021573"</text:p>
          </table:table-cell>
        </table:table-row>
        <table:table-row table:style-name="ro1">
          <table:table-cell office:value-type="string" calcext:value-type="string">
            <text:p>"STR. PROFESORILOR, Nr. 12, Sector 4, BUCUREŞTI, <text:s/>40156"</text:p>
          </table:table-cell>
        </table:table-row>
        <table:table-row table:style-name="ro1">
          <table:table-cell office:value-type="string" calcext:value-type="string">
            <text:p>"STR. TRAIAN, Nr. 212, ROND FOIŞORUL DE FOC, Sector 2, BUCUREŞTI, <text:s/>024046"</text:p>
          </table:table-cell>
        </table:table-row>
        <table:table-row table:style-name="ro1">
          <table:table-cell office:value-type="string" calcext:value-type="string">
            <text:p>"STR. LOUIS PASTEUR, Nr. 23C, TIMIŞOARA, <text:s/>300274, Jud. TIMIŞ"</text:p>
          </table:table-cell>
        </table:table-row>
        <table:table-row table:style-name="ro1">
          <table:table-cell office:value-type="string" calcext:value-type="string">
            <text:p>"STR. DOCTOR MAXIMILIAN POPPER, Nr. 4, Sector 3, BUCUREŞTI"</text:p>
          </table:table-cell>
        </table:table-row>
        <table:table-row table:style-name="ro1">
          <table:table-cell office:value-type="string" calcext:value-type="string">
            <text:p>"STR. CIPRIAN PORUMBESCU, Nr.3, Et. P Ap. 1, 1, BUCUREŞTI, <text:s/>10651"</text:p>
          </table:table-cell>
        </table:table-row>
        <table:table-row table:style-name="ro1">
          <table:table-cell office:value-type="string" calcext:value-type="string">
            <text:p>"STR. CIPRIAN PORUMBESCU, Nr. 36, TIMIŞOARA, <text:s/>300239, Jud. TIMIŞ"</text:p>
          </table:table-cell>
        </table:table-row>
        <table:table-row table:style-name="ro1">
          <table:table-cell office:value-type="string" calcext:value-type="string">
            <text:p>"STR. ŞTEFAN CEL MARE, Nr. 6, SATU MARE, <text:s/>440114, Jud. SATU-MARE"</text:p>
          </table:table-cell>
        </table:table-row>
        <table:table-row table:style-name="ro1">
          <table:table-cell office:value-type="string" calcext:value-type="string">
            <text:p>"STR. TUNARI, Nr. 87, Sector 2, BUCUREŞTI, <text:s/>020526"</text:p>
          </table:table-cell>
        </table:table-row>
        <table:table-row table:style-name="ro1">
          <table:table-cell office:value-type="string" calcext:value-type="string">
            <text:p>"STR. BRĂILEI, Nr. 155, Bl.A8, Ap.5, GALAŢI, <text:s/>800319, Jud. GALAŢI"</text:p>
          </table:table-cell>
        </table:table-row>
        <table:table-row table:style-name="ro1">
          <table:table-cell office:value-type="string" calcext:value-type="string">
            <text:p>"STR. 7 SEPTEMBRIE 1485, Bl.T4, MIOVENI, <text:s/>115400, Jud. ARGEŞ"</text:p>
          </table:table-cell>
        </table:table-row>
        <table:table-row table:style-name="ro1">
          <table:table-cell office:value-type="string" calcext:value-type="string">
            <text:p>"STR. 1 DECEMBRIE 1918, Nr. 131, Bl.E, Ap.22, BRĂILA, <text:s/>810204, Jud. BRĂILA"</text:p>
          </table:table-cell>
        </table:table-row>
        <table:table-row table:style-name="ro1">
          <table:table-cell office:value-type="string" calcext:value-type="string">
            <text:p>"STR. AURORA, Nr.5, Bl. 5 Sc. 1 Et. 2 Ap. 11, FOCŞANI, <text:s/>620110, Jud. VRANCEA"</text:p>
          </table:table-cell>
        </table:table-row>
        <table:table-row table:style-name="ro1">
          <table:table-cell office:value-type="string" calcext:value-type="string">
            <text:p>"STR. MIHAI EMINESCU, Nr. 124, Sector 2, BUCUREŞTI, <text:s/>020082"</text:p>
          </table:table-cell>
        </table:table-row>
        <table:table-row table:style-name="ro1">
          <table:table-cell office:value-type="string" calcext:value-type="string">
            <text:p>"CAL. 13 SEPTEMBRIE, Nr. 87-89, Sector 5, BUCUREŞTI, <text:s/>50716"</text:p>
          </table:table-cell>
        </table:table-row>
        <table:table-row table:style-name="ro1">
          <table:table-cell office:value-type="string" calcext:value-type="string">
            <text:p>"STR. DRISTORULUI, Nr. 98, Bl.11, Sc.A, Ap.4, Sector 3, BUCUREŞTI, <text:s/>031539"</text:p>
          </table:table-cell>
        </table:table-row>
        <table:table-row table:style-name="ro1">
          <table:table-cell office:value-type="string" calcext:value-type="string">
            <text:p>"STR. BANAT, Bl.B5, PITEŞTI, <text:s/>110434, Jud. ARGEŞ"</text:p>
          </table:table-cell>
        </table:table-row>
        <table:table-row table:style-name="ro1">
          <table:table-cell office:value-type="string" calcext:value-type="string">
            <text:p>"STR. VĂMĂŞOAIA, Nr. 3, Bl.A43, Ap.4, IAŞI, Jud. IAŞI"</text:p>
          </table:table-cell>
        </table:table-row>
        <table:table-row table:style-name="ro1">
          <table:table-cell office:value-type="string" calcext:value-type="string">
            <text:p>"STR. GRIGORE C. MOISIL, Nr. 38, Sector 2, BUCUREŞTI, <text:s/>23791"</text:p>
          </table:table-cell>
        </table:table-row>
        <table:table-row table:style-name="ro1">
          <table:table-cell office:value-type="string" calcext:value-type="string">
            <text:p>"TÂRGOVIŞTE, <text:s/>130101, Jud. DÂMBOVIŢA"</text:p>
          </table:table-cell>
        </table:table-row>
        <table:table-row table:style-name="ro1">
          <table:table-cell office:value-type="string" calcext:value-type="string">
            <text:p>"CAL. DOROBANŢI, Nr. 124, Sc.A, Ap.3, Sector 1, BUCUREŞTI, <text:s/>010577"</text:p>
          </table:table-cell>
        </table:table-row>
        <table:table-row table:style-name="ro1">
          <table:table-cell office:value-type="string" calcext:value-type="string">
            <text:p>"ŞOS. FUNDENI, Nr. 180, COM. DOBROIEŞTI, FUNDENI, Jud. ILFOV"</text:p>
          </table:table-cell>
        </table:table-row>
        <table:table-row table:style-name="ro1">
          <table:table-cell office:value-type="string" calcext:value-type="string">
            <text:p>"STR. DOBROGEANU GHEREA, Bl.6, ONEŞTI, <text:s/>601040, Jud. BACĂU"</text:p>
          </table:table-cell>
        </table:table-row>
        <table:table-row table:style-name="ro1">
          <table:table-cell office:value-type="string" calcext:value-type="string">
            <text:p>"ŞOS. BUCUREŞTI-TÂRGOVIŞTE, Nr. 100, COM. MOGOŞOAIA, <text:s/>77135, Jud. ILFOV"</text:p>
          </table:table-cell>
        </table:table-row>
        <table:table-row table:style-name="ro1">
          <table:table-cell office:value-type="string" calcext:value-type="string">
            <text:p>"STR. FELEACU, Nr. 29, Bl.13C, Sc.1, Ap.11, Sector 1, BUCUREŞTI, <text:s/>14184"</text:p>
          </table:table-cell>
        </table:table-row>
        <table:table-row table:style-name="ro1">
          <table:table-cell office:value-type="string" calcext:value-type="string">
            <text:p>"BD. ALEXANDRU LĂPUŞNEANU, Nr. 112, Bl.L8, Sc.B, Et.Parter, Ap.21, CONSTANŢA, <text:s/>900412, Jud. CONSTANŢA"</text:p>
          </table:table-cell>
        </table:table-row>
        <table:table-row table:style-name="ro1">
          <table:table-cell office:value-type="string" calcext:value-type="string">
            <text:p>"STR. VULCAN JUDEŢU, Nr. 39, Bl.B1B, Sc.1, Et.P, Ap.3, Sector 3, BUCUREŞTI, <text:s/>031302"</text:p>
          </table:table-cell>
        </table:table-row>
        <table:table-row table:style-name="ro1">
          <table:table-cell office:value-type="string" calcext:value-type="string">
            <text:p>"STR. 6 NOIEMBRIE, Nr. 36, SUCEAVA, <text:s/>720189, Jud. SUCEAVA"</text:p>
          </table:table-cell>
        </table:table-row>
        <table:table-row table:style-name="ro1">
          <table:table-cell office:value-type="string" calcext:value-type="string">
            <text:p>"STR. ALEEA DOBRINA, Nr.4, Bl. 49B Sc. 2 Et. 7 Ap. 72, 1, BUCUREŞTI, <text:s/>22252"</text:p>
          </table:table-cell>
        </table:table-row>
        <table:table-row table:style-name="ro1">
          <table:table-cell office:value-type="string" calcext:value-type="string">
            <text:p>"BD. NICOLAE BĂLCESCU, Nr. 33, Bl.UNIC, Sc.B, Sector 1, BUCUREŞTI, <text:s text:c="2"/>010055"</text:p>
          </table:table-cell>
        </table:table-row>
        <table:table-row table:style-name="ro1">
          <table:table-cell office:value-type="string" calcext:value-type="string">
            <text:p>"STR. TUDOR VLADIMIRESCU, Bl.SELECT 2, Et.PARTER, MOINEŞTI, <text:s/>605400, Jud. BACĂU"</text:p>
          </table:table-cell>
        </table:table-row>
        <table:table-row table:style-name="ro1">
          <table:table-cell office:value-type="string" calcext:value-type="string">
            <text:p>"STR. VASILE LASCĂR, Nr. 83, Sector 2, BUCUREŞTI, <text:s/>020493"</text:p>
          </table:table-cell>
        </table:table-row>
        <table:table-row table:style-name="ro1">
          <table:table-cell office:value-type="string" calcext:value-type="string">
            <text:p>"STR. SOVEJA, Nr. 114, Bl.DR33, Sc.A, Et.1, Ap.1, CONSTANŢA, <text:s/>900362, Jud. CONSTANŢA"</text:p>
          </table:table-cell>
        </table:table-row>
        <table:table-row table:style-name="ro1">
          <table:table-cell office:value-type="string" calcext:value-type="string">
            <text:p>"STR. TACHE IONESCU, Nr. 66, CLUJ-NAPOCA, <text:s/>400473, Jud. CLUJ"</text:p>
          </table:table-cell>
        </table:table-row>
        <table:table-row table:style-name="ro1">
          <table:table-cell office:value-type="string" calcext:value-type="string">
            <text:p>"STR. ORHEI, Nr.8, Bl. V3 Sc. A Et. 2/3 Ap. 56, PIATRA NEAMŢ, <text:s/>610257, Jud. NEAMŢ"</text:p>
          </table:table-cell>
        </table:table-row>
        <table:table-row table:style-name="ro1">
          <table:table-cell office:value-type="string" calcext:value-type="string">
            <text:p>"STR. REDIU TATAR, Nr.8, Bl. 482B Sc. TR.1 Et. 8 Ap. 35, IAŞI, <text:s/>700546, Jud. IAŞI"</text:p>
          </table:table-cell>
        </table:table-row>
        <table:table-row table:style-name="ro1">
          <table:table-cell office:value-type="string" calcext:value-type="string">
            <text:p>"STR. VASILE CONTA, Nr. 19, Ap.1, Sector 2, BUCUREŞTI, <text:s/>020952"</text:p>
          </table:table-cell>
        </table:table-row>
        <table:table-row table:style-name="ro1">
          <table:table-cell office:value-type="string" calcext:value-type="string">
            <text:p>"STR. ENE MODORAN, Nr. 8, BUCUREŞTI, <text:s/>051834"</text:p>
          </table:table-cell>
        </table:table-row>
        <table:table-row table:style-name="ro1">
          <table:table-cell office:value-type="string" calcext:value-type="string">
            <text:p>"BD. GEORGE ENESCU, Nr.44, Bl. T 94 Sc. A Ap. 23, SUCEAVA, <text:s/>720247, Jud. SUCEAVA"</text:p>
          </table:table-cell>
        </table:table-row>
        <table:table-row table:style-name="ro1">
          <table:table-cell office:value-type="string" calcext:value-type="string">
            <text:p>"CAL. BUCUREŞTI, Nr. 96, Bl.206, Ap.3, BRAŞOV, <text:s/>500418, Jud. BRAŞOV"</text:p>
          </table:table-cell>
        </table:table-row>
        <table:table-row table:style-name="ro1">
          <table:table-cell office:value-type="string" calcext:value-type="string">
            <text:p>"CAL. NAŢIONALĂ, Nr. 54, BOTOŞANI, <text:s/>710014, Jud. BOTOŞANI"</text:p>
          </table:table-cell>
        </table:table-row>
        <table:table-row table:style-name="ro1">
          <table:table-cell office:value-type="string" calcext:value-type="string">
            <text:p>"CAL. MARTIRILOR, Nr. 19, TIMIŞOARA, <text:s/>300774, Jud. TIMIŞ"</text:p>
          </table:table-cell>
        </table:table-row>
        <table:table-row table:style-name="ro1">
          <table:table-cell office:value-type="string" calcext:value-type="string">
            <text:p>"CAL. MOŢILOR, Nr. 93, CLUJ-NAPOCA, <text:s/>400370, Jud. CLUJ"</text:p>
          </table:table-cell>
        </table:table-row>
        <table:table-row table:style-name="ro1">
          <table:table-cell office:value-type="string" calcext:value-type="string">
            <text:p>"ŞOS. PANTELIMON, Nr.334, Bl. 30 Sc. 2 Et. 6 Ap. 135, 2, BUCUREŞTI, <text:s/>21659"</text:p>
          </table:table-cell>
        </table:table-row>
        <table:table-row table:style-name="ro1">
          <table:table-cell office:value-type="string" calcext:value-type="string">
            <text:p>"BD. ALEXANDRU CEL BUN, Nr. 36, Bl.H1-2, Et.PARTER, IAŞI, <text:s/>700570, Jud. IAŞI"</text:p>
          </table:table-cell>
        </table:table-row>
        <table:table-row table:style-name="ro1">
          <table:table-cell office:value-type="string" calcext:value-type="string">
            <text:p>"INT. GHEORGHE SIMIONESCU, Nr. 19, Sector 1, BUCUREŞTI, <text:s/>014155"</text:p>
          </table:table-cell>
        </table:table-row>
        <table:table-row table:style-name="ro1">
          <table:table-cell office:value-type="string" calcext:value-type="string">
            <text:p>"STR. POSTĂVARULUI, Nr. 15, BRAŞOV, Jud. BRAŞOV"</text:p>
          </table:table-cell>
        </table:table-row>
        <table:table-row table:style-name="ro1">
          <table:table-cell office:value-type="string" calcext:value-type="string">
            <text:p>"STR. MIHAI EMINESCU, Nr. 124, Sc.A, Ap.3, Sector 2, BUCUREŞTI, <text:s/>20084"</text:p>
          </table:table-cell>
        </table:table-row>
        <table:table-row table:style-name="ro1">
          <table:table-cell office:value-type="string" calcext:value-type="string">
            <text:p>"STR. MAIOR EUGEN BREZIŞEANU, Nr. 24, TÂRGOVIŞTE, <text:s/>130035, Jud. DÂMBOVIŢA"</text:p>
          </table:table-cell>
        </table:table-row>
        <table:table-row table:style-name="ro1">
          <table:table-cell office:value-type="string" calcext:value-type="string">
            <text:p>"STR. MATEI BASARAB, Nr. 49, Sector 3, BUCUREŞTI, <text:s/>30671"</text:p>
          </table:table-cell>
        </table:table-row>
        <table:table-row table:style-name="ro1">
          <table:table-cell office:value-type="string" calcext:value-type="string">
            <text:p>"STR. GRIGORE ALEXANDRESCU, Nr. 7, Sector 1, BUCUREŞTI, <text:s/>010625"</text:p>
          </table:table-cell>
        </table:table-row>
        <table:table-row table:style-name="ro1">
          <table:table-cell office:value-type="string" calcext:value-type="string">
            <text:p>"STR. ION BREZOIANU, Nr.47-49, Sc. C Et. 7 Ap. 71, 1, BUCUREŞTI"</text:p>
          </table:table-cell>
        </table:table-row>
        <table:table-row table:style-name="ro1">
          <table:table-cell office:value-type="string" calcext:value-type="string">
            <text:p>"STR. HATMANUL ARBORE, Nr. 8-10, Sector 1, BUCUREŞTI, <text:s/>11601"</text:p>
          </table:table-cell>
        </table:table-row>
        <table:table-row table:style-name="ro1">
          <table:table-cell office:value-type="string" calcext:value-type="string">
            <text:p>"ŞOS. NICOLAE TITULESCU, Nr. 14, Bl.21, Sc.1, Ap.5, BUCUREŞTI, <text:s/>011142"</text:p>
          </table:table-cell>
        </table:table-row>
        <table:table-row table:style-name="ro1">
          <table:table-cell office:value-type="string" calcext:value-type="string">
            <text:p>"STR. CÂMPENEŞTI, Nr. 28, Sector 5, BUCUREŞTI, <text:s/>50348"</text:p>
          </table:table-cell>
        </table:table-row>
        <table:table-row table:style-name="ro1">
          <table:table-cell office:value-type="string" calcext:value-type="string">
            <text:p>"ŞOS. COLENTINA, Nr. 16, Sector 2, BUCUREŞTI, <text:s/>21173"</text:p>
          </table:table-cell>
        </table:table-row>
        <table:table-row table:style-name="ro1">
          <table:table-cell office:value-type="string" calcext:value-type="string">
            <text:p>"BD. IANCU DE HUNEDOARA, Nr. 42 bis, BUCUREŞTI, <text:s/>011744"</text:p>
          </table:table-cell>
        </table:table-row>
        <table:table-row table:style-name="ro1">
          <table:table-cell office:value-type="string" calcext:value-type="string">
            <text:p>"DRUM. TABEREI, Nr. 73, Sector 6, BUCUREŞTI, <text:s/>61367"</text:p>
          </table:table-cell>
        </table:table-row>
        <table:table-row table:style-name="ro1">
          <table:table-cell office:value-type="string" calcext:value-type="string">
            <text:p>"STR. STIRBEI VODA, Nr.29 A, Et. 2 Ap. 4, 1, BUCUREŞTI, <text:s/>10101"</text:p>
          </table:table-cell>
        </table:table-row>
        <table:table-row table:style-name="ro1">
          <table:table-cell office:value-type="string" calcext:value-type="string">
            <text:p>"STR. DUILIU ZAMFIRESCU, Nr. 4, Sector 1, BUCUREŞTI, <text:s/>11811"</text:p>
          </table:table-cell>
        </table:table-row>
        <table:table-row table:style-name="ro1">
          <table:table-cell office:value-type="string" calcext:value-type="string">
            <text:p>"ŞOS. FUNDENI, Nr. 294, Sector 2, BUCUREŞTI, <text:s/>22318"</text:p>
          </table:table-cell>
        </table:table-row>
        <table:table-row table:style-name="ro1">
          <table:table-cell office:value-type="string" calcext:value-type="string">
            <text:p>"STR. CĂLĂRAŞILOR, Nr. 77, TÂRGU MUREŞ, <text:s/>540320, Jud. MUREŞ"</text:p>
          </table:table-cell>
        </table:table-row>
        <table:table-row table:style-name="ro1">
          <table:table-cell office:value-type="string" calcext:value-type="string">
            <text:p>"STR. LÂNĂRIEI, Nr. 86, Sector 4, BUCUREŞTI, <text:s/>40327"</text:p>
          </table:table-cell>
        </table:table-row>
        <table:table-row table:style-name="ro1">
          <table:table-cell office:value-type="string" calcext:value-type="string">
            <text:p>"STR. BRAŞOV, Nr. 3, GALAŢI, Jud. GALAŢI"</text:p>
          </table:table-cell>
        </table:table-row>
        <table:table-row table:style-name="ro1">
          <table:table-cell office:value-type="string" calcext:value-type="string">
            <text:p>"STR. CANTA, Nr.29, Bl. 504 Sc. C Et. P Ap. 1, IAŞI, <text:s/>700529, Jud. IAŞI"</text:p>
          </table:table-cell>
        </table:table-row>
        <table:table-row table:style-name="ro1">
          <table:table-cell office:value-type="string" calcext:value-type="string">
            <text:p>"STR. N. CONSTANTINESCU, Nr. 8, Sector 1, BUCUREŞTI, <text:s/>11713"</text:p>
          </table:table-cell>
        </table:table-row>
        <table:table-row table:style-name="ro1">
          <table:table-cell office:value-type="string" calcext:value-type="string">
            <text:p>"STR. BELSUGULUI, Bl. K7 Sc. F Et. 2 Ap. 10, CĂLĂRAŞI, Jud. CĂLĂRAŞI"</text:p>
          </table:table-cell>
        </table:table-row>
        <table:table-row table:style-name="ro1">
          <table:table-cell office:value-type="string" calcext:value-type="string">
            <text:p>"STR. ION CÂMPINEANU, Nr. 9, PITEŞTI, <text:s/>110118, Jud. ARGEŞ"</text:p>
          </table:table-cell>
        </table:table-row>
        <table:table-row table:style-name="ro1">
          <table:table-cell office:value-type="string" calcext:value-type="string">
            <text:p>"BD. TIMIŞOAREI, Nr. 22, MIERCUREA CIUC, <text:s/>530221, Jud. HARGHITA"</text:p>
          </table:table-cell>
        </table:table-row>
        <table:table-row table:style-name="ro1">
          <table:table-cell office:value-type="string" calcext:value-type="string">
            <text:p>"STR. RĂSCOALA DIN 1907, Nr. 25, CONSTANŢA, <text:s/>900727, Jud. CONSTANŢA"</text:p>
          </table:table-cell>
        </table:table-row>
        <table:table-row table:style-name="ro1">
          <table:table-cell office:value-type="string" calcext:value-type="string">
            <text:p>"ŞOS. VIRTUŢII, Nr. 14, Sector 6, BUCUREŞTI, <text:s/>060786"</text:p>
          </table:table-cell>
        </table:table-row>
        <table:table-row table:style-name="ro1">
          <table:table-cell office:value-type="string" calcext:value-type="string">
            <text:p>"STR. AVRAM IANCU, Nr. 22, CLUJ-NAPOCA, Jud. CLUJ"</text:p>
          </table:table-cell>
        </table:table-row>
        <table:table-row table:style-name="ro1">
          <table:table-cell office:value-type="string" calcext:value-type="string">
            <text:p>"CAL. RAHOVEI, Nr. 323, Sector 5, BUCUREŞTI, <text:s/>050904"</text:p>
          </table:table-cell>
        </table:table-row>
        <table:table-row table:style-name="ro1">
          <table:table-cell office:value-type="string" calcext:value-type="string">
            <text:p>"STR. STANISLAV CIHOSCHI, Nr. 10, Sector 1, BUCUREŞTI, <text:s/>010593"</text:p>
          </table:table-cell>
        </table:table-row>
        <table:table-row table:style-name="ro1">
          <table:table-cell office:value-type="string" calcext:value-type="string">
            <text:p>"STR. GARII, Nr.12, Bl. 6 Sc. A Et. 1 Ap. 6, TULCEA, <text:s/>820158, Jud. TULCEA"</text:p>
          </table:table-cell>
        </table:table-row>
        <table:table-row table:style-name="ro1">
          <table:table-cell office:value-type="string" calcext:value-type="string">
            <text:p>"CAL. CĂLĂRAŞILOR, Nr. 40, BRĂILA, <text:s/>810008, Jud. BRĂILA"</text:p>
          </table:table-cell>
        </table:table-row>
        <table:table-row table:style-name="ro1">
          <table:table-cell office:value-type="string" calcext:value-type="string">
            <text:p>"Bl. D6 Sc. A Et. 1 Ap. 7, GLÂMBOCU, <text:s/>117047, Jud. ARGEŞ"</text:p>
          </table:table-cell>
        </table:table-row>
        <table:table-row table:style-name="ro1">
          <table:table-cell office:value-type="string" calcext:value-type="string">
            <text:p>"STR. TEILOR, Bl.11A, PITEŞTI, Jud. ARGEŞ"</text:p>
          </table:table-cell>
        </table:table-row>
        <table:table-row table:style-name="ro1">
          <table:table-cell office:value-type="string" calcext:value-type="string">
            <text:p>"STR. INDEPENDENTEI, bl 35, parter sc 1 ap 4, PETROSANI, <text:s/>332085, Jud. HUNEDOARA"</text:p>
          </table:table-cell>
        </table:table-row>
        <table:table-row table:style-name="ro1">
          <table:table-cell office:value-type="string" calcext:value-type="string">
            <text:p>"ŞOS. IANCULUI, Nr. 8, Bl.114A, Sc.B, Ap.46, Sector 2, BUCUREŞTI, <text:s/>021724"</text:p>
          </table:table-cell>
        </table:table-row>
        <table:table-row table:style-name="ro1">
          <table:table-cell office:value-type="string" calcext:value-type="string">
            <text:p>"STR. MAIOR ŞOFRAN, Nr. 1, Bl.C1, Sc.1, Et.PARTER, Ap.1-2, CONSTANŢA, <text:s/>900554, Jud. CONSTANŢA"</text:p>
          </table:table-cell>
        </table:table-row>
        <table:table-row table:style-name="ro1">
          <table:table-cell office:value-type="string" calcext:value-type="string">
            <text:p>"BD. BASARABIA, Nr. 96, Bl.B1, Et.parter, Sector 2, BUCUREŞTI"</text:p>
          </table:table-cell>
        </table:table-row>
        <table:table-row table:style-name="ro1">
          <table:table-cell office:value-type="string" calcext:value-type="string">
            <text:p>"STR. BERECHET, Nr.9, Bl. T31A Sc. 1 Et. 5 Ap. 103, 1, BUCUREŞTI, <text:s/>23692"</text:p>
          </table:table-cell>
        </table:table-row>
        <table:table-row table:style-name="ro1">
          <table:table-cell office:value-type="string" calcext:value-type="string">
            <text:p>"STR. ŞTEFAN CEL MARE, Nr. 43, Bl.E3, Sc.B, Ap.4, SUCEAVA, <text:s/>720046, Jud. SUCEAVA"</text:p>
          </table:table-cell>
        </table:table-row>
        <table:table-row table:style-name="ro1">
          <table:table-cell office:value-type="string" calcext:value-type="string">
            <text:p>"STR. CĂLĂRAŞI, Nr. 3, Ap.1-2, SUCEAVA, Jud. SUCEAVA"</text:p>
          </table:table-cell>
        </table:table-row>
        <table:table-row table:style-name="ro1">
          <table:table-cell office:value-type="string" calcext:value-type="string">
            <text:p>"STR. POPA STOICA DIN FĂRCAŞ, Nr. 76, BUCUREŞTI, <text:s/>031454"</text:p>
          </table:table-cell>
        </table:table-row>
        <table:table-row table:style-name="ro1">
          <table:table-cell office:value-type="string" calcext:value-type="string">
            <text:p>"STR. ŞTIRBEI VODĂ, Nr. 129, BUCUREŞTI, <text:s/>010109"</text:p>
          </table:table-cell>
        </table:table-row>
        <table:table-row table:style-name="ro1">
          <table:table-cell office:value-type="string" calcext:value-type="string">
            <text:p>"CAL. PLEVNEI, Nr. 18, Sector 1, BUCUREŞTI, <text:s/>10221"</text:p>
          </table:table-cell>
        </table:table-row>
        <table:table-row table:style-name="ro1">
          <table:table-cell office:value-type="string" calcext:value-type="string">
            <text:p>"BD. BUREBISTA, Nr. 1, Bl.D15, Ap.35, Sector 3, BUCUREŞTI, <text:s/>031106"</text:p>
          </table:table-cell>
        </table:table-row>
        <table:table-row table:style-name="ro1">
          <table:table-cell office:value-type="string" calcext:value-type="string">
            <text:p>"STR. GEORGE CAIR, Bl.24A, TÂRGOVIŞTE, <text:s/>130163, Jud. DÂMBOVIŢA"</text:p>
          </table:table-cell>
        </table:table-row>
        <table:table-row table:style-name="ro1">
          <table:table-cell office:value-type="string" calcext:value-type="string">
            <text:p>"CART. CALEA BUCURESTI, Bl. 2 Sc. H Et. P Ap. 5, PITEŞTI, <text:s/>110132, Jud. ARGEŞ"</text:p>
          </table:table-cell>
        </table:table-row>
        <table:table-row table:style-name="ro1">
          <table:table-cell office:value-type="string" calcext:value-type="string">
            <text:p>"STR. IANCU DE FLONDOR, Nr. 12-14, TIMIŞOARA, <text:s/>300359, Jud. TIMIŞ"</text:p>
          </table:table-cell>
        </table:table-row>
        <table:table-row table:style-name="ro1">
          <table:table-cell office:value-type="string" calcext:value-type="string">
            <text:p>"BD. GRIVIŢEI, Nr. 40, BRAŞOV, <text:s/>500182, Jud. BRAŞOV"</text:p>
          </table:table-cell>
        </table:table-row>
        <table:table-row table:style-name="ro1">
          <table:table-cell office:value-type="string" calcext:value-type="string">
            <text:p>"STR. DRISTORULUI, Nr. 63, Sector 3, BUCUREŞTI, <text:s/>031532"</text:p>
          </table:table-cell>
        </table:table-row>
        <table:table-row table:style-name="ro1">
          <table:table-cell office:value-type="string" calcext:value-type="string">
            <text:p>"STR. DOROBANŢILOR, Nr. 1A, BRAŞOV, Jud. BRAŞOV"</text:p>
          </table:table-cell>
        </table:table-row>
        <table:table-row table:style-name="ro1">
          <table:table-cell office:value-type="string" calcext:value-type="string">
            <text:p>"ŞOS. NORDULUI, Nr. 82-92, BUCUREŞTI, <text:s/>014104"</text:p>
          </table:table-cell>
        </table:table-row>
        <table:table-row table:style-name="ro1">
          <table:table-cell office:value-type="string" calcext:value-type="string">
            <text:p>"STR. DRAGOŞ VODĂ, Nr. 8, Sector 1, BUCUREŞTI, <text:s/>20743"</text:p>
          </table:table-cell>
        </table:table-row>
        <table:table-row table:style-name="ro1">
          <table:table-cell office:value-type="string" calcext:value-type="string">
            <text:p>"CAL. GIULEŞTI, Nr. 48, Bl.48, Sc.A, Et.PARTER, Ap.3, Sector 6, BUCUREŞTI, <text:s/>60281"</text:p>
          </table:table-cell>
        </table:table-row>
        <table:table-row table:style-name="ro1">
          <table:table-cell office:value-type="string" calcext:value-type="string">
            <text:p>"STR. RADU VODĂ, Nr. 17, Sector 4, BUCUREŞTI, <text:s/>40275"</text:p>
          </table:table-cell>
        </table:table-row>
        <table:table-row table:style-name="ro1">
          <table:table-cell office:value-type="string" calcext:value-type="string">
            <text:p>"BD. NICOLAE TITULESCU, Nr. 12, CLUJ-NAPOCA, <text:s/>400420, Jud. CLUJ"</text:p>
          </table:table-cell>
        </table:table-row>
        <table:table-row table:style-name="ro1">
          <table:table-cell office:value-type="string" calcext:value-type="string">
            <text:p>"STR. MIHAI VITEAZU, Nr. 20, Bl.corp.C2, SATU MARE, <text:s/>440030, Jud. SATU-MARE"</text:p>
          </table:table-cell>
        </table:table-row>
        <table:table-row table:style-name="ro1">
          <table:table-cell office:value-type="string" calcext:value-type="string">
            <text:p>"STR. MINERVEI, Nr. 3, IAŞI, <text:s/>700694, Jud. IAŞI"</text:p>
          </table:table-cell>
        </table:table-row>
        <table:table-row table:style-name="ro1">
          <table:table-cell office:value-type="string" calcext:value-type="string">
            <text:p>"STR. POPORULUI, Nr. 152, CONSTANŢA, <text:s/>900219, Jud. CONSTANŢA"</text:p>
          </table:table-cell>
        </table:table-row>
        <table:table-row table:style-name="ro1">
          <table:table-cell office:value-type="string" calcext:value-type="string">
            <text:p>"BD. BASARABIA, Nr. 65, Bl.M29A, Ap.1-2, Sector 2, BUCUREŞTI, <text:s/>22117"</text:p>
          </table:table-cell>
        </table:table-row>
        <table:table-row table:style-name="ro1">
          <table:table-cell office:value-type="string" calcext:value-type="string">
            <text:p>"STR. TRAIAN, Nr. 248, Sector 2, BUCUREŞTI, <text:s/>024046"</text:p>
          </table:table-cell>
        </table:table-row>
        <table:table-row table:style-name="ro1">
          <table:table-cell office:value-type="string" calcext:value-type="string">
            <text:p>"STR. BANUL DUMITRACHE, Nr. 51, Sector 3, BUCUREŞTI, <text:s/>23764"</text:p>
          </table:table-cell>
        </table:table-row>
        <table:table-row table:style-name="ro1">
          <table:table-cell office:value-type="string" calcext:value-type="string">
            <text:p>"CAL. BUCUREŞTI, Bl.E1, CRAIOVA, <text:s/>200785, Jud. DOLJ"</text:p>
          </table:table-cell>
        </table:table-row>
        <table:table-row table:style-name="ro1">
          <table:table-cell office:value-type="string" calcext:value-type="string">
            <text:p>"PŢA TRANDAFIRILOR, Nr. 52, Ap.7, TÂRGU MUREŞ, Jud. MUREŞ"</text:p>
          </table:table-cell>
        </table:table-row>
        <table:table-row table:style-name="ro1">
          <table:table-cell office:value-type="string" calcext:value-type="string">
            <text:p>"BD. IULIU MANIU, Nr. 548, Sector 6, BUCUREŞTI, <text:s/>61129"</text:p>
          </table:table-cell>
        </table:table-row>
        <table:table-row table:style-name="ro1">
          <table:table-cell office:value-type="string" calcext:value-type="string">
            <text:p>"STR. CÂMPIA LIBERTĂŢII, Nr. 39A, Sector 3, BUCUREŞTI, <text:s/>030366"</text:p>
          </table:table-cell>
        </table:table-row>
        <table:table-row table:style-name="ro1">
          <table:table-cell office:value-type="string" calcext:value-type="string">
            <text:p>"BD. BRĂILEI, B3, Et.PARTER, GALAŢI, <text:s/>0, Jud. GALAŢI"</text:p>
          </table:table-cell>
        </table:table-row>
        <table:table-row table:style-name="ro1">
          <table:table-cell office:value-type="string" calcext:value-type="string">
            <text:p>"BD. CAROL I, Nr. 86, CÂMPINA, <text:s/>105600, Jud. PRAHOVA"</text:p>
          </table:table-cell>
        </table:table-row>
        <table:table-row table:style-name="ro1">
          <table:table-cell office:value-type="string" calcext:value-type="string">
            <text:p>"CART. BROSTENI, Bl. B11 Sc. B Et. P Ap. 2, BUZĂU, Jud. BUZĂU"</text:p>
          </table:table-cell>
        </table:table-row>
        <table:table-row table:style-name="ro1">
          <table:table-cell office:value-type="string" calcext:value-type="string">
            <text:p>"STR. MĂGURA VULTURULUI, Nr. 6, Sector 3, BUCUREŞTI, <text:s/>21704"</text:p>
          </table:table-cell>
        </table:table-row>
        <table:table-row table:style-name="ro1">
          <table:table-cell office:value-type="string" calcext:value-type="string">
            <text:p>"BD. AUREL VLAICU, Nr. 88, Bl.AV36, Sc.H, Ap.72, CONSTANŢA, <text:s/>900145, Jud. CONSTANŢA"</text:p>
          </table:table-cell>
        </table:table-row>
        <table:table-row table:style-name="ro1">
          <table:table-cell office:value-type="string" calcext:value-type="string">
            <text:p>"STR. EPISCOPIEI, Nr. 1, Ap.2, ARAD, <text:s/>310023, Jud. ARAD"</text:p>
          </table:table-cell>
        </table:table-row>
        <table:table-row table:style-name="ro1">
          <table:table-cell office:value-type="string" calcext:value-type="string">
            <text:p>"CAL. CRÂNGAŞI, Nr. 40, Bl. 11, Sc. 1, Et. parter, Sector 6, BUCUREŞTI"</text:p>
          </table:table-cell>
        </table:table-row>
        <table:table-row table:style-name="ro1">
          <table:table-cell office:value-type="string" calcext:value-type="string">
            <text:p>"BD. NICOLAE BĂLCESCU, Bl.10, Et.PARTER, Ap.1, BUZĂU, Jud. BUZĂU"</text:p>
          </table:table-cell>
        </table:table-row>
        <table:table-row table:style-name="ro1">
          <table:table-cell office:value-type="string" calcext:value-type="string">
            <text:p>"STR. CUZA VODA, Nr.54, Bl. 54 Sc. 1 Et. P Ap. 1, FOCŞANI, <text:s/>620034, Jud. VRANCEA"</text:p>
          </table:table-cell>
        </table:table-row>
        <table:table-row table:style-name="ro1">
          <table:table-cell office:value-type="string" calcext:value-type="string">
            <text:p>"STR. CUZA VODĂ, Nr. 32, ORADEA, <text:s/>410097, Jud. BIHOR"</text:p>
          </table:table-cell>
        </table:table-row>
        <table:table-row table:style-name="ro1">
          <table:table-cell office:value-type="string" calcext:value-type="string">
            <text:p>"STR. EMANOIL UNGUREANU, Nr. 17, TIMIŞOARA, <text:s/>300079, Jud. TIMIŞ"</text:p>
          </table:table-cell>
        </table:table-row>
        <table:table-row table:style-name="ro1">
          <table:table-cell office:value-type="string" calcext:value-type="string">
            <text:p>"STR. 1 MAI, Nr. 3A, Ap.3, BACĂU, <text:s/>600005, Jud. BACĂU"</text:p>
          </table:table-cell>
        </table:table-row>
        <table:table-row table:style-name="ro1">
          <table:table-cell office:value-type="string" calcext:value-type="string">
            <text:p>"INT. TÂRGU FRUMOS, Nr. 11-13, Sector 4, BUCUREŞTI, <text:s/>040723"</text:p>
          </table:table-cell>
        </table:table-row>
        <table:table-row table:style-name="ro1">
          <table:table-cell office:value-type="string" calcext:value-type="string">
            <text:p>"BD. TINERETULUI, Nr. 33, Bl.38, Sc.1, Et.PARTER, Ap.2, Sector 4, BUCUREŞTI, <text:s/>040346"</text:p>
          </table:table-cell>
        </table:table-row>
        <table:table-row table:style-name="ro1">
          <table:table-cell office:value-type="string" calcext:value-type="string">
            <text:p>"STR. NICOLAE PASCALY, Nr. 7, Ap.10, CLUJ-NAPOCA, <text:s/>400431, Jud. CLUJ"</text:p>
          </table:table-cell>
        </table:table-row>
        <table:table-row table:style-name="ro1">
          <table:table-cell office:value-type="string" calcext:value-type="string">
            <text:p>"BD. LIBERTĂŢII, Nr. 93, BUŞTENI, <text:s/>105500, Jud. PRAHOVA"</text:p>
          </table:table-cell>
        </table:table-row>
        <table:table-row table:style-name="ro1">
          <table:table-cell office:value-type="string" calcext:value-type="string">
            <text:p>"BD. DECEBAL, Nr. 3, Sector 3, BUCUREŞTI, <text:s/>030962"</text:p>
          </table:table-cell>
        </table:table-row>
        <table:table-row table:style-name="ro1">
          <table:table-cell office:value-type="string" calcext:value-type="string">
            <text:p>"STR. CORBULUI, Nr. 2, BUZĂU, Jud. BUZĂU"</text:p>
          </table:table-cell>
        </table:table-row>
        <table:table-row table:style-name="ro1">
          <table:table-cell office:value-type="string" calcext:value-type="string">
            <text:p>"CAL. GRIVIŢEI, Nr. 148, Sector 1, BUCUREŞTI, <text:s/>010742"</text:p>
          </table:table-cell>
        </table:table-row>
        <table:table-row table:style-name="ro1">
          <table:table-cell office:value-type="string" calcext:value-type="string">
            <text:p>"STR. LUCEAFĂRULUI, Nr. 19, VATRA DORNEI, <text:s/>725700, Jud. SUCEAVA"</text:p>
          </table:table-cell>
        </table:table-row>
        <table:table-row table:style-name="ro1">
          <table:table-cell office:value-type="string" calcext:value-type="string">
            <text:p>"BD. CONSTANTIN BRÂNCOVEANU, Nr.6, Bl. B1 Sc. 3 Ap. 66, 4, BUCUREŞTI, <text:s/>41448"</text:p>
          </table:table-cell>
        </table:table-row>
        <table:table-row table:style-name="ro1">
          <table:table-cell office:value-type="string" calcext:value-type="string">
            <text:p>"BD. GĂRII, Nr. 28, BRAŞOV, <text:s/>500218, Jud. BRAŞOV"</text:p>
          </table:table-cell>
        </table:table-row>
        <table:table-row table:style-name="ro1">
          <table:table-cell office:value-type="string" calcext:value-type="string">
            <text:p>"Nr. 47, COM. ASĂU, Jud. BACĂU"</text:p>
          </table:table-cell>
        </table:table-row>
        <table:table-row table:style-name="ro1">
          <table:table-cell office:value-type="string" calcext:value-type="string">
            <text:p>"STR. ILIOARA, Nr.48, 3, BUCUREŞTI, <text:s/>32126"</text:p>
          </table:table-cell>
        </table:table-row>
        <table:table-row table:style-name="ro1">
          <table:table-cell office:value-type="string" calcext:value-type="string">
            <text:p>"BD. 1 DECEMBRIE 1918, Nr. 39, Sector 3, BUCUREŞTI, <text:s/>032457"</text:p>
          </table:table-cell>
        </table:table-row>
        <table:table-row table:style-name="ro1">
          <table:table-cell office:value-type="string" calcext:value-type="string">
            <text:p>"STR. FLACARA, Nr.1, Bl. C14 Sc. 1 Ap. 18, CĂLĂRAŞI, <text:s/>910088, Jud. CĂLĂRAŞI"</text:p>
          </table:table-cell>
        </table:table-row>
        <table:table-row table:style-name="ro1">
          <table:table-cell office:value-type="string" calcext:value-type="string">
            <text:p>"STR. GH. GR. CANTACUZINO, Nr.148, Bl. 3D1 Sc. A Et. 1 Ap. 7, PLOIEŞTI, <text:s/>100017, Jud. PRAHOVA"</text:p>
          </table:table-cell>
        </table:table-row>
        <table:table-row table:style-name="ro1">
          <table:table-cell office:value-type="string" calcext:value-type="string">
            <text:p>"STR. ELIBERĂRII, Nr. 15, Bl.I.V.35, Et.P, Ap.12, CONSTANŢA, <text:s/>900299, Jud. CONSTANŢA"</text:p>
          </table:table-cell>
        </table:table-row>
        <table:table-row table:style-name="ro1">
          <table:table-cell office:value-type="string" calcext:value-type="string">
            <text:p>"DRUM. TABEREI, Nr. 35A, Bl.803, Sc.3, Ap.86, Sector 6, BUCUREŞTI, <text:s/>061358"</text:p>
          </table:table-cell>
        </table:table-row>
        <table:table-row table:style-name="ro1">
          <table:table-cell office:value-type="string" calcext:value-type="string">
            <text:p>"STR. VASILE LUCACI, Nr. 4A, CONSTANŢA, <text:s/>900573, Jud. CONSTANŢA"</text:p>
          </table:table-cell>
        </table:table-row>
        <table:table-row table:style-name="ro1">
          <table:table-cell office:value-type="string" calcext:value-type="string">
            <text:p>"STR. NAVELOR, Bl.N1, Et.PARTER, GALAŢI, <text:s/>800030, Jud. GALAŢI"</text:p>
          </table:table-cell>
        </table:table-row>
        <table:table-row table:style-name="ro1">
          <table:table-cell office:value-type="string" calcext:value-type="string">
            <text:p>"STR. RENAŞTERII, Nr. 17, INCINTA CLINICII DR. WALTER, TIMIŞOARA, <text:s/>300134, Jud. TIMIŞ"</text:p>
          </table:table-cell>
        </table:table-row>
        <table:table-row table:style-name="ro1">
          <table:table-cell office:value-type="string" calcext:value-type="string">
            <text:p>"ŞOS. VIRTUŢII, Nr. 6, Bl.R12, Sc.3, Sector 6, BUCUREŞTI, <text:s/>60781"</text:p>
          </table:table-cell>
        </table:table-row>
        <table:table-row table:style-name="ro1">
          <table:table-cell office:value-type="string" calcext:value-type="string">
            <text:p>"BD. 1 DECEMBRIE 1918, Nr. 98, TÂRGU MUREŞ, <text:s/>540447, Jud. MUREŞ"</text:p>
          </table:table-cell>
        </table:table-row>
        <table:table-row table:style-name="ro1">
          <table:table-cell office:value-type="string" calcext:value-type="string">
            <text:p>"STR. MIORIŢEI, Nr. 62, BACĂU, Jud. BACĂU"</text:p>
          </table:table-cell>
        </table:table-row>
        <table:table-row table:style-name="ro1">
          <table:table-cell office:value-type="string" calcext:value-type="string">
            <text:p>"STR. VASILE LUCACI, Nr. 21, Ap.1, TIMIŞOARA, Jud. TIMIŞ"</text:p>
          </table:table-cell>
        </table:table-row>
        <table:table-row table:style-name="ro1">
          <table:table-cell office:value-type="string" calcext:value-type="string">
            <text:p>"STR. TRAIAN POPOVICI, Nr. 87A, COMPLEX COMERCIAL UNU, Et.1, Sector 3, BUCUREŞTI, <text:s/>031422"</text:p>
          </table:table-cell>
        </table:table-row>
        <table:table-row table:style-name="ro1">
          <table:table-cell office:value-type="string" calcext:value-type="string">
            <text:p>"STR. COTITĂ, Nr. 8, CLUJ-NAPOCA, <text:s/>400104, Jud. CLUJ"</text:p>
          </table:table-cell>
        </table:table-row>
        <table:table-row table:style-name="ro1">
          <table:table-cell office:value-type="string" calcext:value-type="string">
            <text:p>"STR. DOCTOR IACOB FELIX, Nr. 7, Sector 1, BUCUREŞTI, <text:s/>011031"</text:p>
          </table:table-cell>
        </table:table-row>
        <table:table-row table:style-name="ro1">
          <table:table-cell office:value-type="string" calcext:value-type="string">
            <text:p>"BD. UNIRII, Nr. 64, Bl.64, Sc.A, Et.PARTER, Ap.4, TÂRGOVIŞTE, Jud. DÂMBOVIŢA"</text:p>
          </table:table-cell>
        </table:table-row>
        <table:table-row table:style-name="ro1">
          <table:table-cell office:value-type="string" calcext:value-type="string">
            <text:p>"BD. ALEXANDRU IOAN CUZA, GA19, Et.PARTER, SLATINA, Jud. OLT"</text:p>
          </table:table-cell>
        </table:table-row>
        <table:table-row table:style-name="ro1">
          <table:table-cell office:value-type="string" calcext:value-type="string">
            <text:p>"STR. HOREI, Nr. 2, PLOIEŞTI, <text:s/>100004, Jud. PRAHOVA"</text:p>
          </table:table-cell>
        </table:table-row>
        <table:table-row table:style-name="ro1">
          <table:table-cell office:value-type="string" calcext:value-type="string">
            <text:p>"STR. BAIA DE FIER, Nr. 10, Et.1, Ap.1, Sector 3, BUCUREŞTI, <text:s/>30207"</text:p>
          </table:table-cell>
        </table:table-row>
        <table:table-row table:style-name="ro1">
          <table:table-cell office:value-type="string" calcext:value-type="string">
            <text:p>"BD. CHIŞINĂU, Nr. 3, Bl. 49, Sc. 1, BUCUREŞTI"</text:p>
          </table:table-cell>
        </table:table-row>
        <table:table-row table:style-name="ro1">
          <table:table-cell office:value-type="string" calcext:value-type="string">
            <text:p>"CALEA CIRCUMVALATIUNII, Nr.69, TIMIŞOARA, <text:s/>300674, Jud. TIMIŞ"</text:p>
          </table:table-cell>
        </table:table-row>
        <table:table-row table:style-name="ro1">
          <table:table-cell office:value-type="string" calcext:value-type="string">
            <text:p>"STR. TRAIAN POPOVICI, Nr. 77, Sector 3, BUCUREŞTI, <text:s/>031422"</text:p>
          </table:table-cell>
        </table:table-row>
        <table:table-row table:style-name="ro1">
          <table:table-cell office:value-type="string" calcext:value-type="string">
            <text:p>"BD. REPUBLICII, Nr. 118, Bl.15B2, Et.PARTER, PLOIEŞTI, <text:s/>100389, Jud. PRAHOVA"</text:p>
          </table:table-cell>
        </table:table-row>
        <table:table-row table:style-name="ro1">
          <table:table-cell office:value-type="string" calcext:value-type="string">
            <text:p>"STR. CUZA VODĂ, Nr. 2, PLOIEŞTI, Jud. PRAHOVA"</text:p>
          </table:table-cell>
        </table:table-row>
        <table:table-row table:style-name="ro1">
          <table:table-cell office:value-type="string" calcext:value-type="string">
            <text:p>"ALEEA BARAJUL UZULUI, Nr.9, Bl. L23B Sc. 1 Et. 9 Ap. 111, 3, BUCUREŞTI, <text:s/>32795"</text:p>
          </table:table-cell>
        </table:table-row>
        <table:table-row table:style-name="ro1">
          <table:table-cell office:value-type="string" calcext:value-type="string">
            <text:p>"STR. MIHAIL KOGĂLNICEANU, Nr. 16, Bl.R31, Et.PARTER, Ap.2, CÂMPINA, <text:s/>105600, Jud. PRAHOVA"</text:p>
          </table:table-cell>
        </table:table-row>
        <table:table-row table:style-name="ro1">
          <table:table-cell office:value-type="string" calcext:value-type="string">
            <text:p>"STR. BUCEGI, Nr. 19, COMPLEXUL WINMARKT, CLUJ-NAPOCA, <text:s/>400667, Jud. CLUJ"</text:p>
          </table:table-cell>
        </table:table-row>
        <table:table-row table:style-name="ro1">
          <table:table-cell office:value-type="string" calcext:value-type="string">
            <text:p>"STR. BRĂILIŢA, Nr. 34, Sector 3, BUCUREŞTI, <text:s/>031457"</text:p>
          </table:table-cell>
        </table:table-row>
        <table:table-row table:style-name="ro1">
          <table:table-cell office:value-type="string" calcext:value-type="string">
            <text:p>"STR. PREVEDERII, Nr. 26, Sector 3, BUCUREŞTI, <text:s/>032304"</text:p>
          </table:table-cell>
        </table:table-row>
        <table:table-row table:style-name="ro1">
          <table:table-cell office:value-type="string" calcext:value-type="string">
            <text:p>"BD. GENERAL VASILE MILEA, Nr. 68, SIBIU, <text:s/>550331, Jud. SIBIU"</text:p>
          </table:table-cell>
        </table:table-row>
        <table:table-row table:style-name="ro1">
          <table:table-cell office:value-type="string" calcext:value-type="string">
            <text:p>"CAL. LUI TRAIAN, Nr. 171, Bl.7, Et.PARTER, RÂMNICU VÂLCEA, <text:s/>240096, Jud. VÂLCEA"</text:p>
          </table:table-cell>
        </table:table-row>
        <table:table-row table:style-name="ro1">
          <table:table-cell office:value-type="string" calcext:value-type="string">
            <text:p>"PŢA INDEPENDENŢEI, Nr. 35, Ap.37, ORADEA, <text:s/>410067, Jud. BIHOR"</text:p>
          </table:table-cell>
        </table:table-row>
        <table:table-row table:style-name="ro1">
          <table:table-cell office:value-type="string" calcext:value-type="string">
            <text:p>"STR. CUZA VODĂ, Nr. 14, Bl.G1, Sc.A, Ap.56, SLATINA, <text:s/>230059, Jud. OLT"</text:p>
          </table:table-cell>
        </table:table-row>
        <table:table-row table:style-name="ro1">
          <table:table-cell office:value-type="string" calcext:value-type="string">
            <text:p>"STR. STIRBEI VODA, Nr.2, 1, BUCUREŞTI, <text:s/>10111"</text:p>
          </table:table-cell>
        </table:table-row>
        <table:table-row table:style-name="ro1">
          <table:table-cell office:value-type="string" calcext:value-type="string">
            <text:p>"STR. DOCTOR IACOB FELIX, Nr. 7, Bl.A, Sc.A, Sector 1, BUCUREŞTI, <text:s/>011031"</text:p>
          </table:table-cell>
        </table:table-row>
        <table:table-row table:style-name="ro1">
          <table:table-cell office:value-type="string" calcext:value-type="string">
            <text:p>"STR. ION HELIADE RĂDULESCU, Nr. 10, CARACAL, Jud. OLT"</text:p>
          </table:table-cell>
        </table:table-row>
        <table:table-row table:style-name="ro1">
          <table:table-cell office:value-type="string" calcext:value-type="string">
            <text:p>"STR. NICOLAE BĂLCESCU, Nr. 62, BRAŞOV, <text:s/>500019, Jud. BRAŞOV"</text:p>
          </table:table-cell>
        </table:table-row>
        <table:table-row table:style-name="ro1">
          <table:table-cell office:value-type="string" calcext:value-type="string">
            <text:p>"REPUBLICII 21 COMPLEX FLACĂRA, EFORIE SUD, Jud. CONSTANŢA"</text:p>
          </table:table-cell>
        </table:table-row>
        <table:table-row table:style-name="ro1">
          <table:table-cell office:value-type="string" calcext:value-type="string">
            <text:p>"STR. SOIMULUI, Nr.4, Bl. 20 Sc. B Et. 2 Ap. 7, SUCEAVA, <text:s/>720158, Jud. SUCEAVA"</text:p>
          </table:table-cell>
        </table:table-row>
        <table:table-row table:style-name="ro1">
          <table:table-cell office:value-type="string" calcext:value-type="string">
            <text:p>"STR. NERVA TRAIAN, Nr. 14, Bl.M36, Sector 3, BUCUREŞTI, <text:s/>031046"</text:p>
          </table:table-cell>
        </table:table-row>
        <table:table-row table:style-name="ro1">
          <table:table-cell office:value-type="string" calcext:value-type="string">
            <text:p>"STR. PICTOR GRIGORESCU, Nr.3, Bl. E6 Sc. B Et. P Ap. 24, PIATRA NEAMŢ, <text:s/>610059, Jud. NEAMŢ"</text:p>
          </table:table-cell>
        </table:table-row>
        <table:table-row table:style-name="ro1">
          <table:table-cell office:value-type="string" calcext:value-type="string">
            <text:p>"BD. IULIU MANIU, Bl.1B, DEVA, Jud. HUNEDOARA"</text:p>
          </table:table-cell>
        </table:table-row>
        <table:table-row table:style-name="ro1">
          <table:table-cell office:value-type="string" calcext:value-type="string">
            <text:p>"ŞOS. VIRTUŢII, Nr. 148, Sector 6, BUCUREŞTI, <text:s/>060787"</text:p>
          </table:table-cell>
        </table:table-row>
        <table:table-row table:style-name="ro1">
          <table:table-cell office:value-type="string" calcext:value-type="string">
            <text:p>"STR. LIVIU REBREANU, Nr. 6A, Sector 3, BUCUREŞTI, <text:s/>031784"</text:p>
          </table:table-cell>
        </table:table-row>
        <table:table-row table:style-name="ro1">
          <table:table-cell office:value-type="string" calcext:value-type="string">
            <text:p>"STR. EXERCIŢIU, Bl.A1, PITEŞTI, <text:s/>110438, Jud. ARGEŞ"</text:p>
          </table:table-cell>
        </table:table-row>
        <table:table-row table:style-name="ro1">
          <table:table-cell office:value-type="string" calcext:value-type="string">
            <text:p>"PŢA MONTREAL, Nr. 10, Sector 1, BUCUREŞTI"</text:p>
          </table:table-cell>
        </table:table-row>
        <table:table-row table:style-name="ro1">
          <table:table-cell office:value-type="string" calcext:value-type="string">
            <text:p>"ŞOS. ARCU, Nr. 3, IAŞI, <text:s/>700126, Jud. IAŞI"</text:p>
          </table:table-cell>
        </table:table-row>
        <table:table-row table:style-name="ro1">
          <table:table-cell office:value-type="string" calcext:value-type="string">
            <text:p>"STR. BATIŞTEI, Nr. 3, Sector 2, BUCUREŞTI, <text:s/>20931"</text:p>
          </table:table-cell>
        </table:table-row>
        <table:table-row table:style-name="ro1">
          <table:table-cell office:value-type="string" calcext:value-type="string">
            <text:p>"STR. TEPES VODA, Nr.2, Bl. V1 Sc. C Et. P Ap. 1, IAŞI, Jud. IAŞI"</text:p>
          </table:table-cell>
        </table:table-row>
        <table:table-row table:style-name="ro1">
          <table:table-cell office:value-type="string" calcext:value-type="string">
            <text:p>"ŞOS. ŞTEFAN CEL MARE, Nr. 29, Bl.29, Sc.A, Et.1, Ap.1, Sector 2, BUCUREŞTI, <text:s/>020127"</text:p>
          </table:table-cell>
        </table:table-row>
        <table:table-row table:style-name="ro1">
          <table:table-cell office:value-type="string" calcext:value-type="string">
            <text:p>"BD. MIHAIL KOGĂLNICEANU, Nr. 43, Ap.2, Sector 5, BUCUREŞTI, <text:s/>50104"</text:p>
          </table:table-cell>
        </table:table-row>
        <table:table-row table:style-name="ro1">
          <table:table-cell office:value-type="string" calcext:value-type="string">
            <text:p>"BD. CORNELIU COPOSU, Nr. 3, Bl.101, Sc.3, Et.3, Ap.47, Sector 3, BUCUREŞTI, <text:s/>030601"</text:p>
          </table:table-cell>
        </table:table-row>
        <table:table-row table:style-name="ro1">
          <table:table-cell office:value-type="string" calcext:value-type="string">
            <text:p>"STR. POET ANDREI MUREŞANU, Nr. 22, Sector 1, BUCUREŞTI, <text:s/>011844"</text:p>
          </table:table-cell>
        </table:table-row>
        <table:table-row table:style-name="ro1">
          <table:table-cell office:value-type="string" calcext:value-type="string">
            <text:p>"CAL. ŞERBAN VODĂ, Nr. 36, Sector 4, BUCUREŞTI, <text:s/>040212"</text:p>
          </table:table-cell>
        </table:table-row>
        <table:table-row table:style-name="ro1">
          <table:table-cell office:value-type="string" calcext:value-type="string">
            <text:p>"STR. MARTIR OVIDIU MUNTEANU, Nr. 14, TIMIŞOARA, <text:s/>300360, Jud. TIMIŞ"</text:p>
          </table:table-cell>
        </table:table-row>
        <table:table-row table:style-name="ro1">
          <table:table-cell office:value-type="string" calcext:value-type="string">
            <text:p>"STR. STADIONULUI, Nr. 4A, Bl.D19, GALAŢI, <text:s/>800595, Jud. GALAŢI"</text:p>
          </table:table-cell>
        </table:table-row>
        <table:table-row table:style-name="ro1">
          <table:table-cell office:value-type="string" calcext:value-type="string">
            <text:p>"STR. ALEXANDRU CEL BUN, Nr. 23, Sector 2, BUCUREŞTI, <text:s/>023681"</text:p>
          </table:table-cell>
        </table:table-row>
        <table:table-row table:style-name="ro1">
          <table:table-cell office:value-type="string" calcext:value-type="string">
            <text:p>"STR. INIMII, Nr. 2, Sc.A, Ap.2, MIERCUREA CIUC, <text:s/>530225, Jud. HARGHITA"</text:p>
          </table:table-cell>
        </table:table-row>
        <table:table-row table:style-name="ro1">
          <table:table-cell office:value-type="string" calcext:value-type="string">
            <text:p>"STR. ILIE ILAŞCU, Nr. 14, SUCEAVA, <text:s/>720208, Jud. SUCEAVA"</text:p>
          </table:table-cell>
        </table:table-row>
        <table:table-row table:style-name="ro1">
          <table:table-cell office:value-type="string" calcext:value-type="string">
            <text:p>"STR. CARPAŢILOR, Nr. 79, Bl.P7, Sc.A, Ap.1, BRAŞOV, <text:s/>500269, Jud. BRAŞOV"</text:p>
          </table:table-cell>
        </table:table-row>
        <table:table-row table:style-name="ro1">
          <table:table-cell office:value-type="string" calcext:value-type="string">
            <text:p>"BD. TIMIŞOARA, Nr. 26, PLAZA ROMANIA, Sector 6, BUCUREŞTI, <text:s/>061331"</text:p>
          </table:table-cell>
        </table:table-row>
        <table:table-row table:style-name="ro1">
          <table:table-cell office:value-type="string" calcext:value-type="string">
            <text:p>"STR. CONSTANTIN BOSIANU, Nr. 22, Bl.Corp A, Et.Parter, Ap.1, Sector 4, BUCUREŞTI, <text:s/>40505"</text:p>
          </table:table-cell>
        </table:table-row>
        <table:table-row table:style-name="ro1">
          <table:table-cell office:value-type="string" calcext:value-type="string">
            <text:p>"IULIUS MALL, P2, TIMIŞOARA, <text:s/>300049, Jud. TIMIŞ"</text:p>
          </table:table-cell>
        </table:table-row>
        <table:table-row table:style-name="ro1">
          <table:table-cell office:value-type="string" calcext:value-type="string">
            <text:p>"BD. BIRUINŢEI, Nr. 62, PANTELIMON, Jud. ILFOV"</text:p>
          </table:table-cell>
        </table:table-row>
        <table:table-row table:style-name="ro1">
          <table:table-cell office:value-type="string" calcext:value-type="string">
            <text:p>"STR. IZLAZULUI, Nr. 2, CLUJ-NAPOCA, <text:s/>400655, Jud. CLUJ"</text:p>
          </table:table-cell>
        </table:table-row>
        <table:table-row table:style-name="ro1">
          <table:table-cell office:value-type="string" calcext:value-type="string">
            <text:p>"STR. VOIEVOD ALEXANDRU <text:s/>MORUZZI, Nr. 1, Bl.A10, BUCUREŞTI, <text:s/>031151"</text:p>
          </table:table-cell>
        </table:table-row>
        <table:table-row table:style-name="ro1">
          <table:table-cell office:value-type="string" calcext:value-type="string">
            <text:p>"CALEA BUCUREŞTILOR, Nr. 38, PETREŞTI, COM. CORBEANCA, <text:s/>077067, Jud. ILFOV"</text:p>
          </table:table-cell>
        </table:table-row>
        <table:table-row table:style-name="ro1">
          <table:table-cell office:value-type="string" calcext:value-type="string">
            <text:p>"AL. LALELELOR, Nr. 2, Bl.40, Sc.A, Et.1, Ap.7, SUCEAVA, Jud. SUCEAVA"</text:p>
          </table:table-cell>
        </table:table-row>
        <table:table-row table:style-name="ro1">
          <table:table-cell office:value-type="string" calcext:value-type="string">
            <text:p>"ŞOS. MIHAI BRAVU, Nr. 327, BUCUREŞTI, <text:s/>030312"</text:p>
          </table:table-cell>
        </table:table-row>
        <table:table-row table:style-name="ro1">
          <table:table-cell office:value-type="string" calcext:value-type="string">
            <text:p>"STR. CONSTANTIN MOTRU RĂDULESCU, Nr. 2-4, ZONA ŞINCAI, Sector 4, BUCUREŞTI, <text:s/>040363"</text:p>
          </table:table-cell>
        </table:table-row>
        <table:table-row table:style-name="ro1">
          <table:table-cell office:value-type="string" calcext:value-type="string">
            <text:p>"STR. CORVINILOR, Nr. 5, SATU MARE, <text:s/>440080, Jud. SATU-MARE"</text:p>
          </table:table-cell>
        </table:table-row>
        <table:table-row table:style-name="ro1">
          <table:table-cell office:value-type="string" calcext:value-type="string">
            <text:p>"STR. GENERAL CONSTANTIN BUDIŞTEANU, Nr. 12-14, Sector 1, BUCUREŞTI, <text:s/>010775"</text:p>
          </table:table-cell>
        </table:table-row>
        <table:table-row table:style-name="ro1">
          <table:table-cell office:value-type="string" calcext:value-type="string">
            <text:p>"GALAŢI, Jud. GALAŢI"</text:p>
          </table:table-cell>
        </table:table-row>
        <table:table-row table:style-name="ro1">
          <table:table-cell office:value-type="string" calcext:value-type="string">
            <text:p>"Bl. C7 Sc. D Ap. 3, 3, COM. PRODULEŞTI, <text:s/>137375, Jud. DÂMBOVIŢA"</text:p>
          </table:table-cell>
        </table:table-row>
        <table:table-row table:style-name="ro1">
          <table:table-cell office:value-type="string" calcext:value-type="string">
            <text:p>"ŞOS. MIHAI BRAVU, Nr. 107-119, Bl.E1, Sc.3, Ap.69, Sector 2, BUCUREŞTI, <text:s/>021313"</text:p>
          </table:table-cell>
        </table:table-row>
        <table:table-row table:style-name="ro1">
          <table:table-cell office:value-type="string" calcext:value-type="string">
            <text:p>"STR. ARINILOR, Nr. 53, BACĂU, Jud. BACĂU"</text:p>
          </table:table-cell>
        </table:table-row>
        <table:table-row table:style-name="ro1">
          <table:table-cell office:value-type="string" calcext:value-type="string">
            <text:p>"ŞOS. COLENTINA, Nr. 2C, Sector 2, BUCUREŞTI, <text:s/>021172"</text:p>
          </table:table-cell>
        </table:table-row>
        <table:table-row table:style-name="ro1">
          <table:table-cell office:value-type="string" calcext:value-type="string">
            <text:p>"STR. ARMENEASCĂ, Nr. 36, Sector 2, BUCUREŞTI, <text:s/>021046"</text:p>
          </table:table-cell>
        </table:table-row>
        <table:table-row table:style-name="ro1">
          <table:table-cell office:value-type="string" calcext:value-type="string">
            <text:p>"STR. EUGEN STAMATE, Bl.D2, Sc.A, PAŞCANI, Jud. IAŞI"</text:p>
          </table:table-cell>
        </table:table-row>
        <table:table-row table:style-name="ro1">
          <table:table-cell office:value-type="string" calcext:value-type="string">
            <text:p>"STR. FĂT FRUMOS, Nr. 8, Bl.16, Ap.55, Sector 5, BUCUREŞTI, <text:s/>51784"</text:p>
          </table:table-cell>
        </table:table-row>
        <table:table-row table:style-name="ro1">
          <table:table-cell office:value-type="string" calcext:value-type="string">
            <text:p>"STR. ION URSU, Nr. 74, CONSTANŢA, <text:s/>900077, Jud. CONSTANŢA"</text:p>
          </table:table-cell>
        </table:table-row>
        <table:table-row table:style-name="ro1">
          <table:table-cell office:value-type="string" calcext:value-type="string">
            <text:p>"BD. CETĂŢII, TIMIŞOARA, <text:s/>300654, Jud. TIMIŞ"</text:p>
          </table:table-cell>
        </table:table-row>
        <table:table-row table:style-name="ro1">
          <table:table-cell office:value-type="string" calcext:value-type="string">
            <text:p>"BD. IULIU MANIU, Nr. 69, Bl.5P, Sector 6, BUCUREŞTI, <text:s/>61087"</text:p>
          </table:table-cell>
        </table:table-row>
        <table:table-row table:style-name="ro1">
          <table:table-cell office:value-type="string" calcext:value-type="string">
            <text:p>"BD. OCTAVIAN GOGA, Nr. 14, Bl.M61, Sector 3, BUCUREŞTI, <text:s/>30983"</text:p>
          </table:table-cell>
        </table:table-row>
        <table:table-row table:style-name="ro1">
          <table:table-cell office:value-type="string" calcext:value-type="string">
            <text:p>"STR. MITROPOLIEI, Nr. 26, SIBIU, Jud. SIBIU"</text:p>
          </table:table-cell>
        </table:table-row>
        <table:table-row table:style-name="ro1">
          <table:table-cell office:value-type="string" calcext:value-type="string">
            <text:p>"STR. BRĂILEI, Nr. 68, Bl.BR3, Sc.4, Ap.152, GALAŢI, <text:s/>800098, Jud. GALAŢI"</text:p>
          </table:table-cell>
        </table:table-row>
        <table:table-row table:style-name="ro1">
          <table:table-cell office:value-type="string" calcext:value-type="string">
            <text:p>"STR. MIHAIL SEBASTIAN, Nr. 19, Sector 5, BUCUREŞTI, <text:s/>50784"</text:p>
          </table:table-cell>
        </table:table-row>
        <table:table-row table:style-name="ro1">
          <table:table-cell office:value-type="string" calcext:value-type="string">
            <text:p>"STR. ŞTIRBEI VODĂ, Nr. 22, Sector 1, BUCUREŞTI, <text:s/>10113"</text:p>
          </table:table-cell>
        </table:table-row>
        <table:table-row table:style-name="ro1">
          <table:table-cell office:value-type="string" calcext:value-type="string">
            <text:p>"STR. CONSTANTIN ARICESCU, Nr. 50A, Sector 1, BUCUREŞTI, <text:s/>11688"</text:p>
          </table:table-cell>
        </table:table-row>
        <table:table-row table:style-name="ro1">
          <table:table-cell office:value-type="string" calcext:value-type="string">
            <text:p>"STR. NICOLAE BALCESCU, Bl. L6 Sc. D Et. 2 Ap. 12, PITEŞTI, Jud. ARGEŞ"</text:p>
          </table:table-cell>
        </table:table-row>
        <table:table-row table:style-name="ro1">
          <table:table-cell office:value-type="string" calcext:value-type="string">
            <text:p>"STR. HORTENSIEI, BAIA MARE, Jud. MARAMUREŞ"</text:p>
          </table:table-cell>
        </table:table-row>
        <table:table-row table:style-name="ro1">
          <table:table-cell office:value-type="string" calcext:value-type="string">
            <text:p>"BD. SOCOLA, Nr. 13, Bl.D6, Sc.A, Et.PARTER, IAŞI, <text:s/>700186, Jud. IAŞI"</text:p>
          </table:table-cell>
        </table:table-row>
        <table:table-row table:style-name="ro1">
          <table:table-cell office:value-type="string" calcext:value-type="string">
            <text:p>"STR. DIMITRIE CANTEMIR, Nr. 12, SUCEAVA, <text:s/>720198, Jud. SUCEAVA"</text:p>
          </table:table-cell>
        </table:table-row>
        <table:table-row table:style-name="ro1">
          <table:table-cell office:value-type="string" calcext:value-type="string">
            <text:p>"STR. IZVOR, Nr. 1, Bl.651, Sc.C, Ap.PARTER, IAŞI, <text:s/>700705, Jud. IAŞI"</text:p>
          </table:table-cell>
        </table:table-row>
        <table:table-row table:style-name="ro1">
          <table:table-cell office:value-type="string" calcext:value-type="string">
            <text:p>"Nr. 149, COM. ŞARU DORNEI, Jud. SUCEAVA"</text:p>
          </table:table-cell>
        </table:table-row>
        <table:table-row table:style-name="ro1">
          <table:table-cell office:value-type="string" calcext:value-type="string">
            <text:p>"STR. ZORILOR, Nr. 1, BRAŞOV, <text:s/>500265, Jud. BRAŞOV"</text:p>
          </table:table-cell>
        </table:table-row>
        <table:table-row table:style-name="ro1">
          <table:table-cell office:value-type="string" calcext:value-type="string">
            <text:p>"STR. BUZOIENI, Nr. 1, Bl.M74, Sc.2, Et.PARTER, Ap.53, Sector 5, BUCUREŞTI, <text:s/>51195"</text:p>
          </table:table-cell>
        </table:table-row>
        <table:table-row table:style-name="ro1">
          <table:table-cell office:value-type="string" calcext:value-type="string">
            <text:p>"STR. VASILE MIRONIUC, Nr. 3, Sector 1, BUCUREŞTI, <text:s/>011244"</text:p>
          </table:table-cell>
        </table:table-row>
        <table:table-row table:style-name="ro1">
          <table:table-cell office:value-type="string" calcext:value-type="string">
            <text:p>"STR. REPUBLICII, Nr. 14, CLUJ-NAPOCA, <text:s/>400015, Jud. CLUJ"</text:p>
          </table:table-cell>
        </table:table-row>
        <table:table-row table:style-name="ro1">
          <table:table-cell office:value-type="string" calcext:value-type="string">
            <text:p>"STR. PRIMĂVERII, Nr. 10, Ap.21, CLUJ-NAPOCA, <text:s/>0, Jud. CLUJ"</text:p>
          </table:table-cell>
        </table:table-row>
        <table:table-row table:style-name="ro1">
          <table:table-cell office:value-type="string" calcext:value-type="string">
            <text:p>"CAL. BUCUREŞTI, Bl.1, Sc.H, Ap.1, PITEŞTI, <text:s/>110132, Jud. ARGEŞ"</text:p>
          </table:table-cell>
        </table:table-row>
        <table:table-row table:style-name="ro1">
          <table:table-cell office:value-type="string" calcext:value-type="string">
            <text:p>"STR. BUMBACULUI, Nr. 15, Bl.PB17, ORADEA, <text:s/>410499, Jud. BIHOR"</text:p>
          </table:table-cell>
        </table:table-row>
        <table:table-row table:style-name="ro1">
          <table:table-cell office:value-type="string" calcext:value-type="string">
            <text:p>"STR. SFÂNTUL ELEFTERIE, Nr. 54, Sector 5, BUCUREŞTI, <text:s/>50524"</text:p>
          </table:table-cell>
        </table:table-row>
        <table:table-row table:style-name="ro1">
          <table:table-cell office:value-type="string" calcext:value-type="string">
            <text:p>"STR. BUZESTI, Nr.59, Bl. A5 Et. P Ap. CAM. 1, 1, BUCUREŞTI, <text:s/>11013"</text:p>
          </table:table-cell>
        </table:table-row>
        <table:table-row table:style-name="ro1">
          <table:table-cell office:value-type="string" calcext:value-type="string">
            <text:p>"STR. BRUXELLES, Nr. 25, BUCUREŞTI, <text:s/>11788"</text:p>
          </table:table-cell>
        </table:table-row>
        <table:table-row table:style-name="ro1">
          <table:table-cell office:value-type="string" calcext:value-type="string">
            <text:p>"STR. ŢEPEŞ VODĂ, Nr. 2, IAŞI, Jud. IAŞI"</text:p>
          </table:table-cell>
        </table:table-row>
        <table:table-row table:style-name="ro1">
          <table:table-cell office:value-type="string" calcext:value-type="string">
            <text:p>"STR. DR. PAVEL VASICI UNGUREANU, Nr.12/A, Et. P Ap. BIR. 1, TIMIŞOARA, Jud. TIMIŞ"</text:p>
          </table:table-cell>
        </table:table-row>
        <table:table-row table:style-name="ro1">
          <table:table-cell office:value-type="string" calcext:value-type="string">
            <text:p>"STR. PICTOR NICOLAE TONITZA, Nr.11, Et. 3 Ap. 10, BUCUREŞTI, <text:s/>30112"</text:p>
          </table:table-cell>
        </table:table-row>
        <table:table-row table:style-name="ro1">
          <table:table-cell office:value-type="string" calcext:value-type="string">
            <text:p>"CAL. DOROBANŢI, Nr. 200, Sector 1, BUCUREŞTI, <text:s/>10585"</text:p>
          </table:table-cell>
        </table:table-row>
        <table:table-row table:style-name="ro1">
          <table:table-cell office:value-type="string" calcext:value-type="string">
            <text:p>"STR. REPUBLICII, Nr. 2, VATRA DORNEI, <text:s/>725700, Jud. SUCEAVA"</text:p>
          </table:table-cell>
        </table:table-row>
        <table:table-row table:style-name="ro1">
          <table:table-cell office:value-type="string" calcext:value-type="string">
            <text:p>"STR. GEORGE CĂLINESCU, Nr. 5, BUCUREŞTI, <text:s/>011691"</text:p>
          </table:table-cell>
        </table:table-row>
        <table:table-row table:style-name="ro1">
          <table:table-cell office:value-type="string" calcext:value-type="string">
            <text:p>"TÂRGOVIŞTE, <text:s/>130101, Jud. DÂMBOVIŢA"</text:p>
          </table:table-cell>
        </table:table-row>
        <table:table-row table:style-name="ro1">
          <table:table-cell office:value-type="string" calcext:value-type="string">
            <text:p>"STR. AVRIG, Nr. 64, Bl.O20, Sc.1, Ap.73, Sector 2, BUCUREŞTI, <text:s/>021578"</text:p>
          </table:table-cell>
        </table:table-row>
        <table:table-row table:style-name="ro1">
          <table:table-cell office:value-type="string" calcext:value-type="string">
            <text:p>"STR. PICTOR GHEORGHE TATTARESCU, Nr. 6, Bl.P2, Sc.C, Ap.44, Sector 3, BUCUREŞTI, <text:s/>30414"</text:p>
          </table:table-cell>
        </table:table-row>
        <table:table-row table:style-name="ro1">
          <table:table-cell office:value-type="string" calcext:value-type="string">
            <text:p>"STR. NICOLAE TECLU, Nr. 4, Sector 3, BUCUREŞTI, <text:s/>032368"</text:p>
          </table:table-cell>
        </table:table-row>
        <table:table-row table:style-name="ro1">
          <table:table-cell office:value-type="string" calcext:value-type="string">
            <text:p>"STR. RACARI, Nr.16, Bl. 44A Sc. 1 Et. 4 Ap. 17, 2, BUCUREŞTI, <text:s/>31828"</text:p>
          </table:table-cell>
        </table:table-row>
        <table:table-row table:style-name="ro1">
          <table:table-cell office:value-type="string" calcext:value-type="string">
            <text:p>"STR. TEPES VODA, Nr.11, CONSTANŢA, <text:s/>900189, Jud. CONSTANŢA"</text:p>
          </table:table-cell>
        </table:table-row>
        <table:table-row table:style-name="ro1">
          <table:table-cell office:value-type="string" calcext:value-type="string">
            <text:p>"STR. DUZILOR, Nr. 22, BUCUREŞTI, <text:s/>021472"</text:p>
          </table:table-cell>
        </table:table-row>
        <table:table-row table:style-name="ro1">
          <table:table-cell office:value-type="string" calcext:value-type="string">
            <text:p>"STR. CORNIŞA, Nr. 7, Bl.7, Sc.B, Ap.37, BACĂU, <text:s/>600115, Jud. BACĂU"</text:p>
          </table:table-cell>
        </table:table-row>
        <table:table-row table:style-name="ro1">
          <table:table-cell office:value-type="string" calcext:value-type="string">
            <text:p>"BD. VALEA CETATII, Nr.23, Bl. A28C Sc. A Ap. 4, BRAŞOV, <text:s/>500289, Jud. BRAŞOV"</text:p>
          </table:table-cell>
        </table:table-row>
        <table:table-row table:style-name="ro1">
          <table:table-cell office:value-type="string" calcext:value-type="string">
            <text:p>"STR. GHEORGHE MARINESCU, Nr. 43, TÂRGU MUREŞ, <text:s/>540103, Jud. MUREŞ"</text:p>
          </table:table-cell>
        </table:table-row>
        <table:table-row table:style-name="ro1">
          <table:table-cell office:value-type="string" calcext:value-type="string">
            <text:p>"STR. PROFESOR ION BOGDAN, Nr. 19, Sector 1, BUCUREŞTI, <text:s/>10539"</text:p>
          </table:table-cell>
        </table:table-row>
        <table:table-row table:style-name="ro1">
          <table:table-cell office:value-type="string" calcext:value-type="string">
            <text:p>"STR. TĂŞNAD, Nr. 18, CLUJ-NAPOCA, <text:s/>400428, Jud. CLUJ"</text:p>
          </table:table-cell>
        </table:table-row>
        <table:table-row table:style-name="ro1">
          <table:table-cell office:value-type="string" calcext:value-type="string">
            <text:p>"STR. ORZARI, Nr. 5, Sector 2, BUCUREŞTI, <text:s/>021551"</text:p>
          </table:table-cell>
        </table:table-row>
        <table:table-row table:style-name="ro1">
          <table:table-cell office:value-type="string" calcext:value-type="string">
            <text:p>"STR. TUNARI, Nr. 6, Sector 2, BUCUREŞTI, <text:s/>020527"</text:p>
          </table:table-cell>
        </table:table-row>
        <table:table-row table:style-name="ro1">
          <table:table-cell office:value-type="string" calcext:value-type="string">
            <text:p>"BD. ŞTEFAN CEL MARE ŞI SFÂNT, Nr. 4, IAŞI, <text:s/>700124, Jud. IAŞI"</text:p>
          </table:table-cell>
        </table:table-row>
        <table:table-row table:style-name="ro1">
          <table:table-cell office:value-type="string" calcext:value-type="string">
            <text:p>"PŢA AMZEI, Nr. 16-22, Bl.204, Sector 1, BUCUREŞTI, <text:s/>10395"</text:p>
          </table:table-cell>
        </table:table-row>
        <table:table-row table:style-name="ro1">
          <table:table-cell office:value-type="string" calcext:value-type="string">
            <text:p>"STR. CHIRISTIGIILOR, Nr.6, Bl. P36B Et. P Ap. MAG. 5, 2, BUCUREŞTI, <text:s/>21562"</text:p>
          </table:table-cell>
        </table:table-row>
        <table:table-row table:style-name="ro1">
          <table:table-cell office:value-type="string" calcext:value-type="string">
            <text:p>"STR. DECEBAL, Nr. 27, CĂLIMĂNEŞTI, Jud. VÂLCEA"</text:p>
          </table:table-cell>
        </table:table-row>
        <table:table-row table:style-name="ro1">
          <table:table-cell office:value-type="string" calcext:value-type="string">
            <text:p>"STR. ARMATA ROMANA, Nr.28, Ap. 1, BRAŞOV, Jud. BRAŞOV"</text:p>
          </table:table-cell>
        </table:table-row>
        <table:table-row table:style-name="ro1">
          <table:table-cell office:value-type="string" calcext:value-type="string">
            <text:p>"ŞOS. MIHAI BRAVU, Nr. 202, Sector 3, BUCUREŞTI, <text:s/>21323"</text:p>
          </table:table-cell>
        </table:table-row>
        <table:table-row table:style-name="ro1">
          <table:table-cell office:value-type="string" calcext:value-type="string">
            <text:p>"STR. DOINA, Nr. 21, ORADEA, <text:s/>410318, Jud. BIHOR"</text:p>
          </table:table-cell>
        </table:table-row>
        <table:table-row table:style-name="ro1">
          <table:table-cell office:value-type="string" calcext:value-type="string">
            <text:p>"STR. NORDULUI, Nr. 2, BACĂU, Jud. BACĂU"</text:p>
          </table:table-cell>
        </table:table-row>
        <table:table-row table:style-name="ro1">
          <table:table-cell office:value-type="string" calcext:value-type="string">
            <text:p>"STR. REPUBLICII, Nr. 16, BREAZA, <text:s/>105400, Jud. PRAHOVA"</text:p>
          </table:table-cell>
        </table:table-row>
        <table:table-row table:style-name="ro1">
          <table:table-cell office:value-type="string" calcext:value-type="string">
            <text:p>"STR. BUCURESTI, Nr.70, Ap. 4, CLUJ-NAPOCA, <text:s/>400148, Jud. CLUJ"</text:p>
          </table:table-cell>
        </table:table-row>
        <table:table-row table:style-name="ro1">
          <table:table-cell office:value-type="string" calcext:value-type="string">
            <text:p>"STR. GEORGE COŞBUC, Nr. 9, BAIA MARE, <text:s/>430244, Jud. MARAMUREŞ"</text:p>
          </table:table-cell>
        </table:table-row>
        <table:table-row table:style-name="ro1">
          <table:table-cell office:value-type="string" calcext:value-type="string">
            <text:p>"STR. INDUSTRIEI, Nr.3, Bl. MS1 Et. P Ap. 20, MEDGIDIA, <text:s/>905600, Jud. CONSTANŢA"</text:p>
          </table:table-cell>
        </table:table-row>
        <table:table-row table:style-name="ro1">
          <table:table-cell office:value-type="string" calcext:value-type="string">
            <text:p>"STR. MIHAI VITEAZU, Nr. 8, HUNEDOARA, <text:s/>331039, Jud. HUNEDOARA"</text:p>
          </table:table-cell>
        </table:table-row>
        <table:table-row table:style-name="ro1">
          <table:table-cell office:value-type="string" calcext:value-type="string">
            <text:p>"STR. HUEDIN, Nr. 19, Sector 4, BUCUREŞTI"</text:p>
          </table:table-cell>
        </table:table-row>
        <table:table-row table:style-name="ro1">
          <table:table-cell office:value-type="string" calcext:value-type="string">
            <text:p>"CART. FLORILOR, Nr. 43, Sc.B, Ap.2, GHEORGHENI, <text:s/>535500, Jud. HARGHITA"</text:p>
          </table:table-cell>
        </table:table-row>
        <table:table-row table:style-name="ro1">
          <table:table-cell office:value-type="string" calcext:value-type="string">
            <text:p>"ŞOS. MIHAI BRAVU, Nr. 200, Sector 3, BUCUREŞTI, <text:s/>030315"</text:p>
          </table:table-cell>
        </table:table-row>
        <table:table-row table:style-name="ro1">
          <table:table-cell office:value-type="string" calcext:value-type="string">
            <text:p>"BD. TOMIS, Nr. 65, Bl.PARTER, CONSTANŢA, <text:s/>900725, Jud. CONSTANŢA"</text:p>
          </table:table-cell>
        </table:table-row>
        <table:table-row table:style-name="ro1">
          <table:table-cell office:value-type="string" calcext:value-type="string">
            <text:p>"BD. MAMAIA, Nr. 270, Bl.L5, CONSTANŢA, <text:s/>900552, Jud. CONSTANŢA"</text:p>
          </table:table-cell>
        </table:table-row>
        <table:table-row table:style-name="ro1">
          <table:table-cell office:value-type="string" calcext:value-type="string">
            <text:p>"STR. MIRCEA CEL BĂTRÂN, Nr. 172, Bl.MD14, Et.PARTER, CONSTANŢA, <text:s/>900627, Jud. CONSTANŢA"</text:p>
          </table:table-cell>
        </table:table-row>
        <table:table-row table:style-name="ro1">
          <table:table-cell office:value-type="string" calcext:value-type="string">
            <text:p>"BD. TOMIS, Nr. 238, Bl.TD17, Et.PARTER, CONSTANŢA, <text:s/>900407, Jud. CONSTANŢA"</text:p>
          </table:table-cell>
        </table:table-row>
        <table:table-row table:style-name="ro1">
          <table:table-cell office:value-type="string" calcext:value-type="string">
            <text:p>"STR. ŞTEFAN CEL MARE, Nr. 53, CONSTANŢA, <text:s/>900683, Jud. CONSTANŢA"</text:p>
          </table:table-cell>
        </table:table-row>
        <table:table-row table:style-name="ro1">
          <table:table-cell office:value-type="string" calcext:value-type="string">
            <text:p>"STR. GRIVIŢA, Nr. 9, CONSTANŢA, Jud. CONSTANŢA"</text:p>
          </table:table-cell>
        </table:table-row>
        <table:table-row table:style-name="ro1">
          <table:table-cell office:value-type="string" calcext:value-type="string">
            <text:p>"STR. ADAMCLISI, CONSTANŢA, Jud. CONSTANŢA"</text:p>
          </table:table-cell>
        </table:table-row>
        <table:table-row table:style-name="ro1">
          <table:table-cell office:value-type="string" calcext:value-type="string">
            <text:p>"STR. MIRCEA CEL BĂTRÂN, Nr. 145, Bl.MS2, CONSTANŢA, <text:s/>900592, Jud. CONSTANŢA"</text:p>
          </table:table-cell>
        </table:table-row>
        <table:table-row table:style-name="ro1">
          <table:table-cell office:value-type="string" calcext:value-type="string">
            <text:p>"BD. GĂRII, Nr. 7, FOCŞANI, Jud. VRANCEA"</text:p>
          </table:table-cell>
        </table:table-row>
        <table:table-row table:style-name="ro1">
          <table:table-cell office:value-type="string" calcext:value-type="string">
            <text:p>"BD. UNIRII, Nr. 71, FOCŞANI, <text:s/>620095, Jud. VRANCEA"</text:p>
          </table:table-cell>
        </table:table-row>
        <table:table-row table:style-name="ro1">
          <table:table-cell office:value-type="string" calcext:value-type="string">
            <text:p>"BD. UNIRII, Nr. 20, FOCŞANI, Jud. VRANCEA"</text:p>
          </table:table-cell>
        </table:table-row>
        <table:table-row table:style-name="ro1">
          <table:table-cell office:value-type="string" calcext:value-type="string">
            <text:p>"STR. REVOLUŢIEI, Nr. 3A, FOCŞANI, Jud. VRANCEA"</text:p>
          </table:table-cell>
        </table:table-row>
        <table:table-row table:style-name="ro1">
          <table:table-cell office:value-type="string" calcext:value-type="string">
            <text:p>"PŢA MOLDOVEI, Nr. 19, FOCŞANI, Jud. VRANCEA"</text:p>
          </table:table-cell>
        </table:table-row>
        <table:table-row table:style-name="ro1">
          <table:table-cell office:value-type="string" calcext:value-type="string">
            <text:p>"STR. ALEXANDRU VLAHUŢĂ, Nr. 24, FOCŞANI, Jud. VRANCEA"</text:p>
          </table:table-cell>
        </table:table-row>
        <table:table-row table:style-name="ro1">
          <table:table-cell office:value-type="string" calcext:value-type="string">
            <text:p>"STR. ŞTEFAN CEL MARE, Nr. 4, FOCŞANI, Jud. VRANCEA"</text:p>
          </table:table-cell>
        </table:table-row>
        <table:table-row table:style-name="ro1">
          <table:table-cell office:value-type="string" calcext:value-type="string">
            <text:p>"STR. PĂCII, Nr. 2, Bl.P1, Sc.A, Ap.3, TULCEA, <text:s/>820009, Jud. TULCEA"</text:p>
          </table:table-cell>
        </table:table-row>
        <table:table-row table:style-name="ro1">
          <table:table-cell office:value-type="string" calcext:value-type="string">
            <text:p>"AL. BÂRSEI, Nr. 1, CLUJ-NAPOCA, Jud. CLUJ"</text:p>
          </table:table-cell>
        </table:table-row>
        <table:table-row table:style-name="ro1">
          <table:table-cell office:value-type="string" calcext:value-type="string">
            <text:p>"BD. VALEA CETĂŢII, Nr. 2, Bl.B1B, Sc.A, Ap.2, BRAŞOV, <text:s/>500289, Jud. BRAŞOV"</text:p>
          </table:table-cell>
        </table:table-row>
        <table:table-row table:style-name="ro1">
          <table:table-cell office:value-type="string" calcext:value-type="string">
            <text:p>"STR. CARPAŢI, Nr. 14, BAIA MARE, Jud. MARAMUREŞ"</text:p>
          </table:table-cell>
        </table:table-row>
        <table:table-row table:style-name="ro1">
          <table:table-cell office:value-type="string" calcext:value-type="string">
            <text:p>"STR. PRIMĂVERII, Nr. 1, ALBA IULIA, <text:s/>510110, Jud. ALBA"</text:p>
          </table:table-cell>
        </table:table-row>
        <table:table-row table:style-name="ro1">
          <table:table-cell office:value-type="string" calcext:value-type="string">
            <text:p>"CAL. ARADULUI, Nr. 105, ORADEA, <text:s/>410223, Jud. BIHOR"</text:p>
          </table:table-cell>
        </table:table-row>
        <table:table-row table:style-name="ro1">
          <table:table-cell office:value-type="string" calcext:value-type="string">
            <text:p>"STR. PLOIEŞTI, Nr. 5-7, CLUJ-NAPOCA, <text:s/>400157, Jud. CLUJ"</text:p>
          </table:table-cell>
        </table:table-row>
        <table:table-row table:style-name="ro1">
          <table:table-cell office:value-type="string" calcext:value-type="string">
            <text:p>"BD. LASCĂR CATARGIU, Nr. 45, Sector 1, BUCUREŞTI, <text:s/>010665"</text:p>
          </table:table-cell>
        </table:table-row>
        <table:table-row table:style-name="ro1">
          <table:table-cell office:value-type="string" calcext:value-type="string">
            <text:p>"CAL. VÂNĂTORI, Nr. 6, Bl.V5, ARAD, <text:s/>310162, Jud. ARAD"</text:p>
          </table:table-cell>
        </table:table-row>
        <table:table-row table:style-name="ro1">
          <table:table-cell office:value-type="string" calcext:value-type="string">
            <text:p>"STR. MIHAI EMINESCU, Nr. 40, ARAD, <text:s/>310085, Jud. ARAD"</text:p>
          </table:table-cell>
        </table:table-row>
        <table:table-row table:style-name="ro1">
          <table:table-cell office:value-type="string" calcext:value-type="string">
            <text:p>"BD. 15 NOIEMBRIE, Nr. 28, BRAŞOV, <text:s/>500096, Jud. BRAŞOV"</text:p>
          </table:table-cell>
        </table:table-row>
        <table:table-row table:style-name="ro1">
          <table:table-cell office:value-type="string" calcext:value-type="string">
            <text:p>"STR. CUZA VODĂ, Nr. 9, Ap.7, BAIA MARE, Jud. MARAMUREŞ"</text:p>
          </table:table-cell>
        </table:table-row>
        <table:table-row table:style-name="ro1">
          <table:table-cell office:value-type="string" calcext:value-type="string">
            <text:p>"STR. VICTORIEI, Nr. 5-7, Bl.MEZANIN, TÂRGU JIU, <text:s/>210234, Jud. GORJ"</text:p>
          </table:table-cell>
        </table:table-row>
        <table:table-row table:style-name="ro1">
          <table:table-cell office:value-type="string" calcext:value-type="string">
            <text:p>"STR. TASNAD, Nr.18, Sc. 4 Et. 1 Ap. 42, CLUJ-NAPOCA, <text:s/>400567, Jud. CLUJ"</text:p>
          </table:table-cell>
        </table:table-row>
        <table:table-row table:style-name="ro1">
          <table:table-cell office:value-type="string" calcext:value-type="string">
            <text:p>"CAL. 13 SEPTEMBRIE, Nr. 129, Sector 5, BUCUREŞTI, <text:s/>050718"</text:p>
          </table:table-cell>
        </table:table-row>
        <table:table-row table:style-name="ro1">
          <table:table-cell office:value-type="string" calcext:value-type="string">
            <text:p>"STR. GHEORGHE DOJA, Nr. 138, PLOIEŞTI, <text:s/>100164, Jud. PRAHOVA"</text:p>
          </table:table-cell>
        </table:table-row>
        <table:table-row table:style-name="ro1">
          <table:table-cell office:value-type="string" calcext:value-type="string">
            <text:p>"STR. DEZROBIRII, Nr. 106, CONSTANŢA, <text:s/>900241, Jud. CONSTANŢA"</text:p>
          </table:table-cell>
        </table:table-row>
        <table:table-row table:style-name="ro1">
          <table:table-cell office:value-type="string" calcext:value-type="string">
            <text:p>"STR. OLIMPIADEI, Nr.29, Ap. 92, ORADEA, Jud. BIHOR"</text:p>
          </table:table-cell>
        </table:table-row>
        <table:table-row table:style-name="ro1">
          <table:table-cell office:value-type="string" calcext:value-type="string">
            <text:p>"STR. SIBIU, Nr. 4, Bl.OD2, Sc.6, Ap.182, Sector 6, BUCUREŞTI, <text:s/>061541"</text:p>
          </table:table-cell>
        </table:table-row>
        <table:table-row table:style-name="ro1">
          <table:table-cell office:value-type="string" calcext:value-type="string">
            <text:p>"CAL. MOŞILOR, Nr. 149, Sector 2, BUCUREŞTI, <text:s/>20888"</text:p>
          </table:table-cell>
        </table:table-row>
        <table:table-row table:style-name="ro1">
          <table:table-cell office:value-type="string" calcext:value-type="string">
            <text:p>"STR. FÂNTÂNELE, Nr. 5, Ap.102, CLUJ-NAPOCA, <text:s/>400327, Jud. CLUJ"</text:p>
          </table:table-cell>
        </table:table-row>
        <table:table-row table:style-name="ro1">
          <table:table-cell office:value-type="string" calcext:value-type="string">
            <text:p>"STR. STRUNGARILOR, Nr. 2, Bl.K1, Sc.4, Et.parter, Ap.62, GALAŢI, <text:s/>800613, Jud. GALAŢI"</text:p>
          </table:table-cell>
        </table:table-row>
        <table:table-row table:style-name="ro1">
          <table:table-cell office:value-type="string" calcext:value-type="string">
            <text:p>"BD. 1 MAI, Nr. 33, Sector 6, BUCUREŞTI, <text:s/>061626"</text:p>
          </table:table-cell>
        </table:table-row>
        <table:table-row table:style-name="ro1">
          <table:table-cell office:value-type="string" calcext:value-type="string">
            <text:p>"BD. NATIUNILE UNITE, Nr.1, Bl. 108A Et. p Ap. CAM. 4, BUCUREŞTI, <text:s/>50121"</text:p>
          </table:table-cell>
        </table:table-row>
        <table:table-row table:style-name="ro1">
          <table:table-cell office:value-type="string" calcext:value-type="string">
            <text:p>"BD. CORNELIU COPOSU, SUCEAVA, <text:s/>720263, Jud. SUCEAVA"</text:p>
          </table:table-cell>
        </table:table-row>
        <table:table-row table:style-name="ro1">
          <table:table-cell office:value-type="string" calcext:value-type="string">
            <text:p>"STR. CALEA NATIONALA, Nr.89, Et. P, BOTOŞANI, <text:s/>710048, Jud. BOTOŞANI"</text:p>
          </table:table-cell>
        </table:table-row>
        <table:table-row table:style-name="ro1">
          <table:table-cell office:value-type="string" calcext:value-type="string">
            <text:p>"PŢA ISTRIA, Nr. 5, TIMIŞOARA, Jud. TIMIŞ"</text:p>
          </table:table-cell>
        </table:table-row>
        <table:table-row table:style-name="ro1">
          <table:table-cell office:value-type="string" calcext:value-type="string">
            <text:p>"STR. RENAŞTERII, Nr. 106, Sector 1, BUCUREŞTI, <text:s/>12448"</text:p>
          </table:table-cell>
        </table:table-row>
        <table:table-row table:style-name="ro1">
          <table:table-cell office:value-type="string" calcext:value-type="string">
            <text:p>"STR. BOGDAN VODA, Nr.67-69, Et. p, CONSTANŢA, <text:s/>900613, Jud. CONSTANŢA"</text:p>
          </table:table-cell>
        </table:table-row>
        <table:table-row table:style-name="ro1">
          <table:table-cell office:value-type="string" calcext:value-type="string">
            <text:p>"STR. OITUZ, Nr. 5-7, MANGALIA, <text:s/>905500, Jud. CONSTANŢA"</text:p>
          </table:table-cell>
        </table:table-row>
        <table:table-row table:style-name="ro1">
          <table:table-cell office:value-type="string" calcext:value-type="string">
            <text:p>"STR. VASILE ALECSANDRI, Nr. 1, TIMIŞOARA, <text:s/>300078, Jud. TIMIŞ"</text:p>
          </table:table-cell>
        </table:table-row>
        <table:table-row table:style-name="ro1">
          <table:table-cell office:value-type="string" calcext:value-type="string">
            <text:p>"STR. BACINSCHI, Nr. 6, IAŞI, <text:s/>700133, Jud. IAŞI"</text:p>
          </table:table-cell>
        </table:table-row>
        <table:table-row table:style-name="ro1">
          <table:table-cell office:value-type="string" calcext:value-type="string">
            <text:p>"PŢA HUNIADE, Nr. 2, TIMIŞOARA, Jud. TIMIŞ"</text:p>
          </table:table-cell>
        </table:table-row>
        <table:table-row table:style-name="ro1">
          <table:table-cell office:value-type="string" calcext:value-type="string">
            <text:p>"BD. REPUBLICII, TIMIŞOARA, <text:s/>300159, Jud. TIMIŞ"</text:p>
          </table:table-cell>
        </table:table-row>
        <table:table-row table:style-name="ro1">
          <table:table-cell office:value-type="string" calcext:value-type="string">
            <text:p>"BD. REPUBLICII, Nr. 1, TIMIŞOARA, <text:s/>300159, Jud. TIMIŞ"</text:p>
          </table:table-cell>
        </table:table-row>
        <table:table-row table:style-name="ro1">
          <table:table-cell office:value-type="string" calcext:value-type="string">
            <text:p>"CAL. TRANSILVANIEI, Nr. 15, CÂMPULUNG MOLDOVENESC, <text:s/>725100, Jud. SUCEAVA"</text:p>
          </table:table-cell>
        </table:table-row>
        <table:table-row table:style-name="ro1">
          <table:table-cell office:value-type="string" calcext:value-type="string">
            <text:p>"CAL. MĂRĂŞEŞTI, Nr. 12, BACĂU, <text:s/>600015, Jud. BACĂU"</text:p>
          </table:table-cell>
        </table:table-row>
        <table:table-row table:style-name="ro1">
          <table:table-cell office:value-type="string" calcext:value-type="string">
            <text:p>"STR. ZBORULUI, Nr. 7, TIMIŞOARA, Jud. TIMIŞ"</text:p>
          </table:table-cell>
        </table:table-row>
        <table:table-row table:style-name="ro1">
          <table:table-cell office:value-type="string" calcext:value-type="string">
            <text:p>"STR. SURIANU, Nr. 6, SEBEŞ, <text:s/>515800, Jud. ALBA"</text:p>
          </table:table-cell>
        </table:table-row>
        <table:table-row table:style-name="ro1">
          <table:table-cell office:value-type="string" calcext:value-type="string">
            <text:p>"CAL. RAHOVEI, Nr. 295, Sector 5, BUCUREŞTI, <text:s/>050898"</text:p>
          </table:table-cell>
        </table:table-row>
        <table:table-row table:style-name="ro1">
          <table:table-cell office:value-type="string" calcext:value-type="string">
            <text:p>"SPL. INDEPENDENŢEI, Nr. 11, Bl.9, Sc.A, RÂMNICU VÂLCEA, <text:s/>240167, Jud. VÂLCEA"</text:p>
          </table:table-cell>
        </table:table-row>
        <table:table-row table:style-name="ro1">
          <table:table-cell office:value-type="string" calcext:value-type="string">
            <text:p>"STR. MUREŞENILOR, Nr. 15, BRAŞOV, <text:s/>500026, Jud. BRAŞOV"</text:p>
          </table:table-cell>
        </table:table-row>
        <table:table-row table:style-name="ro1">
          <table:table-cell office:value-type="string" calcext:value-type="string">
            <text:p>"STR. CIPRIAN PORUMBESCU, Nr. 7, Sc.B, Ap.1, SUCEAVA, <text:s/>720066, Jud. SUCEAVA"</text:p>
          </table:table-cell>
        </table:table-row>
        <table:table-row table:style-name="ro1">
          <table:table-cell office:value-type="string" calcext:value-type="string">
            <text:p>"BD. MIHAI VITEAZU, Nr. 16, Bl.P14, Sc.A, SIBIU, <text:s/>550365, Jud. SIBIU"</text:p>
          </table:table-cell>
        </table:table-row>
        <table:table-row table:style-name="ro1">
          <table:table-cell office:value-type="string" calcext:value-type="string">
            <text:p>"STR. VADUL BISTRITEI, Nr.14, BACĂU, Jud. BACĂU"</text:p>
          </table:table-cell>
        </table:table-row>
        <table:table-row table:style-name="ro1">
          <table:table-cell office:value-type="string" calcext:value-type="string">
            <text:p>"STR. PAPADIEI, Nr.2, ARAD, <text:s/>310222, Jud. ARAD"</text:p>
          </table:table-cell>
        </table:table-row>
        <table:table-row table:style-name="ro1">
          <table:table-cell office:value-type="string" calcext:value-type="string">
            <text:p>"STR. BIBESCU, Nr. 2, CRAIOVA, <text:s/>200759, Jud. DOLJ"</text:p>
          </table:table-cell>
        </table:table-row>
        <table:table-row table:style-name="ro1">
          <table:table-cell office:value-type="string" calcext:value-type="string">
            <text:p>"STR. TRANSILVANIEI UNITATEA C, Nr.10, ORADEA, Jud. BIHOR"</text:p>
          </table:table-cell>
        </table:table-row>
        <table:table-row table:style-name="ro1">
          <table:table-cell office:value-type="string" calcext:value-type="string">
            <text:p>"STR. GEORGE ENESCU, Nr. 16, DEVA, Jud. HUNEDOARA"</text:p>
          </table:table-cell>
        </table:table-row>
        <table:table-row table:style-name="ro1">
          <table:table-cell office:value-type="string" calcext:value-type="string">
            <text:p>"STR. LALOŞU, Nr. 4, Bl.6, Sc.2, Sector 4, BUCUREŞTI, <text:s/>041355"</text:p>
          </table:table-cell>
        </table:table-row>
        <table:table-row table:style-name="ro1">
          <table:table-cell office:value-type="string" calcext:value-type="string">
            <text:p>"BD. 21 DECEMBRIE 1989, Nr. 4-6, CLUJ-NAPOCA, <text:s/>400105, Jud. CLUJ"</text:p>
          </table:table-cell>
        </table:table-row>
        <table:table-row table:style-name="ro1">
          <table:table-cell office:value-type="string" calcext:value-type="string">
            <text:p>"STR. MATEI BASARAB, Nr. 104, Bl.72, Sc.1, Et.PARTER, Ap.3, Sector 3, BUCUREŞTI, <text:s/>030678"</text:p>
          </table:table-cell>
        </table:table-row>
        <table:table-row table:style-name="ro1">
          <table:table-cell office:value-type="string" calcext:value-type="string">
            <text:p>"STR. MIHAI VITEAZU, Nr. 5, HUNEDOARA, <text:s/>331050, Jud. HUNEDOARA"</text:p>
          </table:table-cell>
        </table:table-row>
        <table:table-row table:style-name="ro1">
          <table:table-cell office:value-type="string" calcext:value-type="string">
            <text:p>"STR. TURTURELELOR, Nr. 48, Sector 3, BUCUREŞTI, <text:s/>30882"</text:p>
          </table:table-cell>
        </table:table-row>
        <table:table-row table:style-name="ro1">
          <table:table-cell office:value-type="string" calcext:value-type="string">
            <text:p>"BD. OLTENIA, Nr. 60, CRAIOVA, Jud. DOLJ"</text:p>
          </table:table-cell>
        </table:table-row>
        <table:table-row table:style-name="ro1">
          <table:table-cell office:value-type="string" calcext:value-type="string">
            <text:p>"BD. INDEPENDENTEI, Bl. O2 Ap. 11, TÂRGOVIŞTE, Jud. DÂMBOVIŢA"</text:p>
          </table:table-cell>
        </table:table-row>
        <table:table-row table:style-name="ro1">
          <table:table-cell office:value-type="string" calcext:value-type="string">
            <text:p>"BD. CONSTANTIN BRÂNCOVEANU, Nr. 1A, Sector 4, BUCUREŞTI, <text:s/>41432"</text:p>
          </table:table-cell>
        </table:table-row>
        <table:table-row table:style-name="ro1">
          <table:table-cell office:value-type="string" calcext:value-type="string">
            <text:p>"CAL. ŞERBAN VODĂ, Nr. 204, Sector 4, BUCUREŞTI, <text:s/>40206"</text:p>
          </table:table-cell>
        </table:table-row>
        <table:table-row table:style-name="ro1">
          <table:table-cell office:value-type="string" calcext:value-type="string">
            <text:p>"STR. POPASULUI, Nr. 4, Sector 1, BUCUREŞTI, <text:s/>11609"</text:p>
          </table:table-cell>
        </table:table-row>
        <table:table-row table:style-name="ro1">
          <table:table-cell office:value-type="string" calcext:value-type="string">
            <text:p>"BD. MIRCEA VODĂ, Nr. 52, Bl.M20bis, Sector 3, BUCUREŞTI"</text:p>
          </table:table-cell>
        </table:table-row>
        <table:table-row table:style-name="ro1">
          <table:table-cell office:value-type="string" calcext:value-type="string">
            <text:p>"STR. FOIŞORULUI, Nr. 107A-109, Sector 3, BUCUREŞTI, <text:s/>31183"</text:p>
          </table:table-cell>
        </table:table-row>
        <table:table-row table:style-name="ro1">
          <table:table-cell office:value-type="string" calcext:value-type="string">
            <text:p>"STR. ALBINI, Nr.80/A, CLUJ-NAPOCA, Jud. CLUJ"</text:p>
          </table:table-cell>
        </table:table-row>
        <table:table-row table:style-name="ro1">
          <table:table-cell office:value-type="string" calcext:value-type="string">
            <text:p>"BD. TOMIS, Nr.151, Bl. A1 Sc. C Et. P Ap. 42, CONSTANŢA, <text:s/>900652, Jud. CONSTANŢA"</text:p>
          </table:table-cell>
        </table:table-row>
        <table:table-row table:style-name="ro1">
          <table:table-cell office:value-type="string" calcext:value-type="string">
            <text:p>"CALEA 13 SEPTEMBRIE, Nr.129, Bl. T3A Et. P, 5, BUCUREŞTI, <text:s/>50718"</text:p>
          </table:table-cell>
        </table:table-row>
        <table:table-row table:style-name="ro1">
          <table:table-cell office:value-type="string" calcext:value-type="string">
            <text:p>"AL. ALBINEI, Nr. 57, Bl.D1, Ap.4, GALAŢI, <text:s/>810497, Jud. GALAŢI"</text:p>
          </table:table-cell>
        </table:table-row>
        <table:table-row table:style-name="ro1">
          <table:table-cell office:value-type="string" calcext:value-type="string">
            <text:p>"STR. MĂRGEANULUI, Nr. 71, Sector 5, BUCUREŞTI, <text:s/>051043"</text:p>
          </table:table-cell>
        </table:table-row>
        <table:table-row table:style-name="ro1">
          <table:table-cell office:value-type="string" calcext:value-type="string">
            <text:p>"BD. OŢELARILOR, Nr. 22, GALAŢI, <text:s/>800585, Jud. GALAŢI"</text:p>
          </table:table-cell>
        </table:table-row>
        <table:table-row table:style-name="ro1">
          <table:table-cell office:value-type="string" calcext:value-type="string">
            <text:p>"STR. GARA DE NORD, Nr. 6-8, Sector 1, BUCUREŞTI, <text:s/>010857"</text:p>
          </table:table-cell>
        </table:table-row>
        <table:table-row table:style-name="ro1">
          <table:table-cell office:value-type="string" calcext:value-type="string">
            <text:p>"STR. EXERCIŢIU, Bl.A8, PITEŞTI, <text:s/>110438, Jud. ARGEŞ"</text:p>
          </table:table-cell>
        </table:table-row>
        <table:table-row table:style-name="ro1">
          <table:table-cell office:value-type="string" calcext:value-type="string">
            <text:p>"STR. GEORGE ENESCU, Nr. 36-42, Sector 1, BUCUREŞTI, <text:s/>010308"</text:p>
          </table:table-cell>
        </table:table-row>
        <table:table-row table:style-name="ro1">
          <table:table-cell office:value-type="string" calcext:value-type="string">
            <text:p>"BD. IULIU MANIU, Nr. 65, Bl.7P, Sc.1, Sector 6, BUCUREŞTI, <text:s/>061085"</text:p>
          </table:table-cell>
        </table:table-row>
        <table:table-row table:style-name="ro1">
          <table:table-cell office:value-type="string" calcext:value-type="string">
            <text:p>"BD. EROILOR, Nr. 5, CLUJ-NAPOCA, <text:s/>400129, Jud. CLUJ"</text:p>
          </table:table-cell>
        </table:table-row>
        <table:table-row table:style-name="ro1">
          <table:table-cell office:value-type="string" calcext:value-type="string">
            <text:p>"STR. JULES MICHELET, Nr. 8, Sector 1, BUCUREŞTI, <text:s/>010463"</text:p>
          </table:table-cell>
        </table:table-row>
        <table:table-row table:style-name="ro1">
          <table:table-cell office:value-type="string" calcext:value-type="string">
            <text:p>"STR. VASILE ALECSANDRI, Nr. 48, Bl.48, Sc.A, MOINEŞTI, <text:s/>605400, Jud. BACĂU"</text:p>
          </table:table-cell>
        </table:table-row>
        <table:table-row table:style-name="ro1">
          <table:table-cell office:value-type="string" calcext:value-type="string">
            <text:p>"STR. GARABET IBRĂILEANU, Nr. 6, CONSTANŢA, <text:s/>900566, Jud. CONSTANŢA"</text:p>
          </table:table-cell>
        </table:table-row>
        <table:table-row table:style-name="ro1">
          <table:table-cell office:value-type="string" calcext:value-type="string">
            <text:p>"STR. POLONĂ, Nr. 92, (INTERFON 92), Bl.17 A+B, Sc.C, Ap.92, Sector 1, BUCUREŞTI, <text:s/>010507"</text:p>
          </table:table-cell>
        </table:table-row>
        <table:table-row table:style-name="ro1">
          <table:table-cell office:value-type="string" calcext:value-type="string">
            <text:p>"BD. GENERAL MAGHERU, Nr. 19, ORADEA, <text:s/>410057, Jud. BIHOR"</text:p>
          </table:table-cell>
        </table:table-row>
        <table:table-row table:style-name="ro1">
          <table:table-cell office:value-type="string" calcext:value-type="string">
            <text:p>"BD. DUNĂREA, Nr. 1, Bl.A6, Ap.4, GALAŢI, <text:s/>800630, Jud. GALAŢI"</text:p>
          </table:table-cell>
        </table:table-row>
        <table:table-row table:style-name="ro1">
          <table:table-cell office:value-type="string" calcext:value-type="string">
            <text:p>"STR. POPA TATU, Nr. 25, Sector 1, BUCUREŞTI, <text:s/>010802"</text:p>
          </table:table-cell>
        </table:table-row>
        <table:table-row table:style-name="ro1">
          <table:table-cell office:value-type="string" calcext:value-type="string">
            <text:p>"STR. CULMEA VECHE, Nr. 2, Sector 3, BUCUREŞTI, <text:s/>030592"</text:p>
          </table:table-cell>
        </table:table-row>
        <table:table-row table:style-name="ro1">
          <table:table-cell office:value-type="string" calcext:value-type="string">
            <text:p>"STR. MOŢILOR, Nr. 133, Et.1, Ap.1, CLUJ-NAPOCA, <text:s/>400370, Jud. CLUJ"</text:p>
          </table:table-cell>
        </table:table-row>
        <table:table-row table:style-name="ro1">
          <table:table-cell office:value-type="string" calcext:value-type="string">
            <text:p>"STR. 1 DECEMBRIE 1918, TIMIŞOARA, <text:s/>300578, Jud. TIMIŞ"</text:p>
          </table:table-cell>
        </table:table-row>
        <table:table-row table:style-name="ro1">
          <table:table-cell office:value-type="string" calcext:value-type="string">
            <text:p>"STR. MAHATMA GANDI, Nr. 6, Sector 1, BUCUREŞTI, <text:s/>011407"</text:p>
          </table:table-cell>
        </table:table-row>
        <table:table-row table:style-name="ro1">
          <table:table-cell office:value-type="string" calcext:value-type="string">
            <text:p>"STR. ROZMARINULUI, Nr. 14, ORADEA, <text:s/>410175, Jud. BIHOR"</text:p>
          </table:table-cell>
        </table:table-row>
        <table:table-row table:style-name="ro1">
          <table:table-cell office:value-type="string" calcext:value-type="string">
            <text:p>"BD. 1 DECEMBRIE 1918, Nr. 132, Bl.C, CLUJ-NAPOCA, <text:s/>400326, Jud. CLUJ"</text:p>
          </table:table-cell>
        </table:table-row>
        <table:table-row table:style-name="ro1">
          <table:table-cell office:value-type="string" calcext:value-type="string">
            <text:p>"BD. ALEXANDRU LĂPUŞNEANU, Nr. 115, CONSTANŢA, <text:s/>900396, Jud. CONSTANŢA"</text:p>
          </table:table-cell>
        </table:table-row>
        <table:table-row table:style-name="ro1">
          <table:table-cell office:value-type="string" calcext:value-type="string">
            <text:p>"STR. NĂSĂUDULUI, Nr. 1, BISTRIŢA, <text:s/>420110, Jud. BISTRIŢA-NĂSĂUD"</text:p>
          </table:table-cell>
        </table:table-row>
        <table:table-row table:style-name="ro1">
          <table:table-cell office:value-type="string" calcext:value-type="string">
            <text:p>"BD. BUCOVINA, Nr. 4, GURA HUMORULUI, <text:s/>725300, Jud. SUCEAVA"</text:p>
          </table:table-cell>
        </table:table-row>
        <table:table-row table:style-name="ro1">
          <table:table-cell office:value-type="string" calcext:value-type="string">
            <text:p>"STR. VISTIERNICUL STAVRINOS, Nr. 15, 6, BUCURESTI, <text:s/>062289"</text:p>
          </table:table-cell>
        </table:table-row>
        <table:table-row table:style-name="ro1">
          <table:table-cell office:value-type="string" calcext:value-type="string">
            <text:p>"STR. FRAŢII GOLEŞTI, Nr. 59C, PITEŞTI, <text:s/>110174, Jud. ARGEŞ"</text:p>
          </table:table-cell>
        </table:table-row>
        <table:table-row table:style-name="ro1">
          <table:table-cell office:value-type="string" calcext:value-type="string">
            <text:p>"BD. CAROL I, Nr. 44, SINAIA, <text:s/>106100, Jud. PRAHOVA"</text:p>
          </table:table-cell>
        </table:table-row>
        <table:table-row table:style-name="ro1">
          <table:table-cell office:value-type="string" calcext:value-type="string">
            <text:p>"CAL. MOŞILOR, Nr. 209, Bl.17, Sc.3, Sector 2, BUCUREŞTI, <text:s/>020863"</text:p>
          </table:table-cell>
        </table:table-row>
        <table:table-row table:style-name="ro1">
          <table:table-cell office:value-type="string" calcext:value-type="string">
            <text:p>"STR. N. CONSTANTINESCU, Nr. 3, Sector 1, BUCUREŞTI, <text:s/>11713"</text:p>
          </table:table-cell>
        </table:table-row>
        <table:table-row table:style-name="ro1">
          <table:table-cell office:value-type="string" calcext:value-type="string">
            <text:p>"STR. TUDOR VIANU, Nr. 50, Sector 1, BUCUREŞTI, <text:s/>011638"</text:p>
          </table:table-cell>
        </table:table-row>
        <table:table-row table:style-name="ro1">
          <table:table-cell office:value-type="string" calcext:value-type="string">
            <text:p>"STR. FOIŞORULUI, Nr. 136, Sector 3, BUCUREŞTI, <text:s/>31184"</text:p>
          </table:table-cell>
        </table:table-row>
        <table:table-row table:style-name="ro1">
          <table:table-cell office:value-type="string" calcext:value-type="string">
            <text:p>"STR. DEZROBIRII, Nr. 143, CRAIOVA, <text:s/>200018, Jud. DOLJ"</text:p>
          </table:table-cell>
        </table:table-row>
        <table:table-row table:style-name="ro1">
          <table:table-cell office:value-type="string" calcext:value-type="string">
            <text:p>"BD. LIBERTĂŢII, Nr. 10, Bl.114, Et.P, Sector 4, BUCUREŞTI, <text:s/>040129"</text:p>
          </table:table-cell>
        </table:table-row>
        <table:table-row table:style-name="ro1">
          <table:table-cell office:value-type="string" calcext:value-type="string">
            <text:p>"CAL. CĂLĂRAŞI, Nr. 307, Sector 3, BUCUREŞTI, <text:s/>030621"</text:p>
          </table:table-cell>
        </table:table-row>
        <table:table-row table:style-name="ro1">
          <table:table-cell office:value-type="string" calcext:value-type="string">
            <text:p>"STR. SEPTIMIU ALBINI, Nr. 15, CLUJ-NAPOCA, <text:s/>400457, Jud. CLUJ"</text:p>
          </table:table-cell>
        </table:table-row>
        <table:table-row table:style-name="ro1">
          <table:table-cell office:value-type="string" calcext:value-type="string">
            <text:p>"STR. DOAMNA GHICA, Nr. 131, LÂNGĂ CLINICA REGINA MARIA, Sector 2, BUCUREŞTI"</text:p>
          </table:table-cell>
        </table:table-row>
        <table:table-row table:style-name="ro1">
          <table:table-cell office:value-type="string" calcext:value-type="string">
            <text:p>"BD. DECEBAL, Nr. 14, Bl.S6, Sc.3, Ap.50, Sector 3, BUCUREŞTI, <text:s/>030967"</text:p>
          </table:table-cell>
        </table:table-row>
        <table:table-row table:style-name="ro1">
          <table:table-cell office:value-type="string" calcext:value-type="string">
            <text:p>"STR. NICOLAE TITULESCU, Nr. 7, Sc.1, GĂEŞTI, Jud. DÂMBOVIŢA"</text:p>
          </table:table-cell>
        </table:table-row>
        <table:table-row table:style-name="ro1">
          <table:table-cell office:value-type="string" calcext:value-type="string">
            <text:p>"STR. CARAIMAN, Nr. 116, Sector 1, BUCUREŞTI, <text:s/>011564"</text:p>
          </table:table-cell>
        </table:table-row>
        <table:table-row table:style-name="ro1">
          <table:table-cell office:value-type="string" calcext:value-type="string">
            <text:p>"CAL. VITAN, Nr. 28, Sector 3, BUCUREŞTI, <text:s/>51926"</text:p>
          </table:table-cell>
        </table:table-row>
        <table:table-row table:style-name="ro1">
          <table:table-cell office:value-type="string" calcext:value-type="string">
            <text:p>"STR. MIHAI EMINESCU, Bl. P14 Sc. A Et. P Ap. 3, MIOVENI, <text:s/>115400, Jud. ARGEŞ"</text:p>
          </table:table-cell>
        </table:table-row>
        <table:table-row table:style-name="ro1">
          <table:table-cell office:value-type="string" calcext:value-type="string">
            <text:p>"STR. CRAIOVEI, Bl.9, Sc.A, Ap.152, PITEŞTI, <text:s/>110269, Jud. ARGEŞ"</text:p>
          </table:table-cell>
        </table:table-row>
        <table:table-row table:style-name="ro1">
          <table:table-cell office:value-type="string" calcext:value-type="string">
            <text:p>"STR. RONDĂ, Nr. 3A, Sector 2, BUCUREŞTI, <text:s/>024105"</text:p>
          </table:table-cell>
        </table:table-row>
        <table:table-row table:style-name="ro1">
          <table:table-cell office:value-type="string" calcext:value-type="string">
            <text:p>"STR. NĂSĂUD, Nr. 10, Bl.Y8, Ap.41, CLUJ-NAPOCA, <text:s/>400610, Jud. CLUJ"</text:p>
          </table:table-cell>
        </table:table-row>
        <table:table-row table:style-name="ro1">
          <table:table-cell office:value-type="string" calcext:value-type="string">
            <text:p>"BD. BASARABIA, Nr. 250, Sector 3, BUCUREŞTI, <text:s/>030352"</text:p>
          </table:table-cell>
        </table:table-row>
        <table:table-row table:style-name="ro1">
          <table:table-cell office:value-type="string" calcext:value-type="string">
            <text:p>"STR. GHIBĂNESCU, Nr. 2, IAŞI, <text:s/>700030, Jud. IAŞI"</text:p>
          </table:table-cell>
        </table:table-row>
        <table:table-row table:style-name="ro1">
          <table:table-cell office:value-type="string" calcext:value-type="string">
            <text:p>"STR. ROVINE, Nr. 2, Ap.21, CLUJ-NAPOCA, Jud. CLUJ"</text:p>
          </table:table-cell>
        </table:table-row>
        <table:table-row table:style-name="ro1">
          <table:table-cell office:value-type="string" calcext:value-type="string">
            <text:p>"STR. REPUBLICII, PUCIOASA, <text:s/>0, Jud. DÂMBOVIŢA"</text:p>
          </table:table-cell>
        </table:table-row>
        <table:table-row table:style-name="ro1">
          <table:table-cell office:value-type="string" calcext:value-type="string">
            <text:p>"BD. TOMIS, Nr.215, Bl. TS9 Sc. C Et. 1 Ap. 41, CONSTANŢA, <text:s/>900647, Jud. CONSTANŢA"</text:p>
          </table:table-cell>
        </table:table-row>
        <table:table-row table:style-name="ro1">
          <table:table-cell office:value-type="string" calcext:value-type="string">
            <text:p>"CAL. BUCUREŞTI, Bl.32, Sc.C, Ap.3, PITEŞTI, Jud. ARGEŞ"</text:p>
          </table:table-cell>
        </table:table-row>
        <table:table-row table:style-name="ro1">
          <table:table-cell office:value-type="string" calcext:value-type="string">
            <text:p>"BD. SATURN, Nr. 36, Sc.B, Ap.3, BRAŞOV, <text:s/>500342, Jud. BRAŞOV"</text:p>
          </table:table-cell>
        </table:table-row>
        <table:table-row table:style-name="ro1">
          <table:table-cell office:value-type="string" calcext:value-type="string">
            <text:p>"BD. TOMIS, Nr. 228, Bl.TD9, Sc.C, Ap.38, CONSTANŢA, <text:s/>900635, Jud. CONSTANŢA"</text:p>
          </table:table-cell>
        </table:table-row>
        <table:table-row table:style-name="ro1">
          <table:table-cell office:value-type="string" calcext:value-type="string">
            <text:p>"STR. CORNELIA SALCEANU, Nr.26, TIMIŞOARA, <text:s/>300496, Jud. TIMIŞ"</text:p>
          </table:table-cell>
        </table:table-row>
        <table:table-row table:style-name="ro1">
          <table:table-cell office:value-type="string" calcext:value-type="string">
            <text:p>"STR. CONSTANTIN BRÂNCUŞI, Nr. 67, CLUJ-NAPOCA, <text:s/>400458, Jud. CLUJ"</text:p>
          </table:table-cell>
        </table:table-row>
        <table:table-row table:style-name="ro1">
          <table:table-cell office:value-type="string" calcext:value-type="string">
            <text:p>"STR. NICOPOLE, Nr.48 A, BRAŞOV, <text:s/>500063, Jud. BRAŞOV"</text:p>
          </table:table-cell>
        </table:table-row>
        <table:table-row table:style-name="ro1">
          <table:table-cell office:value-type="string" calcext:value-type="string">
            <text:p>"STR. MICHAEL WEISS, Nr. 26, BRAŞOV, Jud. BRAŞOV"</text:p>
          </table:table-cell>
        </table:table-row>
        <table:table-row table:style-name="ro1">
          <table:table-cell office:value-type="string" calcext:value-type="string">
            <text:p>"STR. LUCREŢIU PĂTRĂŞCANU, Nr. 1, Bl.G3, Ap.28, Sector 3, BUCUREŞTI"</text:p>
          </table:table-cell>
        </table:table-row>
        <table:table-row table:style-name="ro1">
          <table:table-cell office:value-type="string" calcext:value-type="string">
            <text:p>"STR. MAYER OCTAV, Nr.3, Et. MANS., IAŞI, Jud. IAŞI"</text:p>
          </table:table-cell>
        </table:table-row>
        <table:table-row table:style-name="ro1">
          <table:table-cell office:value-type="string" calcext:value-type="string">
            <text:p>"STR. VADUL BISTRITEI, Nr.29, Bl. 29 Sc. B Et. 7 Ap. 20, BACĂU, <text:s/>600191, Jud. BACĂU"</text:p>
          </table:table-cell>
        </table:table-row>
        <table:table-row table:style-name="ro1">
          <table:table-cell office:value-type="string" calcext:value-type="string">
            <text:p>"CAL. CAZABAN, Nr. 13, ORADEA, <text:s/>410272, Jud. BIHOR"</text:p>
          </table:table-cell>
        </table:table-row>
        <table:table-row table:style-name="ro1">
          <table:table-cell office:value-type="string" calcext:value-type="string">
            <text:p>"STR. VRANCEI, Nr.33, FOCŞANI, <text:s/>620063, Jud. VRANCEA"</text:p>
          </table:table-cell>
        </table:table-row>
        <table:table-row table:style-name="ro1">
          <table:table-cell office:value-type="string" calcext:value-type="string">
            <text:p>"STR. MIHAI EMINESCU, Nr. 140 bis, Sector 2, BUCUREŞTI, <text:s/>020083"</text:p>
          </table:table-cell>
        </table:table-row>
        <table:table-row table:style-name="ro1">
          <table:table-cell office:value-type="string" calcext:value-type="string">
            <text:p>"STR. NICOLAE BĂLCESCU, Nr. 7, SIBIU, <text:s/>555600, Jud. SIBIU"</text:p>
          </table:table-cell>
        </table:table-row>
        <table:table-row table:style-name="ro1">
          <table:table-cell office:value-type="string" calcext:value-type="string">
            <text:p>"CAL. CRÂNGAŞI, Nr. 14, Sector 6, BUCUREŞTI, <text:s/>60337"</text:p>
          </table:table-cell>
        </table:table-row>
        <table:table-row table:style-name="ro1">
          <table:table-cell office:value-type="string" calcext:value-type="string">
            <text:p>"STR. LÂNĂRIEI, Nr. 5, Sector 4, BUCUREŞTI, <text:s/>040321"</text:p>
          </table:table-cell>
        </table:table-row>
        <table:table-row table:style-name="ro1">
          <table:table-cell office:value-type="string" calcext:value-type="string">
            <text:p>"STR. GEORGE CĂLINESCU, Nr. 13, Sector 1, BUCUREŞTI, <text:s/>011691"</text:p>
          </table:table-cell>
        </table:table-row>
        <table:table-row table:style-name="ro1">
          <table:table-cell office:value-type="string" calcext:value-type="string">
            <text:p>"STR. AUREL VLAICU, Nr. 36, CLUJ-NAPOCA, <text:s/>400581, Jud. CLUJ"</text:p>
          </table:table-cell>
        </table:table-row>
        <table:table-row table:style-name="ro1">
          <table:table-cell office:value-type="string" calcext:value-type="string">
            <text:p>"CAL. CĂLĂRAŞI, Nr. 180, Sector 3, BUCUREŞTI, <text:s/>030631"</text:p>
          </table:table-cell>
        </table:table-row>
        <table:table-row table:style-name="ro1">
          <table:table-cell office:value-type="string" calcext:value-type="string">
            <text:p>"CART. MICĂLACA, Bl.308, Sc.B, Et.3, Ap.8, ARAD, <text:s/>310295, Jud. ARAD"</text:p>
          </table:table-cell>
        </table:table-row>
        <table:table-row table:style-name="ro1">
          <table:table-cell office:value-type="string" calcext:value-type="string">
            <text:p>"STR. CONSTANTIN BOBESCU, Nr. 9, Bl.BV2, Ap.3, CONSTANŢA, Jud. CONSTANŢA"</text:p>
          </table:table-cell>
        </table:table-row>
        <table:table-row table:style-name="ro1">
          <table:table-cell office:value-type="string" calcext:value-type="string">
            <text:p>"STR. ALEXANDRU IOAN CUZA, Nr. 23, Bl.M19C, Sc.1, Ap.2, CRAIOVA, <text:s/>200585, Jud. DOLJ"</text:p>
          </table:table-cell>
        </table:table-row>
        <table:table-row table:style-name="ro1">
          <table:table-cell office:value-type="string" calcext:value-type="string">
            <text:p>"STR. OLTULUI, Nr. 7, TIMIŞOARA, Jud. TIMIŞ"</text:p>
          </table:table-cell>
        </table:table-row>
        <table:table-row table:style-name="ro1">
          <table:table-cell office:value-type="string" calcext:value-type="string">
            <text:p>"STR. DOAMNA GHICA, Nr. 3, Bl.2, Sector 2, BUCUREŞTI, <text:s/>22831"</text:p>
          </table:table-cell>
        </table:table-row>
        <table:table-row table:style-name="ro1">
          <table:table-cell office:value-type="string" calcext:value-type="string">
            <text:p>"ŞOS. BERCENI, Nr. 13, Bl.9, Sc.2, Et.Parter, Ap.57, Sector 4, BUCUREŞTI, <text:s/>041902"</text:p>
          </table:table-cell>
        </table:table-row>
        <table:table-row table:style-name="ro1">
          <table:table-cell office:value-type="string" calcext:value-type="string">
            <text:p>"ALEEA CENUSARESEI, Nr.5, Et. P, 2, BUCUREŞTI"</text:p>
          </table:table-cell>
        </table:table-row>
        <table:table-row table:style-name="ro1">
          <table:table-cell office:value-type="string" calcext:value-type="string">
            <text:p>"CAL. TORONTALULUI, Nr. 37, TIMIŞOARA, <text:s/>300668, Jud. TIMIŞ"</text:p>
          </table:table-cell>
        </table:table-row>
        <table:table-row table:style-name="ro1">
          <table:table-cell office:value-type="string" calcext:value-type="string">
            <text:p>"STR. ANDREI MURESANU, Nr.13, BISTRIŢA, <text:s/>420123, Jud. BISTRIŢA-NĂSĂUD"</text:p>
          </table:table-cell>
        </table:table-row>
        <table:table-row table:style-name="ro1">
          <table:table-cell office:value-type="string" calcext:value-type="string">
            <text:p>"STR. PLUTONIER STAN DIŢESCU, Nr. 1-4, TÂRGOVIŞTE, <text:s/>130015, Jud. DÂMBOVIŢA"</text:p>
          </table:table-cell>
        </table:table-row>
        <table:table-row table:style-name="ro1">
          <table:table-cell office:value-type="string" calcext:value-type="string">
            <text:p>"PŢA VOIEVOZILOR, Nr. 3, Bl.A9, Et.4, Ap.19, IAŞI, <text:s/>0, Jud. IAŞI"</text:p>
          </table:table-cell>
        </table:table-row>
        <table:table-row table:style-name="ro1">
          <table:table-cell office:value-type="string" calcext:value-type="string">
            <text:p>"STR. SOLDAT STELIAN MIHALE, Nr.6C, 2, BUCUREŞTI"</text:p>
          </table:table-cell>
        </table:table-row>
        <table:table-row table:style-name="ro1">
          <table:table-cell office:value-type="string" calcext:value-type="string">
            <text:p>"STR. ŞTEFAN CEL MARE, Nr. 47, SUCEAVA, <text:s/>720054, Jud. SUCEAVA"</text:p>
          </table:table-cell>
        </table:table-row>
        <table:table-row table:style-name="ro1">
          <table:table-cell office:value-type="string" calcext:value-type="string">
            <text:p>"STR. CPT. STANCULESCU, Bl. C22 Sc. 2 Ap. 34, TURNU MĂGURELE, <text:s/>145200, Jud. TELEORMAN"</text:p>
          </table:table-cell>
        </table:table-row>
        <table:table-row table:style-name="ro1">
          <table:table-cell office:value-type="string" calcext:value-type="string">
            <text:p>"STR. EROU NICOLAE IANCU, Nr. 49, Sector 2, BUCUREŞTI"</text:p>
          </table:table-cell>
        </table:table-row>
        <table:table-row table:style-name="ro1">
          <table:table-cell office:value-type="string" calcext:value-type="string">
            <text:p>"STR. ILIE ILAŞCU, Nr. 14, SUCEAVA, <text:s/>720208, Jud. SUCEAVA"</text:p>
          </table:table-cell>
        </table:table-row>
        <table:table-row table:style-name="ro1">
          <table:table-cell office:value-type="string" calcext:value-type="string">
            <text:p>"AL. VÂRFUL CU DOR, Nr. 7, Sector 3, BUCUREŞTI"</text:p>
          </table:table-cell>
        </table:table-row>
        <table:table-row table:style-name="ro1">
          <table:table-cell office:value-type="string" calcext:value-type="string">
            <text:p>"STR. CRONICAR ION NECULCE, Nr. 31, TIMIŞOARA, <text:s/>300109, Jud. TIMIŞ"</text:p>
          </table:table-cell>
        </table:table-row>
        <table:table-row table:style-name="ro1">
          <table:table-cell office:value-type="string" calcext:value-type="string">
            <text:p>"BD. 1 MAI, Nr. 72, CRAIOVA, Jud. DOLJ"</text:p>
          </table:table-cell>
        </table:table-row>
        <table:table-row table:style-name="ro1">
          <table:table-cell office:value-type="string" calcext:value-type="string">
            <text:p>"STR. REPUBLICII, Bl.42, Sc.A, Ap.1, FĂLTICENI, <text:s/>725200, Jud. SUCEAVA"</text:p>
          </table:table-cell>
        </table:table-row>
        <table:table-row table:style-name="ro1">
          <table:table-cell office:value-type="string" calcext:value-type="string">
            <text:p>"STR. CREMENITA, Nr. 2B, 2, BUCURESTI, <text:s/>022813, Jud. BUCURESTI"</text:p>
          </table:table-cell>
        </table:table-row>
        <table:table-row table:style-name="ro1">
          <table:table-cell office:value-type="string" calcext:value-type="string">
            <text:p>"STR. PUTUL LUI ZAMFIR, Nr.42, 1, BUCUREŞTI, <text:s/>11684"</text:p>
          </table:table-cell>
        </table:table-row>
        <table:table-row table:style-name="ro1">
          <table:table-cell office:value-type="string" calcext:value-type="string">
            <text:p>"STR. MIHAI EMINESCU, Bl. H1 Sc. 1 Et. P Ap. 3, DEVA, Jud. HUNEDOARA"</text:p>
          </table:table-cell>
        </table:table-row>
        <table:table-row table:style-name="ro1">
          <table:table-cell office:value-type="string" calcext:value-type="string">
            <text:p>"ŞOS. ŞTEFAN CEL MARE, Nr. 31, Bl.29, Et.PARTER, Sector 2, BUCUREŞTI, <text:s/>020127"</text:p>
          </table:table-cell>
        </table:table-row>
        <table:table-row table:style-name="ro1">
          <table:table-cell office:value-type="string" calcext:value-type="string">
            <text:p>"BD. AVIATORILOR, Nr. 18, Ap.8-10, Sector 1, BUCUREŞTI"</text:p>
          </table:table-cell>
        </table:table-row>
        <table:table-row table:style-name="ro1">
          <table:table-cell office:value-type="string" calcext:value-type="string">
            <text:p>"BD. TIMISOARA, Nr. 52, Sector 6, BUCUREŞTI"</text:p>
          </table:table-cell>
        </table:table-row>
        <table:table-row table:style-name="ro1">
          <table:table-cell office:value-type="string" calcext:value-type="string">
            <text:p>"STR. DR. IOAN RATIU, Nr.33, Bl. L1 Ap. 7, ALBA IULIA, Jud. ALBA"</text:p>
          </table:table-cell>
        </table:table-row>
        <table:table-row table:style-name="ro1">
          <table:table-cell office:value-type="string" calcext:value-type="string">
            <text:p>"STR. BUZESTI, Nr.27-29, 1, BUCUREŞTI, <text:s/>11012"</text:p>
          </table:table-cell>
        </table:table-row>
        <table:table-row table:style-name="ro1">
          <table:table-cell office:value-type="string" calcext:value-type="string">
            <text:p>"CAL. 13 SEPTEMBRIE, Nr. 118-120, Bl.60-62, Et.1, Sector 5, BUCUREŞTI, <text:s/>050728"</text:p>
          </table:table-cell>
        </table:table-row>
        <table:table-row table:style-name="ro1">
          <table:table-cell office:value-type="string" calcext:value-type="string">
            <text:p>"BD. PIERRE DE COUBERTIN, Nr. 6, Bl.3, Sc.1, Et.1, Sector 2, BUCUREŞTI"</text:p>
          </table:table-cell>
        </table:table-row>
        <table:table-row table:style-name="ro1">
          <table:table-cell office:value-type="string" calcext:value-type="string">
            <text:p>"PIATA ROMANA, Nr.1-2, Bl. B Sc. B Ap. 1, ARAD, Jud. ARAD"</text:p>
          </table:table-cell>
        </table:table-row>
        <table:table-row table:style-name="ro1">
          <table:table-cell office:value-type="string" calcext:value-type="string">
            <text:p>"STR. FAINARI, Nr.5, 2, BUCUREŞTI, <text:s/>21221"</text:p>
          </table:table-cell>
        </table:table-row>
        <table:table-row table:style-name="ro1">
          <table:table-cell office:value-type="string" calcext:value-type="string">
            <text:p>"STR. ALEXANDRU ODOBESCU, TIMIŞOARA, <text:s/>300237, Jud. TIMIŞ"</text:p>
          </table:table-cell>
        </table:table-row>
        <table:table-row table:style-name="ro1">
          <table:table-cell office:value-type="string" calcext:value-type="string">
            <text:p>"STR. PRIMĂVERII, Nr. 19, IAŞI, <text:s/>700171, Jud. IAŞI"</text:p>
          </table:table-cell>
        </table:table-row>
        <table:table-row table:style-name="ro1">
          <table:table-cell office:value-type="string" calcext:value-type="string">
            <text:p>"BD. DIMITRIE CANTEMIR, Nr. 2, IAŞI, <text:s/>700255, Jud. IAŞI"</text:p>
          </table:table-cell>
        </table:table-row>
        <table:table-row table:style-name="ro1">
          <table:table-cell office:value-type="string" calcext:value-type="string">
            <text:p>"BD. NICOLAE IORGA, Nr. 30, IAŞI, <text:s/>700256, Jud. IAŞI"</text:p>
          </table:table-cell>
        </table:table-row>
        <table:table-row table:style-name="ro1">
          <table:table-cell office:value-type="string" calcext:value-type="string">
            <text:p>"CAL. DOROBANŢI, Nr. 51, Sector 1, BUCUREŞTI, <text:s/>10555"</text:p>
          </table:table-cell>
        </table:table-row>
        <table:table-row table:style-name="ro1">
          <table:table-cell office:value-type="string" calcext:value-type="string">
            <text:p>"CAL. ARADULUI, Nr. 4A, TIMIŞOARA, <text:s/>300088, Jud. TIMIŞ"</text:p>
          </table:table-cell>
        </table:table-row>
        <table:table-row table:style-name="ro1">
          <table:table-cell office:value-type="string" calcext:value-type="string">
            <text:p>"STR. DEZROBIRII, Nr. 110, CONSTANŢA, Jud. CONSTANŢA"</text:p>
          </table:table-cell>
        </table:table-row>
        <table:table-row table:style-name="ro1">
          <table:table-cell office:value-type="string" calcext:value-type="string">
            <text:p>"STR. STRUNGARILOR, Nr. 2, Bl.K1, Ap.61, GALAŢI, <text:s/>800613, Jud. GALAŢI"</text:p>
          </table:table-cell>
        </table:table-row>
        <table:table-row table:style-name="ro1">
          <table:table-cell office:value-type="string" calcext:value-type="string">
            <text:p>"STR. CIPRIAN PORUMBESCU, TIMIŞOARA, Jud. TIMIŞ"</text:p>
          </table:table-cell>
        </table:table-row>
        <table:table-row table:style-name="ro1">
          <table:table-cell office:value-type="string" calcext:value-type="string">
            <text:p>"STR. MIHAI EMINESCU, Nr. 73, Sector 2, BUCUREŞTI, <text:s/>020072"</text:p>
          </table:table-cell>
        </table:table-row>
        <table:table-row table:style-name="ro1">
          <table:table-cell office:value-type="string" calcext:value-type="string">
            <text:p>"CAL. DOROBANŢI, Nr. 91, Sector 1, BUCUREŞTI, <text:s/>010559"</text:p>
          </table:table-cell>
        </table:table-row>
        <table:table-row table:style-name="ro1">
          <table:table-cell office:value-type="string" calcext:value-type="string">
            <text:p>"STR. ION LUCA CARAGIALE, Nr. 1, Sector 2, BUCUREŞTI, <text:s/>20041"</text:p>
          </table:table-cell>
        </table:table-row>
        <table:table-row table:style-name="ro1">
          <table:table-cell office:value-type="string" calcext:value-type="string">
            <text:p>"STR. DORNEI, Nr. 47, Sector 1, BUCUREŞTI, <text:s/>12291"</text:p>
          </table:table-cell>
        </table:table-row>
        <table:table-row table:style-name="ro1">
          <table:table-cell office:value-type="string" calcext:value-type="string">
            <text:p>"STR. MIHAIL IVANOVICI GLINKA, Nr. 9, Sector 2, BUCUREŞTI, <text:s/>20212"</text:p>
          </table:table-cell>
        </table:table-row>
        <table:table-row table:style-name="ro1">
          <table:table-cell office:value-type="string" calcext:value-type="string">
            <text:p>"STR. ELENA DOAMNA, Nr. 2, Bl.31D, Ap.15, PLOIEŞTI, <text:s/>100002, Jud. PRAHOVA"</text:p>
          </table:table-cell>
        </table:table-row>
        <table:table-row table:style-name="ro1">
          <table:table-cell office:value-type="string" calcext:value-type="string">
            <text:p>"STR. STINDARDULUI, Nr. 3-5, IAŞI, Jud. IAŞI"</text:p>
          </table:table-cell>
        </table:table-row>
        <table:table-row table:style-name="ro1">
          <table:table-cell office:value-type="string" calcext:value-type="string">
            <text:p>"STR. POPA ŞAPCĂ, TIMIŞOARA, Jud. TIMIŞ"</text:p>
          </table:table-cell>
        </table:table-row>
        <table:table-row table:style-name="ro1">
          <table:table-cell office:value-type="string" calcext:value-type="string">
            <text:p>"STR. MIHAI VITEAZU, Nr. 10, Bl.10, Sc.A, Ap.1, SUCEAVA, <text:s/>720144, Jud. SUCEAVA"</text:p>
          </table:table-cell>
        </table:table-row>
        <table:table-row table:style-name="ro1">
          <table:table-cell office:value-type="string" calcext:value-type="string">
            <text:p>"AL. NUCULUI, Nr. 20, SUCEAVA, Jud. SUCEAVA"</text:p>
          </table:table-cell>
        </table:table-row>
        <table:table-row table:style-name="ro1">
          <table:table-cell office:value-type="string" calcext:value-type="string">
            <text:p>"STR. CASTRANOVA, Nr. 39, Sector 6, BUCUREŞTI, <text:s/>062315"</text:p>
          </table:table-cell>
        </table:table-row>
        <table:table-row table:style-name="ro1">
          <table:table-cell office:value-type="string" calcext:value-type="string">
            <text:p>"STR. BARBU DELAVRANCEA, Nr. 76, Bl.33, Sc.B, Ap.12, CONSTANŢA, <text:s/>900346, Jud. CONSTANŢA"</text:p>
          </table:table-cell>
        </table:table-row>
        <table:table-row table:style-name="ro1">
          <table:table-cell office:value-type="string" calcext:value-type="string">
            <text:p>"STR. ALEXANDRU VLAHUŢĂ, Nr. 15, CLUJ-NAPOCA, <text:s/>400315, Jud. CLUJ"</text:p>
          </table:table-cell>
        </table:table-row>
        <table:table-row table:style-name="ro1">
          <table:table-cell office:value-type="string" calcext:value-type="string">
            <text:p>"STR. VORONEŢ, Nr. 18, Bl.A22, Sc.3, Ap.29, Sector 3, BUCUREŞTI, <text:s/>031554"</text:p>
          </table:table-cell>
        </table:table-row>
        <table:table-row table:style-name="ro1">
          <table:table-cell office:value-type="string" calcext:value-type="string">
            <text:p>"ŞOS. PIPERA, Nr. 14, Sector 1, BUCUREŞTI, <text:s/>014255"</text:p>
          </table:table-cell>
        </table:table-row>
        <table:table-row table:style-name="ro1">
          <table:table-cell office:value-type="string" calcext:value-type="string">
            <text:p>"BD. RÂMNICU SĂRAT, Nr. 25, Bl.11A, Sector 3, BUCUREŞTI, <text:s/>31907"</text:p>
          </table:table-cell>
        </table:table-row>
        <table:table-row table:style-name="ro1">
          <table:table-cell office:value-type="string" calcext:value-type="string">
            <text:p>"BD. REVOLUŢIEI 1989, Nr. 12, TIMIŞOARA, <text:s/>300024, Jud. TIMIŞ"</text:p>
          </table:table-cell>
        </table:table-row>
        <table:table-row table:style-name="ro1">
          <table:table-cell office:value-type="string" calcext:value-type="string">
            <text:p>"STR. SERGHEI RAHMANINOV, Nr. 23, Sector 2, BUCUREŞTI, <text:s/>020195"</text:p>
          </table:table-cell>
        </table:table-row>
        <table:table-row table:style-name="ro1">
          <table:table-cell office:value-type="string" calcext:value-type="string">
            <text:p>"AL. CASTANILOR, Nr. 1, Bl.65, Et.PARTER, CRAIOVA, Jud. DOLJ"</text:p>
          </table:table-cell>
        </table:table-row>
        <table:table-row table:style-name="ro1">
          <table:table-cell office:value-type="string" calcext:value-type="string">
            <text:p>"STR. PIATRA CORBULUI, Nr.5 C, BICAZ, <text:s/>615100, Jud. NEAMŢ"</text:p>
          </table:table-cell>
        </table:table-row>
        <table:table-row table:style-name="ro1">
          <table:table-cell office:value-type="string" calcext:value-type="string">
            <text:p>"BD. NICOLAE TITULESCU, Nr. 46, CRAIOVA, <text:s/>200142, Jud. DOLJ"</text:p>
          </table:table-cell>
        </table:table-row>
        <table:table-row table:style-name="ro1">
          <table:table-cell office:value-type="string" calcext:value-type="string">
            <text:p>"INT. PATINOARULUI, Nr. 52, Sector 3, BUCUREŞTI, <text:s/>30357"</text:p>
          </table:table-cell>
        </table:table-row>
        <table:table-row table:style-name="ro1">
          <table:table-cell office:value-type="string" calcext:value-type="string">
            <text:p>"BD. AUREL VLAICU, Nr.25, Bl. B4 Sc. D Et. 3 Ap. 71, CONSTANŢA, <text:s/>900055, Jud. CONSTANŢA"</text:p>
          </table:table-cell>
        </table:table-row>
        <table:table-row table:style-name="ro1">
          <table:table-cell office:value-type="string" calcext:value-type="string">
            <text:p>"STR. ANATOLE FRANCE, Nr.4, CLUJ-NAPOCA, <text:s/>400463, Jud. CLUJ"</text:p>
          </table:table-cell>
        </table:table-row>
        <table:table-row table:style-name="ro1">
          <table:table-cell office:value-type="string" calcext:value-type="string">
            <text:p>"STR. BRĂILEI, Nr. 25, Bl.P2, Et.parter, GALAŢI, <text:s/>800083, Jud. GALAŢI"</text:p>
          </table:table-cell>
        </table:table-row>
        <table:table-row table:style-name="ro1">
          <table:table-cell office:value-type="string" calcext:value-type="string">
            <text:p>"STR. MĂRĂŢEI, Nr. 92, PIATRA NEAMŢ, <text:s/>610196, Jud. NEAMŢ"</text:p>
          </table:table-cell>
        </table:table-row>
        <table:table-row table:style-name="ro1">
          <table:table-cell office:value-type="string" calcext:value-type="string">
            <text:p>"BD. MATEI BASARAB, Bl. Z, Ap. 1, parter, SLOBOZIA, Jud. IALOMIŢA"</text:p>
          </table:table-cell>
        </table:table-row>
        <table:table-row table:style-name="ro1">
          <table:table-cell office:value-type="string" calcext:value-type="string">
            <text:p>"ŞOS. VIRTUŢII, Nr. 7, Sector 6, BUCUREŞTI, <text:s/>060781"</text:p>
          </table:table-cell>
        </table:table-row>
        <table:table-row table:style-name="ro1">
          <table:table-cell office:value-type="string" calcext:value-type="string">
            <text:p>"STR. DOBROGEI, Nr. 13, Sc.2, GALAŢI, <text:s/>800170, Jud. GALAŢI"</text:p>
          </table:table-cell>
        </table:table-row>
        <table:table-row table:style-name="ro1">
          <table:table-cell office:value-type="string" calcext:value-type="string">
            <text:p>"STR. LATERALĂ, Nr. 10, CODLEA, <text:s/>505100, Jud. BRAŞOV"</text:p>
          </table:table-cell>
        </table:table-row>
        <table:table-row table:style-name="ro1">
          <table:table-cell office:value-type="string" calcext:value-type="string">
            <text:p>"STR. 1 MAI, Nr. 3, BRAŞOV, Jud. BRAŞOV"</text:p>
          </table:table-cell>
        </table:table-row>
        <table:table-row table:style-name="ro1">
          <table:table-cell office:value-type="string" calcext:value-type="string">
            <text:p>"STR. PLEVNA, Nr. 86, BRĂILA, <text:s/>810526, Jud. BRĂILA"</text:p>
          </table:table-cell>
        </table:table-row>
        <table:table-row table:style-name="ro1">
          <table:table-cell office:value-type="string" calcext:value-type="string">
            <text:p>"ŞOS. GIURGIULUI, Nr. 119, Bl.11, Sector 4, BUCUREŞTI, <text:s/>040661"</text:p>
          </table:table-cell>
        </table:table-row>
        <table:table-row table:style-name="ro1">
          <table:table-cell office:value-type="string" calcext:value-type="string">
            <text:p>"STR. ANTON PANN, Bl.14, Ap.2, ROMAN, Jud. NEAMŢ"</text:p>
          </table:table-cell>
        </table:table-row>
        <table:table-row table:style-name="ro1">
          <table:table-cell office:value-type="string" calcext:value-type="string">
            <text:p>"STR. ORHEI, Nr. 10, Bl.3, Ap.4, PIATRA NEAMŢ, <text:s/>610257, Jud. NEAMŢ"</text:p>
          </table:table-cell>
        </table:table-row>
        <table:table-row table:style-name="ro1">
          <table:table-cell office:value-type="string" calcext:value-type="string">
            <text:p>"CAL. VICTORIEI, Nr. 26, Sector 3, BUCUREŞTI, <text:s/>30027"</text:p>
          </table:table-cell>
        </table:table-row>
        <table:table-row table:style-name="ro1">
          <table:table-cell office:value-type="string" calcext:value-type="string">
            <text:p>"STR. GENERAL TRAIAN MOŞOIU, Nr. 33, Ap.1, CLUJ-NAPOCA, <text:s/>400132, Jud. CLUJ"</text:p>
          </table:table-cell>
        </table:table-row>
        <table:table-row table:style-name="ro1">
          <table:table-cell office:value-type="string" calcext:value-type="string">
            <text:p>"STR. NEGOIU, BL. 7 SC. A AP. 1, FĂGĂRAŞ, Jud. BRAŞOV"</text:p>
          </table:table-cell>
        </table:table-row>
        <table:table-row table:style-name="ro1">
          <table:table-cell office:value-type="string" calcext:value-type="string">
            <text:p>"ŞOS. OLTENIŢEI, Nr. 242, Bl.83, Sc.1, Ap.3, Sector 4, BUCUREŞTI, <text:s/>041332"</text:p>
          </table:table-cell>
        </table:table-row>
        <table:table-row table:style-name="ro1">
          <table:table-cell office:value-type="string" calcext:value-type="string">
            <text:p>"INT. BRAVURII, Nr. 5A, Sector 1, BUCUREŞTI, <text:s/>10521"</text:p>
          </table:table-cell>
        </table:table-row>
        <table:table-row table:style-name="ro1">
          <table:table-cell office:value-type="string" calcext:value-type="string">
            <text:p>"STR. STEFAN CEL MARE, Nr.74, Ap. 1, SUCEAVA, <text:s/>720062, Jud. SUCEAVA"</text:p>
          </table:table-cell>
        </table:table-row>
        <table:table-row table:style-name="ro1">
          <table:table-cell office:value-type="string" calcext:value-type="string">
            <text:p>"ŞOS. NORDULUI, Nr. 62, BUCUREŞTI, <text:s/>014104"</text:p>
          </table:table-cell>
        </table:table-row>
        <table:table-row table:style-name="ro1">
          <table:table-cell office:value-type="string" calcext:value-type="string">
            <text:p>"STR. DOCTOR LISTER, Nr. 7A, Sector 5, BUCUREŞTI"</text:p>
          </table:table-cell>
        </table:table-row>
        <table:table-row table:style-name="ro1">
          <table:table-cell office:value-type="string" calcext:value-type="string">
            <text:p>"COMPLEX REGIE, BUCUREŞTI"</text:p>
          </table:table-cell>
        </table:table-row>
        <table:table-row table:style-name="ro1">
          <table:table-cell office:value-type="string" calcext:value-type="string">
            <text:p>"CAL. BUCURESTI, Nr. 62C, CRAIOVA, Jud. DOLJ"</text:p>
          </table:table-cell>
        </table:table-row>
        <table:table-row table:style-name="ro1">
          <table:table-cell office:value-type="string" calcext:value-type="string">
            <text:p>"BD. CORNELIU COPOSU, Nr. 7, Sector 3, BUCUREŞTI, <text:s/>030602"</text:p>
          </table:table-cell>
        </table:table-row>
        <table:table-row table:style-name="ro1">
          <table:table-cell office:value-type="string" calcext:value-type="string">
            <text:p>"BD. UNIRII, Nr. 16, INTERFON “00'', Bl.5A, Et.MEZANIN, Sector 4, BUCUREŞTI, <text:s/>040035"</text:p>
          </table:table-cell>
        </table:table-row>
        <table:table-row table:style-name="ro1">
          <table:table-cell office:value-type="string" calcext:value-type="string">
            <text:p>"Str. REZERVELOR, Nr. 58A, COM. CHIAJNA, SAT DUDU, Jud. ILFOV"</text:p>
          </table:table-cell>
        </table:table-row>
        <table:table-row table:style-name="ro1">
          <table:table-cell office:value-type="string" calcext:value-type="string">
            <text:p>"STR. BIBESCU VODĂ, Nr. 18, Sector 1, BUCUREŞTI, <text:s/>040152"</text:p>
          </table:table-cell>
        </table:table-row>
        <table:table-row table:style-name="ro1">
          <table:table-cell office:value-type="string" calcext:value-type="string">
            <text:p>"STR. CASTELULUI, Nr. 120, BRAŞOV, <text:s/>500014, Jud. BRAŞOV"</text:p>
          </table:table-cell>
        </table:table-row>
        <table:table-row table:style-name="ro1">
          <table:table-cell office:value-type="string" calcext:value-type="string">
            <text:p>"CAL. DOROBANŢI, Nr. 135, Sector 1, BUCUREŞTI, <text:s/>010563"</text:p>
          </table:table-cell>
        </table:table-row>
        <table:table-row table:style-name="ro1">
          <table:table-cell office:value-type="string" calcext:value-type="string">
            <text:p>"STR. LOUIS PASTEUR, Nr. 9, ORADEA, <text:s/>410168, Jud. BIHOR"</text:p>
          </table:table-cell>
        </table:table-row>
        <table:table-row table:style-name="ro1">
          <table:table-cell office:value-type="string" calcext:value-type="string">
            <text:p>"STR. MIHAI BRAVU, Nr. 85, BRĂILA, <text:s/>810214, Jud. BRĂILA"</text:p>
          </table:table-cell>
        </table:table-row>
        <table:table-row table:style-name="ro1">
          <table:table-cell office:value-type="string" calcext:value-type="string">
            <text:p>"STR. TACHE IONESCU, Bl.N1A, Sc.A, Ap.1, PITEŞTI, Jud. ARGEŞ"</text:p>
          </table:table-cell>
        </table:table-row>
        <table:table-row table:style-name="ro1">
          <table:table-cell office:value-type="string" calcext:value-type="string">
            <text:p>"CALEA FLORESTI, Nr.83, Ap. 1, CLUJ-NAPOCA, <text:s/>400523, Jud. CLUJ"</text:p>
          </table:table-cell>
        </table:table-row>
        <table:table-row table:style-name="ro1">
          <table:table-cell office:value-type="string" calcext:value-type="string">
            <text:p>"STR. VASILE PÂRVAN, Bl.2, Ap.5, Sector 1, BUCUREŞTI, <text:s/>10216"</text:p>
          </table:table-cell>
        </table:table-row>
        <table:table-row table:style-name="ro1">
          <table:table-cell office:value-type="string" calcext:value-type="string">
            <text:p>"ŞOS. ALEXANDRIEI, Nr. 19, Bl.30, Sector 5, BUCUREŞTI, <text:s/>51525"</text:p>
          </table:table-cell>
        </table:table-row>
        <table:table-row table:style-name="ro1">
          <table:table-cell office:value-type="string" calcext:value-type="string">
            <text:p>"STR. UNIRII, Nr. 203, Bl.C1, Ap.2, BUZĂU, <text:s/>120021, Jud. BUZĂU"</text:p>
          </table:table-cell>
        </table:table-row>
        <table:table-row table:style-name="ro1">
          <table:table-cell office:value-type="string" calcext:value-type="string">
            <text:p>"STR. MUNCII, Nr. 2, TÂRGU MUREŞ, <text:s/>540474, Jud. MUREŞ"</text:p>
          </table:table-cell>
        </table:table-row>
        <table:table-row table:style-name="ro1">
          <table:table-cell office:value-type="string" calcext:value-type="string">
            <text:p>"STR. OCTAV MAYER, Nr. 3, IAŞI, <text:s/>700173, Jud. IAŞI"</text:p>
          </table:table-cell>
        </table:table-row>
        <table:table-row table:style-name="ro1">
          <table:table-cell office:value-type="string" calcext:value-type="string">
            <text:p>"STR. CUZA VODĂ, Nr. 6, Bl.A8OMNIA, PLOIEŞTI, <text:s/>100010, Jud. PRAHOVA"</text:p>
          </table:table-cell>
        </table:table-row>
        <table:table-row table:style-name="ro1">
          <table:table-cell office:value-type="string" calcext:value-type="string">
            <text:p>"STR. CUZA VODĂ, Nr. 6, Bl.A8 Omnia, PLOIEŞTI, <text:s/>100010, Jud. PRAHOVA"</text:p>
          </table:table-cell>
        </table:table-row>
        <table:table-row table:style-name="ro1">
          <table:table-cell office:value-type="string" calcext:value-type="string">
            <text:p>"STR. GENERAL VASILE MILEA, Bl.B2, PLOIEŞTI, <text:s/>100045, Jud. PRAHOVA"</text:p>
          </table:table-cell>
        </table:table-row>
        <table:table-row table:style-name="ro1">
          <table:table-cell office:value-type="string" calcext:value-type="string">
            <text:p>"ŞOS. NORDULUI, PLOIEŞTI, <text:s/>100084, Jud. PRAHOVA"</text:p>
          </table:table-cell>
        </table:table-row>
        <table:table-row table:style-name="ro1">
          <table:table-cell office:value-type="string" calcext:value-type="string">
            <text:p>"STR. BASARABILOR, Nr. 5, Bl.K4, PLOIEŞTI, <text:s/>100036, Jud. PRAHOVA"</text:p>
          </table:table-cell>
        </table:table-row>
        <table:table-row table:style-name="ro1">
          <table:table-cell office:value-type="string" calcext:value-type="string">
            <text:p>"ŞOS. VESTULUI, Bl.101, PLOIEŞTI, Jud. PRAHOVA"</text:p>
          </table:table-cell>
        </table:table-row>
        <table:table-row table:style-name="ro1">
          <table:table-cell office:value-type="string" calcext:value-type="string">
            <text:p>"STR. VERONICA MICLE, Bl.F1, PLOIEŞTI, <text:s/>100335, Jud. PRAHOVA"</text:p>
          </table:table-cell>
        </table:table-row>
        <table:table-row table:style-name="ro1">
          <table:table-cell office:value-type="string" calcext:value-type="string">
            <text:p>"BD. BUCUREŞTI, Bl.9G, PLOIEŞTI, <text:s/>100520, Jud. PRAHOVA"</text:p>
          </table:table-cell>
        </table:table-row>
        <table:table-row table:style-name="ro1">
          <table:table-cell office:value-type="string" calcext:value-type="string">
            <text:p>"STR. IZVORUL OLTULUI, Nr. 21, Sector 4, BUCUREŞTI"</text:p>
          </table:table-cell>
        </table:table-row>
        <table:table-row table:style-name="ro1">
          <table:table-cell office:value-type="string" calcext:value-type="string">
            <text:p>"STR. NICOLAESCU-PLOPŞOR, Bl.49, Sc.C, Ap.2, CRAIOVA, Jud. DOLJ"</text:p>
          </table:table-cell>
        </table:table-row>
        <table:table-row table:style-name="ro1">
          <table:table-cell office:value-type="string" calcext:value-type="string">
            <text:p>"BD. OCTAVIAN GOGA, Nr. 12, Bl.M23, Ap.55, Sector 3, BUCUREŞTI, <text:s/>030983"</text:p>
          </table:table-cell>
        </table:table-row>
        <table:table-row table:style-name="ro1">
          <table:table-cell office:value-type="string" calcext:value-type="string">
            <text:p>"BD. LUCIAN BLAGA, CU22, SATU MARE, Jud. SATU-MARE"</text:p>
          </table:table-cell>
        </table:table-row>
        <table:table-row table:style-name="ro1">
          <table:table-cell office:value-type="string" calcext:value-type="string">
            <text:p>"STR. TRAIAN LALESCU, Nr.31, Bl. D31 Ap. 3, ORADEA, Jud. BIHOR"</text:p>
          </table:table-cell>
        </table:table-row>
        <table:table-row table:style-name="ro1">
          <table:table-cell office:value-type="string" calcext:value-type="string">
            <text:p>"STR. ROMULUS, Nr. 35, Sector 3, BUCUREŞTI, <text:s/>030561"</text:p>
          </table:table-cell>
        </table:table-row>
        <table:table-row table:style-name="ro1">
          <table:table-cell office:value-type="string" calcext:value-type="string">
            <text:p>"CAL. FLOREASCA, Nr. 77, Sector 1, BUCUREŞTI, <text:s/>14453"</text:p>
          </table:table-cell>
        </table:table-row>
        <table:table-row table:style-name="ro1">
          <table:table-cell office:value-type="string" calcext:value-type="string">
            <text:p>"STR. HORIA, Nr. 16, TIMIŞOARA, <text:s/>300342, Jud. TIMIŞ"</text:p>
          </table:table-cell>
        </table:table-row>
        <table:table-row table:style-name="ro1">
          <table:table-cell office:value-type="string" calcext:value-type="string">
            <text:p>"STR. ALBINELOR, Nr. 1, Sc.A, ROMAN, <text:s/>611070, Jud. NEAMŢ"</text:p>
          </table:table-cell>
        </table:table-row>
        <table:table-row table:style-name="ro1">
          <table:table-cell office:value-type="string" calcext:value-type="string">
            <text:p>"STR. REGELE FERDINAND, Nr. 12, CLUJ-NAPOCA, <text:s/>400110, Jud. CLUJ"</text:p>
          </table:table-cell>
        </table:table-row>
        <table:table-row table:style-name="ro1">
          <table:table-cell office:value-type="string" calcext:value-type="string">
            <text:p>"STR. RĂZBOIENI, Nr. 48, BACĂU, <text:s/>600032, Jud. BACĂU"</text:p>
          </table:table-cell>
        </table:table-row>
        <table:table-row table:style-name="ro1">
          <table:table-cell office:value-type="string" calcext:value-type="string">
            <text:p>"STR. GENERAL VASILE MILEA, Nr. 1, SIBIU, <text:s/>550331, Jud. SIBIU"</text:p>
          </table:table-cell>
        </table:table-row>
        <table:table-row table:style-name="ro1">
          <table:table-cell office:value-type="string" calcext:value-type="string">
            <text:p>"STR. IOSIF VULCAN, Nr.13, SALONTA, <text:s/>415500, Jud. BIHOR"</text:p>
          </table:table-cell>
        </table:table-row>
        <table:table-row table:style-name="ro1">
          <table:table-cell office:value-type="string" calcext:value-type="string">
            <text:p>"BD. EROILOR, Bl.C6, Ap.3, TÂRGOVIŞTE, <text:s/>130115, Jud. DÂMBOVIŢA"</text:p>
          </table:table-cell>
        </table:table-row>
        <table:table-row table:style-name="ro1">
          <table:table-cell office:value-type="string" calcext:value-type="string">
            <text:p>"CAL. OBCINELOR, SUCEAVA, Jud. SUCEAVA"</text:p>
          </table:table-cell>
        </table:table-row>
        <table:table-row table:style-name="ro1">
          <table:table-cell office:value-type="string" calcext:value-type="string">
            <text:p>"CAL. CĂLĂRAŞI, Nr. 300, Sector 3, BUCUREŞTI, <text:s/>030634"</text:p>
          </table:table-cell>
        </table:table-row>
        <table:table-row table:style-name="ro1">
          <table:table-cell office:value-type="string" calcext:value-type="string">
            <text:p>"SPL. BAHLUI, Nr. 35, Bl.B2, Sc.A, Ap.2, IAŞI, Jud. IAŞI"</text:p>
          </table:table-cell>
        </table:table-row>
        <table:table-row table:style-name="ro1">
          <table:table-cell office:value-type="string" calcext:value-type="string">
            <text:p>"STR. DRISTORULUI, Nr. 4, Bl.D16, Sc.B, Et.PARTER, Sector 3, BUCUREŞTI, <text:s/>031536"</text:p>
          </table:table-cell>
        </table:table-row>
        <table:table-row table:style-name="ro1">
          <table:table-cell office:value-type="string" calcext:value-type="string">
            <text:p>"STR. ŞTEFAN CEL MARE, Nr. 20, PITEŞTI, <text:s/>110227, Jud. ARGEŞ"</text:p>
          </table:table-cell>
        </table:table-row>
        <table:table-row table:style-name="ro1">
          <table:table-cell office:value-type="string" calcext:value-type="string">
            <text:p>"BD. METALURGIEI, Nr. 61, BROWN RESIDENCE METALURGIEI PARK, Bl.2, Sector 4, BUCUREŞTI, <text:s/>041832"</text:p>
          </table:table-cell>
        </table:table-row>
        <table:table-row table:style-name="ro1">
          <table:table-cell office:value-type="string" calcext:value-type="string">
            <text:p>"STR. BRĂILEI, Nr. 66, Bl. BR 3, GALAŢI, <text:s/>800008, Jud. GALAŢI"</text:p>
          </table:table-cell>
        </table:table-row>
        <table:table-row table:style-name="ro1">
          <table:table-cell office:value-type="string" calcext:value-type="string">
            <text:p>"STR. BRĂILEI, Nr. 228, Bl.E1, GALAŢI, <text:s/>800579, Jud. GALAŢI"</text:p>
          </table:table-cell>
        </table:table-row>
        <table:table-row table:style-name="ro1">
          <table:table-cell office:value-type="string" calcext:value-type="string">
            <text:p>"BD. SIDERURGIŞTILOR, Bl.M2C, GALAŢI, Jud. GALAŢI"</text:p>
          </table:table-cell>
        </table:table-row>
        <table:table-row table:style-name="ro1">
          <table:table-cell office:value-type="string" calcext:value-type="string">
            <text:p>"MICRO, Nr. 16, COMPLEX CONTINENTAL ETAJ 1, GALAŢI, Jud. GALAŢI"</text:p>
          </table:table-cell>
        </table:table-row>
        <table:table-row table:style-name="ro1">
          <table:table-cell office:value-type="string" calcext:value-type="string">
            <text:p>"STR. BRĂILEI, Nr. 66, Bl.BR3, Et.PARTER, GALAŢI, <text:s/>800685, Jud. GALAŢI"</text:p>
          </table:table-cell>
        </table:table-row>
        <table:table-row table:style-name="ro1">
          <table:table-cell office:value-type="string" calcext:value-type="string">
            <text:p>"STR. TECUCI, Bl.Albatros, GALAŢI, Jud. GALAŢI"</text:p>
          </table:table-cell>
        </table:table-row>
        <table:table-row table:style-name="ro1">
          <table:table-cell office:value-type="string" calcext:value-type="string">
            <text:p>"STR. DOMNEASCĂ, Bl.C1, GALAŢI, Jud. GALAŢI"</text:p>
          </table:table-cell>
        </table:table-row>
        <table:table-row table:style-name="ro1">
          <table:table-cell office:value-type="string" calcext:value-type="string">
            <text:p>"COMPLEX POTCOAVA DE AUR, GALAŢI, Jud. GALAŢI"</text:p>
          </table:table-cell>
        </table:table-row>
        <table:table-row table:style-name="ro1">
          <table:table-cell office:value-type="string" calcext:value-type="string">
            <text:p>"STR. DOMNEASCĂ, Bl.Select, GALAŢI, Jud. GALAŢI"</text:p>
          </table:table-cell>
        </table:table-row>
        <table:table-row table:style-name="ro1">
          <table:table-cell office:value-type="string" calcext:value-type="string">
            <text:p>"STR. BRĂILEI, Bl.BR 3, GALAŢI, <text:s/>800685, Jud. GALAŢI"</text:p>
          </table:table-cell>
        </table:table-row>
        <table:table-row table:style-name="ro1">
          <table:table-cell office:value-type="string" calcext:value-type="string">
            <text:p>"CAL. CIRCUMVALAŢIUNII, Nr. 24, Bl.78/A, Et.P, Ap.6, TIMIŞOARA, <text:s/>300682, Jud. TIMIŞ"</text:p>
          </table:table-cell>
        </table:table-row>
        <table:table-row table:style-name="ro1">
          <table:table-cell office:value-type="string" calcext:value-type="string">
            <text:p>"STR. BUCEGI , Nr. 32, Ap.4, FOCŞANI, <text:s/>620123, Jud. VRANCEA"</text:p>
          </table:table-cell>
        </table:table-row>
        <table:table-row table:style-name="ro1">
          <table:table-cell office:value-type="string" calcext:value-type="string">
            <text:p>"STR. GENERAL GHEORGHE MANU, Nr. 81, Et.P, CONSTANŢA, <text:s/>900674, Jud. CONSTANŢA"</text:p>
          </table:table-cell>
        </table:table-row>
        <table:table-row table:style-name="ro1">
          <table:table-cell office:value-type="string" calcext:value-type="string">
            <text:p>"STR. HĂRMANULUI, Nr. 21, Bl.31, Sc.B, Et.P, BRAŞOV, <text:s/>500228, Jud. BRAŞOV"</text:p>
          </table:table-cell>
        </table:table-row>
        <table:table-row table:style-name="ro1">
          <table:table-cell office:value-type="string" calcext:value-type="string">
            <text:p>"CAL. BUCUREŞTILOR, Nr. 74, OTOPENI, <text:s/>75100, Jud. ILFOV"</text:p>
          </table:table-cell>
        </table:table-row>
        <table:table-row table:style-name="ro1">
          <table:table-cell office:value-type="string" calcext:value-type="string">
            <text:p>"STR. MIHAI EMINESCU, Nr. 3, Bl.3B, Sc.1, Ap.3, CARACAL, <text:s/>235200, Jud. OLT"</text:p>
          </table:table-cell>
        </table:table-row>
        <table:table-row table:style-name="ro1">
          <table:table-cell office:value-type="string" calcext:value-type="string">
            <text:p>"STR. SIMION BĂRNUŢIU, Nr. 83C, TIMIŞOARA, <text:s/>300302, Jud. TIMIŞ"</text:p>
          </table:table-cell>
        </table:table-row>
        <table:table-row table:style-name="ro1">
          <table:table-cell office:value-type="string" calcext:value-type="string">
            <text:p>"ŞOS. BUCUREŞTI-PLOIEŞTI, Nr. 44A, Sector 1, BUCUREŞTI"</text:p>
          </table:table-cell>
        </table:table-row>
        <table:table-row table:style-name="ro1">
          <table:table-cell office:value-type="string" calcext:value-type="string">
            <text:p>"PŢA UNIRII, Nr. 1, Sector 3, BUCUREŞTI, <text:s/>030119"</text:p>
          </table:table-cell>
        </table:table-row>
        <table:table-row table:style-name="ro1">
          <table:table-cell office:value-type="string" calcext:value-type="string">
            <text:p>"PREL. GHENCEA, Nr. 65, Sector 6, BUCUREŞTI, <text:s/>61702"</text:p>
          </table:table-cell>
        </table:table-row>
        <table:table-row table:style-name="ro1">
          <table:table-cell office:value-type="string" calcext:value-type="string">
            <text:p>"BD. ŞTEFAN CEL MARE ŞI SFÂNT, Nr. 8, IAŞI, <text:s/>700063, Jud. IAŞI"</text:p>
          </table:table-cell>
        </table:table-row>
        <table:table-row table:style-name="ro1">
          <table:table-cell office:value-type="string" calcext:value-type="string">
            <text:p>"STR. ŞTEFAN CEL MARE, Nr. 6, SIBIU, <text:s/>550275, Jud. SIBIU"</text:p>
          </table:table-cell>
        </table:table-row>
        <table:table-row table:style-name="ro1">
          <table:table-cell office:value-type="string" calcext:value-type="string">
            <text:p>"STR. CUZA VODĂ, Bl.C5, Sc.A, Ap.1, CURTEA DE ARGEŞ, <text:s/>115300, Jud. ARGEŞ"</text:p>
          </table:table-cell>
        </table:table-row>
        <table:table-row table:style-name="ro1">
          <table:table-cell office:value-type="string" calcext:value-type="string">
            <text:p>"BD. TUDOR VLADIMIRESCU, Nr. 8, IAŞI, <text:s/>700374, Jud. IAŞI"</text:p>
          </table:table-cell>
        </table:table-row>
        <table:table-row table:style-name="ro1">
          <table:table-cell office:value-type="string" calcext:value-type="string">
            <text:p>"BD. 1 DECEMBRIE 1918, Nr. 198, TÂRGU MUREŞ, <text:s/>540562, Jud. MUREŞ"</text:p>
          </table:table-cell>
        </table:table-row>
        <table:table-row table:style-name="ro1">
          <table:table-cell office:value-type="string" calcext:value-type="string">
            <text:p>"BD. CAROL I, Nr. 37, Ap.2, Sector 2, BUCUREŞTI, <text:s/>020912"</text:p>
          </table:table-cell>
        </table:table-row>
        <table:table-row table:style-name="ro1">
          <table:table-cell office:value-type="string" calcext:value-type="string">
            <text:p>"BD. IULIU MANIU, Nr. 61, Sector 6, BUCUREŞTI, <text:s/>061083"</text:p>
          </table:table-cell>
        </table:table-row>
        <table:table-row table:style-name="ro1">
          <table:table-cell office:value-type="string" calcext:value-type="string">
            <text:p>"STR. HATMANUL ARBORE, Nr. 3-7, Sector 1, BUCUREŞTI, <text:s/>011601"</text:p>
          </table:table-cell>
        </table:table-row>
        <table:table-row table:style-name="ro1">
          <table:table-cell office:value-type="string" calcext:value-type="string">
            <text:p>"STR. FRUNZEI, Nr. 2, GALAŢI, <text:s/>800684, Jud. GALAŢI"</text:p>
          </table:table-cell>
        </table:table-row>
        <table:table-row table:style-name="ro1">
          <table:table-cell office:value-type="string" calcext:value-type="string">
            <text:p>"STR. POVERNEI, Nr. 28-30, Sector 1, BUCUREŞTI, <text:s/>010644"</text:p>
          </table:table-cell>
        </table:table-row>
        <table:table-row table:style-name="ro1">
          <table:table-cell office:value-type="string" calcext:value-type="string">
            <text:p>"STR. PROFESOR ION BOGDAN, Nr. 4-6, Sector 1, BUCUREŞTI, <text:s/>010539"</text:p>
          </table:table-cell>
        </table:table-row>
        <table:table-row table:style-name="ro1">
          <table:table-cell office:value-type="string" calcext:value-type="string">
            <text:p>"STR. AUREL VLAICU, Nr. 147, Bl.20, Sc.B, Et.P, Ap.45, Sector 2, BUCUREŞTI, <text:s/>020095"</text:p>
          </table:table-cell>
        </table:table-row>
        <table:table-row table:style-name="ro1">
          <table:table-cell office:value-type="string" calcext:value-type="string">
            <text:p>"BD. ION MIHALACHE, Nr. 93, Sector 1, BUCUREŞTI, <text:s/>011176"</text:p>
          </table:table-cell>
        </table:table-row>
        <table:table-row table:style-name="ro1">
          <table:table-cell office:value-type="string" calcext:value-type="string">
            <text:p>"STR. DRUMUL SĂRII, Nr. 1, Sector 6, BUCUREŞTI"</text:p>
          </table:table-cell>
        </table:table-row>
        <table:table-row table:style-name="ro1">
          <table:table-cell office:value-type="string" calcext:value-type="string">
            <text:p>"DRUM. SĂRII, Nr. 1, Sector 6, BUCUREŞTI, <text:s/>52761"</text:p>
          </table:table-cell>
        </table:table-row>
        <table:table-row table:style-name="ro1">
          <table:table-cell office:value-type="string" calcext:value-type="string">
            <text:p>"STR. BAIA DE FIER, Nr. 10, Sector 3, BUCUREŞTI, <text:s/>030207"</text:p>
          </table:table-cell>
        </table:table-row>
        <table:table-row table:style-name="ro1">
          <table:table-cell office:value-type="string" calcext:value-type="string">
            <text:p>"STR. ARCULUI, Bl. 2 A Sc. A Ap. 1, SLATINA, <text:s/>230039, Jud. OLT"</text:p>
          </table:table-cell>
        </table:table-row>
        <table:table-row table:style-name="ro1">
          <table:table-cell office:value-type="string" calcext:value-type="string">
            <text:p>"STR. MOŢILOR, Nr. 133, CLUJ-NAPOCA, <text:s/>400370, Jud. CLUJ"</text:p>
          </table:table-cell>
        </table:table-row>
        <table:table-row table:style-name="ro1">
          <table:table-cell office:value-type="string" calcext:value-type="string">
            <text:p>"STR. MACESULUI, Nr.67, CONSTANŢA, <text:s/>900032, Jud. CONSTANŢA"</text:p>
          </table:table-cell>
        </table:table-row>
        <table:table-row table:style-name="ro1">
          <table:table-cell office:value-type="string" calcext:value-type="string">
            <text:p>"STR. LIBERTĂŢII, Bl.14, Et.PARTER, ROMAN, Jud. NEAMŢ"</text:p>
          </table:table-cell>
        </table:table-row>
        <table:table-row table:style-name="ro1">
          <table:table-cell office:value-type="string" calcext:value-type="string">
            <text:p>"BD. DINICU GOLESCU, Nr. 37A, Sector 1, BUCUREŞTI, <text:s/>10864"</text:p>
          </table:table-cell>
        </table:table-row>
        <table:table-row table:style-name="ro1">
          <table:table-cell office:value-type="string" calcext:value-type="string">
            <text:p>"STR. ARHITECT ION MINCU, Nr. 33, Ap.1, Sector 1, BUCUREŞTI"</text:p>
          </table:table-cell>
        </table:table-row>
        <table:table-row table:style-name="ro1">
          <table:table-cell office:value-type="string" calcext:value-type="string">
            <text:p>"AL. FĂGET, Nr. 3, Bl.S, Sc.B, Ap.4, ARAD, <text:s/>310153, Jud. ARAD"</text:p>
          </table:table-cell>
        </table:table-row>
        <table:table-row table:style-name="ro1">
          <table:table-cell office:value-type="string" calcext:value-type="string">
            <text:p>"DRUM. TABEREI, Nr.73 B, Bl. TS40 Sc. A Et. 2 Ap. 14, 6, BUCUREŞTI, <text:s/>61367"</text:p>
          </table:table-cell>
        </table:table-row>
        <table:table-row table:style-name="ro1">
          <table:table-cell office:value-type="string" calcext:value-type="string">
            <text:p>"PŢA TIMOTEI CIPARIU, Nr. 9, CLUJ-NAPOCA, <text:s/>400191, Jud. CLUJ"</text:p>
          </table:table-cell>
        </table:table-row>
        <table:table-row table:style-name="ro1">
          <table:table-cell office:value-type="string" calcext:value-type="string">
            <text:p>"ŞOS. PANTELIMON, Nr. 239, Sector 2, BUCUREŞTI, <text:s/>021606"</text:p>
          </table:table-cell>
        </table:table-row>
        <table:table-row table:style-name="ro1">
          <table:table-cell office:value-type="string" calcext:value-type="string">
            <text:p>"STR. ENERGIEI, Nr. 35, BACĂU, <text:s/>600238, Jud. BACĂU"</text:p>
          </table:table-cell>
        </table:table-row>
        <table:table-row table:style-name="ro1">
          <table:table-cell office:value-type="string" calcext:value-type="string">
            <text:p>"STR. TUDOR VLADIMIRESCU, Nr. 85, ORADEA, <text:s/>410270, Jud. BIHOR"</text:p>
          </table:table-cell>
        </table:table-row>
        <table:table-row table:style-name="ro1">
          <table:table-cell office:value-type="string" calcext:value-type="string">
            <text:p>"STR. CEAIRULUI, Nr. 13, Sector 3, BUCUREŞTI, <text:s/>32487"</text:p>
          </table:table-cell>
        </table:table-row>
        <table:table-row table:style-name="ro1">
          <table:table-cell office:value-type="string" calcext:value-type="string">
            <text:p>"BD. TOMIS, Nr. 275, Bl.T5, Sc.C, Et.1, Ap.43, CONSTANŢA, <text:s/>900382, Jud. CONSTANŢA"</text:p>
          </table:table-cell>
        </table:table-row>
        <table:table-row table:style-name="ro1">
          <table:table-cell office:value-type="string" calcext:value-type="string">
            <text:p>"STR. MERCY FLORIMUND, Nr. 4, TIMIŞOARA, <text:s/>300085, Jud. TIMIŞ"</text:p>
          </table:table-cell>
        </table:table-row>
        <table:table-row table:style-name="ro1">
          <table:table-cell office:value-type="string" calcext:value-type="string">
            <text:p>"AL. CĂMINULUI, Nr. 2, MIOVENI, Jud. ARGEŞ"</text:p>
          </table:table-cell>
        </table:table-row>
        <table:table-row table:style-name="ro1">
          <table:table-cell office:value-type="string" calcext:value-type="string">
            <text:p>"STR. NAPOCA, Nr. 8, CLUJ-NAPOCA, <text:s/>400009, Jud. CLUJ"</text:p>
          </table:table-cell>
        </table:table-row>
        <table:table-row table:style-name="ro1">
          <table:table-cell office:value-type="string" calcext:value-type="string">
            <text:p>"STR. SOVEJA, Nr. 76, Bl.FT3B, Sc.B, Et.PARTER, Ap.20, CONSTANŢA, <text:s/>900440, Jud. CONSTANŢA"</text:p>
          </table:table-cell>
        </table:table-row>
        <table:table-row table:style-name="ro1">
          <table:table-cell office:value-type="string" calcext:value-type="string">
            <text:p>"STR. 9 MAI, Nr. 52, BACĂU, Jud. BACĂU"</text:p>
          </table:table-cell>
        </table:table-row>
        <table:table-row table:style-name="ro1">
          <table:table-cell office:value-type="string" calcext:value-type="string">
            <text:p>"BD. 1 DECEMBRIE 1918, Nr. 33A, Sector 3, BUCUREŞTI, <text:s/>032455"</text:p>
          </table:table-cell>
        </table:table-row>
        <table:table-row table:style-name="ro1">
          <table:table-cell office:value-type="string" calcext:value-type="string">
            <text:p>"CORA PANTELIMON, Sector 2, BUCUREŞTI, <text:s/>022448"</text:p>
          </table:table-cell>
        </table:table-row>
        <table:table-row table:style-name="ro1">
          <table:table-cell office:value-type="string" calcext:value-type="string">
            <text:p>"STR. ION URDĂREANU, Nr. 7, Bl.P40, Et.parter, Ap.4, Sector 5, BUCUREŞTI, <text:s/>050688"</text:p>
          </table:table-cell>
        </table:table-row>
        <table:table-row table:style-name="ro1">
          <table:table-cell office:value-type="string" calcext:value-type="string">
            <text:p>"BD. TUDOR VALDIMIRESCU, Nr.13, Bl. P12 Sc. C Et. P Ap. 3, IAŞI, <text:s/>700305, Jud. IAŞI"</text:p>
          </table:table-cell>
        </table:table-row>
        <table:table-row table:style-name="ro1">
          <table:table-cell office:value-type="string" calcext:value-type="string">
            <text:p>"STR. GENERAL RADU ROSETTI, Nr. 5, Ap.19, ONEŞTI, Jud. BACĂU"</text:p>
          </table:table-cell>
        </table:table-row>
        <table:table-row table:style-name="ro1">
          <table:table-cell office:value-type="string" calcext:value-type="string">
            <text:p>"STR. RÂMNICU VÂLCEA, Nr. 11, Bl.S34, Sc.1, Ap.1, Sector 3, BUCUREŞTI, <text:s/>031803"</text:p>
          </table:table-cell>
        </table:table-row>
        <table:table-row table:style-name="ro1">
          <table:table-cell office:value-type="string" calcext:value-type="string">
            <text:p>"AL. EGRETEI, Nr. 17, Bl.C8, Ap.212, CONSTANŢA, Jud. CONSTANŢA"</text:p>
          </table:table-cell>
        </table:table-row>
        <table:table-row table:style-name="ro1">
          <table:table-cell office:value-type="string" calcext:value-type="string">
            <text:p>"STR. PONTONIERI, Nr. 8, Bl.B11, Sc.1, Et.parter, Ap.1, BRĂILA, <text:s/>810284, Jud. BRĂILA"</text:p>
          </table:table-cell>
        </table:table-row>
        <table:table-row table:style-name="ro1">
          <table:table-cell office:value-type="string" calcext:value-type="string">
            <text:p>"STR. MĂCINULUI, Nr. 40, CLUJ-NAPOCA, Jud. CLUJ"</text:p>
          </table:table-cell>
        </table:table-row>
        <table:table-row table:style-name="ro1">
          <table:table-cell office:value-type="string" calcext:value-type="string">
            <text:p>"BD. NICOLAE BĂLCESCU, Nr. 163, PITEŞTI, Jud. ARGEŞ"</text:p>
          </table:table-cell>
        </table:table-row>
        <table:table-row table:style-name="ro1">
          <table:table-cell office:value-type="string" calcext:value-type="string">
            <text:p>"REPUBLICII, Nr. 1, DEVA, Jud. HUNEDOARA"</text:p>
          </table:table-cell>
        </table:table-row>
        <table:table-row table:style-name="ro1">
          <table:table-cell office:value-type="string" calcext:value-type="string">
            <text:p>"STR. FĂINARI, Nr. 26, Sector 2, BUCUREŞTI, <text:s/>021225"</text:p>
          </table:table-cell>
        </table:table-row>
        <table:table-row table:style-name="ro1">
          <table:table-cell office:value-type="string" calcext:value-type="string">
            <text:p>"STR. PRINCIPALĂ, Nr. 69, COM. VOINEŞTI, Jud. DÂMBOVIŢA"</text:p>
          </table:table-cell>
        </table:table-row>
        <table:table-row table:style-name="ro1">
          <table:table-cell office:value-type="string" calcext:value-type="string">
            <text:p>"BD. DIMITRIE CANTEMIR, Nr. 15, Sector 4, BUCUREŞTI, <text:s/>040234"</text:p>
          </table:table-cell>
        </table:table-row>
        <table:table-row table:style-name="ro1">
          <table:table-cell office:value-type="string" calcext:value-type="string">
            <text:p>"CAL. VICTORIEI, Nr. 136, Sector 1, BUCUREŞTI, <text:s/>010094"</text:p>
          </table:table-cell>
        </table:table-row>
        <table:table-row table:style-name="ro1">
          <table:table-cell office:value-type="string" calcext:value-type="string">
            <text:p>"BD. GHEORGHE ŞINCAI, Nr. 10, Bl.30A, Sc.2, Ap.34, Sector 4, BUCUREŞTI, <text:s/>040316"</text:p>
          </table:table-cell>
        </table:table-row>
        <table:table-row table:style-name="ro1">
          <table:table-cell office:value-type="string" calcext:value-type="string">
            <text:p>"STR. COZIA, Nr. 94, TIMIŞOARA, <text:s/>300580, Jud. TIMIŞ"</text:p>
          </table:table-cell>
        </table:table-row>
        <table:table-row table:style-name="ro1">
          <table:table-cell office:value-type="string" calcext:value-type="string">
            <text:p>"STR. MARIUCA, Nr.10, Bl. 116 Sc. A Et. 2 Ap. 17, 1, BUCUREŞTI, <text:s/>42033"</text:p>
          </table:table-cell>
        </table:table-row>
        <table:table-row table:style-name="ro1">
          <table:table-cell office:value-type="string" calcext:value-type="string">
            <text:p>"STR. CRIŞAN, Nr. 1, Bl.A, Et.2, Ap.8, ARAD, <text:s/>310016, Jud. ARAD"</text:p>
          </table:table-cell>
        </table:table-row>
        <table:table-row table:style-name="ro1">
          <table:table-cell office:value-type="string" calcext:value-type="string">
            <text:p>"DRUM. TABEREI, Nr. 99, Bl.TD13, Sector 6, BUCUREŞTI, <text:s/>061374"</text:p>
          </table:table-cell>
        </table:table-row>
        <table:table-row table:style-name="ro1">
          <table:table-cell office:value-type="string" calcext:value-type="string">
            <text:p>"CAL. DOROBANŢILOR, Nr. 113, CLUJ-NAPOCA, Jud. CLUJ"</text:p>
          </table:table-cell>
        </table:table-row>
        <table:table-row table:style-name="ro1">
          <table:table-cell office:value-type="string" calcext:value-type="string">
            <text:p>"STR. DEZROBIRII, Nr. 131, Bl.IV3, Sc.B, Ap.33, CONSTANŢA, <text:s/>900295, Jud. CONSTANŢA"</text:p>
          </table:table-cell>
        </table:table-row>
        <table:table-row table:style-name="ro1">
          <table:table-cell office:value-type="string" calcext:value-type="string">
            <text:p>"STR. SIMION MUŞAT, Nr. 8, CLUJ-NAPOCA, Jud. CLUJ"</text:p>
          </table:table-cell>
        </table:table-row>
        <table:table-row table:style-name="ro1">
          <table:table-cell office:value-type="string" calcext:value-type="string">
            <text:p>"CART. CENTRU NOU, Bl. C25 Ap. 4, SATU MARE, Jud. SATU-MARE"</text:p>
          </table:table-cell>
        </table:table-row>
        <table:table-row table:style-name="ro1">
          <table:table-cell office:value-type="string" calcext:value-type="string">
            <text:p>"STR. FAGULUI, Nr. 85, CLUJ-NAPOCA, Jud. CLUJ"</text:p>
          </table:table-cell>
        </table:table-row>
        <table:table-row table:style-name="ro1">
          <table:table-cell office:value-type="string" calcext:value-type="string">
            <text:p>"CAL. VITAN, Nr. 58, Ap.26, Sector 3, BUCUREŞTI, <text:s/>031297"</text:p>
          </table:table-cell>
        </table:table-row>
        <table:table-row table:style-name="ro1">
          <table:table-cell office:value-type="string" calcext:value-type="string">
            <text:p>"STR. ARGEŞ, Nr. 10, IAŞI, Jud. IAŞI"</text:p>
          </table:table-cell>
        </table:table-row>
        <table:table-row table:style-name="ro1">
          <table:table-cell office:value-type="string" calcext:value-type="string">
            <text:p>"STR. NICOLAESCU-PLOPŞOR, Bl.49Apt, Et.PARTER, CRAIOVA, Jud. DOLJ"</text:p>
          </table:table-cell>
        </table:table-row>
        <table:table-row table:style-name="ro1">
          <table:table-cell office:value-type="string" calcext:value-type="string">
            <text:p>"STR. MIHAI VITEAZU, Nr. 9, Bl.9, SUCEAVA, Jud. SUCEAVA"</text:p>
          </table:table-cell>
        </table:table-row>
        <table:table-row table:style-name="ro1">
          <table:table-cell office:value-type="string" calcext:value-type="string">
            <text:p>"ŞOS. COLENTINA, Nr. 15, Bl.R25, Sc.A, Ap.3, Sector 2, BUCUREŞTI, <text:s/>21173"</text:p>
          </table:table-cell>
        </table:table-row>
        <table:table-row table:style-name="ro1">
          <table:table-cell office:value-type="string" calcext:value-type="string">
            <text:p>"PŢA ŞTEFAN CEL MARE, Nr. 4, Bl.C2, Ap.3, PIATRA NEAMŢ, <text:s/>610022, Jud. NEAMŢ"</text:p>
          </table:table-cell>
        </table:table-row>
        <table:table-row table:style-name="ro1">
          <table:table-cell office:value-type="string" calcext:value-type="string">
            <text:p>"STR. TURNUL EIFFEL, Nr. 70, Sector 2, BUCUREŞTI, <text:s/>020344"</text:p>
          </table:table-cell>
        </table:table-row>
        <table:table-row table:style-name="ro1">
          <table:table-cell office:value-type="string" calcext:value-type="string">
            <text:p>"STR. GENERAL VASILE MILEA, Nr. 1, Ap.9, SIBIU, <text:s/>550331, Jud. SIBIU"</text:p>
          </table:table-cell>
        </table:table-row>
        <table:table-row table:style-name="ro1">
          <table:table-cell office:value-type="string" calcext:value-type="string">
            <text:p>"STR. PUŢUL LUI ZAMFIR, Nr. 16, Sector 1, BUCUREŞTI, <text:s/>011683"</text:p>
          </table:table-cell>
        </table:table-row>
        <table:table-row table:style-name="ro1">
          <table:table-cell office:value-type="string" calcext:value-type="string">
            <text:p>"BD. GENERAL VASILE MILEA, Nr. 4, Sector 6, BUCUREŞTI"</text:p>
          </table:table-cell>
        </table:table-row>
        <table:table-row table:style-name="ro1">
          <table:table-cell office:value-type="string" calcext:value-type="string">
            <text:p>"STR. ALEXANDRU VAIDA VOIEVOD, Nr. 53-55, CLUJ-NAPOCA, Jud. CLUJ"</text:p>
          </table:table-cell>
        </table:table-row>
        <table:table-row table:style-name="ro1">
          <table:table-cell office:value-type="string" calcext:value-type="string">
            <text:p>"BD. DACIA, Nr. 153-155, Sector 2, BUCUREŞTI, <text:s/>20053"</text:p>
          </table:table-cell>
        </table:table-row>
        <table:table-row table:style-name="ro1">
          <table:table-cell office:value-type="string" calcext:value-type="string">
            <text:p>"CAL. VICTORIEI, Nr. 63-81, Sector 3, BUCUREŞTI, <text:s/>010084"</text:p>
          </table:table-cell>
        </table:table-row>
        <table:table-row table:style-name="ro1">
          <table:table-cell office:value-type="string" calcext:value-type="string">
            <text:p>"CAL. DUDEŞTI, Nr. 188, Sector 3, BUCUREŞTI, <text:s/>31088"</text:p>
          </table:table-cell>
        </table:table-row>
        <table:table-row table:style-name="ro1">
          <table:table-cell office:value-type="string" calcext:value-type="string">
            <text:p>"CAL. 13 SEPTEMBRIE, Nr. 90, Sector 5, BUCUREŞTI, <text:s/>050726"</text:p>
          </table:table-cell>
        </table:table-row>
        <table:table-row table:style-name="ro1">
          <table:table-cell office:value-type="string" calcext:value-type="string">
            <text:p>"BD. IULIU MANIU, Nr. 94-100, Sector 6, BUCUREŞTI, <text:s/>061112"</text:p>
          </table:table-cell>
        </table:table-row>
        <table:table-row table:style-name="ro1">
          <table:table-cell office:value-type="string" calcext:value-type="string">
            <text:p>"STR. ZORILOR, Nr.6, Bl. T 29 Et. P, SUCEAVA, <text:s/>720221, Jud. SUCEAVA"</text:p>
          </table:table-cell>
        </table:table-row>
        <table:table-row table:style-name="ro1">
          <table:table-cell office:value-type="string" calcext:value-type="string">
            <text:p>"STR. METALURGISTILOR, Nr.8, Bl. 8B Ap. 3, BRAŞOV, <text:s/>500164, Jud. BRAŞOV"</text:p>
          </table:table-cell>
        </table:table-row>
        <table:table-row table:style-name="ro1">
          <table:table-cell office:value-type="string" calcext:value-type="string">
            <text:p>"STR. CEAHLĂU, Nr. 6, Sector 6, BUCUREŞTI, <text:s/>60378"</text:p>
          </table:table-cell>
        </table:table-row>
        <table:table-row table:style-name="ro1">
          <table:table-cell office:value-type="string" calcext:value-type="string">
            <text:p>"STR. COLONEL NICOLAE HOLBAN, Nr. 10bis, GALAŢI, <text:s/>800217, Jud. GALAŢI"</text:p>
          </table:table-cell>
        </table:table-row>
        <table:table-row table:style-name="ro1">
          <table:table-cell office:value-type="string" calcext:value-type="string">
            <text:p>"STR. MĂRĂŞEŞTI, Nr. 67, CLUJ-NAPOCA, <text:s/>400147, Jud. CLUJ"</text:p>
          </table:table-cell>
        </table:table-row>
        <table:table-row table:style-name="ro1">
          <table:table-cell office:value-type="string" calcext:value-type="string">
            <text:p>"STR. MÂNTULEASA, Nr. 38, Ap.1, Sector 2, BUCUREŞTI, <text:s/>023962"</text:p>
          </table:table-cell>
        </table:table-row>
        <table:table-row table:style-name="ro1">
          <table:table-cell office:value-type="string" calcext:value-type="string">
            <text:p>"BD. MAMAIA, Nr. 232, CONSTANŢA, <text:s/>900546, Jud. CONSTANŢA"</text:p>
          </table:table-cell>
        </table:table-row>
        <table:table-row table:style-name="ro1">
          <table:table-cell office:value-type="string" calcext:value-type="string">
            <text:p>"STR. LEONARD NAE, Nr.16, Bl. C14 Sc. 2 Et. 1 Ap. 26, GALAŢI, <text:s/>800242, Jud. GALAŢI"</text:p>
          </table:table-cell>
        </table:table-row>
        <table:table-row table:style-name="ro1">
          <table:table-cell office:value-type="string" calcext:value-type="string">
            <text:p>"BD. CLOŞCA, Nr. 1, GALAŢI, <text:s/>800324, Jud. GALAŢI"</text:p>
          </table:table-cell>
        </table:table-row>
        <table:table-row table:style-name="ro1">
          <table:table-cell office:value-type="string" calcext:value-type="string">
            <text:p>"STR. NICEMAN, Nr. 4, IAŞI, <text:s/>700516, Jud. IAŞI"</text:p>
          </table:table-cell>
        </table:table-row>
        <table:table-row table:style-name="ro1">
          <table:table-cell office:value-type="string" calcext:value-type="string">
            <text:p>"STR. EROU NICOLAE IANCU, Nr. 45A, PIPERA (VOLUNTARI), VOLUNTARI, <text:s/>077191, Jud. ILFOV"</text:p>
          </table:table-cell>
        </table:table-row>
        <table:table-row table:style-name="ro1">
          <table:table-cell office:value-type="string" calcext:value-type="string">
            <text:p>"STR. DONATH, Nr. 116, CLUJ-NAPOCA, <text:s/>400290, Jud. CLUJ"</text:p>
          </table:table-cell>
        </table:table-row>
        <table:table-row table:style-name="ro1">
          <table:table-cell office:value-type="string" calcext:value-type="string">
            <text:p>"BD. ALEXANDRU OBREGIA, Nr. 25, BUCUREŞTI, <text:s/>041727"</text:p>
          </table:table-cell>
        </table:table-row>
        <table:table-row table:style-name="ro1">
          <table:table-cell office:value-type="string" calcext:value-type="string">
            <text:p>"BD. DIMITRIE CANTEMIR, Nr. 21, Bl.4, Sc.F, Et.1, Ap.168, Sector 4, BUCUREŞTI, <text:s/>040236"</text:p>
          </table:table-cell>
        </table:table-row>
        <table:table-row table:style-name="ro1">
          <table:table-cell office:value-type="string" calcext:value-type="string">
            <text:p>"STR. EUGEN STAMATE, Nr. 4, PAŞCANI, Jud. IAŞI"</text:p>
          </table:table-cell>
        </table:table-row>
        <table:table-row table:style-name="ro1">
          <table:table-cell office:value-type="string" calcext:value-type="string">
            <text:p>"ŞOS. MIHAI BRAVU, Nr. 43, Bl.P14, Et.parter, Ap.53, Sector 2, BUCUREŞTI, <text:s/>021306"</text:p>
          </table:table-cell>
        </table:table-row>
        <table:table-row table:style-name="ro1">
          <table:table-cell office:value-type="string" calcext:value-type="string">
            <text:p>"STR. PETRE ISPIRESCU, Nr. 38, Bl.P72, Sector 5, BUCUREŞTI, <text:s/>51029"</text:p>
          </table:table-cell>
        </table:table-row>
        <table:table-row table:style-name="ro1">
          <table:table-cell office:value-type="string" calcext:value-type="string">
            <text:p>"STR. NICOLAE PASCALY, Nr. 7, CLUJ-NAPOCA, <text:s/>400431, Jud. CLUJ"</text:p>
          </table:table-cell>
        </table:table-row>
        <table:table-row table:style-name="ro1">
          <table:table-cell office:value-type="string" calcext:value-type="string">
            <text:p>"CAL. SEVERINULUI, Nr. 5A, CRAIOVA, Jud. DOLJ"</text:p>
          </table:table-cell>
        </table:table-row>
        <table:table-row table:style-name="ro1">
          <table:table-cell office:value-type="string" calcext:value-type="string">
            <text:p>"STR. NICOLAE PASCALY, Nr. 7, CLUJ-NAPOCA, <text:s/>400431, Jud. CLUJ"</text:p>
          </table:table-cell>
        </table:table-row>
        <table:table-row table:style-name="ro1">
          <table:table-cell office:value-type="string" calcext:value-type="string">
            <text:p>"STR. SERGENT ION NUŢU, Nr. 33, BUCUREŞTI, <text:s/>050762"</text:p>
          </table:table-cell>
        </table:table-row>
        <table:table-row table:style-name="ro1">
          <table:table-cell office:value-type="string" calcext:value-type="string">
            <text:p>"STR. NICOLAE CARAMFIL, Nr.52-56, Bl. XXI C Et. P, 1, BUCUREŞTI"</text:p>
          </table:table-cell>
        </table:table-row>
        <table:table-row table:style-name="ro1">
          <table:table-cell office:value-type="string" calcext:value-type="string">
            <text:p>"STR. PLOIEŞTI, Nr. 17-19, CLUJ-NAPOCA, <text:s/>400157, Jud. CLUJ"</text:p>
          </table:table-cell>
        </table:table-row>
        <table:table-row table:style-name="ro1">
          <table:table-cell office:value-type="string" calcext:value-type="string">
            <text:p>"STR. PAJUREI, Nr. 4, Bl.6, Sc.B, Ap.17, Sector 1, BUCUREŞTI, <text:s/>013155"</text:p>
          </table:table-cell>
        </table:table-row>
        <table:table-row table:style-name="ro1">
          <table:table-cell office:value-type="string" calcext:value-type="string">
            <text:p>"BD. REVOLUŢIEI, Nr. 62, Bl.CORP A, Et.2, Ap.13, ARAD, <text:s/>310025, Jud. ARAD"</text:p>
          </table:table-cell>
        </table:table-row>
        <table:table-row table:style-name="ro1">
          <table:table-cell office:value-type="string" calcext:value-type="string">
            <text:p>"CAL. MOŞILOR, Nr. 268, Sector 2, BUCUREŞTI, <text:s/>020891"</text:p>
          </table:table-cell>
        </table:table-row>
        <table:table-row table:style-name="ro1">
          <table:table-cell office:value-type="string" calcext:value-type="string">
            <text:p>"STR. DOINA, Nr.21, Bl. PB122 Ap. 1, ORADEA, <text:s/>410318, Jud. BIHOR"</text:p>
          </table:table-cell>
        </table:table-row>
        <table:table-row table:style-name="ro1">
          <table:table-cell office:value-type="string" calcext:value-type="string">
            <text:p>"STR. DOINA, Nr. 21, Ap.1, ORADEA, <text:s/>410318, Jud. BIHOR"</text:p>
          </table:table-cell>
        </table:table-row>
        <table:table-row table:style-name="ro1">
          <table:table-cell office:value-type="string" calcext:value-type="string">
            <text:p>"ŞOS. NORDULUI, Nr. 120, Sector 1, BUCUREŞTI, <text:s/>014104"</text:p>
          </table:table-cell>
        </table:table-row>
        <table:table-row table:style-name="ro1">
          <table:table-cell office:value-type="string" calcext:value-type="string">
            <text:p>"STR. LONDRA, Nr. 43, Sector 1, BUCUREŞTI, <text:s/>11762"</text:p>
          </table:table-cell>
        </table:table-row>
        <table:table-row table:style-name="ro1">
          <table:table-cell office:value-type="string" calcext:value-type="string">
            <text:p>"STR. CURTEA DOMNEASCA, Nr.5, Bl. 14 Sc. D Ap. 6, SUCEAVA, <text:s/>720017, Jud. SUCEAVA"</text:p>
          </table:table-cell>
        </table:table-row>
        <table:table-row table:style-name="ro1">
          <table:table-cell office:value-type="string" calcext:value-type="string">
            <text:p>"STR. PRIMĂVERII, Nr. 11A, CLUJ-NAPOCA, <text:s/>0, Jud. CLUJ"</text:p>
          </table:table-cell>
        </table:table-row>
        <table:table-row table:style-name="ro1">
          <table:table-cell office:value-type="string" calcext:value-type="string">
            <text:p>"AL. NICOLINA, Nr. 2, Bl.G8, Et.parter, Ap.5, IAŞI, <text:s/>700733, Jud. IAŞI"</text:p>
          </table:table-cell>
        </table:table-row>
        <table:table-row table:style-name="ro1">
          <table:table-cell office:value-type="string" calcext:value-type="string">
            <text:p>"ŞOS. PANDURI, Nr. 33, Sector 5, BUCUREŞTI, <text:s/>050655"</text:p>
          </table:table-cell>
        </table:table-row>
        <table:table-row table:style-name="ro1">
          <table:table-cell office:value-type="string" calcext:value-type="string">
            <text:p>"STR. CALEA CRAIOVEI, Bl. 40BIS Sc. D Et. 1 Ap. 6, PITEŞTI, <text:s/>110240, Jud. ARGEŞ"</text:p>
          </table:table-cell>
        </table:table-row>
        <table:table-row table:style-name="ro1">
          <table:table-cell office:value-type="string" calcext:value-type="string">
            <text:p>"STR. SIBIU, Nr. 17, Sector 6, BUCUREŞTI, <text:s/>61535"</text:p>
          </table:table-cell>
        </table:table-row>
        <table:table-row table:style-name="ro1">
          <table:table-cell office:value-type="string" calcext:value-type="string">
            <text:p>"STR. ALEXANDRU LĂPUŞNEANU, Nr. 1, PIATRA NEAMŢ, <text:s/>610077, Jud. NEAMŢ"</text:p>
          </table:table-cell>
        </table:table-row>
        <table:table-row table:style-name="ro1">
          <table:table-cell office:value-type="string" calcext:value-type="string">
            <text:p>"STR. BUTEANU ION, Nr.26, Ap. 1, TÂRGU MUREŞ, <text:s/>540409, Jud. MUREŞ"</text:p>
          </table:table-cell>
        </table:table-row>
        <table:table-row table:style-name="ro1">
          <table:table-cell office:value-type="string" calcext:value-type="string">
            <text:p>"STR. ŞTEFAN CICIO POP, Nr. 12-14, ARAD, Jud. ARAD"</text:p>
          </table:table-cell>
        </table:table-row>
        <table:table-row table:style-name="ro1">
          <table:table-cell office:value-type="string" calcext:value-type="string">
            <text:p>"STR. MAIORULUI, Nr. 14, Sector 2, BUCUREŞTI, <text:s/>23813"</text:p>
          </table:table-cell>
        </table:table-row>
        <table:table-row table:style-name="ro1">
          <table:table-cell office:value-type="string" calcext:value-type="string">
            <text:p>"CAL. GALATA, Nr. 3, IAŞI, <text:s/>700612, Jud. IAŞI"</text:p>
          </table:table-cell>
        </table:table-row>
        <table:table-row table:style-name="ro1">
          <table:table-cell office:value-type="string" calcext:value-type="string">
            <text:p>"STR. VALEA OLTULUI, Nr.26, Bl. D32 Sc. D Et. 2 Ap. 52, 6, BUCUREŞTI, <text:s/>61977"</text:p>
          </table:table-cell>
        </table:table-row>
        <table:table-row table:style-name="ro1">
          <table:table-cell office:value-type="string" calcext:value-type="string">
            <text:p>"BD. HRISTO BOTEV, Nr. 4, Sector 3, BUCUREŞTI, <text:s/>030235"</text:p>
          </table:table-cell>
        </table:table-row>
        <table:table-row table:style-name="ro1">
          <table:table-cell office:value-type="string" calcext:value-type="string">
            <text:p>"BD. INDEPENDENŢEI, Nr. 11, Bl.D4, Et.PARTER, BRĂILA, Jud. BRĂILA"</text:p>
          </table:table-cell>
        </table:table-row>
        <table:table-row table:style-name="ro1">
          <table:table-cell office:value-type="string" calcext:value-type="string">
            <text:p>"STR. VIORELE, Nr.34, Bl. 15 Sc. 4 Et. 8 Ap. 141, 4, BUCUREŞTI, <text:s/>40429"</text:p>
          </table:table-cell>
        </table:table-row>
        <table:table-row table:style-name="ro1">
          <table:table-cell office:value-type="string" calcext:value-type="string">
            <text:p>"BD. MIHAIL KOGALNICEANU, Nr.39, Et. 1 Ap. 11, 5, BUCUREŞTI, <text:s/>50103"</text:p>
          </table:table-cell>
        </table:table-row>
        <table:table-row table:style-name="ro1">
          <table:table-cell office:value-type="string" calcext:value-type="string">
            <text:p>"KUNCZ ALADAR, Nr. 1, ARAD, <text:s/>310205, Jud. ARAD"</text:p>
          </table:table-cell>
        </table:table-row>
        <table:table-row table:style-name="ro1">
          <table:table-cell office:value-type="string" calcext:value-type="string">
            <text:p>"STR. BERVENI, Nr. 46, Sector 1, BUCUREŞTI, <text:s/>13406"</text:p>
          </table:table-cell>
        </table:table-row>
        <table:table-row table:style-name="ro1">
          <table:table-cell office:value-type="string" calcext:value-type="string">
            <text:p>"STR. OSTROVENI, Nr. 4, Bl.A15, Sc.B, Et.PARTER, Ap.3, RÂMNICU VÂLCEA, <text:s/>240036, Jud. VÂLCEA"</text:p>
          </table:table-cell>
        </table:table-row>
        <table:table-row table:style-name="ro1">
          <table:table-cell office:value-type="string" calcext:value-type="string">
            <text:p>"STR. ZIZIN, Nr. 11, Bl.V40, Sc.2, Ap.30, Sector 3, BUCUREŞTI, <text:s/>031262"</text:p>
          </table:table-cell>
        </table:table-row>
        <table:table-row table:style-name="ro1">
          <table:table-cell office:value-type="string" calcext:value-type="string">
            <text:p>"CAL. BURDUJENI, SUCEAVA, <text:s/>720106, Jud. SUCEAVA"</text:p>
          </table:table-cell>
        </table:table-row>
        <table:table-row table:style-name="ro1">
          <table:table-cell office:value-type="string" calcext:value-type="string">
            <text:p>"BD. ALEXANDRU CEL BUN, Nr.51, Bl. Y2 Sc. A Et. 6 Ap. 29, IAŞI, <text:s/>700634, Jud. IAŞI"</text:p>
          </table:table-cell>
        </table:table-row>
        <table:table-row table:style-name="ro1">
          <table:table-cell office:value-type="string" calcext:value-type="string">
            <text:p>"STR. CRISTOFOR COLUMB, Nr. 29, GALAŢI, <text:s/>800107, Jud. GALAŢI"</text:p>
          </table:table-cell>
        </table:table-row>
        <table:table-row table:style-name="ro1">
          <table:table-cell office:value-type="string" calcext:value-type="string">
            <text:p>"STR. FABRICA DE GHEAŢĂ, Nr. 2, Bl.84II, Sc.1, Sector 2, BUCUREŞTI, <text:s/>22502"</text:p>
          </table:table-cell>
        </table:table-row>
        <table:table-row table:style-name="ro1">
          <table:table-cell office:value-type="string" calcext:value-type="string">
            <text:p>"BD. ALEXANDRU LĂPUŞNEANU, Nr. 95, Bl.LV31, CONSTANŢA, <text:s/>900396, Jud. CONSTANŢA"</text:p>
          </table:table-cell>
        </table:table-row>
        <table:table-row table:style-name="ro1">
          <table:table-cell office:value-type="string" calcext:value-type="string">
            <text:p>"STR. PICTOR ION NEGULICI, Nr. 27, Et.2, Sector 1, BUCUREŞTI, <text:s/>11944"</text:p>
          </table:table-cell>
        </table:table-row>
        <table:table-row table:style-name="ro1">
          <table:table-cell office:value-type="string" calcext:value-type="string">
            <text:p>"CAL. ŞAGULUI, Nr. 47, TIMIŞOARA, <text:s/>300426, Jud. TIMIŞ"</text:p>
          </table:table-cell>
        </table:table-row>
        <table:table-row table:style-name="ro1">
          <table:table-cell office:value-type="string" calcext:value-type="string">
            <text:p>"BD. DECEBAL, Bl.59, Et.Parter, PIATRA NEAMŢ, <text:s/>610076, Jud. NEAMŢ"</text:p>
          </table:table-cell>
        </table:table-row>
        <table:table-row table:style-name="ro1">
          <table:table-cell office:value-type="string" calcext:value-type="string">
            <text:p>"ŞOS. OLTENITEI, Nr.40-44, Bl. 6A Sc. 3 Et. 9 Ap. 108, 4, BUCUREŞTI, <text:s/>41316"</text:p>
          </table:table-cell>
        </table:table-row>
        <table:table-row table:style-name="ro1">
          <table:table-cell office:value-type="string" calcext:value-type="string">
            <text:p>"STR. STRĂP. SILVESTRU, Nr. 18, Bl.T1B, IAŞI, <text:s/>700006, Jud. IAŞI"</text:p>
          </table:table-cell>
        </table:table-row>
        <table:table-row table:style-name="ro1">
          <table:table-cell office:value-type="string" calcext:value-type="string">
            <text:p>"STR. PARIS, Nr.79, Ap. 24, CLUJ-NAPOCA, <text:s/>400055, Jud. CLUJ"</text:p>
          </table:table-cell>
        </table:table-row>
        <table:table-row table:style-name="ro1">
          <table:table-cell office:value-type="string" calcext:value-type="string">
            <text:p>"BD. INDEPENDENŢEI, Nr. 61, Bl.D4, Ap.22, BRĂILA, <text:s/>810527, Jud. BRĂILA"</text:p>
          </table:table-cell>
        </table:table-row>
        <table:table-row table:style-name="ro1">
          <table:table-cell office:value-type="string" calcext:value-type="string">
            <text:p>"PŢA IULIU MANIU, Nr. 8, ALBA IULIA, Jud. ALBA"</text:p>
          </table:table-cell>
        </table:table-row>
        <table:table-row table:style-name="ro1">
          <table:table-cell office:value-type="string" calcext:value-type="string">
            <text:p>"STR. DOBROGEANU GHEREA, Nr. 1B, Bl.E, PLOIEŞTI, <text:s/>100035, Jud. PRAHOVA"</text:p>
          </table:table-cell>
        </table:table-row>
        <table:table-row table:style-name="ro1">
          <table:table-cell office:value-type="string" calcext:value-type="string">
            <text:p>"BD. REPUBLICII, Nr. 25, Bl.A7, PLOIEŞTI, <text:s/>100389, Jud. PRAHOVA"</text:p>
          </table:table-cell>
        </table:table-row>
        <table:table-row table:style-name="ro1">
          <table:table-cell office:value-type="string" calcext:value-type="string">
            <text:p>"BD. REPUBLICII, Nr. 13, PLOIEŞTI, Jud. PRAHOVA"</text:p>
          </table:table-cell>
        </table:table-row>
        <table:table-row table:style-name="ro1">
          <table:table-cell office:value-type="string" calcext:value-type="string">
            <text:p>"STR. CHIMIEI, Nr. 1, PLOIEŞTI, Jud. PRAHOVA"</text:p>
          </table:table-cell>
        </table:table-row>
        <table:table-row table:style-name="ro1">
          <table:table-cell office:value-type="string" calcext:value-type="string">
            <text:p>"STR. BASARABILOR, Nr. 20, PLOIEŞTI, <text:s/>100036, Jud. PRAHOVA"</text:p>
          </table:table-cell>
        </table:table-row>
        <table:table-row table:style-name="ro1">
          <table:table-cell office:value-type="string" calcext:value-type="string">
            <text:p>"STR. ŞTEFAN CEL MARE, Nr. 6, PLOIEŞTI, Jud. PRAHOVA"</text:p>
          </table:table-cell>
        </table:table-row>
        <table:table-row table:style-name="ro1">
          <table:table-cell office:value-type="string" calcext:value-type="string">
            <text:p>"STR. GENERAL VASILE MILEA, Nr. 7, PLOIEŞTI, <text:s/>100045, Jud. PRAHOVA"</text:p>
          </table:table-cell>
        </table:table-row>
        <table:table-row table:style-name="ro1">
          <table:table-cell office:value-type="string" calcext:value-type="string">
            <text:p>"ŞOS. NORDULUI, Nr. 2B, PLOIEŞTI, <text:s/>100076, Jud. PRAHOVA"</text:p>
          </table:table-cell>
        </table:table-row>
        <table:table-row table:style-name="ro1">
          <table:table-cell office:value-type="string" calcext:value-type="string">
            <text:p>"ŞOS. VESTULUI, Nr. 20, Bl.101, PLOIEŞTI, <text:s/>100298, Jud. PRAHOVA"</text:p>
          </table:table-cell>
        </table:table-row>
        <table:table-row table:style-name="ro1">
          <table:table-cell office:value-type="string" calcext:value-type="string">
            <text:p>"BD. NICOLAE GRIGORESCU, Nr. 20, Bl.A 14, Sector 3, BUCUREŞTI, <text:s/>030453"</text:p>
          </table:table-cell>
        </table:table-row>
        <table:table-row table:style-name="ro1">
          <table:table-cell office:value-type="string" calcext:value-type="string">
            <text:p>"BD. CAROL I, Nr. 27, Sector 2, BUCUREŞTI, <text:s/>11366"</text:p>
          </table:table-cell>
        </table:table-row>
        <table:table-row table:style-name="ro1">
          <table:table-cell office:value-type="string" calcext:value-type="string">
            <text:p>"ŞOS. MIHAI BRAVU, Nr. 290, Bl.4, Sector 3, BUCUREŞTI, <text:s/>030318"</text:p>
          </table:table-cell>
        </table:table-row>
        <table:table-row table:style-name="ro1">
          <table:table-cell office:value-type="string" calcext:value-type="string">
            <text:p>"AL. ARMENIŞ, Nr. 2, Bl.P3, Sector 3, BUCUREŞTI, <text:s/>32483"</text:p>
          </table:table-cell>
        </table:table-row>
        <table:table-row table:style-name="ro1">
          <table:table-cell office:value-type="string" calcext:value-type="string">
            <text:p>"STR. PĂTULULUI, Nr. 2A, Bl.27, Sector 3, BUCUREŞTI, <text:s/>32378"</text:p>
          </table:table-cell>
        </table:table-row>
        <table:table-row table:style-name="ro1">
          <table:table-cell office:value-type="string" calcext:value-type="string">
            <text:p>"STR. PĂTULULUI, Nr. 2A, Bl.27, Sector 3, BUCUREŞTI, <text:s/>32378"</text:p>
          </table:table-cell>
        </table:table-row>
        <table:table-row table:style-name="ro1">
          <table:table-cell office:value-type="string" calcext:value-type="string">
            <text:p>"BD. CAMIL RESSU, Nr. 8, Bl.1, Sector 3, BUCUREŞTI, <text:s/>10541"</text:p>
          </table:table-cell>
        </table:table-row>
        <table:table-row table:style-name="ro1">
          <table:table-cell office:value-type="string" calcext:value-type="string">
            <text:p>"BD. RÂMNICU SĂRAT, Nr. 20, Bl.16A, Sector 3, BUCUREŞTI, <text:s/>31906"</text:p>
          </table:table-cell>
        </table:table-row>
        <table:table-row table:style-name="ro1">
          <table:table-cell office:value-type="string" calcext:value-type="string">
            <text:p>"STR. BABA NOVAC, Nr. 11, Bl.11A, Sector 3, BUCUREŞTI, <text:s/>031623"</text:p>
          </table:table-cell>
        </table:table-row>
        <table:table-row table:style-name="ro1">
          <table:table-cell office:value-type="string" calcext:value-type="string">
            <text:p>"BD. CAMIL RESSU, Nr. 64, Bl.16, Ap.16, Sector 3, BUCUREŞTI, <text:s/>10541"</text:p>
          </table:table-cell>
        </table:table-row>
        <table:table-row table:style-name="ro1">
          <table:table-cell office:value-type="string" calcext:value-type="string">
            <text:p>"CAL. VĂCĂREŞTI, Nr. 209, Bl.85A, Sector 4, BUCUREŞTI, <text:s/>040053"</text:p>
          </table:table-cell>
        </table:table-row>
        <table:table-row table:style-name="ro1">
          <table:table-cell office:value-type="string" calcext:value-type="string">
            <text:p>"STR. SECUILOR, Nr. 8, Bl.CC3, Sector 4, BUCUREŞTI, <text:s/>41516"</text:p>
          </table:table-cell>
        </table:table-row>
        <table:table-row table:style-name="ro1">
          <table:table-cell office:value-type="string" calcext:value-type="string">
            <text:p>"ŞOS. OLTENIŢEI, Nr. 240, Bl.47, Sector 4, BUCUREŞTI, <text:s/>41331"</text:p>
          </table:table-cell>
        </table:table-row>
        <table:table-row table:style-name="ro1">
          <table:table-cell office:value-type="string" calcext:value-type="string">
            <text:p>"STR. STRĂDUINŢEI, Nr. 5, Bl.CC1, Sector 4, BUCUREŞTI, <text:s/>041776"</text:p>
          </table:table-cell>
        </table:table-row>
        <table:table-row table:style-name="ro1">
          <table:table-cell office:value-type="string" calcext:value-type="string">
            <text:p>"ŞOS. GIURGIULUI, Nr. 129, Bl.A2, Sector 4, BUCUREŞTI, <text:s/>40664"</text:p>
          </table:table-cell>
        </table:table-row>
        <table:table-row table:style-name="ro1">
          <table:table-cell office:value-type="string" calcext:value-type="string">
            <text:p>"BD. REGINA ELISABETA, Nr. 39, Sector 5, BUCUREŞTI, <text:s/>50012"</text:p>
          </table:table-cell>
        </table:table-row>
        <table:table-row table:style-name="ro1">
          <table:table-cell office:value-type="string" calcext:value-type="string">
            <text:p>"PŢA MIHAIL KOGĂLNICEANU, Nr. 7, Sector 5, BUCUREŞTI, <text:s/>050065"</text:p>
          </table:table-cell>
        </table:table-row>
        <table:table-row table:style-name="ro1">
          <table:table-cell office:value-type="string" calcext:value-type="string">
            <text:p>"ŞOS. ALEXANDRIEI, Nr. 84, Bl.L23, Sector 5, BUCUREŞTI, <text:s/>51537"</text:p>
          </table:table-cell>
        </table:table-row>
        <table:table-row table:style-name="ro1">
          <table:table-cell office:value-type="string" calcext:value-type="string">
            <text:p>"CAL. VICTORIEI, Nr. 128A, Sector 1, BUCUREŞTI, <text:s/>010094"</text:p>
          </table:table-cell>
        </table:table-row>
        <table:table-row table:style-name="ro1">
          <table:table-cell office:value-type="string" calcext:value-type="string">
            <text:p>"CAL. RAHOVEI, Nr. 360, Bl.10A, Sector 5, BUCUREŞTI, <text:s/>50918"</text:p>
          </table:table-cell>
        </table:table-row>
        <table:table-row table:style-name="ro1">
          <table:table-cell office:value-type="string" calcext:value-type="string">
            <text:p>"STR. ION CÂMPINEANU, Nr. 22, Sector 1, BUCUREŞTI, <text:s/>010038"</text:p>
          </table:table-cell>
        </table:table-row>
        <table:table-row table:style-name="ro1">
          <table:table-cell office:value-type="string" calcext:value-type="string">
            <text:p>"STR. ŞTIRBEI VODĂ, Nr. 16, Sector 1, BUCUREŞTI, <text:s/>010112"</text:p>
          </table:table-cell>
        </table:table-row>
        <table:table-row table:style-name="ro1">
          <table:table-cell office:value-type="string" calcext:value-type="string">
            <text:p>"STR. TITEL C. PETRESCU, Nr. 4, Bl.C 64, Sector 6, BUCUREŞTI, <text:s/>41274"</text:p>
          </table:table-cell>
        </table:table-row>
        <table:table-row table:style-name="ro1">
          <table:table-cell office:value-type="string" calcext:value-type="string">
            <text:p>"BD. TIMIŞOARA, Nr. 37, Bl.CC A11, Sector 6, BUCUREŞTI, <text:s/>61311"</text:p>
          </table:table-cell>
        </table:table-row>
        <table:table-row table:style-name="ro1">
          <table:table-cell office:value-type="string" calcext:value-type="string">
            <text:p>"BD. IULIU MANIU, Nr. 182, Bl.G1-G2, Sector 6, BUCUREŞTI, <text:s/>61121"</text:p>
          </table:table-cell>
        </table:table-row>
        <table:table-row table:style-name="ro1">
          <table:table-cell office:value-type="string" calcext:value-type="string">
            <text:p>"BD. IULIU MANIU, Nr. 78, Bl.CC1, Sector 6, BUCUREŞTI, <text:s/>61091"</text:p>
          </table:table-cell>
        </table:table-row>
        <table:table-row table:style-name="ro1">
          <table:table-cell office:value-type="string" calcext:value-type="string">
            <text:p>"BD. IULIU MANIU, Nr. 130, Bl.CC2, Sector 6, BUCUREŞTI, <text:s/>61114"</text:p>
          </table:table-cell>
        </table:table-row>
        <table:table-row table:style-name="ro1">
          <table:table-cell office:value-type="string" calcext:value-type="string">
            <text:p>"STR. MIHAELA RUXANDRA MARCU, Nr. 3, Sector 6, BUCUREŞTI, <text:s/>61524"</text:p>
          </table:table-cell>
        </table:table-row>
        <table:table-row table:style-name="ro1">
          <table:table-cell office:value-type="string" calcext:value-type="string">
            <text:p>"DRUM. TABEREI, Nr. 24, Sector 6, BUCUREŞTI, <text:s/>61386"</text:p>
          </table:table-cell>
        </table:table-row>
        <table:table-row table:style-name="ro1">
          <table:table-cell office:value-type="string" calcext:value-type="string">
            <text:p>"BD. ION MIHALACHE, Nr. 172, Bl.E, Sector 1, BUCUREŞTI, <text:s/>11179"</text:p>
          </table:table-cell>
        </table:table-row>
        <table:table-row table:style-name="ro1">
          <table:table-cell office:value-type="string" calcext:value-type="string">
            <text:p>"BD. IANCU DE HUNEDOARA, Nr. 2-4, Bl.H5, Sector 1, BUCUREŞTI, <text:s/>11744"</text:p>
          </table:table-cell>
        </table:table-row>
        <table:table-row table:style-name="ro1">
          <table:table-cell office:value-type="string" calcext:value-type="string">
            <text:p>"ŞOS. NICOLAE TITULESCU, Nr. 14, Bl.21A, Sector 1, BUCUREŞTI, <text:s/>011142"</text:p>
          </table:table-cell>
        </table:table-row>
        <table:table-row table:style-name="ro1">
          <table:table-cell office:value-type="string" calcext:value-type="string">
            <text:p>"BD. ION MIHALACHE, Nr. 115, Bl.10A2, Sector 1, BUCUREŞTI, <text:s/>11178"</text:p>
          </table:table-cell>
        </table:table-row>
        <table:table-row table:style-name="ro1">
          <table:table-cell office:value-type="string" calcext:value-type="string">
            <text:p>"ŞOS. NICOLAE TITULESCU, Nr. 94, Bl.14, Sector 1, BUCUREŞTI, <text:s/>11146"</text:p>
          </table:table-cell>
        </table:table-row>
        <table:table-row table:style-name="ro1">
          <table:table-cell office:value-type="string" calcext:value-type="string">
            <text:p>"ŞOS. PIPERA, Nr. 13, Bl.2F, Sector 1, BUCUREŞTI, <text:s/>014252"</text:p>
          </table:table-cell>
        </table:table-row>
        <table:table-row table:style-name="ro1">
          <table:table-cell office:value-type="string" calcext:value-type="string">
            <text:p>"STR. ELENA VĂCĂRESCU, Nr. 9, Sector 1, BUCUREŞTI, <text:s/>013931"</text:p>
          </table:table-cell>
        </table:table-row>
        <table:table-row table:style-name="ro1">
          <table:table-cell office:value-type="string" calcext:value-type="string">
            <text:p>"CAL. VICTORIEI, Nr. 54, Sector 1, BUCUREŞTI, <text:s/>10082"</text:p>
          </table:table-cell>
        </table:table-row>
        <table:table-row table:style-name="ro1">
          <table:table-cell office:value-type="string" calcext:value-type="string">
            <text:p>"STR. BUZEŞTI, Nr. 2-4, Sector 1, BUCUREŞTI, <text:s/>011014"</text:p>
          </table:table-cell>
        </table:table-row>
        <table:table-row table:style-name="ro1">
          <table:table-cell office:value-type="string" calcext:value-type="string">
            <text:p>"ŞOS. ŞTEFAN CEL MARE, Nr. 1-3, Bl.Perla, Sector 1, BUCUREŞTI, <text:s/>011736"</text:p>
          </table:table-cell>
        </table:table-row>
        <table:table-row table:style-name="ro1">
          <table:table-cell office:value-type="string" calcext:value-type="string">
            <text:p>"CAL. VICTORIEI, Nr. 54, Sector 1, BUCUREŞTI, <text:s/>10082"</text:p>
          </table:table-cell>
        </table:table-row>
        <table:table-row table:style-name="ro1">
          <table:table-cell office:value-type="string" calcext:value-type="string">
            <text:p>"STR. GEORGE CĂLINESCU, Nr. 52, Sector 1, BUCUREŞTI, <text:s/>11692"</text:p>
          </table:table-cell>
        </table:table-row>
        <table:table-row table:style-name="ro1">
          <table:table-cell office:value-type="string" calcext:value-type="string">
            <text:p>"BD. LACUL TEI, Nr. 69, Bl.5, Sector 2, BUCUREŞTI, <text:s/>20372"</text:p>
          </table:table-cell>
        </table:table-row>
        <table:table-row table:style-name="ro1">
          <table:table-cell office:value-type="string" calcext:value-type="string">
            <text:p>"CAL. MOŞILOR, Nr. 272, Bl.16, Sector 2, BUCUREŞTI, <text:s/>020892"</text:p>
          </table:table-cell>
        </table:table-row>
        <table:table-row table:style-name="ro1">
          <table:table-cell office:value-type="string" calcext:value-type="string">
            <text:p>"CAL. MOŞILOR, Nr. 233, Bl.31A, Sector 2, BUCUREŞTI, <text:s/>020871"</text:p>
          </table:table-cell>
        </table:table-row>
        <table:table-row table:style-name="ro1">
          <table:table-cell office:value-type="string" calcext:value-type="string">
            <text:p>"CAL. MOŞILOR, Nr. 272, Bl.16, Sector 2, BUCUREŞTI, <text:s/>020892"</text:p>
          </table:table-cell>
        </table:table-row>
        <table:table-row table:style-name="ro1">
          <table:table-cell office:value-type="string" calcext:value-type="string">
            <text:p>"ŞOS. ŞTEFAN CEL MARE, Nr. 236, Bl.59, Sector 2, BUCUREŞTI, <text:s/>20124"</text:p>
          </table:table-cell>
        </table:table-row>
        <table:table-row table:style-name="ro1">
          <table:table-cell office:value-type="string" calcext:value-type="string">
            <text:p>"ŞOS. MIHAI BRAVU, Nr. 123-135, Bl.D11, Sector 2, BUCUREŞTI, <text:s/>021314"</text:p>
          </table:table-cell>
        </table:table-row>
        <table:table-row table:style-name="ro1">
          <table:table-cell office:value-type="string" calcext:value-type="string">
            <text:p>"ŞOS. PANTELIMON, Nr. 350, Bl.4, Sector 2, BUCUREŞTI, <text:s/>021661"</text:p>
          </table:table-cell>
        </table:table-row>
        <table:table-row table:style-name="ro1">
          <table:table-cell office:value-type="string" calcext:value-type="string">
            <text:p>"ŞOS. PANTELIMON, Nr. 249, Bl.48, Sector 2, BUCUREŞTI, <text:s/>021611"</text:p>
          </table:table-cell>
        </table:table-row>
        <table:table-row table:style-name="ro1">
          <table:table-cell office:value-type="string" calcext:value-type="string">
            <text:p>"CAL. VICTORIEI, Nr. 14, Sector 3, BUCUREŞTI, <text:s/>30027"</text:p>
          </table:table-cell>
        </table:table-row>
        <table:table-row table:style-name="ro1">
          <table:table-cell office:value-type="string" calcext:value-type="string">
            <text:p>"STR. LIPSCANI, Nr. 28, Sector 3, BUCUREŞTI, <text:s/>30032"</text:p>
          </table:table-cell>
        </table:table-row>
        <table:table-row table:style-name="ro1">
          <table:table-cell office:value-type="string" calcext:value-type="string">
            <text:p>"CART. MICĂLACA, Bl.331, ARAD, Jud. ARAD"</text:p>
          </table:table-cell>
        </table:table-row>
        <table:table-row table:style-name="ro1">
          <table:table-cell office:value-type="string" calcext:value-type="string">
            <text:p>"PIATA ION CREANGA, Bl. C 80 Et. P, ORADEA, Jud. BIHOR"</text:p>
          </table:table-cell>
        </table:table-row>
        <table:table-row table:style-name="ro1">
          <table:table-cell office:value-type="string" calcext:value-type="string">
            <text:p>"STR. GRIVITEI, Nr.5, CONSTANŢA, Jud. CONSTANŢA"</text:p>
          </table:table-cell>
        </table:table-row>
        <table:table-row table:style-name="ro1">
          <table:table-cell office:value-type="string" calcext:value-type="string">
            <text:p>"STR. VADUL CALUGARENI, Nr.5, TIMIŞOARA, Jud. TIMIŞ"</text:p>
          </table:table-cell>
        </table:table-row>
        <table:table-row table:style-name="ro1">
          <table:table-cell office:value-type="string" calcext:value-type="string">
            <text:p>"CAL. VICTORIEI, Nr. 2, Sector 3, BUCUREŞTI, <text:s/>030025"</text:p>
          </table:table-cell>
        </table:table-row>
        <table:table-row table:style-name="ro1">
          <table:table-cell office:value-type="string" calcext:value-type="string">
            <text:p>"STR. CRIŞUL REPEDE, Nr. 18, Sector 6, BUCUREŞTI, <text:s/>061033"</text:p>
          </table:table-cell>
        </table:table-row>
        <table:table-row table:style-name="ro1">
          <table:table-cell office:value-type="string" calcext:value-type="string">
            <text:p>"STR. BARBU VĂCĂRESCU, Nr. 5, Sector 2, BUCUREŞTI, <text:s/>020271"</text:p>
          </table:table-cell>
        </table:table-row>
        <table:table-row table:style-name="ro1">
          <table:table-cell office:value-type="string" calcext:value-type="string">
            <text:p>"STR. POSTĂVARUL, Nr. 1, Bl.C3, Ap.16, Sector 3, BUCUREŞTI, <text:s/>32424"</text:p>
          </table:table-cell>
        </table:table-row>
        <table:table-row table:style-name="ro1">
          <table:table-cell office:value-type="string" calcext:value-type="string">
            <text:p>"STR. PRIMĂVERII, Nr. 22, Bl.D22, CLUJ-NAPOCA, Jud. CLUJ"</text:p>
          </table:table-cell>
        </table:table-row>
        <table:table-row table:style-name="ro1">
          <table:table-cell office:value-type="string" calcext:value-type="string">
            <text:p>"STR. GHEORGHE PETRASCU, Nr.3, Bl. CO Sc. 1 Ap. 2, TECUCI, <text:s/>805300, Jud. GALAŢI"</text:p>
          </table:table-cell>
        </table:table-row>
        <table:table-row table:style-name="ro1">
          <table:table-cell office:value-type="string" calcext:value-type="string">
            <text:p>"STR. MIHAIL KOGĂLNICEANU, Nr. 6, PITEŞTI, <text:s/>110023, Jud. ARGEŞ"</text:p>
          </table:table-cell>
        </table:table-row>
        <table:table-row table:style-name="ro1">
          <table:table-cell office:value-type="string" calcext:value-type="string">
            <text:p>"STR. BĂRBOŞI, Nr. 3, Bl.L10, Ap.57, GALAŢI, <text:s/>800400, Jud. GALAŢI"</text:p>
          </table:table-cell>
        </table:table-row>
        <table:table-row table:style-name="ro1">
          <table:table-cell office:value-type="string" calcext:value-type="string">
            <text:p>"STR. ATOMIŞTILOR, Nr. 371, MĂGURELE, <text:s/>77125, Jud. ILFOV"</text:p>
          </table:table-cell>
        </table:table-row>
        <table:table-row table:style-name="ro1">
          <table:table-cell office:value-type="string" calcext:value-type="string">
            <text:p>"CAL. DOROBANŢI, Sector 1, BUCUREŞTI, <text:s/>10561"</text:p>
          </table:table-cell>
        </table:table-row>
        <table:table-row table:style-name="ro1">
          <table:table-cell office:value-type="string" calcext:value-type="string">
            <text:p>"STR. B. P. HAŞDEU, Nr. 97, CONSTANŢA, <text:s/>900382, Jud. CONSTANŢA"</text:p>
          </table:table-cell>
        </table:table-row>
        <table:table-row table:style-name="ro1">
          <table:table-cell office:value-type="string" calcext:value-type="string">
            <text:p>"STR. MIORIŢEI, Nr. 2, CLUJ-NAPOCA, <text:s/>400380, Jud. CLUJ"</text:p>
          </table:table-cell>
        </table:table-row>
        <table:table-row table:style-name="ro1">
          <table:table-cell office:value-type="string" calcext:value-type="string">
            <text:p>"STR. DOBRESTILOR, Nr.4, Bl. PC 10 Et. 3 Ap. 8, ORADEA, <text:s/>410292, Jud. BIHOR"</text:p>
          </table:table-cell>
        </table:table-row>
        <table:table-row table:style-name="ro1">
          <table:table-cell office:value-type="string" calcext:value-type="string">
            <text:p>"STR. VALEA IALOMITEI, Nr.5, Bl. D 21 Sc. A Et. 4 Ap. 9, 3, BUCUREŞTI, <text:s/>61962"</text:p>
          </table:table-cell>
        </table:table-row>
        <table:table-row table:style-name="ro1">
          <table:table-cell office:value-type="string" calcext:value-type="string">
            <text:p>"STR. VASILE CONTA, IAŞI, Jud. IAŞI"</text:p>
          </table:table-cell>
        </table:table-row>
        <table:table-row table:style-name="ro1">
          <table:table-cell office:value-type="string" calcext:value-type="string">
            <text:p>"STR. VICTOR BABEŞ, Nr. 26C, BAIA MARE, Jud. MARAMUREŞ"</text:p>
          </table:table-cell>
        </table:table-row>
        <table:table-row table:style-name="ro1">
          <table:table-cell office:value-type="string" calcext:value-type="string">
            <text:p>"SPL. INDEPENDENŢEI, Nr. 2J, Sector 3, BUCUREŞTI, <text:s/>030099"</text:p>
          </table:table-cell>
        </table:table-row>
        <table:table-row table:style-name="ro1">
          <table:table-cell office:value-type="string" calcext:value-type="string">
            <text:p>"STR. ADRIAN CÂRSTEA, Nr.70, Bl. 35 Sc. 2 Et. P Ap. 38, 3, BUCUREŞTI, <text:s/>31837"</text:p>
          </table:table-cell>
        </table:table-row>
        <table:table-row table:style-name="ro1">
          <table:table-cell office:value-type="string" calcext:value-type="string">
            <text:p>"STR. DEMETRIADE, Nr. 62, TIMIŞOARA, Jud. TIMIŞ"</text:p>
          </table:table-cell>
        </table:table-row>
        <table:table-row table:style-name="ro1">
          <table:table-cell office:value-type="string" calcext:value-type="string">
            <text:p>"STR. GEORGE ENESCU, Nr. 30-32, Sector 1, BUCUREŞTI, <text:s/>010307"</text:p>
          </table:table-cell>
        </table:table-row>
        <table:table-row table:style-name="ro1">
          <table:table-cell office:value-type="string" calcext:value-type="string">
            <text:p>"STR. PĂCURARI, Nr. 2, Bl.590C, Et.7, Ap.27, IAŞI, Jud. IAŞI"</text:p>
          </table:table-cell>
        </table:table-row>
        <table:table-row table:style-name="ro1">
          <table:table-cell office:value-type="string" calcext:value-type="string">
            <text:p>"STR. POSTĂVARUL, Nr. 1, Bl.C3, Et.PARTER, Sector 3, BUCUREŞTI, <text:s/>32424"</text:p>
          </table:table-cell>
        </table:table-row>
        <table:table-row table:style-name="ro1">
          <table:table-cell office:value-type="string" calcext:value-type="string">
            <text:p>"BD. SIDERURGIŞTILOR, Nr. 2E, GALAŢI, Jud. GALAŢI"</text:p>
          </table:table-cell>
        </table:table-row>
        <table:table-row table:style-name="ro1">
          <table:table-cell office:value-type="string" calcext:value-type="string">
            <text:p>"STR. CANTONULUI, Nr. 66, CRAIOVA, <text:s/>200110, Jud. DOLJ"</text:p>
          </table:table-cell>
        </table:table-row>
        <table:table-row table:style-name="ro1">
          <table:table-cell office:value-type="string" calcext:value-type="string">
            <text:p>"STR. 1 DECEMBRIE, Nr. 31, Bl.6, Et.PARTER, HUŞI, <text:s/>735100, Jud. VASLUI"</text:p>
          </table:table-cell>
        </table:table-row>
        <table:table-row table:style-name="ro1">
          <table:table-cell office:value-type="string" calcext:value-type="string">
            <text:p>"BD. 1 MAI, Nr. 31, Bl.C11, Ap.3, Sector 6, BUCUREŞTI, <text:s/>61626"</text:p>
          </table:table-cell>
        </table:table-row>
        <table:table-row table:style-name="ro1">
          <table:table-cell office:value-type="string" calcext:value-type="string">
            <text:p>"STR. CĂLUGĂRENI, Nr. 2, Bl.2, Sc.D, BACĂU, <text:s/>600407, Jud. BACĂU"</text:p>
          </table:table-cell>
        </table:table-row>
        <table:table-row table:style-name="ro1">
          <table:table-cell office:value-type="string" calcext:value-type="string">
            <text:p>"STR. TUDOR VLADIMIRESCU, Nr. 61, ORADEA, <text:s/>410203, Jud. BIHOR"</text:p>
          </table:table-cell>
        </table:table-row>
        <table:table-row table:style-name="ro1">
          <table:table-cell office:value-type="string" calcext:value-type="string">
            <text:p>"STR. PAJURA, Nr. 4, Bl.4, Sc.C, Ap.52, ONEŞTI, Jud. BACĂU"</text:p>
          </table:table-cell>
        </table:table-row>
        <table:table-row table:style-name="ro1">
          <table:table-cell office:value-type="string" calcext:value-type="string">
            <text:p>"STR. SFÂNTUL ANDREI, Nr. 16A, IAŞI, <text:s/>700028, Jud. IAŞI"</text:p>
          </table:table-cell>
        </table:table-row>
        <table:table-row table:style-name="ro1">
          <table:table-cell office:value-type="string" calcext:value-type="string">
            <text:p>"STR. ALBATROS, TECUCI, Jud. GALAŢI"</text:p>
          </table:table-cell>
        </table:table-row>
        <table:table-row table:style-name="ro1">
          <table:table-cell office:value-type="string" calcext:value-type="string">
            <text:p>"STR. CUZA VODĂ, Nr. 16, ORADEA, <text:s/>410101, Jud. BIHOR"</text:p>
          </table:table-cell>
        </table:table-row>
        <table:table-row table:style-name="ro1">
          <table:table-cell office:value-type="string" calcext:value-type="string">
            <text:p>"ŞOS. VIRTUŢII, Nr. 1, Bl.SIR, Sector 6, BUCUREŞTI, <text:s/>060781"</text:p>
          </table:table-cell>
        </table:table-row>
        <table:table-row table:style-name="ro1">
          <table:table-cell office:value-type="string" calcext:value-type="string">
            <text:p>"BD. UNIRII, Bl.P8, BUZĂU, Jud. BUZĂU"</text:p>
          </table:table-cell>
        </table:table-row>
        <table:table-row table:style-name="ro1">
          <table:table-cell office:value-type="string" calcext:value-type="string">
            <text:p>"STR. CALEA UNIRII, Nr.80, Bl. 59 A Sc. A, SUCEAVA, <text:s/>720141, Jud. SUCEAVA"</text:p>
          </table:table-cell>
        </table:table-row>
        <table:table-row table:style-name="ro1">
          <table:table-cell office:value-type="string" calcext:value-type="string">
            <text:p>"CAL. RAHOVEI, Nr. 303, Bl.66, Sc.1, Et.PARTER, Ap.3, Sector 5, BUCUREŞTI, <text:s/>050901"</text:p>
          </table:table-cell>
        </table:table-row>
        <table:table-row table:style-name="ro1">
          <table:table-cell office:value-type="string" calcext:value-type="string">
            <text:p>"CAL. BUCUREŞTI, Bl.A4, Sc.2, Ap.1, CRAIOVA, <text:s/>200785, Jud. DOLJ"</text:p>
          </table:table-cell>
        </table:table-row>
        <table:table-row table:style-name="ro1">
          <table:table-cell office:value-type="string" calcext:value-type="string">
            <text:p>"STR. CRIŞULUI, Nr. 2, GALATA, Bl.B12, IAŞI, Jud. IAŞI"</text:p>
          </table:table-cell>
        </table:table-row>
        <table:table-row table:style-name="ro1">
          <table:table-cell office:value-type="string" calcext:value-type="string">
            <text:p>"STR. 9 MAI, Bl.23A, Et.PARTER, Ap.3, URZICENI, Jud. IALOMIŢA"</text:p>
          </table:table-cell>
        </table:table-row>
        <table:table-row table:style-name="ro1">
          <table:table-cell office:value-type="string" calcext:value-type="string">
            <text:p>"BD. SIDERURGIŞTILOR, Nr. 18, Bl.D7, Sc.4, Ap.61, GALAŢI, <text:s/>800374, Jud. GALAŢI"</text:p>
          </table:table-cell>
        </table:table-row>
        <table:table-row table:style-name="ro1">
          <table:table-cell office:value-type="string" calcext:value-type="string">
            <text:p>"STR. TEATRULUI, Nr. 3, Sc.A, Ap.7, TIMIŞOARA, Jud. TIMIŞ"</text:p>
          </table:table-cell>
        </table:table-row>
        <table:table-row table:style-name="ro1">
          <table:table-cell office:value-type="string" calcext:value-type="string">
            <text:p>"STR. HERMAN OBERTH, Nr. 5, Sector 1, BUCUREŞTI, <text:s/>012181"</text:p>
          </table:table-cell>
        </table:table-row>
        <table:table-row table:style-name="ro1">
          <table:table-cell office:value-type="string" calcext:value-type="string">
            <text:p>"CAL. CRÂNGAŞI, Nr. 87, COMPLEX ITAOUI CENTER, Et.5, Sector 6, BUCUREŞTI, <text:s/>060334"</text:p>
          </table:table-cell>
        </table:table-row>
        <table:table-row table:style-name="ro1">
          <table:table-cell office:value-type="string" calcext:value-type="string">
            <text:p>"STR. HENRI BARBUSSE, Nr. 23, CLUJ-NAPOCA, <text:s/>400616, Jud. CLUJ"</text:p>
          </table:table-cell>
        </table:table-row>
        <table:table-row table:style-name="ro1">
          <table:table-cell office:value-type="string" calcext:value-type="string">
            <text:p>"STR. PĂCII, Bl.A5, Sc.B, Ap.1, TÂRGOVIŞTE, <text:s/>130050, Jud. DÂMBOVIŢA"</text:p>
          </table:table-cell>
        </table:table-row>
        <table:table-row table:style-name="ro1">
          <table:table-cell office:value-type="string" calcext:value-type="string">
            <text:p>"BD. INDEPENDENŢEI, Bl.3C, Et.parter, Ap.5, TÂRGOVIŞTE, <text:s/>130104, Jud. DÂMBOVIŢA"</text:p>
          </table:table-cell>
        </table:table-row>
        <table:table-row table:style-name="ro1">
          <table:table-cell office:value-type="string" calcext:value-type="string">
            <text:p>"STR. CONSTANTIN MOTRU RĂDULESCU, Nr. 29, Bl.33, Sc.2, Ap.36, Sector 4, BUCUREŞTI, <text:s/>040362"</text:p>
          </table:table-cell>
        </table:table-row>
        <table:table-row table:style-name="ro1">
          <table:table-cell office:value-type="string" calcext:value-type="string">
            <text:p>"STR. PÂNCOTA, Nr. 5, Bl.14, Ap.91, Sector 2, BUCUREŞTI, <text:s/>022772"</text:p>
          </table:table-cell>
        </table:table-row>
        <table:table-row table:style-name="ro1">
          <table:table-cell office:value-type="string" calcext:value-type="string">
            <text:p>"ŞOS. PANDURI, Nr.35, Bl. P1B Ap. 2, 1, BUCUREŞTI, <text:s/>50655"</text:p>
          </table:table-cell>
        </table:table-row>
        <table:table-row table:style-name="ro1">
          <table:table-cell office:value-type="string" calcext:value-type="string">
            <text:p>"ŞOS. PANTELIMON, Nr. 223, Bl.200, Sc.1, Ap.2, Sector 2, BUCUREŞTI, <text:s/>021599"</text:p>
          </table:table-cell>
        </table:table-row>
        <table:table-row table:style-name="ro1">
          <table:table-cell office:value-type="string" calcext:value-type="string">
            <text:p>"STR. SABINELOR, Nr. 26BIS, CONSTANŢA, <text:s/>900690, Jud. CONSTANŢA"</text:p>
          </table:table-cell>
        </table:table-row>
        <table:table-row table:style-name="ro1">
          <table:table-cell office:value-type="string" calcext:value-type="string">
            <text:p>"BD. RÂMNICU SĂRAT, Nr. 29, Bl.11A1, BUCUREŞTI, <text:s/>31915"</text:p>
          </table:table-cell>
        </table:table-row>
        <table:table-row table:style-name="ro1">
          <table:table-cell office:value-type="string" calcext:value-type="string">
            <text:p>"STR. VORONEŢ, Nr. 3, Bl.D4, Sc.2, Et.parter, Sector 3, BUCUREŞTI, <text:s/>031551"</text:p>
          </table:table-cell>
        </table:table-row>
        <table:table-row table:style-name="ro1">
          <table:table-cell office:value-type="string" calcext:value-type="string">
            <text:p>"BD. GENERAL VASILE MILEA, Nr. 4, Sector 6, BUCUREŞTI, <text:s/>61344"</text:p>
          </table:table-cell>
        </table:table-row>
        <table:table-row table:style-name="ro1">
          <table:table-cell office:value-type="string" calcext:value-type="string">
            <text:p>"BD. GĂRII, Nr. 30, BRAŞOV, <text:s/>500218, Jud. BRAŞOV"</text:p>
          </table:table-cell>
        </table:table-row>
        <table:table-row table:style-name="ro1">
          <table:table-cell office:value-type="string" calcext:value-type="string">
            <text:p>"STR. MIHAIL SEBASTIAN, Nr. 130, Sector 5, BUCUREŞTI, <text:s/>050786"</text:p>
          </table:table-cell>
        </table:table-row>
        <table:table-row table:style-name="ro1">
          <table:table-cell office:value-type="string" calcext:value-type="string">
            <text:p>"ŞOS. COLENTINA, Nr. 51, Bl.R11, Sc.A, Et.10, Sector 2, BUCUREŞTI, <text:s/>021162"</text:p>
          </table:table-cell>
        </table:table-row>
        <table:table-row table:style-name="ro1">
          <table:table-cell office:value-type="string" calcext:value-type="string">
            <text:p>"BD. ION MIHALACHE, Nr. 121, Sector 1, BUCUREŞTI, <text:s/>11178"</text:p>
          </table:table-cell>
        </table:table-row>
        <table:table-row table:style-name="ro1">
          <table:table-cell office:value-type="string" calcext:value-type="string">
            <text:p>"STR. ANASTASIE PANU, Nr. 1, Ap.33, Sector 3, BUCUREŞTI, <text:s/>031161"</text:p>
          </table:table-cell>
        </table:table-row>
        <table:table-row table:style-name="ro1">
          <table:table-cell office:value-type="string" calcext:value-type="string">
            <text:p>"STR. MUREŞENILOR, Nr. 3, BRAŞOV, <text:s/>500026, Jud. BRAŞOV"</text:p>
          </table:table-cell>
        </table:table-row>
        <table:table-row table:style-name="ro1">
          <table:table-cell office:value-type="string" calcext:value-type="string">
            <text:p>"STR. DOCTOR CAROL DAVILA, Nr. 74, Sector 5, BUCUREŞTI, <text:s/>050455"</text:p>
          </table:table-cell>
        </table:table-row>
        <table:table-row table:style-name="ro1">
          <table:table-cell office:value-type="string" calcext:value-type="string">
            <text:p>"STR. DOCTOR IACOB FELIX, Nr. 99, Sector 1, BUCUREŞTI, <text:s/>011036"</text:p>
          </table:table-cell>
        </table:table-row>
        <table:table-row table:style-name="ro1">
          <table:table-cell office:value-type="string" calcext:value-type="string">
            <text:p>"ŞOS. NICOLAE TITULESCU, Nr. 10, Sector 1, BUCUREŞTI, <text:s/>011141"</text:p>
          </table:table-cell>
        </table:table-row>
        <table:table-row table:style-name="ro1">
          <table:table-cell office:value-type="string" calcext:value-type="string">
            <text:p>"STR. AVRAM IANCU, CONSTANŢA, <text:s/>900175, Jud. CONSTANŢA"</text:p>
          </table:table-cell>
        </table:table-row>
        <table:table-row table:style-name="ro1">
          <table:table-cell office:value-type="string" calcext:value-type="string">
            <text:p>"STR. MARIA HAGI MOSCU, Nr. 1, Sector 1, BUCUREŞTI, <text:s/>11153"</text:p>
          </table:table-cell>
        </table:table-row>
        <table:table-row table:style-name="ro1">
          <table:table-cell office:value-type="string" calcext:value-type="string">
            <text:p>"STR. RODNEI , Nr. 15, REGHIN, <text:s/>545300, Jud. MUREŞ"</text:p>
          </table:table-cell>
        </table:table-row>
        <table:table-row table:style-name="ro1">
          <table:table-cell office:value-type="string" calcext:value-type="string">
            <text:p>"CASCADEI, Nr. 12, BRAŞOV, Jud. BRAŞOV"</text:p>
          </table:table-cell>
        </table:table-row>
        <table:table-row table:style-name="ro1">
          <table:table-cell office:value-type="string" calcext:value-type="string">
            <text:p>"STR. OIŢELOR, Nr. 7, Et.4, Sector 4, BUCUREŞTI, <text:s/>040278"</text:p>
          </table:table-cell>
        </table:table-row>
        <table:table-row table:style-name="ro1">
          <table:table-cell office:value-type="string" calcext:value-type="string">
            <text:p>"ŞOS. COLENTINA, Nr. 16, Bl.A2, Sector 2, BUCUREŞTI, <text:s/>21173"</text:p>
          </table:table-cell>
        </table:table-row>
        <table:table-row table:style-name="ro1">
          <table:table-cell office:value-type="string" calcext:value-type="string">
            <text:p>"CAL. BOGDĂNEŞTILOR, Nr. 2, TIMIŞOARA, <text:s/>300012, Jud. TIMIŞ"</text:p>
          </table:table-cell>
        </table:table-row>
        <table:table-row table:style-name="ro1">
          <table:table-cell office:value-type="string" calcext:value-type="string">
            <text:p>"STR. GENERAL DAVID PRAPORGESCU, Nr. 9A, Sector 1, BUCUREŞTI, <text:s/>20965"</text:p>
          </table:table-cell>
        </table:table-row>
        <table:table-row table:style-name="ro1">
          <table:table-cell office:value-type="string" calcext:value-type="string">
            <text:p>"BD. IANCU DE HUNEDOARA, Nr. 42bis, Sector 1, BUCUREŞTI, <text:s/>011733"</text:p>
          </table:table-cell>
        </table:table-row>
        <table:table-row table:style-name="ro1">
          <table:table-cell office:value-type="string" calcext:value-type="string">
            <text:p>"STR. PUŢUL LUI ZAMFIR, Nr. 51, Sector 1, BUCUREŞTI, <text:s/>011682"</text:p>
          </table:table-cell>
        </table:table-row>
        <table:table-row table:style-name="ro1">
          <table:table-cell office:value-type="string" calcext:value-type="string">
            <text:p>"BD. GEORGE COŞBUC, Bl.M2, GALAŢI, <text:s/>800157, Jud. GALAŢI"</text:p>
          </table:table-cell>
        </table:table-row>
        <table:table-row table:style-name="ro1">
          <table:table-cell office:value-type="string" calcext:value-type="string">
            <text:p>"STR. SABINELOR, Nr. 21, Sector 5, BUCUREŞTI, <text:s/>50853"</text:p>
          </table:table-cell>
        </table:table-row>
        <table:table-row table:style-name="ro1">
          <table:table-cell office:value-type="string" calcext:value-type="string">
            <text:p>"STR. GRANICERILOR, Nr.95, Ap. 16, BAIA MARE, <text:s/>430362, Jud. MARAMUREŞ"</text:p>
          </table:table-cell>
        </table:table-row>
        <table:table-row table:style-name="ro1">
          <table:table-cell office:value-type="string" calcext:value-type="string">
            <text:p>"STR. COTITĂ, Nr. 8, CLUJ-NAPOCA, <text:s/>400104, Jud. CLUJ"</text:p>
          </table:table-cell>
        </table:table-row>
        <table:table-row table:style-name="ro1">
          <table:table-cell office:value-type="string" calcext:value-type="string">
            <text:p>"CALEA CARANSEBESULUI, Bl. 11 Sc. D Ap. 5, REŞIŢA, <text:s/>320170, Jud. CARAŞ-SEVERIN"</text:p>
          </table:table-cell>
        </table:table-row>
        <table:table-row table:style-name="ro1">
          <table:table-cell office:value-type="string" calcext:value-type="string">
            <text:p>"CAL. DUDEŞTI, Nr. 196, Sector 3, BUCUREŞTI, <text:s/>031088"</text:p>
          </table:table-cell>
        </table:table-row>
        <table:table-row table:style-name="ro1">
          <table:table-cell office:value-type="string" calcext:value-type="string">
            <text:p>"STR. PROFESOR ION INCULEŢ, Nr. 5, Bl.675, Et.PARTER, IAŞI, Jud. IAŞI"</text:p>
          </table:table-cell>
        </table:table-row>
        <table:table-row table:style-name="ro1">
          <table:table-cell office:value-type="string" calcext:value-type="string">
            <text:p>"STR. RÂMNICU VÂLCEA, Nr. 32, Bl.15, Sc.1, Ap.3, Sector 3, BUCUREŞTI, <text:s/>31815"</text:p>
          </table:table-cell>
        </table:table-row>
        <table:table-row table:style-name="ro1">
          <table:table-cell office:value-type="string" calcext:value-type="string">
            <text:p>"CALEA RAHOVEI, Nr.360, Bl. 10A Sc. 1 Et. 4 Ap. 15, 5, BUCUREŞTI, <text:s/>50918"</text:p>
          </table:table-cell>
        </table:table-row>
        <table:table-row table:style-name="ro1">
          <table:table-cell office:value-type="string" calcext:value-type="string">
            <text:p>"STR. GEORGE ENESCU, Nr. 14, HUNEDOARA, <text:s/>331030, Jud. HUNEDOARA"</text:p>
          </table:table-cell>
        </table:table-row>
        <table:table-row table:style-name="ro1">
          <table:table-cell office:value-type="string" calcext:value-type="string">
            <text:p>"STR. MEDELNICERULUI, Nr. 6, Sector 1, BUCUREŞTI, <text:s/>11397"</text:p>
          </table:table-cell>
        </table:table-row>
        <table:table-row table:style-name="ro1">
          <table:table-cell office:value-type="string" calcext:value-type="string">
            <text:p>"STR. GHEORGHE BILAŞCU, Nr. 17, BAIA MARE, Jud. MARAMUREŞ"</text:p>
          </table:table-cell>
        </table:table-row>
        <table:table-row table:style-name="ro1">
          <table:table-cell office:value-type="string" calcext:value-type="string">
            <text:p>"ŞOS. PANDURI, Nr. 5, Bl.P31, Et.P, Ap.4, BUCUREŞTI, <text:s/>50651"</text:p>
          </table:table-cell>
        </table:table-row>
        <table:table-row table:style-name="ro1">
          <table:table-cell office:value-type="string" calcext:value-type="string">
            <text:p>"STR. IOVITA, Nr.23-27, Et. P Ap. 1, 5, BUCUREŞTI, <text:s/>50686"</text:p>
          </table:table-cell>
        </table:table-row>
        <table:table-row table:style-name="ro1">
          <table:table-cell office:value-type="string" calcext:value-type="string">
            <text:p>"STR. DUILIU ZAMFIRESCU, Nr. 10, Sector 1, BUCUREŞTI, <text:s/>011812"</text:p>
          </table:table-cell>
        </table:table-row>
        <table:table-row table:style-name="ro1">
          <table:table-cell office:value-type="string" calcext:value-type="string">
            <text:p>"STR. MIHAI VODĂ, Nr. 8, IAŞI, <text:s/>700390, Jud. IAŞI"</text:p>
          </table:table-cell>
        </table:table-row>
        <table:table-row table:style-name="ro1">
          <table:table-cell office:value-type="string" calcext:value-type="string">
            <text:p>"STR. BUNĂ ZIUA, Nr. 25B, CLUJ-NAPOCA, <text:s/>400498, Jud. CLUJ"</text:p>
          </table:table-cell>
        </table:table-row>
        <table:table-row table:style-name="ro1">
          <table:table-cell office:value-type="string" calcext:value-type="string">
            <text:p>"STR. ANGHEL SALIGNY, Nr. 108, Bl.2B, Ap.39, GALAŢI, <text:s/>800488, Jud. GALAŢI"</text:p>
          </table:table-cell>
        </table:table-row>
        <table:table-row table:style-name="ro1">
          <table:table-cell office:value-type="string" calcext:value-type="string">
            <text:p>"ŞOS. MIHAI BRAVU, Nr. 303, Bl.18A, Sc.1, Ap.2, Sector 3, BUCUREŞTI, <text:s/>030307"</text:p>
          </table:table-cell>
        </table:table-row>
        <table:table-row table:style-name="ro1">
          <table:table-cell office:value-type="string" calcext:value-type="string">
            <text:p>"STR. MUSETELULUI, Nr. 4, Bl.J16, Sc.B, Et.PARTER, Ap.1, CĂLĂRAŞI, <text:s/>910111, Jud. CĂLĂRAŞI"</text:p>
          </table:table-cell>
        </table:table-row>
        <table:table-row table:style-name="ro1">
          <table:table-cell office:value-type="string" calcext:value-type="string">
            <text:p>"STR. ROMULUS, Nr. 35, Sector 3, BUCUREŞTI, <text:s/>030561"</text:p>
          </table:table-cell>
        </table:table-row>
        <table:table-row table:style-name="ro1">
          <table:table-cell office:value-type="string" calcext:value-type="string">
            <text:p>"STR. AVRAM IANCU, Nr. 76, BRAŞOV, <text:s/>500075, Jud. BRAŞOV"</text:p>
          </table:table-cell>
        </table:table-row>
        <table:table-row table:style-name="ro1">
          <table:table-cell office:value-type="string" calcext:value-type="string">
            <text:p>"STR. MUNCII, Nr.3, Bl. 93 Sc. A Et. P Ap. CAM. 7, SUCEAVA, Jud. SUCEAVA"</text:p>
          </table:table-cell>
        </table:table-row>
        <table:table-row table:style-name="ro1">
          <table:table-cell office:value-type="string" calcext:value-type="string">
            <text:p>"BD. DIMITRIE CANTEMIR, Nr. 19, Bl.5, Sc.B, Ap.33, Sector 4, BUCUREŞTI, <text:s/>040235"</text:p>
          </table:table-cell>
        </table:table-row>
        <table:table-row table:style-name="ro1">
          <table:table-cell office:value-type="string" calcext:value-type="string">
            <text:p>"STR. CUZA VODÃ, Nr. 58 A, Et. p Ap. 4, IAŞI, <text:s/>700720, Jud. IAŞI"</text:p>
          </table:table-cell>
        </table:table-row>
        <table:table-row table:style-name="ro1">
          <table:table-cell office:value-type="string" calcext:value-type="string">
            <text:p>"ŞOS. MIHAI BRAVU, Nr. 295, Bl.15, Sc.B, Ap.38, Sector 3, BUCUREŞTI, <text:s/>030306"</text:p>
          </table:table-cell>
        </table:table-row>
        <table:table-row table:style-name="ro1">
          <table:table-cell office:value-type="string" calcext:value-type="string">
            <text:p>"BD. 1 DECEMBRIE 1918, Nr. 235, Ap.4, TÂRGU MUREŞ, <text:s/>540447, Jud. MUREŞ"</text:p>
          </table:table-cell>
        </table:table-row>
        <table:table-row table:style-name="ro1">
          <table:table-cell office:value-type="string" calcext:value-type="string">
            <text:p>"BD. MAMAIA, Nr. 155, INCINTA HOTEL MEGALOS, CONSTANŢA, <text:s/>900575, Jud. CONSTANŢA"</text:p>
          </table:table-cell>
        </table:table-row>
        <table:table-row table:style-name="ro1">
          <table:table-cell office:value-type="string" calcext:value-type="string">
            <text:p>"BD. ALEXANDRU CEL BUN, Nr. 31, Bl.X4, Et.PARTER, IAŞI, <text:s/>700631, Jud. IAŞI"</text:p>
          </table:table-cell>
        </table:table-row>
        <table:table-row table:style-name="ro1">
          <table:table-cell office:value-type="string" calcext:value-type="string">
            <text:p>"BD. GEORGE ENESCU, Nr. 69, SUCEAVA, <text:s/>720242, Jud. SUCEAVA"</text:p>
          </table:table-cell>
        </table:table-row>
        <table:table-row table:style-name="ro1">
          <table:table-cell office:value-type="string" calcext:value-type="string">
            <text:p>"CAL. VITAN, Nr. 199, Sector 3, BUCUREŞTI, <text:s/>031286"</text:p>
          </table:table-cell>
        </table:table-row>
        <table:table-row table:style-name="ro1">
          <table:table-cell office:value-type="string" calcext:value-type="string">
            <text:p>"ŞOS. OLTENIŢEI, Nr. 79, Sector 4, BUCUREŞTI, <text:s/>41301"</text:p>
          </table:table-cell>
        </table:table-row>
        <table:table-row table:style-name="ro1">
          <table:table-cell office:value-type="string" calcext:value-type="string">
            <text:p>"STR. ŞTEFAN PROTOPOPESCU, Nr. 5, Bl.C4, Ap.43, Sector 1, BUCUREŞTI, <text:s/>011725"</text:p>
          </table:table-cell>
        </table:table-row>
        <table:table-row table:style-name="ro1">
          <table:table-cell office:value-type="string" calcext:value-type="string">
            <text:p>"STR. ARGENTINA, Nr. 50, Sector 1, BUCUREŞTI, <text:s/>11754"</text:p>
          </table:table-cell>
        </table:table-row>
        <table:table-row table:style-name="ro1">
          <table:table-cell office:value-type="string" calcext:value-type="string">
            <text:p>"STR. DRISTORULUI, Nr. 112, Sector 3, BUCUREŞTI, <text:s/>031543"</text:p>
          </table:table-cell>
        </table:table-row>
        <table:table-row table:style-name="ro1">
          <table:table-cell office:value-type="string" calcext:value-type="string">
            <text:p>"STR. COLONEL DUMITRU BĂLTĂREŢU, Nr. 48, TÂRGOVIŞTE, <text:s/>130022, Jud. DÂMBOVIŢA"</text:p>
          </table:table-cell>
        </table:table-row>
        <table:table-row table:style-name="ro1">
          <table:table-cell office:value-type="string" calcext:value-type="string">
            <text:p>"DRUM. TABEREI, Nr. 80-82, Sector 6, BUCUREŞTI, <text:s/>61368"</text:p>
          </table:table-cell>
        </table:table-row>
        <table:table-row table:style-name="ro1">
          <table:table-cell office:value-type="string" calcext:value-type="string">
            <text:p>"BD. PRIMĂVERII, Nr. 39, Sector 1, BUCUREŞTI, <text:s/>011973"</text:p>
          </table:table-cell>
        </table:table-row>
        <table:table-row table:style-name="ro1">
          <table:table-cell office:value-type="string" calcext:value-type="string">
            <text:p>"STR. PUTNEI, Nr. 53, RĂDĂUŢI, <text:s/>725400, Jud. SUCEAVA"</text:p>
          </table:table-cell>
        </table:table-row>
        <table:table-row table:style-name="ro1">
          <table:table-cell office:value-type="string" calcext:value-type="string">
            <text:p>"CAL. DOMNEASCĂ, Nr. 176, TÂRGOVIŞTE, <text:s/>130008, Jud. DÂMBOVIŢA"</text:p>
          </table:table-cell>
        </table:table-row>
        <table:table-row table:style-name="ro1">
          <table:table-cell office:value-type="string" calcext:value-type="string">
            <text:p>"COMPLEX COMERCIAL MUNTENIA, TÂRGOVIŞTE, Jud. DÂMBOVIŢA"</text:p>
          </table:table-cell>
        </table:table-row>
        <table:table-row table:style-name="ro1">
          <table:table-cell office:value-type="string" calcext:value-type="string">
            <text:p>"CAL. DOMNEASCĂ, Bl.A4, TÂRGOVIŞTE, Jud. DÂMBOVIŢA"</text:p>
          </table:table-cell>
        </table:table-row>
        <table:table-row table:style-name="ro1">
          <table:table-cell office:value-type="string" calcext:value-type="string">
            <text:p>"BD. ALEXANDRU CEL BUN, Nr. 51, Bl.Y2, Et.PARTER, IAŞI, <text:s/>700634, Jud. IAŞI"</text:p>
          </table:table-cell>
        </table:table-row>
        <table:table-row table:style-name="ro1">
          <table:table-cell office:value-type="string" calcext:value-type="string">
            <text:p>"STR. VOIEVOZI, Nr.33, 1, BUCUREŞTI, <text:s/>10964"</text:p>
          </table:table-cell>
        </table:table-row>
        <table:table-row table:style-name="ro1">
          <table:table-cell office:value-type="string" calcext:value-type="string">
            <text:p>"Nr. 6, COM. ROŞIORI, VAIDA, Jud. BIHOR"</text:p>
          </table:table-cell>
        </table:table-row>
        <table:table-row table:style-name="ro1">
          <table:table-cell office:value-type="string" calcext:value-type="string">
            <text:p>"STR. DACIA, Nr. 10, CONSTANŢA, <text:s/>900728, Jud. CONSTANŢA"</text:p>
          </table:table-cell>
        </table:table-row>
        <table:table-row table:style-name="ro1">
          <table:table-cell office:value-type="string" calcext:value-type="string">
            <text:p>"STR. BUDIULUI, Nr. 5, TÂRGU MUREŞ, Jud. MUREŞ"</text:p>
          </table:table-cell>
        </table:table-row>
        <table:table-row table:style-name="ro1">
          <table:table-cell office:value-type="string" calcext:value-type="string">
            <text:p>"CAL. ARADULUI, Nr. 4/A, Bl.4, Et.Parter, ORADEA, Jud. BIHOR"</text:p>
          </table:table-cell>
        </table:table-row>
        <table:table-row table:style-name="ro1">
          <table:table-cell office:value-type="string" calcext:value-type="string">
            <text:p>"BD. ALEXANDRU IOAN CUZA, Nr. 226, BRĂILA, <text:s/>810130, Jud. BRĂILA"</text:p>
          </table:table-cell>
        </table:table-row>
        <table:table-row table:style-name="ro1">
          <table:table-cell office:value-type="string" calcext:value-type="string">
            <text:p>"AL. PEANA, Nr. 19, Bl.D16, Ap.36, CLUJ-NAPOCA, <text:s/>400541, Jud. CLUJ"</text:p>
          </table:table-cell>
        </table:table-row>
        <table:table-row table:style-name="ro1">
          <table:table-cell office:value-type="string" calcext:value-type="string">
            <text:p>"STR. POSADA, Nr. 4, ORADEA, <text:s/>410356, Jud. BIHOR"</text:p>
          </table:table-cell>
        </table:table-row>
        <table:table-row table:style-name="ro1">
          <table:table-cell office:value-type="string" calcext:value-type="string">
            <text:p>"STR. DRISTORULUI, Nr. 97-119, Bl.63, Ap.56, Sector 3, BUCUREŞTI, <text:s/>031535"</text:p>
          </table:table-cell>
        </table:table-row>
        <table:table-row table:style-name="ro1">
          <table:table-cell office:value-type="string" calcext:value-type="string">
            <text:p>"Bd. Nicolae Balcescu, Nr. 3, Dunarea 3, PARTER, BUCURESTI, <text:s/>38930124, Jud. BUCURESTI"</text:p>
          </table:table-cell>
        </table:table-row>
        <table:table-row table:style-name="ro1">
          <table:table-cell office:value-type="string" calcext:value-type="string">
            <text:p>"STR. UIOARA, Nr. 3, Sector 4, BUCUREŞTI, <text:s/>041012"</text:p>
          </table:table-cell>
        </table:table-row>
        <table:table-row table:style-name="ro1">
          <table:table-cell office:value-type="string" calcext:value-type="string">
            <text:p>"AL. ÎNVĂŢĂTORILOR, Nr. 9, Bl.G8, Sc.2, Et.1, Ap.25-26, BRĂILA, <text:s/>810371, Jud. BRĂILA"</text:p>
          </table:table-cell>
        </table:table-row>
        <table:table-row table:style-name="ro1">
          <table:table-cell office:value-type="string" calcext:value-type="string">
            <text:p>"ŞOS. NICOLAE TITULESCU, Nr. 117, Sector 1, BUCUREŞTI, <text:s/>11135"</text:p>
          </table:table-cell>
        </table:table-row>
        <table:table-row table:style-name="ro1">
          <table:table-cell office:value-type="string" calcext:value-type="string">
            <text:p>"BD. TRAIAN, Nr. 2, Bl.F1, PIATRA NEAMŢ, <text:s/>610130, Jud. NEAMŢ"</text:p>
          </table:table-cell>
        </table:table-row>
        <table:table-row table:style-name="ro1">
          <table:table-cell office:value-type="string" calcext:value-type="string">
            <text:p>"STR. VIILOR, Nr. 54B, CLUJ-NAPOCA, <text:s/>400347, Jud. CLUJ"</text:p>
          </table:table-cell>
        </table:table-row>
        <table:table-row table:style-name="ro1">
          <table:table-cell office:value-type="string" calcext:value-type="string">
            <text:p>"STR. CUZA VODĂ, Bl.A5-A6, Et.PARTER, BUZĂU, Jud. BUZĂU"</text:p>
          </table:table-cell>
        </table:table-row>
        <table:table-row table:style-name="ro1">
          <table:table-cell office:value-type="string" calcext:value-type="string">
            <text:p>"INT. CAMIL PETRESCU, Nr. 1, Sector 1, BUCUREŞTI, <text:s/>10541"</text:p>
          </table:table-cell>
        </table:table-row>
        <table:table-row table:style-name="ro1">
          <table:table-cell office:value-type="string" calcext:value-type="string">
            <text:p>"STR. UNIREA PRINCIPATELOR, Nr. 18, Ap.1, FOCŞANI, <text:s/>620091, Jud. VRANCEA"</text:p>
          </table:table-cell>
        </table:table-row>
        <table:table-row table:style-name="ro1">
          <table:table-cell office:value-type="string" calcext:value-type="string">
            <text:p>"BD. MAMAIA, Nr. 18, CONSTANŢA, <text:s/>900189, Jud. CONSTANŢA"</text:p>
          </table:table-cell>
        </table:table-row>
        <table:table-row table:style-name="ro1">
          <table:table-cell office:value-type="string" calcext:value-type="string">
            <text:p>"STR. DEMETRIADE, Nr. 1, IULIUS MALL (DEMISOL), TIMIŞOARA, <text:s/>300088, Jud. TIMIŞ"</text:p>
          </table:table-cell>
        </table:table-row>
        <table:table-row table:style-name="ro1">
          <table:table-cell office:value-type="string" calcext:value-type="string">
            <text:p>"STR. PROGRESULUI, Nr. 44, Bl.D18, Ap.PARTER, PIATRA NEAMŢ, <text:s/>610161, Jud. NEAMŢ"</text:p>
          </table:table-cell>
        </table:table-row>
        <table:table-row table:style-name="ro1">
          <table:table-cell office:value-type="string" calcext:value-type="string">
            <text:p>"BD. RÂMNICU SĂRAT, Nr. 25, Bl.11A, Sc.C, Ap.112, Sector 3, BUCUREŞTI, <text:s/>31907"</text:p>
          </table:table-cell>
        </table:table-row>
        <table:table-row table:style-name="ro1">
          <table:table-cell office:value-type="string" calcext:value-type="string">
            <text:p>"STR. PRIVIGHETORILOR, Bl.A12, OTOPENI, Jud. ILFOV"</text:p>
          </table:table-cell>
        </table:table-row>
        <table:table-row table:style-name="ro1">
          <table:table-cell office:value-type="string" calcext:value-type="string">
            <text:p>"BD. IULIU MANIU, Nr. 69, Sector 6, Bucureşti, <text:s/>061087"</text:p>
          </table:table-cell>
        </table:table-row>
        <table:table-row table:style-name="ro1">
          <table:table-cell office:value-type="string" calcext:value-type="string">
            <text:p>"BD. ALEXANDRU LĂPUŞNEANU, Nr. 111, CONSTANŢA, <text:s/>900388, Jud. CONSTANŢA"</text:p>
          </table:table-cell>
        </table:table-row>
        <table:table-row table:style-name="ro1">
          <table:table-cell office:value-type="string" calcext:value-type="string">
            <text:p>"STR. STATIUNII, Nr.2, Bl. C 6 Sc. A Ap. 1, SUCEAVA, <text:s/>720281, Jud. SUCEAVA"</text:p>
          </table:table-cell>
        </table:table-row>
        <table:table-row table:style-name="ro1">
          <table:table-cell office:value-type="string" calcext:value-type="string">
            <text:p>"STR. JOHANNES K. KEPLER, Nr. 4, Bl.1, Sc.A, Sector 2, BUCUREŞTI, <text:s/>020346"</text:p>
          </table:table-cell>
        </table:table-row>
        <table:table-row table:style-name="ro1">
          <table:table-cell office:value-type="string" calcext:value-type="string">
            <text:p>"STR. COSTACHE NEGRI, Nr. 41, IAŞI, <text:s/>700071, Jud. IAŞI"</text:p>
          </table:table-cell>
        </table:table-row>
        <table:table-row table:style-name="ro1">
          <table:table-cell office:value-type="string" calcext:value-type="string">
            <text:p>"STR. CUZA VODĂ, Bl.D9, Sc.C, Ap.10, PAŞCANI, <text:s/>705200, Jud. IAŞI"</text:p>
          </table:table-cell>
        </table:table-row>
        <table:table-row table:style-name="ro1">
          <table:table-cell office:value-type="string" calcext:value-type="string">
            <text:p>"STR. BERZEI, Nr. 19, TÂRGOVIŞTE, Jud. DÂMBOVIŢA"</text:p>
          </table:table-cell>
        </table:table-row>
        <table:table-row table:style-name="ro1">
          <table:table-cell office:value-type="string" calcext:value-type="string">
            <text:p>"STR. MIHAIL SEBASTIAN, Nr. 112, Sector 5, BUCUREŞTI, <text:s/>50786"</text:p>
          </table:table-cell>
        </table:table-row>
        <table:table-row table:style-name="ro1">
          <table:table-cell office:value-type="string" calcext:value-type="string">
            <text:p>"STR. DACIA, Nr.6, Bl. 86 Sc. A Ap. 3, RÂMNICU VÂLCEA, <text:s/>240094, Jud. VÂLCEA"</text:p>
          </table:table-cell>
        </table:table-row>
        <table:table-row table:style-name="ro1">
          <table:table-cell office:value-type="string" calcext:value-type="string">
            <text:p>"STR. 1 DECEMBRIE 1918, GALAŢI, <text:s/>800566, Jud. GALAŢI"</text:p>
          </table:table-cell>
        </table:table-row>
        <table:table-row table:style-name="ro1">
          <table:table-cell office:value-type="string" calcext:value-type="string">
            <text:p>"STR. G-RAL EREMIA GRIGORESCU, Bl. P15 Sc. C Et. P Ap. 2, PITEŞTI, Jud. ARGEŞ"</text:p>
          </table:table-cell>
        </table:table-row>
        <table:table-row table:style-name="ro1">
          <table:table-cell office:value-type="string" calcext:value-type="string">
            <text:p>"CAL. CĂLĂRAŞI, Nr. 178, Bl.60, BUCUREŞTI, <text:s/>030631"</text:p>
          </table:table-cell>
        </table:table-row>
        <table:table-row table:style-name="ro1">
          <table:table-cell office:value-type="string" calcext:value-type="string">
            <text:p>"BUCUREŞTI, <text:s/>0"</text:p>
          </table:table-cell>
        </table:table-row>
        <table:table-row table:style-name="ro1">
          <table:table-cell office:value-type="string" calcext:value-type="string">
            <text:p>"BD. TIMISOARA, Nr.17 A, Bl. 106A Sc. A Et. 3 Ap. 10, 6, BUCUREŞTI, <text:s/>61304"</text:p>
          </table:table-cell>
        </table:table-row>
        <table:table-row table:style-name="ro1">
          <table:table-cell office:value-type="string" calcext:value-type="string">
            <text:p>"STR. PETRU RAREŞ, Nr. 21, SUCEAVA, <text:s/>720011, Jud. SUCEAVA"</text:p>
          </table:table-cell>
        </table:table-row>
        <table:table-row table:style-name="ro1">
          <table:table-cell office:value-type="string" calcext:value-type="string">
            <text:p>"STR. PICTORULUI, Nr. 4A, IAŞI, <text:s/>700321, Jud. IAŞI"</text:p>
          </table:table-cell>
        </table:table-row>
        <table:table-row table:style-name="ro1">
          <table:table-cell office:value-type="string" calcext:value-type="string">
            <text:p>"STR. GEN. PETRE POPOVAT, Nr. 58, Sector 6, BUCUREŞTI, <text:s/>010992"</text:p>
          </table:table-cell>
        </table:table-row>
        <table:table-row table:style-name="ro1">
          <table:table-cell office:value-type="string" calcext:value-type="string">
            <text:p>"STR. ALBERT EINSTEIN, Nr. 9A, CLUJ-NAPOCA, <text:s/>400045, Jud. CLUJ"</text:p>
          </table:table-cell>
        </table:table-row>
        <table:table-row table:style-name="ro1">
          <table:table-cell office:value-type="string" calcext:value-type="string">
            <text:p>"STR. TRAIAN, GALAŢI, <text:s/>800150, Jud. GALAŢI"</text:p>
          </table:table-cell>
        </table:table-row>
        <table:table-row table:style-name="ro1">
          <table:table-cell office:value-type="string" calcext:value-type="string">
            <text:p>"STR. BRĂILEI, Nr. 23, Bl.P2, Et.PARTER, Ap.5, GALAŢI, <text:s/>800083, Jud. GALAŢI"</text:p>
          </table:table-cell>
        </table:table-row>
        <table:table-row table:style-name="ro1">
          <table:table-cell office:value-type="string" calcext:value-type="string">
            <text:p>"STR. SOLDAT NICOLAE SEBE, Nr. 3, Sector 3, BUCUREŞTI"</text:p>
          </table:table-cell>
        </table:table-row>
        <table:table-row table:style-name="ro1">
          <table:table-cell office:value-type="string" calcext:value-type="string">
            <text:p>"STR. BADEA CÂRŢAN, Nr. 62, Sector 2, BUCUREŞTI, <text:s/>20664"</text:p>
          </table:table-cell>
        </table:table-row>
        <table:table-row table:style-name="ro1">
          <table:table-cell office:value-type="string" calcext:value-type="string">
            <text:p>"STR. ELECTROPUTERE, Nr.3, Bl. M41 Sc. 1 Ap. 3, CRAIOVA, <text:s/>200568, Jud. DOLJ"</text:p>
          </table:table-cell>
        </table:table-row>
        <table:table-row table:style-name="ro1">
          <table:table-cell office:value-type="string" calcext:value-type="string">
            <text:p>"STR. PRIMĂVERII, Nr. 10, CLUJ-NAPOCA, <text:s/>0, Jud. CLUJ"</text:p>
          </table:table-cell>
        </table:table-row>
        <table:table-row table:style-name="ro1">
          <table:table-cell office:value-type="string" calcext:value-type="string">
            <text:p>"STR. CEZAR BOLLIAC, Nr. 52, Sector 3, BUCUREŞTI, <text:s/>030912"</text:p>
          </table:table-cell>
        </table:table-row>
        <table:table-row table:style-name="ro1">
          <table:table-cell office:value-type="string" calcext:value-type="string">
            <text:p>"PŢA LIBERTĂŢII, TIMIŞOARA, Jud. TIMIŞ"</text:p>
          </table:table-cell>
        </table:table-row>
        <table:table-row table:style-name="ro1">
          <table:table-cell office:value-type="string" calcext:value-type="string">
            <text:p>"Sector 6, BUCUREŞTI, <text:s/>0"</text:p>
          </table:table-cell>
        </table:table-row>
        <table:table-row table:style-name="ro1">
          <table:table-cell office:value-type="string" calcext:value-type="string">
            <text:p>"STR. DOLJULUI, Nr. 33, Bl.R13, Ap.4, CRAIOVA, <text:s/>200166, Jud. DOLJ"</text:p>
          </table:table-cell>
        </table:table-row>
        <table:table-row table:style-name="ro1">
          <table:table-cell office:value-type="string" calcext:value-type="string">
            <text:p>"CAL. FLOREASCA, Nr. 77, Et.3, Sector 1, BUCUREŞTI, <text:s/>14453"</text:p>
          </table:table-cell>
        </table:table-row>
        <table:table-row table:style-name="ro1">
          <table:table-cell office:value-type="string" calcext:value-type="string">
            <text:p>"STR. MĂRĂŞEŞTI, Bl.B28, PLOIEŞTI, <text:s/>100238, Jud. PRAHOVA"</text:p>
          </table:table-cell>
        </table:table-row>
        <table:table-row table:style-name="ro1">
          <table:table-cell office:value-type="string" calcext:value-type="string">
            <text:p>"STR. CRIŞULUI, Nr. 15, Bl. C23, IAŞI, <text:s/>700612, Jud. IAŞI"</text:p>
          </table:table-cell>
        </table:table-row>
        <table:table-row table:style-name="ro1">
          <table:table-cell office:value-type="string" calcext:value-type="string">
            <text:p>"STR. VLADEASA, Nr.70, ORADEA, Jud. BIHOR"</text:p>
          </table:table-cell>
        </table:table-row>
        <table:table-row table:style-name="ro1">
          <table:table-cell office:value-type="string" calcext:value-type="string">
            <text:p>"STR. ACADEMIEI, Nr. 7, Et.1, Sector 1, BUCUREŞTI, <text:s/>010011"</text:p>
          </table:table-cell>
        </table:table-row>
        <table:table-row table:style-name="ro1">
          <table:table-cell office:value-type="string" calcext:value-type="string">
            <text:p>"STR. MATEI VOIEVOD, Nr. 46, Sector 2, BUCUREŞTI, <text:s/>021456"</text:p>
          </table:table-cell>
        </table:table-row>
        <table:table-row table:style-name="ro1">
          <table:table-cell office:value-type="string" calcext:value-type="string">
            <text:p>"STR. PRIMĂVERII, Nr. 12, Ap.2, CLUJ-NAPOCA, <text:s/>0, Jud. CLUJ"</text:p>
          </table:table-cell>
        </table:table-row>
        <table:table-row table:style-name="ro1">
          <table:table-cell office:value-type="string" calcext:value-type="string">
            <text:p>"STR. F.D. ROOSEVELT, Nr. 1, CLUJ-NAPOCA, Jud. CLUJ"</text:p>
          </table:table-cell>
        </table:table-row>
        <table:table-row table:style-name="ro1">
          <table:table-cell office:value-type="string" calcext:value-type="string">
            <text:p>"Bd. Chisinau, Nr. 1, PARTER, Sector 2, BUCUREŞTI, <text:s/>022141"</text:p>
          </table:table-cell>
        </table:table-row>
        <table:table-row table:style-name="ro1">
          <table:table-cell office:value-type="string" calcext:value-type="string">
            <text:p>"ŞOS. SĂLAJ, Nr. 238, Sector 5, BUCUREŞTI, <text:s/>51896"</text:p>
          </table:table-cell>
        </table:table-row>
        <table:table-row table:style-name="ro1">
          <table:table-cell office:value-type="string" calcext:value-type="string">
            <text:p>"BD. OCTAVIAN GOGA, Nr. 4, Sector 3, BUCUREŞTI, <text:s/>30982"</text:p>
          </table:table-cell>
        </table:table-row>
        <table:table-row table:style-name="ro1">
          <table:table-cell office:value-type="string" calcext:value-type="string">
            <text:p>"STR. OLTEŢ, Nr. 13, BRAŞOV, <text:s/>500127, Jud. BRAŞOV"</text:p>
          </table:table-cell>
        </table:table-row>
        <table:table-row table:style-name="ro1">
          <table:table-cell office:value-type="string" calcext:value-type="string">
            <text:p>"BD. CORNELIU COPOSU, Nr. 4, Bl.105A, Sc.1, Sector 3, BUCUREŞTI, <text:s/>030605"</text:p>
          </table:table-cell>
        </table:table-row>
        <table:table-row table:style-name="ro1">
          <table:table-cell office:value-type="string" calcext:value-type="string">
            <text:p>"ŞOS. SĂLAJ, Nr. 284A, Sector 5, BUCUREŞTI, <text:s/>51905"</text:p>
          </table:table-cell>
        </table:table-row>
        <table:table-row table:style-name="ro1">
          <table:table-cell office:value-type="string" calcext:value-type="string">
            <text:p>"CAL. DOMNEASCĂ, Nr. 241, TÂRGOVIŞTE, Jud. DÂMBOVIŢA"</text:p>
          </table:table-cell>
        </table:table-row>
        <table:table-row table:style-name="ro1">
          <table:table-cell office:value-type="string" calcext:value-type="string">
            <text:p>"STR. SUCEDAVA, Bl.38, Ap.66, ROMAN, <text:s/>611053, Jud. NEAMŢ"</text:p>
          </table:table-cell>
        </table:table-row>
        <table:table-row table:style-name="ro1">
          <table:table-cell office:value-type="string" calcext:value-type="string">
            <text:p>"INT. TEODOR ILIESCU, Nr. 52, Ap.1, Sector 1, BUCUREŞTI"</text:p>
          </table:table-cell>
        </table:table-row>
        <table:table-row table:style-name="ro1">
          <table:table-cell office:value-type="string" calcext:value-type="string">
            <text:p>"STR. DEZROBIRII, Nr. 96, CONSTANŢA, <text:s/>900234, Jud. CONSTANŢA"</text:p>
          </table:table-cell>
        </table:table-row>
        <table:table-row table:style-name="ro1">
          <table:table-cell office:value-type="string" calcext:value-type="string">
            <text:p>"STR. VASILE LUPU, Nr. 31, PITEŞTI, Jud. ARGEŞ"</text:p>
          </table:table-cell>
        </table:table-row>
        <table:table-row table:style-name="ro1">
          <table:table-cell office:value-type="string" calcext:value-type="string">
            <text:p>"STR. MARMUREI, Nr. 21A, Sector 1, BUCUREŞTI, <text:s/>12608"</text:p>
          </table:table-cell>
        </table:table-row>
        <table:table-row table:style-name="ro1">
          <table:table-cell office:value-type="string" calcext:value-type="string">
            <text:p>"BD. BUCUREŞTII NOI, Nr. 58, Sector 1, BUCUREŞTI, <text:s/>12364"</text:p>
          </table:table-cell>
        </table:table-row>
        <table:table-row table:style-name="ro1">
          <table:table-cell office:value-type="string" calcext:value-type="string">
            <text:p>"STR. BARBU VĂCĂRESCU, Nr. 5, Sector 2, BUCUREŞTI, <text:s/>20271"</text:p>
          </table:table-cell>
        </table:table-row>
        <table:table-row table:style-name="ro1">
          <table:table-cell office:value-type="string" calcext:value-type="string">
            <text:p>"STR. RÂMNICU VÂLCEA, Nr. 21, Bl.22A, Ap.1, Sector 3, BUCUREŞTI, <text:s/>31804"</text:p>
          </table:table-cell>
        </table:table-row>
        <table:table-row table:style-name="ro1">
          <table:table-cell office:value-type="string" calcext:value-type="string">
            <text:p>"STR. RUDULUI, Nr. 5, PLOIEŞTI, <text:s/>100024, Jud. PRAHOVA"</text:p>
          </table:table-cell>
        </table:table-row>
        <table:table-row table:style-name="ro1">
          <table:table-cell office:value-type="string" calcext:value-type="string">
            <text:p>"STR. ŢEPEŞ VODĂ, Nr. 20, CONSTANŢA, Jud. CONSTANŢA"</text:p>
          </table:table-cell>
        </table:table-row>
        <table:table-row table:style-name="ro1">
          <table:table-cell office:value-type="string" calcext:value-type="string">
            <text:p>"BD. CLOŞCA, Nr. 1, Bl.17, Et.3, Ap.59, SATU MARE, <text:s/>440149, Jud. SATU-MARE"</text:p>
          </table:table-cell>
        </table:table-row>
        <table:table-row table:style-name="ro1">
          <table:table-cell office:value-type="string" calcext:value-type="string">
            <text:p>"STR. MIRCEA CEL BĂTRÂN, Nr. 18, Bl.N3, Sc.A, Et.1, Ap.1, IAŞI, <text:s/>700640, Jud. IAŞI"</text:p>
          </table:table-cell>
        </table:table-row>
        <table:table-row table:style-name="ro1">
          <table:table-cell office:value-type="string" calcext:value-type="string">
            <text:p>"STR. REPUBLICII, Nr. 5, Et.1, ORADEA, <text:s/>410039, Jud. BIHOR"</text:p>
          </table:table-cell>
        </table:table-row>
        <table:table-row table:style-name="ro1">
          <table:table-cell office:value-type="string" calcext:value-type="string">
            <text:p>"STR. RĂSĂRITULUI, Nr. 17, sc. , ap. 18, TIMIŞOARA, <text:s/>300279, Jud. TIMIŞ"</text:p>
          </table:table-cell>
        </table:table-row>
        <table:table-row table:style-name="ro1">
          <table:table-cell office:value-type="string" calcext:value-type="string">
            <text:p>"STR. PESCĂRUŞULUI, Nr. 15, BUCUREŞTI, <text:s/>22164"</text:p>
          </table:table-cell>
        </table:table-row>
        <table:table-row table:style-name="ro1">
          <table:table-cell office:value-type="string" calcext:value-type="string">
            <text:p>"STR. MIHAI EMINESCU, Nr. 3B, Et.parter, IAŞI, <text:s/>700115, Jud. IAŞI"</text:p>
          </table:table-cell>
        </table:table-row>
        <table:table-row table:style-name="ro1">
          <table:table-cell office:value-type="string" calcext:value-type="string">
            <text:p>"STR. TRAIAN, Nr.103, Et. 3, 1, BUCUREŞTI, <text:s/>30576"</text:p>
          </table:table-cell>
        </table:table-row>
        <table:table-row table:style-name="ro1">
          <table:table-cell office:value-type="string" calcext:value-type="string">
            <text:p>"STR. PROFESOR GHEORGHE IONESCU, Nr. 15, Sector 4, BUCUREŞTI, <text:s/>42039"</text:p>
          </table:table-cell>
        </table:table-row>
        <table:table-row table:style-name="ro1">
          <table:table-cell office:value-type="string" calcext:value-type="string">
            <text:p>"STR. STEJAR, Nr. 67, IAŞI, <text:s/>700333, Jud. IAŞI"</text:p>
          </table:table-cell>
        </table:table-row>
        <table:table-row table:style-name="ro1">
          <table:table-cell office:value-type="string" calcext:value-type="string">
            <text:p>"STR. LOUIS PASTEUR, Nr. 77, ORADEA, <text:s/>410154, Jud. BIHOR"</text:p>
          </table:table-cell>
        </table:table-row>
        <table:table-row table:style-name="ro1">
          <table:table-cell office:value-type="string" calcext:value-type="string">
            <text:p>"STR. POPA ŞAPCĂ, Nr. 6, FOCŞANI, <text:s/>620090, Jud. VRANCEA"</text:p>
          </table:table-cell>
        </table:table-row>
        <table:table-row table:style-name="ro1">
          <table:table-cell office:value-type="string" calcext:value-type="string">
            <text:p>"STR. TOMA COZMA, Nr. 4, IAŞI, <text:s/>700555, Jud. IAŞI"</text:p>
          </table:table-cell>
        </table:table-row>
        <table:table-row table:style-name="ro1">
          <table:table-cell office:value-type="string" calcext:value-type="string">
            <text:p>"BD. OCTAVIAN GOGA, Nr. 6, Bl.M25, Sc.3, Ap.60, Sector 3, BUCUREŞTI, <text:s/>030982"</text:p>
          </table:table-cell>
        </table:table-row>
        <table:table-row table:style-name="ro1">
          <table:table-cell office:value-type="string" calcext:value-type="string">
            <text:p>"STR. ARCULUI, Nr. 3, Sector 2, BUCUREŞTI, <text:s/>021031"</text:p>
          </table:table-cell>
        </table:table-row>
        <table:table-row table:style-name="ro1">
          <table:table-cell office:value-type="string" calcext:value-type="string">
            <text:p>"STR. RONDĂ, Nr. 3A, Sector 2, BUCUREŞTI, <text:s/>60133"</text:p>
          </table:table-cell>
        </table:table-row>
        <table:table-row table:style-name="ro1">
          <table:table-cell office:value-type="string" calcext:value-type="string">
            <text:p>"BD. EROII SANITARI, Nr. 65, Sector 5, BUCUREŞTI, <text:s/>050472"</text:p>
          </table:table-cell>
        </table:table-row>
        <table:table-row table:style-name="ro1">
          <table:table-cell office:value-type="string" calcext:value-type="string">
            <text:p>"STR. IANCU JIANU, Nr. 3, Bl.M117, Sc.1, Ap.4, Sector 5, BUCUREŞTI, <text:s/>51823"</text:p>
          </table:table-cell>
        </table:table-row>
        <table:table-row table:style-name="ro1">
          <table:table-cell office:value-type="string" calcext:value-type="string">
            <text:p>"STR. CODRUL COSMINULUI, Nr. 105, BRAŞOV, <text:s/>500142, Jud. BRAŞOV"</text:p>
          </table:table-cell>
        </table:table-row>
        <table:table-row table:style-name="ro1">
          <table:table-cell office:value-type="string" calcext:value-type="string">
            <text:p>"STR. ALEXANDRU VLAHUŢĂ, Nr. 31, CLUJ-NAPOCA, <text:s/>400315, Jud. CLUJ"</text:p>
          </table:table-cell>
        </table:table-row>
        <table:table-row table:style-name="ro1">
          <table:table-cell office:value-type="string" calcext:value-type="string">
            <text:p>"STR. PETRE ŢUŢEA, Nr. 1, Bl.909, Sc.TR.3, Et.PARTER, IAŞI, <text:s/>700730, Jud. IAŞI"</text:p>
          </table:table-cell>
        </table:table-row>
        <table:table-row table:style-name="ro1">
          <table:table-cell office:value-type="string" calcext:value-type="string">
            <text:p>"BD. BUREBISTA, Nr. 4, Bl.D13, Sc.4, Et.1, Ap.109, Sector 3, BUCUREŞTI, <text:s/>031108"</text:p>
          </table:table-cell>
        </table:table-row>
        <table:table-row table:style-name="ro1">
          <table:table-cell office:value-type="string" calcext:value-type="string">
            <text:p>"STR. ALEEA ZORELELOR, Nr.8, Bl. 9A Sc. 1 Et. 3 Ap. 22, 6, BUCUREŞTI, <text:s/>61185"</text:p>
          </table:table-cell>
        </table:table-row>
        <table:table-row table:style-name="ro1">
          <table:table-cell office:value-type="string" calcext:value-type="string">
            <text:p>"STR. SERGENT GHEORGHE ANGHEL, Nr. 4, Sector 1, BUCUREŞTI, <text:s/>011894"</text:p>
          </table:table-cell>
        </table:table-row>
        <table:table-row table:style-name="ro1">
          <table:table-cell office:value-type="string" calcext:value-type="string">
            <text:p>"STR. C. A. ROSETTI, Nr. 34, Sector 2, BUCUREŞTI, <text:s/>20012"</text:p>
          </table:table-cell>
        </table:table-row>
        <table:table-row table:style-name="ro1">
          <table:table-cell office:value-type="string" calcext:value-type="string">
            <text:p>"STR. ALEXANDRU CEL BUN, Nr. 4, SUCEAVA, <text:s/>720049, Jud. SUCEAVA"</text:p>
          </table:table-cell>
        </table:table-row>
        <table:table-row table:style-name="ro1">
          <table:table-cell office:value-type="string" calcext:value-type="string">
            <text:p>"STR. GHEORGHE GRIGORE CANTACUZINO, Nr. 115-117, Et.2, Ap.CAM. 1, PLOIEŞTI, <text:s/>100016, Jud. PRAHOVA"</text:p>
          </table:table-cell>
        </table:table-row>
        <table:table-row table:style-name="ro1">
          <table:table-cell office:value-type="string" calcext:value-type="string">
            <text:p>"BD. 1 DECEMBRIE 1918, Nr. 70, SUCEAVA, <text:s/>720284, Jud. SUCEAVA"</text:p>
          </table:table-cell>
        </table:table-row>
        <table:table-row table:style-name="ro1">
          <table:table-cell office:value-type="string" calcext:value-type="string">
            <text:p>"STR. ROMAN VODĂ, Nr. 18, Bl.A6, Et.PARTER, Ap.1, IAŞI, <text:s/>700573, Jud. IAŞI"</text:p>
          </table:table-cell>
        </table:table-row>
        <table:table-row table:style-name="ro1">
          <table:table-cell office:value-type="string" calcext:value-type="string">
            <text:p>"STR. SEBASTIAN, Nr.5, Bl. S34 Sc. 3 Et. P Ap. 73, 5, BUCUREŞTI, <text:s/>50771"</text:p>
          </table:table-cell>
        </table:table-row>
        <table:table-row table:style-name="ro1">
          <table:table-cell office:value-type="string" calcext:value-type="string">
            <text:p>"STR. PRUNULUI, Nr. 27, BRAŞOV, <text:s/>500322, Jud. BRAŞOV"</text:p>
          </table:table-cell>
        </table:table-row>
        <table:table-row table:style-name="ro1">
          <table:table-cell office:value-type="string" calcext:value-type="string">
            <text:p>"STR. DOROBANŢILOR, Nr. 54, ORADEA, Jud. BIHOR"</text:p>
          </table:table-cell>
        </table:table-row>
        <table:table-row table:style-name="ro1">
          <table:table-cell office:value-type="string" calcext:value-type="string">
            <text:p>"STR. PRIVIGHETORII, Nr.19, Bl. B12 Et. 3 Ap. 11, PIATRA NEAMŢ, <text:s/>610139, Jud. NEAMŢ"</text:p>
          </table:table-cell>
        </table:table-row>
        <table:table-row table:style-name="ro1">
          <table:table-cell office:value-type="string" calcext:value-type="string">
            <text:p>"STR. BĂLUŞESCU, Nr. 3, IAŞI, Jud. IAŞI"</text:p>
          </table:table-cell>
        </table:table-row>
        <table:table-row table:style-name="ro1">
          <table:table-cell office:value-type="string" calcext:value-type="string">
            <text:p>"STR. 1 DECEMBRIE 1918, Nr. 12, PIATRA NEAMŢ, <text:s/>610251, Jud. NEAMŢ"</text:p>
          </table:table-cell>
        </table:table-row>
        <table:table-row table:style-name="ro1">
          <table:table-cell office:value-type="string" calcext:value-type="string">
            <text:p>"STR. ION CIMPINEANU, Nr. 17, PITEŞTI, <text:s/>10080, Jud. ARGEŞ"</text:p>
          </table:table-cell>
        </table:table-row>
        <table:table-row table:style-name="ro1">
          <table:table-cell office:value-type="string" calcext:value-type="string">
            <text:p>"STR. PETRU RAREŞ, Nr. 22, Bl.A3, Ap.36, PIATRA NEAMŢ, <text:s/>610119, Jud. NEAMŢ"</text:p>
          </table:table-cell>
        </table:table-row>
        <table:table-row table:style-name="ro1">
          <table:table-cell office:value-type="string" calcext:value-type="string">
            <text:p>"STR. NICOLAE IORGA, Nr. 3, BAIA MARE, Jud. MARAMUREŞ"</text:p>
          </table:table-cell>
        </table:table-row>
        <table:table-row table:style-name="ro1">
          <table:table-cell office:value-type="string" calcext:value-type="string">
            <text:p>"STR. MIHAI EMINESCU, Nr. 73, BUCUREŞTI, <text:s/>020072"</text:p>
          </table:table-cell>
        </table:table-row>
        <table:table-row table:style-name="ro1">
          <table:table-cell office:value-type="string" calcext:value-type="string">
            <text:p>"STR. ION GHICA, Bl.6B, TÂRGOVIŞTE, <text:s/>130121, Jud. DÂMBOVIŢA"</text:p>
          </table:table-cell>
        </table:table-row>
        <table:table-row table:style-name="ro1">
          <table:table-cell office:value-type="string" calcext:value-type="string">
            <text:p>"STR. THEODOR AMAN, Nr. 12, CONSTANŢA, Jud. CONSTANŢA"</text:p>
          </table:table-cell>
        </table:table-row>
        <table:table-row table:style-name="ro1">
          <table:table-cell office:value-type="string" calcext:value-type="string">
            <text:p>"STR. SPORTULUI, Nr.160, COM. PREJMER, <text:s/>507165, Jud. BRAŞOV"</text:p>
          </table:table-cell>
        </table:table-row>
        <table:table-row table:style-name="ro1">
          <table:table-cell office:value-type="string" calcext:value-type="string">
            <text:p>"STR. MIHAIL SĂULESCU, Nr. 48, PREDEAL, <text:s/>505300, Jud. BRAŞOV"</text:p>
          </table:table-cell>
        </table:table-row>
        <table:table-row table:style-name="ro1">
          <table:table-cell office:value-type="string" calcext:value-type="string">
            <text:p>"BD. SIDERURGIŞTILOR, GALAŢI, Jud. GALAŢI"</text:p>
          </table:table-cell>
        </table:table-row>
        <table:table-row table:style-name="ro1">
          <table:table-cell office:value-type="string" calcext:value-type="string">
            <text:p>"AL. DEALULUI, Nr. 3, Sc.B, Ap.43, CONSTANŢA, Jud. CONSTANŢA"</text:p>
          </table:table-cell>
        </table:table-row>
        <table:table-row table:style-name="ro1">
          <table:table-cell office:value-type="string" calcext:value-type="string">
            <text:p>"STR. GRÂULUI, Nr.19, 3, BUCUREŞTI, <text:s/>41273"</text:p>
          </table:table-cell>
        </table:table-row>
        <table:table-row table:style-name="ro1">
          <table:table-cell office:value-type="string" calcext:value-type="string">
            <text:p>"STR. ALEEA VALEA VIILOR, Nr.1, Bl. M34 Sc. 1 Et. P Ap. 1, 6, BUCUREŞTI, <text:s/>62017"</text:p>
          </table:table-cell>
        </table:table-row>
        <table:table-row table:style-name="ro1">
          <table:table-cell office:value-type="string" calcext:value-type="string">
            <text:p>"STR. STANISLAV CIHOSCHI, Nr. 11, Sc.A, Et.2, Ap.6, Sector 1, BUCUREŞTI, <text:s/>010592"</text:p>
          </table:table-cell>
        </table:table-row>
        <table:table-row table:style-name="ro1">
          <table:table-cell office:value-type="string" calcext:value-type="string">
            <text:p>"BD. DIMITRIE CANTEMIR, Nr. 4, Bl.3C, Sc.A, Ap.5, Sector 4, BUCUREŞTI, <text:s/>040242"</text:p>
          </table:table-cell>
        </table:table-row>
        <table:table-row table:style-name="ro1">
          <table:table-cell office:value-type="string" calcext:value-type="string">
            <text:p>"STR. PIATA SFATULUI, Nr.27, BRAŞOV, <text:s/>500025, Jud. BRAŞOV"</text:p>
          </table:table-cell>
        </table:table-row>
        <table:table-row table:style-name="ro1">
          <table:table-cell office:value-type="string" calcext:value-type="string">
            <text:p>"PŢA AVRAM IANCU, Nr. 21, ARAD, <text:s/>310123, Jud. ARAD"</text:p>
          </table:table-cell>
        </table:table-row>
        <table:table-row table:style-name="ro1">
          <table:table-cell office:value-type="string" calcext:value-type="string">
            <text:p>"BD. DIMITRIE CANTEMIR, Nr. 1, Bl.B2, Ap.3, Sector 4, BUCUREŞTI, <text:s/>040231"</text:p>
          </table:table-cell>
        </table:table-row>
        <table:table-row table:style-name="ro1">
          <table:table-cell office:value-type="string" calcext:value-type="string">
            <text:p>"STR. MADONA DUDU, Nr. 23, CRAIOVA, <text:s/>200410, Jud. DOLJ"</text:p>
          </table:table-cell>
        </table:table-row>
        <table:table-row table:style-name="ro1">
          <table:table-cell office:value-type="string" calcext:value-type="string">
            <text:p>"CAL. FLOREASCA, Nr. 91-111, Sector 1, BUCUREŞTI, <text:s/>014455"</text:p>
          </table:table-cell>
        </table:table-row>
        <table:table-row table:style-name="ro1">
          <table:table-cell office:value-type="string" calcext:value-type="string">
            <text:p>"STR. MADRID, Nr. 4, Sector 1, BUCUREŞTI, <text:s/>011785"</text:p>
          </table:table-cell>
        </table:table-row>
        <table:table-row table:style-name="ro1">
          <table:table-cell office:value-type="string" calcext:value-type="string">
            <text:p>"STR. BENJAMIN FRANKLIN, Nr. 16, Sector 1, BUCUREŞTI, <text:s/>10287"</text:p>
          </table:table-cell>
        </table:table-row>
        <table:table-row table:style-name="ro1">
          <table:table-cell office:value-type="string" calcext:value-type="string">
            <text:p>"CALEA RAHOVEI, Nr.338, Bl. 37 Sc. 1 Et. 1 Ap. 13, 3, BUCUREŞTI, <text:s/>50916"</text:p>
          </table:table-cell>
        </table:table-row>
        <table:table-row table:style-name="ro1">
          <table:table-cell office:value-type="string" calcext:value-type="string">
            <text:p>"STR. CĂLĂRAŞILOR, Nr. 72, TÂRGU MUREŞ, <text:s/>540320, Jud. MUREŞ"</text:p>
          </table:table-cell>
        </table:table-row>
        <table:table-row table:style-name="ro1">
          <table:table-cell office:value-type="string" calcext:value-type="string">
            <text:p>"STR. PANTELIMON, Nr. 1, IASI, <text:s/>700259, Jud. IASI"</text:p>
          </table:table-cell>
        </table:table-row>
        <table:table-row table:style-name="ro1">
          <table:table-cell office:value-type="string" calcext:value-type="string">
            <text:p>"STR. ALEXANDRU IOAN CUZA, Nr. 43, BRAŞOV, <text:s/>500085, Jud. BRAŞOV"</text:p>
          </table:table-cell>
        </table:table-row>
        <table:table-row table:style-name="ro1">
          <table:table-cell office:value-type="string" calcext:value-type="string">
            <text:p>"STR. ROŞIORI, Nr. 27, GALAŢI, <text:s/>800073, Jud. GALAŢI"</text:p>
          </table:table-cell>
        </table:table-row>
        <table:table-row table:style-name="ro1">
          <table:table-cell office:value-type="string" calcext:value-type="string">
            <text:p>"BD. MATEI BASARAB, Nr. 31, SLOBOZIA, <text:s/>920055, Jud. IALOMIŢA"</text:p>
          </table:table-cell>
        </table:table-row>
        <table:table-row table:style-name="ro1">
          <table:table-cell office:value-type="string" calcext:value-type="string">
            <text:p>"BD. MIHAI VITEAZU, Nr. 23, SIBIU, Jud. SIBIU"</text:p>
          </table:table-cell>
        </table:table-row>
        <table:table-row table:style-name="ro1">
          <table:table-cell office:value-type="string" calcext:value-type="string">
            <text:p>"STR. 1 DECEMBRIE, Nr.19, DEVA, Jud. HUNEDOARA"</text:p>
          </table:table-cell>
        </table:table-row>
        <table:table-row table:style-name="ro1">
          <table:table-cell office:value-type="string" calcext:value-type="string">
            <text:p>"BD. DECEBAL, Bl.5, DEVA, <text:s/>330020, Jud. HUNEDOARA"</text:p>
          </table:table-cell>
        </table:table-row>
        <table:table-row table:style-name="ro1">
          <table:table-cell office:value-type="string" calcext:value-type="string">
            <text:p>"STR. MIHAI EMINESCU, Bl.33, DEVA, <text:s/>330119, Jud. HUNEDOARA"</text:p>
          </table:table-cell>
        </table:table-row>
        <table:table-row table:style-name="ro1">
          <table:table-cell office:value-type="string" calcext:value-type="string">
            <text:p>"STR. GLODENI, Nr. 3, Sector 2, BUCUREŞTI, <text:s/>23824"</text:p>
          </table:table-cell>
        </table:table-row>
        <table:table-row table:style-name="ro1">
          <table:table-cell office:value-type="string" calcext:value-type="string">
            <text:p>"STR. TRAIAN POPOVICI, Nr. 77, Et.2, Sector 3, BUCUREŞTI, <text:s/>031422"</text:p>
          </table:table-cell>
        </table:table-row>
        <table:table-row table:style-name="ro1">
          <table:table-cell office:value-type="string" calcext:value-type="string">
            <text:p>"CAL. SEVER BOCU, Nr. 21, Ap.4, TIMIŞOARA, <text:s/>300278, Jud. TIMIŞ"</text:p>
          </table:table-cell>
        </table:table-row>
        <table:table-row table:style-name="ro1">
          <table:table-cell office:value-type="string" calcext:value-type="string">
            <text:p>"BD. UNIRII, Nr. 1, Bl.A5, Ap.47, FOCŞANI, Jud. VRANCEA"</text:p>
          </table:table-cell>
        </table:table-row>
        <table:table-row table:style-name="ro1">
          <table:table-cell office:value-type="string" calcext:value-type="string">
            <text:p>"BD. ION MIHALACHE, Nr. 168, Ap.97, Sector 1, BUCUREŞTI, <text:s/>011214"</text:p>
          </table:table-cell>
        </table:table-row>
        <table:table-row table:style-name="ro1">
          <table:table-cell office:value-type="string" calcext:value-type="string">
            <text:p>"STR. AVRAM IANCU, Nr. 9, CLUJ-NAPOCA, <text:s/>400089, Jud. CLUJ"</text:p>
          </table:table-cell>
        </table:table-row>
        <table:table-row table:style-name="ro1">
          <table:table-cell office:value-type="string" calcext:value-type="string">
            <text:p>"BD. DACIA, Bl.32, Sc.4, Ap.1, CRAIOVA, <text:s/>0, Jud. DOLJ"</text:p>
          </table:table-cell>
        </table:table-row>
        <table:table-row table:style-name="ro1">
          <table:table-cell office:value-type="string" calcext:value-type="string">
            <text:p>"STR. ŞTEFAN CEL MARE, Nr. 47A, CONSTANŢA, Jud. CONSTANŢA"</text:p>
          </table:table-cell>
        </table:table-row>
        <table:table-row table:style-name="ro1">
          <table:table-cell office:value-type="string" calcext:value-type="string">
            <text:p>"BD. UNIRII, Nr. 2, BACĂU, <text:s/>600192, Jud. BACĂU"</text:p>
          </table:table-cell>
        </table:table-row>
        <table:table-row table:style-name="ro1">
          <table:table-cell office:value-type="string" calcext:value-type="string">
            <text:p>"ŞOS. NORDULUI, Nr. 82-92, Sector 1, BUCUREŞTI, <text:s/>014104"</text:p>
          </table:table-cell>
        </table:table-row>
        <table:table-row table:style-name="ro1">
          <table:table-cell office:value-type="string" calcext:value-type="string">
            <text:p>"STR. VLAICU VODA, Nr.14, Bl. 66V Sc. 3 Et. 4 Ap. 41, 1, BUCUREŞTI, <text:s/>31247"</text:p>
          </table:table-cell>
        </table:table-row>
        <table:table-row table:style-name="ro1">
          <table:table-cell office:value-type="string" calcext:value-type="string">
            <text:p>"BD. DIMITRIE CANTEMIR, Nr. 2A, Bl.P2, Sector 4, BUCUREŞTI, <text:s/>040241"</text:p>
          </table:table-cell>
        </table:table-row>
        <table:table-row table:style-name="ro1">
          <table:table-cell office:value-type="string" calcext:value-type="string">
            <text:p>"ŞOS. ŞTEFAN CEL MARE, Nr. 240, Bl.59A, Et.PARTER, Sector 2, BUCUREŞTI, <text:s/>020165"</text:p>
          </table:table-cell>
        </table:table-row>
        <table:table-row table:style-name="ro1">
          <table:table-cell office:value-type="string" calcext:value-type="string">
            <text:p>"BD. TRAIAN, Nr. 10, BAIA MARE, Jud. MARAMUREŞ"</text:p>
          </table:table-cell>
        </table:table-row>
        <table:table-row table:style-name="ro1">
          <table:table-cell office:value-type="string" calcext:value-type="string">
            <text:p>"STR. BREAZA, Nr. 3A, Et.1, Sector 3, BUCUREŞTI, <text:s/>031475"</text:p>
          </table:table-cell>
        </table:table-row>
        <table:table-row table:style-name="ro1">
          <table:table-cell office:value-type="string" calcext:value-type="string">
            <text:p>"STR. COLŢEI, Nr. 22, Sector 3, BUCUREŞTI"</text:p>
          </table:table-cell>
        </table:table-row>
        <table:table-row table:style-name="ro1">
          <table:table-cell office:value-type="string" calcext:value-type="string">
            <text:p>"STR. CASTANILOR, Nr. 11, Bl.10A/5, SFÂNTU GHEORGHE, <text:s/>520004, Jud. COVASNA"</text:p>
          </table:table-cell>
        </table:table-row>
        <table:table-row table:style-name="ro1">
          <table:table-cell office:value-type="string" calcext:value-type="string">
            <text:p>"STR. SIBIU, Nr.31, Bl. Z10 Sc. 1 Et. 2 Ap. 13, 2, BUCUREŞTI, <text:s/>61537"</text:p>
          </table:table-cell>
        </table:table-row>
        <table:table-row table:style-name="ro1">
          <table:table-cell office:value-type="string" calcext:value-type="string">
            <text:p>"AL. AUROREI, Bl.B5, Sc.C, Et.3, Ap.55, PIATRA NEAMŢ, <text:s/>610264, Jud. NEAMŢ"</text:p>
          </table:table-cell>
        </table:table-row>
        <table:table-row table:style-name="ro1">
          <table:table-cell office:value-type="string" calcext:value-type="string">
            <text:p>"CALEA DOROBANTILOR, Nr.124, Bl. 1 Sc. 1 Et. P Ap. 1, BUCUREŞTI, <text:s/>10577"</text:p>
          </table:table-cell>
        </table:table-row>
        <table:table-row table:style-name="ro1">
          <table:table-cell office:value-type="string" calcext:value-type="string">
            <text:p>"STR. CALEA DOMNEASCA, Nr.321, TÂRGOVIŞTE, <text:s/>130137, Jud. DÂMBOVIŢA"</text:p>
          </table:table-cell>
        </table:table-row>
        <table:table-row table:style-name="ro1">
          <table:table-cell office:value-type="string" calcext:value-type="string">
            <text:p>"STR. SABINELOR, Nr. 13, CONSTANŢA, <text:s/>900685, Jud. CONSTANŢA"</text:p>
          </table:table-cell>
        </table:table-row>
        <table:table-row table:style-name="ro1">
          <table:table-cell office:value-type="string" calcext:value-type="string">
            <text:p>"BD. CAROL I, Nr. 51, Ap.9, Sector 2, BUCUREŞTI, <text:s/>20925"</text:p>
          </table:table-cell>
        </table:table-row>
        <table:table-row table:style-name="ro1">
          <table:table-cell office:value-type="string" calcext:value-type="string">
            <text:p>"STR. CONSTANTIN MILLE, Bl.4, Sc.1, Ap.1, PETROŞANI, Jud. HUNEDOARA"</text:p>
          </table:table-cell>
        </table:table-row>
        <table:table-row table:style-name="ro1">
          <table:table-cell office:value-type="string" calcext:value-type="string">
            <text:p>"STR. ALEEA MUNCII, Bl. E21 Sc. 4 Et. P Ap. 63, DEVA, <text:s/>330094, Jud. HUNEDOARA"</text:p>
          </table:table-cell>
        </table:table-row>
        <table:table-row table:style-name="ro1">
          <table:table-cell office:value-type="string" calcext:value-type="string">
            <text:p>"STR. REŞIŢA, Nr. 1, Bl.8, Ap.6, Sector 4, BUCUREŞTI, <text:s/>62214"</text:p>
          </table:table-cell>
        </table:table-row>
        <table:table-row table:style-name="ro1">
          <table:table-cell office:value-type="string" calcext:value-type="string">
            <text:p>"STR. ELENA DOAMNA, Nr. 4, PLOIEŞTI, <text:s/>100003, Jud. PRAHOVA"</text:p>
          </table:table-cell>
        </table:table-row>
        <table:table-row table:style-name="ro1">
          <table:table-cell office:value-type="string" calcext:value-type="string">
            <text:p>"BD. EPUREANU, Nr. 43, BÂRLAD, Jud. VASLUI"</text:p>
          </table:table-cell>
        </table:table-row>
        <table:table-row table:style-name="ro1">
          <table:table-cell office:value-type="string" calcext:value-type="string">
            <text:p>"BD. INDEPENDENŢEI, Nr. 74, Bl.IUP, Ap.42, TÂRGOVIŞTE, <text:s/>130104, Jud. DÂMBOVIŢA"</text:p>
          </table:table-cell>
        </table:table-row>
        <table:table-row table:style-name="ro1">
          <table:table-cell office:value-type="string" calcext:value-type="string">
            <text:p>"BD. EROILOR, Nr. 39, CLUJ-NAPOCA, Jud. CLUJ"</text:p>
          </table:table-cell>
        </table:table-row>
        <table:table-row table:style-name="ro1">
          <table:table-cell office:value-type="string" calcext:value-type="string">
            <text:p>"ŞOS. MIHAI BRAVU, Nr. 384, Bl.D1, Sc.1, Ap.11, Sector 3, BUCUREŞTI, <text:s/>30326"</text:p>
          </table:table-cell>
        </table:table-row>
        <table:table-row table:style-name="ro1">
          <table:table-cell office:value-type="string" calcext:value-type="string">
            <text:p>"BD. DECEBAL, Nr. 12, ARAD, <text:s/>310133, Jud. ARAD"</text:p>
          </table:table-cell>
        </table:table-row>
        <table:table-row table:style-name="ro1">
          <table:table-cell office:value-type="string" calcext:value-type="string">
            <text:p>"STR. SILVESTRU STRAP., Nr.60, Bl. 11 Sc. B Et. P, IAŞI, Jud. IAŞI"</text:p>
          </table:table-cell>
        </table:table-row>
        <table:table-row table:style-name="ro1">
          <table:table-cell office:value-type="string" calcext:value-type="string">
            <text:p>"STR. GHEORGHE BARIŢIU, Nr. 9, CRAIOVA, <text:s/>200406, Jud. DOLJ"</text:p>
          </table:table-cell>
        </table:table-row>
        <table:table-row table:style-name="ro1">
          <table:table-cell office:value-type="string" calcext:value-type="string">
            <text:p>"ŞOS. OLTENITEI, Nr.225 A, Et. 1, 4, BUCUREŞTI, <text:s/>41309"</text:p>
          </table:table-cell>
        </table:table-row>
        <table:table-row table:style-name="ro1">
          <table:table-cell office:value-type="string" calcext:value-type="string">
            <text:p>"CAL. GALAŢI, Nr. 58, Bl.3, Ap.3, BRĂILA, <text:s/>810388, Jud. BRĂILA"</text:p>
          </table:table-cell>
        </table:table-row>
        <table:table-row table:style-name="ro1">
          <table:table-cell office:value-type="string" calcext:value-type="string">
            <text:p>"STR. CUZA VODĂ, Nr. 5, PLOIEŞTI, <text:s/>100010, Jud. PRAHOVA"</text:p>
          </table:table-cell>
        </table:table-row>
        <table:table-row table:style-name="ro1">
          <table:table-cell office:value-type="string" calcext:value-type="string">
            <text:p>"CAL. GIULEŞTI, Nr. 47, Bl.11A, Ap.3, Sector 6, BUCUREŞTI, <text:s/>60265"</text:p>
          </table:table-cell>
        </table:table-row>
        <table:table-row table:style-name="ro1">
          <table:table-cell office:value-type="string" calcext:value-type="string">
            <text:p>"STR. VASILE VOICULESCU, Nr. 21, BUFTEA, <text:s/>70000, Jud. ILFOV"</text:p>
          </table:table-cell>
        </table:table-row>
        <table:table-row table:style-name="ro1">
          <table:table-cell office:value-type="string" calcext:value-type="string">
            <text:p>"CAL. CĂLĂRAŞI, Nr. 178, Bl.60, Sector 3, BUCUREŞTI, <text:s/>030631"</text:p>
          </table:table-cell>
        </table:table-row>
        <table:table-row table:style-name="ro1">
          <table:table-cell office:value-type="string" calcext:value-type="string">
            <text:p>"ŞOS. COLENTINA, Nr. 87, Sector 2, BUCUREŞTI, <text:s/>21166"</text:p>
          </table:table-cell>
        </table:table-row>
        <table:table-row table:style-name="ro1">
          <table:table-cell office:value-type="string" calcext:value-type="string">
            <text:p>"STR. VLĂDEASA, Nr. 4, Bl.C75, Ap.1, Sector 6, BUCUREŞTI, <text:s/>061673"</text:p>
          </table:table-cell>
        </table:table-row>
        <table:table-row table:style-name="ro1">
          <table:table-cell office:value-type="string" calcext:value-type="string">
            <text:p>"STR. DEALUL NEGRU, Nr. 3, Sector 1, BUCUREŞTI, <text:s/>13515"</text:p>
          </table:table-cell>
        </table:table-row>
        <table:table-row table:style-name="ro1">
          <table:table-cell office:value-type="string" calcext:value-type="string">
            <text:p>"STR. PETRU RAREŞ, Bl.Q1, TÂRGU FRUMOS, <text:s/>705300, Jud. IAŞI"</text:p>
          </table:table-cell>
        </table:table-row>
        <table:table-row table:style-name="ro1">
          <table:table-cell office:value-type="string" calcext:value-type="string">
            <text:p>"STR. CUZA VODĂ, Bl.D8, Et.PARTER, PAŞCANI, <text:s/>707383, Jud. IAŞI"</text:p>
          </table:table-cell>
        </table:table-row>
        <table:table-row table:style-name="ro1">
          <table:table-cell office:value-type="string" calcext:value-type="string">
            <text:p>"STR. POLONĂ, Nr. 68, Sector 1, BUCUREŞTI, <text:s/>010505"</text:p>
          </table:table-cell>
        </table:table-row>
        <table:table-row table:style-name="ro1">
          <table:table-cell office:value-type="string" calcext:value-type="string">
            <text:p>"STR. SARADEI, Nr.7, 1, BUCUREŞTI, <text:s/>12801"</text:p>
          </table:table-cell>
        </table:table-row>
        <table:table-row table:style-name="ro1">
          <table:table-cell office:value-type="string" calcext:value-type="string">
            <text:p>"STR. MIHAI EMINESCU, Nr. 52, Sector 1, BUCUREŞTI, <text:s/>010517"</text:p>
          </table:table-cell>
        </table:table-row>
        <table:table-row table:style-name="ro1">
          <table:table-cell office:value-type="string" calcext:value-type="string">
            <text:p>"STR. UNIRII, Nr. 1, PETROŞANI, Jud. HUNEDOARA"</text:p>
          </table:table-cell>
        </table:table-row>
        <table:table-row table:style-name="ro1">
          <table:table-cell office:value-type="string" calcext:value-type="string">
            <text:p>"STR. ŞTEFAN CEL MARE, Nr. 15, BACĂU, <text:s/>600358, Jud. BACĂU"</text:p>
          </table:table-cell>
        </table:table-row>
        <table:table-row table:style-name="ro1">
          <table:table-cell office:value-type="string" calcext:value-type="string">
            <text:p>"STR. VASILE ALECSANDRI, Nr. 60, ALBA IULIA, <text:s/>510165, Jud. ALBA"</text:p>
          </table:table-cell>
        </table:table-row>
        <table:table-row table:style-name="ro1">
          <table:table-cell office:value-type="string" calcext:value-type="string">
            <text:p>"STR. LEONIDA, Nr. 8, Sector 5, BUCUREŞTI, <text:s/>20555"</text:p>
          </table:table-cell>
        </table:table-row>
        <table:table-row table:style-name="ro1">
          <table:table-cell office:value-type="string" calcext:value-type="string">
            <text:p>"STR. FLORĂRIEI, Nr. 2, PITEŞTI, <text:s/>110109, Jud. ARGEŞ"</text:p>
          </table:table-cell>
        </table:table-row>
        <table:table-row table:style-name="ro1">
          <table:table-cell office:value-type="string" calcext:value-type="string">
            <text:p>"STR. MEHEDINTI, Nr.1-3, Ap. 86, CLUJ-NAPOCA, <text:s/>400679, Jud. CLUJ"</text:p>
          </table:table-cell>
        </table:table-row>
        <table:table-row table:style-name="ro1">
          <table:table-cell office:value-type="string" calcext:value-type="string">
            <text:p>"CAL. CALEA MOLDOVEI, Nr.272, BACĂU, <text:s/>600353, Jud. BACĂU"</text:p>
          </table:table-cell>
        </table:table-row>
        <table:table-row table:style-name="ro1">
          <table:table-cell office:value-type="string" calcext:value-type="string">
            <text:p>"STR. MIRCEA ELIADE, Nr. 20, Bl.C2, Ap.3, PITEŞTI, <text:s/>110322, Jud. ARGEŞ"</text:p>
          </table:table-cell>
        </table:table-row>
        <table:table-row table:style-name="ro1">
          <table:table-cell office:value-type="string" calcext:value-type="string">
            <text:p>"STR. ALEXANDRU MOCIONI, Nr. 11, LUGOJ, <text:s/>305500, Jud. TIMIŞ"</text:p>
          </table:table-cell>
        </table:table-row>
        <table:table-row table:style-name="ro1">
          <table:table-cell office:value-type="string" calcext:value-type="string">
            <text:p>"STR. PAJUREI, Nr. 11, Bl.F4, Sc.B, Et.1, Sector 1, BUCUREŞTI, <text:s/>13155"</text:p>
          </table:table-cell>
        </table:table-row>
        <table:table-row table:style-name="ro1">
          <table:table-cell office:value-type="string" calcext:value-type="string">
            <text:p>"STR. SERGENT CONSTANTIN MUŞAT, Nr. 63, Sector 5, BUCUREŞTI, <text:s/>52158"</text:p>
          </table:table-cell>
        </table:table-row>
        <table:table-row table:style-name="ro1">
          <table:table-cell office:value-type="string" calcext:value-type="string">
            <text:p>"CAL. GRIVIŢEI, Nr. 222, Bl.7, Sc.B, Ap.1, Sector 1, BUCUREŞTI, <text:s/>10762"</text:p>
          </table:table-cell>
        </table:table-row>
        <table:table-row table:style-name="ro1">
          <table:table-cell office:value-type="string" calcext:value-type="string">
            <text:p>"STR. TACHE IONESCU, Nr. 35, CONSTANTA, <text:s/>900300, Jud. CONSTANTA"</text:p>
          </table:table-cell>
        </table:table-row>
        <table:table-row table:style-name="ro1">
          <table:table-cell office:value-type="string" calcext:value-type="string">
            <text:p>"STR. DRAGOŞ VODĂ, Nr. 5, DEVA, <text:s/>330034, Jud. HUNEDOARA"</text:p>
          </table:table-cell>
        </table:table-row>
        <table:table-row table:style-name="ro1">
          <table:table-cell office:value-type="string" calcext:value-type="string">
            <text:p>"BD. UNIRII, Nr. 69, Bl.G2B, Sector 3, BUCUREŞTI, <text:s/>030128"</text:p>
          </table:table-cell>
        </table:table-row>
        <table:table-row table:style-name="ro1">
          <table:table-cell office:value-type="string" calcext:value-type="string">
            <text:p>"BD. CHIŞINĂU, Nr. 79, Bl.A12BIS, Sc.A, Ap.3, Sector 2, BUCUREŞTI, <text:s/>22147"</text:p>
          </table:table-cell>
        </table:table-row>
        <table:table-row table:style-name="ro1">
          <table:table-cell office:value-type="string" calcext:value-type="string">
            <text:p>"STR. PUŢUL LUI ZAMFIR, Sector 1, BUCUREŞTI"</text:p>
          </table:table-cell>
        </table:table-row>
        <table:table-row table:style-name="ro1">
          <table:table-cell office:value-type="string" calcext:value-type="string">
            <text:p>"ŞOS. ŞTEFAN CEL MARE, Nr. 35, Bl.31, Sc.1, Ap.4, Sector 2, BUCUREŞTI, <text:s/>020132"</text:p>
          </table:table-cell>
        </table:table-row>
        <table:table-row table:style-name="ro1">
          <table:table-cell office:value-type="string" calcext:value-type="string">
            <text:p>"STR. BALTAGULUI, Nr. 19, PIATRA NEAMŢ, <text:s/>610025, Jud. NEAMŢ"</text:p>
          </table:table-cell>
        </table:table-row>
        <table:table-row table:style-name="ro1">
          <table:table-cell office:value-type="string" calcext:value-type="string">
            <text:p>"STR. FĂGETULUI, Nr. 19, CONSTANŢA, <text:s/>900533, Jud. CONSTANŢA"</text:p>
          </table:table-cell>
        </table:table-row>
        <table:table-row table:style-name="ro1">
          <table:table-cell office:value-type="string" calcext:value-type="string">
            <text:p>"STR. CUZA VODĂ, Nr. 13, BUZĂU, <text:s/>120038, Jud. BUZĂU"</text:p>
          </table:table-cell>
        </table:table-row>
        <table:table-row table:style-name="ro1">
          <table:table-cell office:value-type="string" calcext:value-type="string">
            <text:p>"STR. 1 MAI, Nr. 24, BRAŞOV, Jud. BRAŞOV"</text:p>
          </table:table-cell>
        </table:table-row>
        <table:table-row table:style-name="ro1">
          <table:table-cell office:value-type="string" calcext:value-type="string">
            <text:p>"STR. DRAGOŞ VODĂ, Nr. 1, CONSTANŢA, Jud. CONSTANŢA"</text:p>
          </table:table-cell>
        </table:table-row>
        <table:table-row table:style-name="ro1">
          <table:table-cell office:value-type="string" calcext:value-type="string">
            <text:p>"BD. GENERAL GHEORGHE MAGHERU, Nr. 29, Ap.1, Sector 1, BUCUREŞTI, <text:s/>010325"</text:p>
          </table:table-cell>
        </table:table-row>
        <table:table-row table:style-name="ro1">
          <table:table-cell office:value-type="string" calcext:value-type="string">
            <text:p>"STR. ZORELELOR, Nr. 1, CONSTANŢA, <text:s/>900546, Jud. CONSTANŢA"</text:p>
          </table:table-cell>
        </table:table-row>
        <table:table-row table:style-name="ro1">
          <table:table-cell office:value-type="string" calcext:value-type="string">
            <text:p>"CALEA GRIVITEI, Nr.401, Bl. P Sc. B Et. P Ap. 1, 1, BUCUREŞTI, <text:s/>10723"</text:p>
          </table:table-cell>
        </table:table-row>
        <table:table-row table:style-name="ro1">
          <table:table-cell office:value-type="string" calcext:value-type="string">
            <text:p>"STR. MATEI BASARAB, Bl.13, TIMIŞOARA, <text:s/>300664, Jud. TIMIŞ"</text:p>
          </table:table-cell>
        </table:table-row>
        <table:table-row table:style-name="ro1">
          <table:table-cell office:value-type="string" calcext:value-type="string">
            <text:p>"STR. REGELE FERDINAND, Nr.7, Et. 1 Ap. 7, CLUJ-NAPOCA, <text:s/>400110, Jud. CLUJ"</text:p>
          </table:table-cell>
        </table:table-row>
        <table:table-row table:style-name="ro1">
          <table:table-cell office:value-type="string" calcext:value-type="string">
            <text:p>"CAL. PLEVNEI, Nr. 145B, Sector 6, BUCUREŞTI, <text:s/>60016"</text:p>
          </table:table-cell>
        </table:table-row>
        <table:table-row table:style-name="ro1">
          <table:table-cell office:value-type="string" calcext:value-type="string">
            <text:p>"SPL. TUDOR VLADIMIRESCU, Nr.19, Ap. 2, TIMIŞOARA, Jud. TIMIŞ"</text:p>
          </table:table-cell>
        </table:table-row>
        <table:table-row table:style-name="ro1">
          <table:table-cell office:value-type="string" calcext:value-type="string">
            <text:p>"BD. DIMITRIE CANTEMIR, Nr. 16, Bl.6, Sc.1, Ap.4, Sector 4, BUCUREŞTI, <text:s/>040243"</text:p>
          </table:table-cell>
        </table:table-row>
        <table:table-row table:style-name="ro1">
          <table:table-cell office:value-type="string" calcext:value-type="string">
            <text:p>"STR. PASCANI, Nr.34, Bl. CAMIN 3 Sc. 1 Ap. 203, CRAIOVA, <text:s/>200150, Jud. DOLJ"</text:p>
          </table:table-cell>
        </table:table-row>
        <table:table-row table:style-name="ro1">
          <table:table-cell office:value-type="string" calcext:value-type="string">
            <text:p>"STR. NOVACI, Nr. 9A, Sector 5, BUCUREŞTI, <text:s/>20212"</text:p>
          </table:table-cell>
        </table:table-row>
        <table:table-row table:style-name="ro1">
          <table:table-cell office:value-type="string" calcext:value-type="string">
            <text:p>"STR. HUEDIN, Nr. 19, Sector 4, BUCUREŞTI"</text:p>
          </table:table-cell>
        </table:table-row>
        <table:table-row table:style-name="ro1">
          <table:table-cell office:value-type="string" calcext:value-type="string">
            <text:p>"STR. PARIS, Nr. 66, CLUJ-NAPOCA, <text:s/>400055, Jud. CLUJ"</text:p>
          </table:table-cell>
        </table:table-row>
        <table:table-row table:style-name="ro1">
          <table:table-cell office:value-type="string" calcext:value-type="string">
            <text:p>"STR. MĂRGEANULUI, Nr. 57, Sector 5, BUCUREŞTI, <text:s/>51043"</text:p>
          </table:table-cell>
        </table:table-row>
        <table:table-row table:style-name="ro1">
          <table:table-cell office:value-type="string" calcext:value-type="string">
            <text:p>"STR. BABA NOVAC, Nr. 15, Bl.G15, Et.parter, Sector 3, BUCUREŞTI, <text:s/>031624"</text:p>
          </table:table-cell>
        </table:table-row>
        <table:table-row table:style-name="ro1">
          <table:table-cell office:value-type="string" calcext:value-type="string">
            <text:p>"STR. GENERAL DAVID PRAPORGESCU, Nr. 35, Sector 2, BUCUREŞTI, <text:s/>020966"</text:p>
          </table:table-cell>
        </table:table-row>
        <table:table-row table:style-name="ro1">
          <table:table-cell office:value-type="string" calcext:value-type="string">
            <text:p>"STR. PECINEAGA, Nr. 1, Bl.28C, Sc.2, Ap.1, Sector 5, BUCUREŞTI, <text:s/>051953"</text:p>
          </table:table-cell>
        </table:table-row>
        <table:table-row table:style-name="ro1">
          <table:table-cell office:value-type="string" calcext:value-type="string">
            <text:p>"BD. PROFESOR GHEORGHE MARINESCU, Nr. 14A, Sector 5, BUCUREŞTI, <text:s/>050483"</text:p>
          </table:table-cell>
        </table:table-row>
        <table:table-row table:style-name="ro1">
          <table:table-cell office:value-type="string" calcext:value-type="string">
            <text:p>"BD. VALEA CETĂŢII, Nr. 26, BRAŞOV, <text:s/>500289, Jud. BRAŞOV"</text:p>
          </table:table-cell>
        </table:table-row>
        <table:table-row table:style-name="ro1">
          <table:table-cell office:value-type="string" calcext:value-type="string">
            <text:p>"STR. PETRU RAREŞ, Nr. 9, Bl.9, Sc.B, Et.parter, Ap.1, BACĂU, <text:s/>600040, Jud. BACĂU"</text:p>
          </table:table-cell>
        </table:table-row>
        <table:table-row table:style-name="ro1">
          <table:table-cell office:value-type="string" calcext:value-type="string">
            <text:p>"STR. PRUNDU MIC, Nr. 31, PITEŞTI, <text:s/>110183, Jud. ARGEŞ"</text:p>
          </table:table-cell>
        </table:table-row>
        <table:table-row table:style-name="ro1">
          <table:table-cell office:value-type="string" calcext:value-type="string">
            <text:p>"BD. TOMIS, Nr. 308, Bl.LT3, CONSTANŢA, <text:s/>900407, Jud. CONSTANŢA"</text:p>
          </table:table-cell>
        </table:table-row>
        <table:table-row table:style-name="ro1">
          <table:table-cell office:value-type="string" calcext:value-type="string">
            <text:p>"BD. ALEXANDRU LĂPUŞNEANU, Nr. 116C, CONSTANŢA, <text:s/>900419, Jud. CONSTANŢA"</text:p>
          </table:table-cell>
        </table:table-row>
        <table:table-row table:style-name="ro1">
          <table:table-cell office:value-type="string" calcext:value-type="string">
            <text:p>"STR. SPĂTARULUI, Nr. 25, Sector 2, BUCUREŞTI, <text:s/>020773"</text:p>
          </table:table-cell>
        </table:table-row>
        <table:table-row table:style-name="ro1">
          <table:table-cell office:value-type="string" calcext:value-type="string">
            <text:p>"STR. AMINTIRII, Nr.6, Bl. C1, 3, BUCUREŞTI, <text:s/>12442"</text:p>
          </table:table-cell>
        </table:table-row>
        <table:table-row table:style-name="ro1">
          <table:table-cell office:value-type="string" calcext:value-type="string">
            <text:p>"BD. NICOLAE GRIGORESCU, Nr. 7, Bl.L2, Sc.A, Ap.1, Sector 3, BUCUREŞTI, <text:s/>30452"</text:p>
          </table:table-cell>
        </table:table-row>
        <table:table-row table:style-name="ro1">
          <table:table-cell office:value-type="string" calcext:value-type="string">
            <text:p>"STR. NICOLAE IORGA, Nr. 5, SFÂNTU GHEORGHE, <text:s/>520089, Jud. COVASNA"</text:p>
          </table:table-cell>
        </table:table-row>
        <table:table-row table:style-name="ro1">
          <table:table-cell office:value-type="string" calcext:value-type="string">
            <text:p>"STR. SĂRĂRIE, Nr. 6, Bl.UJCM, Sc.B, Et.5, Ap.18, IAŞI, <text:s/>700079, Jud. IAŞI"</text:p>
          </table:table-cell>
        </table:table-row>
        <table:table-row table:style-name="ro1">
          <table:table-cell office:value-type="string" calcext:value-type="string">
            <text:p>"PŢA GENERAL VASILE MILEA, Nr. 3, PITEŞTI, Jud. ARGEŞ"</text:p>
          </table:table-cell>
        </table:table-row>
        <table:table-row table:style-name="ro1">
          <table:table-cell office:value-type="string" calcext:value-type="string">
            <text:p>"PŢA TRANDAFIRILOR, Nr. 5, TÂRGU MUREŞ, Jud. MUREŞ"</text:p>
          </table:table-cell>
        </table:table-row>
        <table:table-row table:style-name="ro1">
          <table:table-cell office:value-type="string" calcext:value-type="string">
            <text:p>"STR. CORNELIU COPOSU, Nr.167, CLUJ-NAPOCA, <text:s/>400228, Jud. CLUJ"</text:p>
          </table:table-cell>
        </table:table-row>
        <table:table-row table:style-name="ro1">
          <table:table-cell office:value-type="string" calcext:value-type="string">
            <text:p>"STR. VASILE GOLDIS, Bl. 3A Ap. 3, ALBA IULIA, <text:s/>510209, Jud. ALBA"</text:p>
          </table:table-cell>
        </table:table-row>
        <table:table-row table:style-name="ro1">
          <table:table-cell office:value-type="string" calcext:value-type="string">
            <text:p>"STR. DIMITRIE PACIUREA, Nr. 6, TIMIŞOARA, <text:s/>300036, Jud. TIMIŞ"</text:p>
          </table:table-cell>
        </table:table-row>
        <table:table-row table:style-name="ro1">
          <table:table-cell office:value-type="string" calcext:value-type="string">
            <text:p>"STR. CORNIŞEI, Bl.6, Sc.D, Et.PARTER, SLATINA, Jud. OLT"</text:p>
          </table:table-cell>
        </table:table-row>
        <table:table-row table:style-name="ro1">
          <table:table-cell office:value-type="string" calcext:value-type="string">
            <text:p>"STR. MACILOR, Nr. 8A, TIMIŞOARA, <text:s/>300351, Jud. TIMIŞ"</text:p>
          </table:table-cell>
        </table:table-row>
        <table:table-row table:style-name="ro1">
          <table:table-cell office:value-type="string" calcext:value-type="string">
            <text:p>"STR. ŞTEFAN CEL MARE, SLOBOZIA, Jud. IALOMIŢA"</text:p>
          </table:table-cell>
        </table:table-row>
        <table:table-row table:style-name="ro1">
          <table:table-cell office:value-type="string" calcext:value-type="string">
            <text:p>"BD. 1 DECEMBRIE 1918, Nr.6, Bl. C1 Ap. CAM. 1, PITEŞTI, <text:s/>110287, Jud. ARGEŞ"</text:p>
          </table:table-cell>
        </table:table-row>
        <table:table-row table:style-name="ro1">
          <table:table-cell office:value-type="string" calcext:value-type="string">
            <text:p>"BD. REVOLUŢIA DIN DECEMBRIE, Nr. 1/A, REŞIŢA, <text:s/>320086, Jud. CARAŞ-SEVERIN"</text:p>
          </table:table-cell>
        </table:table-row>
        <table:table-row table:style-name="ro1">
          <table:table-cell office:value-type="string" calcext:value-type="string">
            <text:p>"STR. VASILE CONTA, Bl.U1, CRAIOVA, <text:s/>200406, Jud. DOLJ"</text:p>
          </table:table-cell>
        </table:table-row>
        <table:table-row table:style-name="ro1">
          <table:table-cell office:value-type="string" calcext:value-type="string">
            <text:p>"STR. HORIA, Nr. 2, CRAIOVA, Jud. DOLJ"</text:p>
          </table:table-cell>
        </table:table-row>
        <table:table-row table:style-name="ro1">
          <table:table-cell office:value-type="string" calcext:value-type="string">
            <text:p>"STR. HORIA, Nr. 2, CRAIOVA, Jud. DOLJ"</text:p>
          </table:table-cell>
        </table:table-row>
        <table:table-row table:style-name="ro1">
          <table:table-cell office:value-type="string" calcext:value-type="string">
            <text:p>"STR. POPA ŞAPCĂ, Bl.16A, CRAIOVA, <text:s/>200416, Jud. DOLJ"</text:p>
          </table:table-cell>
        </table:table-row>
        <table:table-row table:style-name="ro1">
          <table:table-cell office:value-type="string" calcext:value-type="string">
            <text:p>"STR. POPA ŞAPCĂ, Bl.16A, CRAIOVA, <text:s/>200416, Jud. DOLJ"</text:p>
          </table:table-cell>
        </table:table-row>
        <table:table-row table:style-name="ro1">
          <table:table-cell office:value-type="string" calcext:value-type="string">
            <text:p>"STR. POPA ŞAPCĂ, Bl.16A, CRAIOVA, <text:s/>200416, Jud. DOLJ"</text:p>
          </table:table-cell>
        </table:table-row>
        <table:table-row table:style-name="ro1">
          <table:table-cell office:value-type="string" calcext:value-type="string">
            <text:p>"STR. MADONA DUDU, Nr. 1-5, CRAIOVA, <text:s/>200410, Jud. DOLJ"</text:p>
          </table:table-cell>
        </table:table-row>
        <table:table-row table:style-name="ro1">
          <table:table-cell office:value-type="string" calcext:value-type="string">
            <text:p>"STR. MADONA DUDU, Nr. 1-5, CRAIOVA, <text:s/>200410, Jud. DOLJ"</text:p>
          </table:table-cell>
        </table:table-row>
        <table:table-row table:style-name="ro1">
          <table:table-cell office:value-type="string" calcext:value-type="string">
            <text:p>"STR. ARGEŞ, Nr. 5, Bl.G6, CRAIOVA, <text:s/>200144, Jud. DOLJ"</text:p>
          </table:table-cell>
        </table:table-row>
        <table:table-row table:style-name="ro1">
          <table:table-cell office:value-type="string" calcext:value-type="string">
            <text:p>"STR. ARGEŞ, Nr. 5, Bl.G6, CRAIOVA, <text:s/>200144, Jud. DOLJ"</text:p>
          </table:table-cell>
        </table:table-row>
        <table:table-row table:style-name="ro1">
          <table:table-cell office:value-type="string" calcext:value-type="string">
            <text:p>"STR. ARGEŞ, Nr. 5, Bl.G6, CRAIOVA, <text:s/>200144, Jud. DOLJ"</text:p>
          </table:table-cell>
        </table:table-row>
        <table:table-row table:style-name="ro1">
          <table:table-cell office:value-type="string" calcext:value-type="string">
            <text:p>"BD. NICOLAE TITULESCU, Bl.I7, Et.PARTER, CRAIOVA, <text:s/>200142, Jud. DOLJ"</text:p>
          </table:table-cell>
        </table:table-row>
        <table:table-row table:style-name="ro1">
          <table:table-cell office:value-type="string" calcext:value-type="string">
            <text:p>"BD. NICOLAE TITULESCU, Bl.I7, Et.PARTER, CRAIOVA, <text:s/>200142, Jud. DOLJ"</text:p>
          </table:table-cell>
        </table:table-row>
        <table:table-row table:style-name="ro1">
          <table:table-cell office:value-type="string" calcext:value-type="string">
            <text:p>"BD. NICOLAE TITULESCU, Bl.I7, Et.PARTER, CRAIOVA, <text:s/>200142, Jud. DOLJ"</text:p>
          </table:table-cell>
        </table:table-row>
        <table:table-row table:style-name="ro1">
          <table:table-cell office:value-type="string" calcext:value-type="string">
            <text:p>"CAL. CRAIOVEI, PITEŞTI, Jud. ARGEŞ"</text:p>
          </table:table-cell>
        </table:table-row>
        <table:table-row table:style-name="ro1">
          <table:table-cell office:value-type="string" calcext:value-type="string">
            <text:p>"STR. VICTORIEI, Nr. 12, PITEŞTI, <text:s/>110016, Jud. ARGEŞ"</text:p>
          </table:table-cell>
        </table:table-row>
        <table:table-row table:style-name="ro1">
          <table:table-cell office:value-type="string" calcext:value-type="string">
            <text:p>"STR. LIBERTĂŢII , PITEŞTI, Jud. ARGEŞ"</text:p>
          </table:table-cell>
        </table:table-row>
        <table:table-row table:style-name="ro1">
          <table:table-cell office:value-type="string" calcext:value-type="string">
            <text:p>"STR. DOAMNA BĂLAŞA, Nr. 13, PITEŞTI, Jud. ARGEŞ"</text:p>
          </table:table-cell>
        </table:table-row>
        <table:table-row table:style-name="ro1">
          <table:table-cell office:value-type="string" calcext:value-type="string">
            <text:p>"STR. DOAMNA BĂLAŞA, Nr. 13, PITEŞTI, Jud. ARGEŞ"</text:p>
          </table:table-cell>
        </table:table-row>
        <table:table-row table:style-name="ro1">
          <table:table-cell office:value-type="string" calcext:value-type="string">
            <text:p>"STR. VICTORIEI, Nr. 12, PITEŞTI, <text:s/>110016, Jud. ARGEŞ"</text:p>
          </table:table-cell>
        </table:table-row>
        <table:table-row table:style-name="ro1">
          <table:table-cell office:value-type="string" calcext:value-type="string">
            <text:p>"CAL. CRAIOVEI, PITEŞTI, Jud. ARGEŞ"</text:p>
          </table:table-cell>
        </table:table-row>
        <table:table-row table:style-name="ro1">
          <table:table-cell office:value-type="string" calcext:value-type="string">
            <text:p>"BD. BUREBISTA, Bl.L2, Ap.4, PIATRA NEAMŢ, <text:s/>610035, Jud. NEAMŢ"</text:p>
          </table:table-cell>
        </table:table-row>
        <table:table-row table:style-name="ro1">
          <table:table-cell office:value-type="string" calcext:value-type="string">
            <text:p>"STR. DRAGOŞ VODĂ, Nr. 11, CONSTANŢA, Jud. CONSTANŢA"</text:p>
          </table:table-cell>
        </table:table-row>
        <table:table-row table:style-name="ro1">
          <table:table-cell office:value-type="string" calcext:value-type="string">
            <text:p>"STR. CERNEI, Nr.14, Bl. E8 Sc. A Ap. 9, BRAŞOV, <text:s/>500281, Jud. BRAŞOV"</text:p>
          </table:table-cell>
        </table:table-row>
        <table:table-row table:style-name="ro1">
          <table:table-cell office:value-type="string" calcext:value-type="string">
            <text:p>"STR. RAHOVEI, Nr. 40, MEDGIDIA, <text:s/>905600, Jud. CONSTANŢA"</text:p>
          </table:table-cell>
        </table:table-row>
        <table:table-row table:style-name="ro1">
          <table:table-cell office:value-type="string" calcext:value-type="string">
            <text:p>"STR. APOLLONIA HIRSCHER, Nr. 3, BRAŞOV, <text:s/>500025, Jud. BRAŞOV"</text:p>
          </table:table-cell>
        </table:table-row>
        <table:table-row table:style-name="ro1">
          <table:table-cell office:value-type="string" calcext:value-type="string">
            <text:p>"STR. GIUSEPPE GARIBALDI, Nr. 1, Bl.1, Sc.C, Et.parter, Ap.21, Sector 2, BUCUREŞTI, <text:s/>020221"</text:p>
          </table:table-cell>
        </table:table-row>
        <table:table-row table:style-name="ro1">
          <table:table-cell office:value-type="string" calcext:value-type="string">
            <text:p>"BD. AUREL VLAICU, Nr. 11, Bl.C3, Sc.C, Et.PARTER, Ap.40, CONSTANŢA, <text:s/>900055, Jud. CONSTANŢA"</text:p>
          </table:table-cell>
        </table:table-row>
        <table:table-row table:style-name="ro1">
          <table:table-cell office:value-type="string" calcext:value-type="string">
            <text:p>"STR. LIVIU REBREANU, Nr. 6, Bl.B1, Sc.8, Ap.310, Sector 3, BUCUREŞTI, <text:s/>31784"</text:p>
          </table:table-cell>
        </table:table-row>
        <table:table-row table:style-name="ro1">
          <table:table-cell office:value-type="string" calcext:value-type="string">
            <text:p>"STR. PECETEI, Nr.4 A, Sc. 2 Et. 2 Ap. 93, 1, BUCUREŞTI"</text:p>
          </table:table-cell>
        </table:table-row>
        <table:table-row table:style-name="ro1">
          <table:table-cell office:value-type="string" calcext:value-type="string">
            <text:p>"BD. 1 DECEMBRIE 1918, Nr. 198, Ap.2, TÂRGU MUREŞ, <text:s/>540562, Jud. MUREŞ"</text:p>
          </table:table-cell>
        </table:table-row>
        <table:table-row table:style-name="ro1">
          <table:table-cell office:value-type="string" calcext:value-type="string">
            <text:p>"BD. INDEPENDENŢEI, Bl.4A, Sc.A, Ap.11, TÂRGOVIŞTE, <text:s/>130104, Jud. DÂMBOVIŢA"</text:p>
          </table:table-cell>
        </table:table-row>
        <table:table-row table:style-name="ro1">
          <table:table-cell office:value-type="string" calcext:value-type="string">
            <text:p>"STR. ROMANITEI, Nr.5, ORADEA, <text:s/>410059, Jud. BIHOR"</text:p>
          </table:table-cell>
        </table:table-row>
        <table:table-row table:style-name="ro1">
          <table:table-cell office:value-type="string" calcext:value-type="string">
            <text:p>"BD. 1 DECEMBRIE 1918, Nr. 27, Bl.L30, Sc.B, Et.PARTER, CONSTANŢA, <text:s/>900162, Jud. CONSTANŢA"</text:p>
          </table:table-cell>
        </table:table-row>
        <table:table-row table:style-name="ro1">
          <table:table-cell office:value-type="string" calcext:value-type="string">
            <text:p>"STR. EPISCOP MIHAI PAVEL, Nr. 10, Ap.1, ORADEA, <text:s/>410210, Jud. BIHOR"</text:p>
          </table:table-cell>
        </table:table-row>
        <table:table-row table:style-name="ro1">
          <table:table-cell office:value-type="string" calcext:value-type="string">
            <text:p>"STR. TRAIAN, Nr. 6, CLUJ-NAPOCA, <text:s/>400046, Jud. CLUJ"</text:p>
          </table:table-cell>
        </table:table-row>
        <table:table-row table:style-name="ro1">
          <table:table-cell office:value-type="string" calcext:value-type="string">
            <text:p>"BD. DECEBAL, Nr. 76, bl. C6, ORADEA, Jud. BIHOR"</text:p>
          </table:table-cell>
        </table:table-row>
        <table:table-row table:style-name="ro1">
          <table:table-cell office:value-type="string" calcext:value-type="string">
            <text:p>"STR. 23 AUGUST, Nr. 8, Bl.50, Sc.A, Ap.13, URLAŢI, <text:s/>106300, Jud. PRAHOVA"</text:p>
          </table:table-cell>
        </table:table-row>
        <table:table-row table:style-name="ro1">
          <table:table-cell office:value-type="string" calcext:value-type="string">
            <text:p>"STR. TUDOR VIANU, Nr. 41, Sector 1, BUCUREŞTI, <text:s/>011636"</text:p>
          </table:table-cell>
        </table:table-row>
        <table:table-row table:style-name="ro1">
          <table:table-cell office:value-type="string" calcext:value-type="string">
            <text:p>"STR. AVRAM IANCU, Nr. 9, Ap.7, CLUJ-NAPOCA, <text:s/>400089, Jud. CLUJ"</text:p>
          </table:table-cell>
        </table:table-row>
        <table:table-row table:style-name="ro1">
          <table:table-cell office:value-type="string" calcext:value-type="string">
            <text:p>"STR. TRAIAN, Nr. 85, Sector 3, BUCUREŞTI, <text:s/>030573"</text:p>
          </table:table-cell>
        </table:table-row>
        <table:table-row table:style-name="ro1">
          <table:table-cell office:value-type="string" calcext:value-type="string">
            <text:p>"AL. BIBLIOTECII, Nr. 3, CLUJ-NAPOCA, Jud. CLUJ"</text:p>
          </table:table-cell>
        </table:table-row>
        <table:table-row table:style-name="ro1">
          <table:table-cell office:value-type="string" calcext:value-type="string">
            <text:p>"ŞOS. COLENTINA, Nr. 2A, Bl.3, Sc.B, Ap.45, Sector 2, BUCUREŞTI, <text:s/>21152"</text:p>
          </table:table-cell>
        </table:table-row>
        <table:table-row table:style-name="ro1">
          <table:table-cell office:value-type="string" calcext:value-type="string">
            <text:p>"STR. A. I. CUZA, Bl. 8C-8D Et. P, CRAIOVA, Jud. DOLJ"</text:p>
          </table:table-cell>
        </table:table-row>
        <table:table-row table:style-name="ro1">
          <table:table-cell office:value-type="string" calcext:value-type="string">
            <text:p>"DRUM. VALEA URSULUI, Nr. 32-34, Sector 6, BUCUREŞTI"</text:p>
          </table:table-cell>
        </table:table-row>
        <table:table-row table:style-name="ro1">
          <table:table-cell office:value-type="string" calcext:value-type="string">
            <text:p>"BD. FERDINAND I, Nr. 94-96, Bl.S19B, CONSTANŢA, <text:s/>900709, Jud. CONSTANŢA"</text:p>
          </table:table-cell>
        </table:table-row>
        <table:table-row table:style-name="ro1">
          <table:table-cell office:value-type="string" calcext:value-type="string">
            <text:p>"BD. GEORGE ENESCU, Nr. 15, Sc.A, Ap.2, SUCEAVA, <text:s/>720246, Jud. SUCEAVA"</text:p>
          </table:table-cell>
        </table:table-row>
        <table:table-row table:style-name="ro1">
          <table:table-cell office:value-type="string" calcext:value-type="string">
            <text:p>"BD. CAMIL RESSU, Nr. 49, Sector 3, BUCUREŞTI, <text:s/>10541"</text:p>
          </table:table-cell>
        </table:table-row>
        <table:table-row table:style-name="ro1">
          <table:table-cell office:value-type="string" calcext:value-type="string">
            <text:p>"STR. GEORGE CĂLINESCU, Nr. 9, Sector 1, BUCUREŞTI, <text:s/>011691"</text:p>
          </table:table-cell>
        </table:table-row>
        <table:table-row table:style-name="ro1">
          <table:table-cell office:value-type="string" calcext:value-type="string">
            <text:p>"STR. MATEI BASARAB, Nr. 100, Bl.85, Sc.2, Et.parter, Ap.30, Sector 3, BUCUREŞTI, <text:s/>030677"</text:p>
          </table:table-cell>
        </table:table-row>
        <table:table-row table:style-name="ro1">
          <table:table-cell office:value-type="string" calcext:value-type="string">
            <text:p>"STR. PĂŞUNII, Nr. 4, BAIA MARE, <text:s/>430352, Jud. MARAMUREŞ"</text:p>
          </table:table-cell>
        </table:table-row>
        <table:table-row table:style-name="ro1">
          <table:table-cell office:value-type="string" calcext:value-type="string">
            <text:p>"BD. IANCU DE HUNEDOARA, Nr. 62, Bl.12A, Ap.3, Sector 1, BUCUREŞTI, <text:s/>011746"</text:p>
          </table:table-cell>
        </table:table-row>
        <table:table-row table:style-name="ro1">
          <table:table-cell office:value-type="string" calcext:value-type="string">
            <text:p>"STR. ZORELELOR, Nr. 67, CONSTANŢA, <text:s/>900553, Jud. CONSTANŢA"</text:p>
          </table:table-cell>
        </table:table-row>
        <table:table-row table:style-name="ro1">
          <table:table-cell office:value-type="string" calcext:value-type="string">
            <text:p>"STR. CARPENULUI, Nr.10, Bl. A15 Sc. A Ap. 16, BRAŞOV, <text:s/>500256, Jud. BRAŞOV"</text:p>
          </table:table-cell>
        </table:table-row>
        <table:table-row table:style-name="ro1">
          <table:table-cell office:value-type="string" calcext:value-type="string">
            <text:p>"BD. PETROCHIMIŞTILOR, Bl.B30, Sc.C, Ap.4, PITEŞTI, Jud. ARGEŞ"</text:p>
          </table:table-cell>
        </table:table-row>
        <table:table-row table:style-name="ro1">
          <table:table-cell office:value-type="string" calcext:value-type="string">
            <text:p>"CAL. VITAN, Nr. 236, (HYPERMARKET AUCHAN ), Sector 3, BUCUREŞTI, <text:s/>031301"</text:p>
          </table:table-cell>
        </table:table-row>
        <table:table-row table:style-name="ro1">
          <table:table-cell office:value-type="string" calcext:value-type="string">
            <text:p>"BD. ION MIHALACHE, Nr. 42, Bl.35, Sector 1, BUCUREŞTI, <text:s/>11193"</text:p>
          </table:table-cell>
        </table:table-row>
        <table:table-row table:style-name="ro1">
          <table:table-cell office:value-type="string" calcext:value-type="string">
            <text:p>"BD. BASARABIA, Nr. 86, Sector 2, BUCUREŞTI, <text:s/>022119"</text:p>
          </table:table-cell>
        </table:table-row>
        <table:table-row table:style-name="ro1">
          <table:table-cell office:value-type="string" calcext:value-type="string">
            <text:p>"BD. 1 MAI, Nr. 41, Bl.C16, Sector 6, BUCUREŞTI, <text:s/>61628"</text:p>
          </table:table-cell>
        </table:table-row>
        <table:table-row table:style-name="ro1">
          <table:table-cell office:value-type="string" calcext:value-type="string">
            <text:p>"STR. ROZELOR, Nr. 4, Bl.R2A, Et.parter, MANGALIA, <text:s/>905500, Jud. CONSTANŢA"</text:p>
          </table:table-cell>
        </table:table-row>
        <table:table-row table:style-name="ro1">
          <table:table-cell office:value-type="string" calcext:value-type="string">
            <text:p>"STR. CARPAŢI, Nr. 10, IAŞI, <text:s/>700729, Jud. IAŞI"</text:p>
          </table:table-cell>
        </table:table-row>
        <table:table-row table:style-name="ro1">
          <table:table-cell office:value-type="string" calcext:value-type="string">
            <text:p>"STR. TEODOR MIHALI, Nr. 31-35, CLUJ-NAPOCA, <text:s/>400591, Jud. CLUJ"</text:p>
          </table:table-cell>
        </table:table-row>
        <table:table-row table:style-name="ro1">
          <table:table-cell office:value-type="string" calcext:value-type="string">
            <text:p>"STR. NERVA TRAIAN, Nr. 7, Bl.M66, Sc.1, Ap.3, Sector 3, BUCUREŞTI, <text:s/>31043"</text:p>
          </table:table-cell>
        </table:table-row>
        <table:table-row table:style-name="ro1">
          <table:table-cell office:value-type="string" calcext:value-type="string">
            <text:p>"STR. 1 MAI, Bl.22, Sc.2, Ap.1, CRAIOVA, Jud. DOLJ"</text:p>
          </table:table-cell>
        </table:table-row>
        <table:table-row table:style-name="ro1">
          <table:table-cell office:value-type="string" calcext:value-type="string">
            <text:p>"STR. EPISCOPUL ILARION, Nr. 23, Sector 2, BUCUREŞTI, <text:s/>21511"</text:p>
          </table:table-cell>
        </table:table-row>
        <table:table-row table:style-name="ro1">
          <table:table-cell office:value-type="string" calcext:value-type="string">
            <text:p>"STR. ISACCEI, Nr. 43, Bl.I12, TULCEA, <text:s/>820168, Jud. TULCEA"</text:p>
          </table:table-cell>
        </table:table-row>
        <table:table-row table:style-name="ro1">
          <table:table-cell office:value-type="string" calcext:value-type="string">
            <text:p>"STR. PARIS, Nr. 79, Ap.2, CLUJ-NAPOCA, <text:s/>400055, Jud. CLUJ"</text:p>
          </table:table-cell>
        </table:table-row>
        <table:table-row table:style-name="ro1">
          <table:table-cell office:value-type="string" calcext:value-type="string">
            <text:p>"AL. TINERETULUI, Nr. 5, Ap.3, REŞIŢA, <text:s/>320126, Jud. CARAŞ-SEVERIN"</text:p>
          </table:table-cell>
        </table:table-row>
        <table:table-row table:style-name="ro1">
          <table:table-cell office:value-type="string" calcext:value-type="string">
            <text:p>"STR. ION C. BRĂTIANU, Bl.Aa, Et.Parter, PITEŞTI, Jud. ARGEŞ"</text:p>
          </table:table-cell>
        </table:table-row>
        <table:table-row table:style-name="ro1">
          <table:table-cell office:value-type="string" calcext:value-type="string">
            <text:p>"STR. MAGUREI, Nr.1, Ap. 2, TÂRGU MUREŞ, <text:s/>540361, Jud. MUREŞ"</text:p>
          </table:table-cell>
        </table:table-row>
        <table:table-row table:style-name="ro1">
          <table:table-cell office:value-type="string" calcext:value-type="string">
            <text:p>"STR. SIRET, Nr.95, Bl. CORP A Et. P, 1, BUCUREŞTI, <text:s/>12152"</text:p>
          </table:table-cell>
        </table:table-row>
        <table:table-row table:style-name="ro1">
          <table:table-cell office:value-type="string" calcext:value-type="string">
            <text:p>"STR. REPUBLICII, Nr. 3, Bl.15E, Sc.A, Ap.3, CÂMPINA, <text:s/>105600, Jud. PRAHOVA"</text:p>
          </table:table-cell>
        </table:table-row>
        <table:table-row table:style-name="ro1">
          <table:table-cell office:value-type="string" calcext:value-type="string">
            <text:p>"CAL. GRIVIŢEI, Nr. 198, Sector 1, BUCUREŞTI, <text:s/>010754"</text:p>
          </table:table-cell>
        </table:table-row>
        <table:table-row table:style-name="ro1">
          <table:table-cell office:value-type="string" calcext:value-type="string">
            <text:p>"BD. DACIA, Bl.E3, Ap.46, HUNEDOARA, Jud. HUNEDOARA"</text:p>
          </table:table-cell>
        </table:table-row>
        <table:table-row table:style-name="ro1">
          <table:table-cell office:value-type="string" calcext:value-type="string">
            <text:p>"BD. DACIA, Nr. 137, Bl.34 IV A1, Sc.1, Et.PARTER, CRAIOVA, <text:s/>200044, Jud. DOLJ"</text:p>
          </table:table-cell>
        </table:table-row>
        <table:table-row table:style-name="ro1">
          <table:table-cell office:value-type="string" calcext:value-type="string">
            <text:p>"STR. UNIRII, Nr. 68, Bl.C1, Sc.B, Ap.16, CONSTANŢA, <text:s/>900580, Jud. CONSTANŢA"</text:p>
          </table:table-cell>
        </table:table-row>
        <table:table-row table:style-name="ro1">
          <table:table-cell office:value-type="string" calcext:value-type="string">
            <text:p>"STR. GRIGORE CANTACUZINO, Nr. 214B, PLOIESTI, <text:s/>100507, Jud. PRAHOVA"</text:p>
          </table:table-cell>
        </table:table-row>
        <table:table-row table:style-name="ro1">
          <table:table-cell office:value-type="string" calcext:value-type="string">
            <text:p>"STR. MOLDOVEI, Nr. 26, IAŞI, <text:s/>700046, Jud. IAŞI"</text:p>
          </table:table-cell>
        </table:table-row>
        <table:table-row table:style-name="ro1">
          <table:table-cell office:value-type="string" calcext:value-type="string">
            <text:p>"BD. ŞTEFAN CEL MARE ŞI SFÂNT, Nr. 3, Bl.A11, IAŞI, <text:s/>700497, Jud. IAŞI"</text:p>
          </table:table-cell>
        </table:table-row>
        <table:table-row table:style-name="ro1">
          <table:table-cell office:value-type="string" calcext:value-type="string">
            <text:p>"STR. LUCEAFĂRULUI, Nr. 2A, TÂRGU MUREŞ, Jud. MUREŞ"</text:p>
          </table:table-cell>
        </table:table-row>
        <table:table-row table:style-name="ro1">
          <table:table-cell office:value-type="string" calcext:value-type="string">
            <text:p>"STR. CASTRUL ROMAN, Nr. 23 BIS, GALAŢI, Jud. GALAŢI"</text:p>
          </table:table-cell>
        </table:table-row>
        <table:table-row table:style-name="ro1">
          <table:table-cell office:value-type="string" calcext:value-type="string">
            <text:p>"STR. DE MIJLOC, Nr. 79, BRAŞOV, Jud. BRAŞOV"</text:p>
          </table:table-cell>
        </table:table-row>
        <table:table-row table:style-name="ro1">
          <table:table-cell office:value-type="string" calcext:value-type="string">
            <text:p>"STR. PĂSTRĂVULUI, Nr. 3-5, SATU MARE, <text:s/>440005, Jud. SATU-MARE"</text:p>
          </table:table-cell>
        </table:table-row>
        <table:table-row table:style-name="ro1">
          <table:table-cell office:value-type="string" calcext:value-type="string">
            <text:p>"STR. GHEORGHE PETRASCU, Nr.12, Bl. B8 Sc. A Et. 4 Ap. 19, 3, BUCUREŞTI, <text:s/>31596"</text:p>
          </table:table-cell>
        </table:table-row>
        <table:table-row table:style-name="ro1">
          <table:table-cell office:value-type="string" calcext:value-type="string">
            <text:p>"INT. SMARANDA, Nr. 18, Sector 4, BUCUREŞTI, <text:s/>14205"</text:p>
          </table:table-cell>
        </table:table-row>
        <table:table-row table:style-name="ro1">
          <table:table-cell office:value-type="string" calcext:value-type="string">
            <text:p>"STR. MATEI BASARAB, Bl. A3 Et. P Ap. 1, TIMIŞOARA, <text:s/>300358, Jud. TIMIŞ"</text:p>
          </table:table-cell>
        </table:table-row>
        <table:table-row table:style-name="ro1">
          <table:table-cell office:value-type="string" calcext:value-type="string">
            <text:p>"STR. MOINEŞTI, Nr. 10, Bl.203, Sc.A, Ap.2, Sector 6, BUCUREŞTI, <text:s/>61234"</text:p>
          </table:table-cell>
        </table:table-row>
        <table:table-row table:style-name="ro1">
          <table:table-cell office:value-type="string" calcext:value-type="string">
            <text:p>"STR. CORNELIU COPOSU, Nr. 34, ZALĂU, Jud. SĂLAJ"</text:p>
          </table:table-cell>
        </table:table-row>
        <table:table-row table:style-name="ro1">
          <table:table-cell office:value-type="string" calcext:value-type="string">
            <text:p>"STR. STEFAN CEL MARE, Nr. 28, Langa Arena Mall/Vizavi de "Cafea cu Lapte", BACÃU, <text:s/>600360, Jud. BACÃU"</text:p>
          </table:table-cell>
        </table:table-row>
        <table:table-row table:style-name="ro1">
          <table:table-cell office:value-type="string" calcext:value-type="string">
            <text:p>"STR. MIHAIL PETRINI, Nr. 2, Bl.W4, Ap.31, GALAŢI, <text:s/>800546, Jud. GALAŢI"</text:p>
          </table:table-cell>
        </table:table-row>
        <table:table-row table:style-name="ro1">
          <table:table-cell office:value-type="string" calcext:value-type="string">
            <text:p>"STR. CORNELIU GAVRILOV, Nr. 248, TULCEA, <text:s/>820106, Jud. TULCEA"</text:p>
          </table:table-cell>
        </table:table-row>
        <table:table-row table:style-name="ro1">
          <table:table-cell office:value-type="string" calcext:value-type="string">
            <text:p>"BD. MAMAIA, Nr. 60, Bl.LD4B, CONSTANŢA, <text:s/>900663, Jud. CONSTANŢA"</text:p>
          </table:table-cell>
        </table:table-row>
        <table:table-row table:style-name="ro1">
          <table:table-cell office:value-type="string" calcext:value-type="string">
            <text:p>"STR. AVRAM IANCU, DEVA, Jud. HUNEDOARA"</text:p>
          </table:table-cell>
        </table:table-row>
        <table:table-row table:style-name="ro1">
          <table:table-cell office:value-type="string" calcext:value-type="string">
            <text:p>"CAL. NAŢIONALĂ, Nr. 35, BOTOŞANI, <text:s/>710005, Jud. BOTOŞANI"</text:p>
          </table:table-cell>
        </table:table-row>
        <table:table-row table:style-name="ro1">
          <table:table-cell office:value-type="string" calcext:value-type="string">
            <text:p>"STR. ŞTIINŢEI, Nr. 2, COM. TÂRGŞORU VECHI, <text:s/>107590, Jud. PRAHOVA"</text:p>
          </table:table-cell>
        </table:table-row>
        <table:table-row table:style-name="ro1">
          <table:table-cell office:value-type="string" calcext:value-type="string">
            <text:p>"BD. GĂRII, Nr. 38, Bl.227, Sc.E, BRAŞOV, <text:s/>500227, Jud. BRAŞOV"</text:p>
          </table:table-cell>
        </table:table-row>
        <table:table-row table:style-name="ro1">
          <table:table-cell office:value-type="string" calcext:value-type="string">
            <text:p>"STR. CONSTANŢA, Nr. 22, CLUJ-NAPOCA, Jud. CLUJ"</text:p>
          </table:table-cell>
        </table:table-row>
        <table:table-row table:style-name="ro1">
          <table:table-cell office:value-type="string" calcext:value-type="string">
            <text:p>"STR. LOCOTENENT LIVIU DRAGOMIRESCU, Bl.C1, Sc.C, Ap.3, TÂRGOVIŞTE, <text:s/>130115, Jud. DÂMBOVIŢA"</text:p>
          </table:table-cell>
        </table:table-row>
        <table:table-row table:style-name="ro1">
          <table:table-cell office:value-type="string" calcext:value-type="string">
            <text:p>"STR. ZORILOR , Nr. 6D, SUCEAVA, <text:s/>720221, Jud. SUCEAVA"</text:p>
          </table:table-cell>
        </table:table-row>
        <table:table-row table:style-name="ro1">
          <table:table-cell office:value-type="string" calcext:value-type="string">
            <text:p>"STR. ROZELOR, Nr. 3, BL. G, MANGALIA, <text:s/>905500, Jud. CONSTANŢA"</text:p>
          </table:table-cell>
        </table:table-row>
        <table:table-row table:style-name="ro1">
          <table:table-cell office:value-type="string" calcext:value-type="string">
            <text:p>"STR. 1 DECEMBRIE 1918, Bl. 3A Sc. 4 Et. P Ap. 46, BRĂILA, Jud. BRĂILA"</text:p>
          </table:table-cell>
        </table:table-row>
        <table:table-row table:style-name="ro1">
          <table:table-cell office:value-type="string" calcext:value-type="string">
            <text:p>"STR. STRĂP. SILVESTRU, Nr. 9, Bl.C3, Sc.B, Ap.1, IAŞI, <text:s/>700002, Jud. IAŞI"</text:p>
          </table:table-cell>
        </table:table-row>
        <table:table-row table:style-name="ro1">
          <table:table-cell office:value-type="string" calcext:value-type="string">
            <text:p>"STR. STADIONULUI, Nr. 103, PITEŞTI, Jud. ARGEŞ"</text:p>
          </table:table-cell>
        </table:table-row>
        <table:table-row table:style-name="ro1">
          <table:table-cell office:value-type="string" calcext:value-type="string">
            <text:p>"CAL. APEDUCTULUI, Nr. 9, Sector 6, BUCUREŞTI, <text:s/>60911"</text:p>
          </table:table-cell>
        </table:table-row>
        <table:table-row table:style-name="ro1">
          <table:table-cell office:value-type="string" calcext:value-type="string">
            <text:p>"STR. GEORGE ENESCU, Nr. 2, BOTOŞANI, <text:s/>710146, Jud. BOTOŞANI"</text:p>
          </table:table-cell>
        </table:table-row>
        <table:table-row table:style-name="ro1">
          <table:table-cell office:value-type="string" calcext:value-type="string">
            <text:p>"ŞOS. NICOLINA, Nr. 1, IAŞI, <text:s/>700722, Jud. IAŞI"</text:p>
          </table:table-cell>
        </table:table-row>
        <table:table-row table:style-name="ro1">
          <table:table-cell office:value-type="string" calcext:value-type="string">
            <text:p>"STR. GEORGE COŞBUC, Nr. 20, Ap. 2, BAIA MARE, <text:s/>430245, Jud. MARAMUREŞ"</text:p>
          </table:table-cell>
        </table:table-row>
        <table:table-row table:style-name="ro1">
          <table:table-cell office:value-type="string" calcext:value-type="string">
            <text:p>"STR. ADÂNCATA, Nr. 3, Bl. F34, Sc. A, Et. PARTER, Ap. 1, PIATRA NEAMŢ, <text:s/>610085, Jud. NEAMŢ"</text:p>
          </table:table-cell>
        </table:table-row>
        <table:table-row table:style-name="ro1">
          <table:table-cell office:value-type="string" calcext:value-type="string">
            <text:p>"STR. CARPATI, bl.4, sc. 2, ap.1, parter, PETROSANI, <text:s/>332111, Jud. HUNEDOARA"</text:p>
          </table:table-cell>
        </table:table-row>
        <table:table-row table:style-name="ro1">
          <table:table-cell office:value-type="string" calcext:value-type="string">
            <text:p>"STR. LEONARD NAE, Nr. 6, GALAŢI, Jud. GALAŢI"</text:p>
          </table:table-cell>
        </table:table-row>
        <table:table-row table:style-name="ro1">
          <table:table-cell office:value-type="string" calcext:value-type="string">
            <text:p>"STR. PETRU MAIOR, Nr. 4, REGHIN, <text:s/>545300, Jud. MUREŞ"</text:p>
          </table:table-cell>
        </table:table-row>
        <table:table-row table:style-name="ro1">
          <table:table-cell office:value-type="string" calcext:value-type="string">
            <text:p>"BD. CAROL I, Nr. 134, Bl.J5, Ap.2, CRAIOVA, <text:s/>200061, Jud. DOLJ"</text:p>
          </table:table-cell>
        </table:table-row>
        <table:table-row table:style-name="ro1">
          <table:table-cell office:value-type="string" calcext:value-type="string">
            <text:p>"ŞOS. ARCU, Nr. 23, Bl.CL3, Et.parter, IAŞI, <text:s/>700132, Jud. IAŞI"</text:p>
          </table:table-cell>
        </table:table-row>
        <table:table-row table:style-name="ro1">
          <table:table-cell office:value-type="string" calcext:value-type="string">
            <text:p>"STR. CIURCHI, Nr. 107, Bl.F4, Sc.F, Et.PARTER, IAŞI, <text:s/>700389, Jud. IAŞI"</text:p>
          </table:table-cell>
        </table:table-row>
        <table:table-row table:style-name="ro1">
          <table:table-cell office:value-type="string" calcext:value-type="string">
            <text:p>"ŞOS. NICOLINA, Nr. 25, Bl.957, Et.PARTER, IAŞI, <text:s/>700722, Jud. IAŞI"</text:p>
          </table:table-cell>
        </table:table-row>
        <table:table-row table:style-name="ro1">
          <table:table-cell office:value-type="string" calcext:value-type="string">
            <text:p>"STR. PĂSTRĂVULUI, Nr. 3-5, SATU MARE, <text:s/>440005, Jud. SATU-MARE"</text:p>
          </table:table-cell>
        </table:table-row>
        <table:table-row table:style-name="ro1">
          <table:table-cell office:value-type="string" calcext:value-type="string">
            <text:p>"STR. SFINŢII APOSTOL ANDREI, Nr. 101, Bl.PB25, Ap.2, ORADEA, <text:s/>410333, Jud. BIHOR"</text:p>
          </table:table-cell>
        </table:table-row>
        <table:table-row table:style-name="ro1">
          <table:table-cell office:value-type="string" calcext:value-type="string">
            <text:p>"STR. GENERAL MAGHERU, Nr. 18, Bl.T1, RÂMNICU VÂLCEA, Jud. VÂLCEA"</text:p>
          </table:table-cell>
        </table:table-row>
        <table:table-row table:style-name="ro1">
          <table:table-cell office:value-type="string" calcext:value-type="string">
            <text:p>"STR. BARBU ISCOVESCU, Nr. 2, TIMIŞOARA, <text:s/>300561, Jud. TIMIŞ"</text:p>
          </table:table-cell>
        </table:table-row>
        <table:table-row table:style-name="ro1">
          <table:table-cell office:value-type="string" calcext:value-type="string">
            <text:p>"AL. NUFERILOR, Nr. 11, DEVA, <text:s/>330099, Jud. HUNEDOARA"</text:p>
          </table:table-cell>
        </table:table-row>
        <table:table-row table:style-name="ro1">
          <table:table-cell office:value-type="string" calcext:value-type="string">
            <text:p>"STR. CARPATILOR, Nr.21, Bl. 4 Sc. C Ap. 12, BRAŞOV, <text:s/>500260, Jud. BRAŞOV"</text:p>
          </table:table-cell>
        </table:table-row>
        <table:table-row table:style-name="ro1">
          <table:table-cell office:value-type="string" calcext:value-type="string">
            <text:p>"STR. SALCÂMILOR, Nr. 3, Bl.A14, Sc.A, Ap.3, TÂRGU NEAMŢ, <text:s/>615200, Jud. NEAMŢ"</text:p>
          </table:table-cell>
        </table:table-row>
        <table:table-row table:style-name="ro1">
          <table:table-cell office:value-type="string" calcext:value-type="string">
            <text:p>"BD. IULIU MANIU, Nr. 74-76, Bl.5, Sc.C, Et.parter, Ap.81, Sector 6, BUCUREŞTI, <text:s/>061109"</text:p>
          </table:table-cell>
        </table:table-row>
        <table:table-row table:style-name="ro1">
          <table:table-cell office:value-type="string" calcext:value-type="string">
            <text:p>"STR. DANIEL CONSTANTIN, Nr. 13, Sector 3, BUCUREŞTI, <text:s/>10631"</text:p>
          </table:table-cell>
        </table:table-row>
        <table:table-row table:style-name="ro1">
          <table:table-cell office:value-type="string" calcext:value-type="string">
            <text:p>"STR. GHEORGHE BARIŢIU, Nr. 20, BRAŞOV, <text:s/>500025, Jud. BRAŞOV"</text:p>
          </table:table-cell>
        </table:table-row>
        <table:table-row table:style-name="ro1">
          <table:table-cell office:value-type="string" calcext:value-type="string">
            <text:p>"STR. MIORIŢEI, Nr. 19, BACĂU, <text:s/>600184, Jud. BACĂU"</text:p>
          </table:table-cell>
        </table:table-row>
        <table:table-row table:style-name="ro1">
          <table:table-cell office:value-type="string" calcext:value-type="string">
            <text:p>"STR. IULIU MANIU, Nr. 32, TIMIŞOARA, <text:s/>300187, Jud. TIMIŞ"</text:p>
          </table:table-cell>
        </table:table-row>
        <table:table-row table:style-name="ro1">
          <table:table-cell office:value-type="string" calcext:value-type="string">
            <text:p>"STR. 1 DECEMBRIE 1918, Nr. 4, Bl.S7D, GALAŢI, <text:s/>800251, Jud. GALAŢI"</text:p>
          </table:table-cell>
        </table:table-row>
        <table:table-row table:style-name="ro1">
          <table:table-cell office:value-type="string" calcext:value-type="string">
            <text:p>"STR. 1 DECEMBRIE 1918, Nr.4, Bl. S7B Ap. 24, GALAŢI, <text:s/>800251, Jud. GALAŢI"</text:p>
          </table:table-cell>
        </table:table-row>
        <table:table-row table:style-name="ro1">
          <table:table-cell office:value-type="string" calcext:value-type="string">
            <text:p>"STR. PĂCURARI, Nr. 14, Bl.G1, Sc.B, Et.3, Ap.13, IAŞI, Jud. IAŞI"</text:p>
          </table:table-cell>
        </table:table-row>
        <table:table-row table:style-name="ro1">
          <table:table-cell office:value-type="string" calcext:value-type="string">
            <text:p>"STR. CIOCÂRLIEI, Nr. 32-34, CLUJ-NAPOCA, <text:s/>400619, Jud. CLUJ"</text:p>
          </table:table-cell>
        </table:table-row>
        <table:table-row table:style-name="ro1">
          <table:table-cell office:value-type="string" calcext:value-type="string">
            <text:p>"STR. OBSERVATORULUI, Nr. 146, Sc.6, Ap.64, CLUJ-NAPOCA, <text:s/>400352, Jud. CLUJ"</text:p>
          </table:table-cell>
        </table:table-row>
        <table:table-row table:style-name="ro1">
          <table:table-cell office:value-type="string" calcext:value-type="string">
            <text:p>"STR. ORHEI, Nr.1, Bl. V4 Et. P Ap. 13, PIATRA NEAMŢ, <text:s/>610112, Jud. NEAMŢ"</text:p>
          </table:table-cell>
        </table:table-row>
        <table:table-row table:style-name="ro1">
          <table:table-cell office:value-type="string" calcext:value-type="string">
            <text:p>"BD. 21 DECEMBRIE 1989, Nr. 28, CLUJ-NAPOCA, <text:s/>400094, Jud. CLUJ"</text:p>
          </table:table-cell>
        </table:table-row>
        <table:table-row table:style-name="ro1">
          <table:table-cell office:value-type="string" calcext:value-type="string">
            <text:p>"STR. LIDIA, Nr. 120, TIMIŞOARA, Jud. TIMIŞ"</text:p>
          </table:table-cell>
        </table:table-row>
        <table:table-row table:style-name="ro1">
          <table:table-cell office:value-type="string" calcext:value-type="string">
            <text:p>"STR. LĂPUŞ, Bl.T6, Et.PARTER, CRAIOVA, Jud. DOLJ"</text:p>
          </table:table-cell>
        </table:table-row>
        <table:table-row table:style-name="ro1">
          <table:table-cell office:value-type="string" calcext:value-type="string">
            <text:p>"STR. SĂLCIILOR, Nr. 10, IAŞI, Jud. IAŞI"</text:p>
          </table:table-cell>
        </table:table-row>
        <table:table-row table:style-name="ro1">
          <table:table-cell office:value-type="string" calcext:value-type="string">
            <text:p>"STR. SOS. ALEXANDRIEI, Nr. 72, bl.L10, ap. 4, Sector 5, BUCURESTI, <text:s/>051536, Jud. BUCURESTI"</text:p>
          </table:table-cell>
        </table:table-row>
        <table:table-row table:style-name="ro1">
          <table:table-cell office:value-type="string" calcext:value-type="string">
            <text:p>"STR. LOGOFAT TAUTU, Nr.17, Et. 1 Ap. CAMERA1, GALAŢI, Jud. GALAŢI"</text:p>
          </table:table-cell>
        </table:table-row>
        <table:table-row table:style-name="ro1">
          <table:table-cell office:value-type="string" calcext:value-type="string">
            <text:p>"CAL. MARTIRILOR, Nr. 44, TIMIŞOARA, Jud. TIMIŞ"</text:p>
          </table:table-cell>
        </table:table-row>
        <table:table-row table:style-name="ro1">
          <table:table-cell office:value-type="string" calcext:value-type="string">
            <text:p>"STR. OBERTH HERMANN, Nr. 46, SIGHIŞOARA, <text:s/>545400, Jud. MUREŞ"</text:p>
          </table:table-cell>
        </table:table-row>
        <table:table-row table:style-name="ro1">
          <table:table-cell office:value-type="string" calcext:value-type="string">
            <text:p>"BD. CONSTANTIN BRÂNCUŞI, Bl.55, Sc.A, Et.PARTER, TÂRGU JIU, <text:s/>210192, Jud. GORJ"</text:p>
          </table:table-cell>
        </table:table-row>
        <table:table-row table:style-name="ro1">
          <table:table-cell office:value-type="string" calcext:value-type="string">
            <text:p>"STR. CALEA BUCURESTI, Nr.104, Bl. 210 Sc. D Ap. 17, BRAŞOV, <text:s/>500418, Jud. BRAŞOV"</text:p>
          </table:table-cell>
        </table:table-row>
        <table:table-row table:style-name="ro1">
          <table:table-cell office:value-type="string" calcext:value-type="string">
            <text:p>"STR. TINERETULUI, Nr. 24, Bl.8, Sc.1, Et.parter, Ap.8, COM. CHIAJNA, Jud. ILFOV"</text:p>
          </table:table-cell>
        </table:table-row>
        <table:table-row table:style-name="ro1">
          <table:table-cell office:value-type="string" calcext:value-type="string">
            <text:p>"STR. REPUBLICII, Nr. 105, CLUJ-NAPOCA, <text:s/>400489, Jud. CLUJ"</text:p>
          </table:table-cell>
        </table:table-row>
        <table:table-row table:style-name="ro1">
          <table:table-cell office:value-type="string" calcext:value-type="string">
            <text:p>"BD. UNIRII, Nr. 71, Ap.4, TÂRGOVIŞTE, Jud. DÂMBOVIŢA"</text:p>
          </table:table-cell>
        </table:table-row>
        <table:table-row table:style-name="ro1">
          <table:table-cell office:value-type="string" calcext:value-type="string">
            <text:p>"STR. SOCRATES, TIMIŞOARA, Jud. TIMIŞ"</text:p>
          </table:table-cell>
        </table:table-row>
        <table:table-row table:style-name="ro1">
          <table:table-cell office:value-type="string" calcext:value-type="string">
            <text:p>"CAL. DOROBANŢILOR, Nr. 90, Ap.1, CLUJ-NAPOCA, Jud. CLUJ"</text:p>
          </table:table-cell>
        </table:table-row>
        <table:table-row table:style-name="ro1">
          <table:table-cell office:value-type="string" calcext:value-type="string">
            <text:p>"STR. CONSTITUTIEI, Nr.52, BUZĂU, <text:s/>120002, Jud. BUZĂU"</text:p>
          </table:table-cell>
        </table:table-row>
        <table:table-row table:style-name="ro1">
          <table:table-cell office:value-type="string" calcext:value-type="string">
            <text:p>"STR. CIPRIAN PORUMBESCU, Nr. 104A, TIMIŞOARA, <text:s/>300239, Jud. TIMIŞ"</text:p>
          </table:table-cell>
        </table:table-row>
        <table:table-row table:style-name="ro1">
          <table:table-cell office:value-type="string" calcext:value-type="string">
            <text:p>"STR. MILCOV, Nr. 8, Bl. 1206, Sc. A, Ap. 3, IAŞI, <text:s/>700581, Jud. IAŞI"</text:p>
          </table:table-cell>
        </table:table-row>
        <table:table-row table:style-name="ro1">
          <table:table-cell office:value-type="string" calcext:value-type="string">
            <text:p>"ŞOS. MIHAI BRAVU, Nr. 10, Bl.P-22, Sc.A, Et.1, Sector 3, BUCUREŞTI, <text:s/>021326"</text:p>
          </table:table-cell>
        </table:table-row>
        <table:table-row table:style-name="ro1">
          <table:table-cell office:value-type="string" calcext:value-type="string">
            <text:p>"STR. DRAGOŞ VODĂ, Nr. 5, DEVA, <text:s/>330034, Jud. HUNEDOARA"</text:p>
          </table:table-cell>
        </table:table-row>
        <table:table-row table:style-name="ro1">
          <table:table-cell office:value-type="string" calcext:value-type="string">
            <text:p>"STR. HARMANULUI, Nr.17 B, Bl. 213 Sc. A Ap. 3, BRAŞOV, <text:s/>500228, Jud. BRAŞOV"</text:p>
          </table:table-cell>
        </table:table-row>
        <table:table-row table:style-name="ro1">
          <table:table-cell office:value-type="string" calcext:value-type="string">
            <text:p>"BD. MAMAIA, Nr. 65, Bl.1A, Sc.A, Ap.2, CONSTANŢA, <text:s/>900590, Jud. CONSTANŢA"</text:p>
          </table:table-cell>
        </table:table-row>
        <table:table-row table:style-name="ro1">
          <table:table-cell office:value-type="string" calcext:value-type="string">
            <text:p>"STR. AUREL VLAICU, Nr.54, Bl. A3 Sc. 2 Et. 2 Ap. 42, CLUJ-NAPOCA, <text:s/>400581, Jud. CLUJ"</text:p>
          </table:table-cell>
        </table:table-row>
        <table:table-row table:style-name="ro1">
          <table:table-cell office:value-type="string" calcext:value-type="string">
            <text:p>"PIATA 22 DECEMBRIE, Nr.6, PIATRA NEAMŢ, Jud. NEAMŢ"</text:p>
          </table:table-cell>
        </table:table-row>
        <table:table-row table:style-name="ro1">
          <table:table-cell office:value-type="string" calcext:value-type="string">
            <text:p>"STR. 9 MAI, Bl.E15, Sc.B, Et.P, Ap.14, CERNAVODĂ, <text:s/>905200, Jud. CONSTANŢA"</text:p>
          </table:table-cell>
        </table:table-row>
        <table:table-row table:style-name="ro1">
          <table:table-cell office:value-type="string" calcext:value-type="string">
            <text:p>"CENTRU COMERCIAL BEGA ET, Nr. 1, TIMIŞOARA, Jud. TIMIŞ"</text:p>
          </table:table-cell>
        </table:table-row>
        <table:table-row table:style-name="ro1">
          <table:table-cell office:value-type="string" calcext:value-type="string">
            <text:p>"STR. LASCĂR CATARGIU, Nr. 64, IAŞI, <text:s/>700107, Jud. IAŞI"</text:p>
          </table:table-cell>
        </table:table-row>
        <table:table-row table:style-name="ro1">
          <table:table-cell office:value-type="string" calcext:value-type="string">
            <text:p>"STR. MOŢILOR, Nr. 35, CLUJ-NAPOCA, <text:s/>400001, Jud. CLUJ"</text:p>
          </table:table-cell>
        </table:table-row>
        <table:table-row table:style-name="ro1">
          <table:table-cell office:value-type="string" calcext:value-type="string">
            <text:p>"STR. GHEORGHE DOJA, Nr. 9, Bl. C2, Sc. 3, Et. PARTER, Ap. 40, GALAŢI, <text:s/>800354, Jud. GALAŢI"</text:p>
          </table:table-cell>
        </table:table-row>
        <table:table-row table:style-name="ro1">
          <table:table-cell office:value-type="string" calcext:value-type="string">
            <text:p>"ŞOS. VERGULUI, Nr. 21-29, Bl.G1-G4, Sector 2, BUCUREŞTI, <text:s/>22415"</text:p>
          </table:table-cell>
        </table:table-row>
        <table:table-row table:style-name="ro1">
          <table:table-cell office:value-type="string" calcext:value-type="string">
            <text:p>"STR. ANA IPĂTESCU, Nr. 6, BACĂU, <text:s/>600005, Jud. BACĂU"</text:p>
          </table:table-cell>
        </table:table-row>
        <table:table-row table:style-name="ro1">
          <table:table-cell office:value-type="string" calcext:value-type="string">
            <text:p>"STR. LIBERTĂŢII, Nr. 3, Et.PARTER, ROMAN, <text:s/>611015, Jud. NEAMŢ"</text:p>
          </table:table-cell>
        </table:table-row>
        <table:table-row table:style-name="ro1">
          <table:table-cell office:value-type="string" calcext:value-type="string">
            <text:p>"STR. LOCOTENENT AUREL BOTEA, Nr. 9, Bl.B5, Sc.2, Sector 3, BUCUREŞTI, <text:s/>31413"</text:p>
          </table:table-cell>
        </table:table-row>
        <table:table-row table:style-name="ro1">
          <table:table-cell office:value-type="string" calcext:value-type="string">
            <text:p>"STR. NANTERRE, Bl.i8, Ap.9, CRAIOVA, <text:s/>200499, Jud. DOLJ"</text:p>
          </table:table-cell>
        </table:table-row>
        <table:table-row table:style-name="ro1">
          <table:table-cell office:value-type="string" calcext:value-type="string">
            <text:p>"CAL. 13 SEPTEMBRIE, Nr. 128, Bl.P35, Ap.52, Sector 5, BUCUREŞTI, <text:s/>50721"</text:p>
          </table:table-cell>
        </table:table-row>
        <table:table-row table:style-name="ro1">
          <table:table-cell office:value-type="string" calcext:value-type="string">
            <text:p>"STR. EMIL ISAC, Nr. 17, Ap.3, CLUJ-NAPOCA, <text:s/>400023, Jud. CLUJ"</text:p>
          </table:table-cell>
        </table:table-row>
        <table:table-row table:style-name="ro1">
          <table:table-cell office:value-type="string" calcext:value-type="string">
            <text:p>"STR. PROFESOR ION MARINESCU, Nr. 61, CLUJ-NAPOCA, <text:s/>400337, Jud. CLUJ"</text:p>
          </table:table-cell>
        </table:table-row>
        <table:table-row table:style-name="ro1">
          <table:table-cell office:value-type="string" calcext:value-type="string">
            <text:p>"CAL. VITAN, Nr. 231, Bl.6, Sector 5, BUCUREŞTI"</text:p>
          </table:table-cell>
        </table:table-row>
        <table:table-row table:style-name="ro1">
          <table:table-cell office:value-type="string" calcext:value-type="string">
            <text:p>"STR. CĂPITAN ALEXANDRU ŞERBĂNESCU, Nr. 9, Bl. 7J, Sc. 1, Parter, Ap.2, Sector 1, BUCUREŞTI, <text:s/>014281"</text:p>
          </table:table-cell>
        </table:table-row>
        <table:table-row table:style-name="ro1">
          <table:table-cell office:value-type="string" calcext:value-type="string">
            <text:p>"STR. CPT. AV. ALEXANDRU ŞERBĂNESCU, Nr. 9, Bl. 7J, Sc. 1, Et. Parter, Ap. 2, Sector 1, BUCUREŞTI"</text:p>
          </table:table-cell>
        </table:table-row>
        <table:table-row table:style-name="ro1">
          <table:table-cell office:value-type="string" calcext:value-type="string">
            <text:p>"STR. PATRIEI, Nr. 1AB, BUZĂU, <text:s/>120204, Jud. BUZĂU"</text:p>
          </table:table-cell>
        </table:table-row>
        <table:table-row table:style-name="ro1">
          <table:table-cell office:value-type="string" calcext:value-type="string">
            <text:p>"CAL. BUCUREŞTI, Nr. 87, Sc. C, Ap. 2, BRAŞOV, <text:s/>500326, Jud. BRAŞOV"</text:p>
          </table:table-cell>
        </table:table-row>
        <table:table-row table:style-name="ro1">
          <table:table-cell office:value-type="string" calcext:value-type="string">
            <text:p>"STR. HATMANUL ARBORE, Nr. 8-10, Sector 1, BUCUREŞTI, <text:s/>11601"</text:p>
          </table:table-cell>
        </table:table-row>
        <table:table-row table:style-name="ro1">
          <table:table-cell office:value-type="string" calcext:value-type="string">
            <text:p>"STR. VICTOR BABEŞ, Nr. 9, Bl.T1, Et.PARTER, PITEŞTI, <text:s/>110283, Jud. ARGEŞ"</text:p>
          </table:table-cell>
        </table:table-row>
        <table:table-row table:style-name="ro1">
          <table:table-cell office:value-type="string" calcext:value-type="string">
            <text:p>"BD. 1 DECEMBRIE 1918, Nr.9B, 4, BUCUREŞTI, <text:s/>32451"</text:p>
          </table:table-cell>
        </table:table-row>
        <table:table-row table:style-name="ro1">
          <table:table-cell office:value-type="string" calcext:value-type="string">
            <text:p>"CAL. DOROBANŢI, Nr. 111-131, Bl.9F, Sector 1, BUCUREŞTI, <text:s/>010562"</text:p>
          </table:table-cell>
        </table:table-row>
        <table:table-row table:style-name="ro1">
          <table:table-cell office:value-type="string" calcext:value-type="string">
            <text:p>"STR. ION CREANGĂ, Nr. 4, ODORHEIU SECUIESC, <text:s/>0, Jud. HARGHITA"</text:p>
          </table:table-cell>
        </table:table-row>
        <table:table-row table:style-name="ro1">
          <table:table-cell office:value-type="string" calcext:value-type="string">
            <text:p>"STR. SEMENICULUI, Nr. 39, LUGOJ, Jud. TIMIŞ"</text:p>
          </table:table-cell>
        </table:table-row>
        <table:table-row table:style-name="ro1">
          <table:table-cell office:value-type="string" calcext:value-type="string">
            <text:p>"STR. BALTAGULUI, Nr. 19A, PIATRA NEAMŢ, <text:s/>610025, Jud. NEAMŢ"</text:p>
          </table:table-cell>
        </table:table-row>
        <table:table-row table:style-name="ro1">
          <table:table-cell office:value-type="string" calcext:value-type="string">
            <text:p>"STR. DRUMUL FERMEI, Nr. 77A, POPEŞTI LEORDENI, <text:s/>77160, Jud. ILFOV"</text:p>
          </table:table-cell>
        </table:table-row>
        <table:table-row table:style-name="ro1">
          <table:table-cell office:value-type="string" calcext:value-type="string">
            <text:p>"BD. EROILOR, Nr. 28, CLUJ-NAPOCA, Jud. CLUJ"</text:p>
          </table:table-cell>
        </table:table-row>
        <table:table-row table:style-name="ro1">
          <table:table-cell office:value-type="string" calcext:value-type="string">
            <text:p>"STR. VALEA IALOMIŢEI, Nr. 4, Bl.C11, Ap.159, Sector 6, BUCUREŞTI, <text:s/>061966"</text:p>
          </table:table-cell>
        </table:table-row>
        <table:table-row table:style-name="ro1">
          <table:table-cell office:value-type="string" calcext:value-type="string">
            <text:p>"BD. CHIŞINĂU, Nr. 12, Bl.22, Et.PARTER, Sector 2, BUCUREŞTI, <text:s/>022154"</text:p>
          </table:table-cell>
        </table:table-row>
        <table:table-row table:style-name="ro1">
          <table:table-cell office:value-type="string" calcext:value-type="string">
            <text:p>"STR. PLOIEŞTI, Nr. 17-19, CLUJ-NAPOCA, <text:s/>400157, Jud. CLUJ"</text:p>
          </table:table-cell>
        </table:table-row>
        <table:table-row table:style-name="ro1">
          <table:table-cell office:value-type="string" calcext:value-type="string">
            <text:p>"BD. BUCUREŞTII NOI, Nr. 70, Sector 1, BUCUREŞTI, <text:s/>12356"</text:p>
          </table:table-cell>
        </table:table-row>
        <table:table-row table:style-name="ro1">
          <table:table-cell office:value-type="string" calcext:value-type="string">
            <text:p>"STR. TOAMNEI, Nr. 15, BRAŞOV, <text:s/>500223, Jud. BRAŞOV"</text:p>
          </table:table-cell>
        </table:table-row>
        <table:table-row table:style-name="ro1">
          <table:table-cell office:value-type="string" calcext:value-type="string">
            <text:p>"STR. BACINSCHI, Nr. 5, Bl.CL1, Sc.TR1, Et.P, IAŞI, <text:s/>700133, Jud. IAŞI"</text:p>
          </table:table-cell>
        </table:table-row>
        <table:table-row table:style-name="ro1">
          <table:table-cell office:value-type="string" calcext:value-type="string">
            <text:p>"STR. MUREŞANA, Nr. 4, Bl.44, Sc.1, Ap.3, Sector 3, BUCUREŞTI, <text:s/>31843"</text:p>
          </table:table-cell>
        </table:table-row>
        <table:table-row table:style-name="ro1">
          <table:table-cell office:value-type="string" calcext:value-type="string">
            <text:p>"CAL. VITAN, Nr. 8, Bl.V51A, Sc.1, Ap.4, Sector 3, BUCUREŞTI, <text:s/>031296"</text:p>
          </table:table-cell>
        </table:table-row>
        <table:table-row table:style-name="ro1">
          <table:table-cell office:value-type="string" calcext:value-type="string">
            <text:p>"STR. VLAD JUDEŢU, Nr. 18, Sector 3, BUCUREŞTI, <text:s/>31302"</text:p>
          </table:table-cell>
        </table:table-row>
        <table:table-row table:style-name="ro1">
          <table:table-cell office:value-type="string" calcext:value-type="string">
            <text:p>"STR. IORDACHI LOZONSCHI, Nr. 10, IAŞI, <text:s/>700066, Jud. IAŞI"</text:p>
          </table:table-cell>
        </table:table-row>
        <table:table-row table:style-name="ro1">
          <table:table-cell office:value-type="string" calcext:value-type="string">
            <text:p>"BD. UNIRII, Nr. 57, Bl.E4, Sector 3, BUCUREŞTI, <text:s/>030127"</text:p>
          </table:table-cell>
        </table:table-row>
        <table:table-row table:style-name="ro1">
          <table:table-cell office:value-type="string" calcext:value-type="string">
            <text:p>"STR. REPUBLICII, Nr. 33, FOCŞANI, <text:s/>620018, Jud. VRANCEA"</text:p>
          </table:table-cell>
        </table:table-row>
        <table:table-row table:style-name="ro1">
          <table:table-cell office:value-type="string" calcext:value-type="string">
            <text:p>"STR. MĂRĂŞEŞTI, Nr. 10, ONEŞTI, <text:s/>601097, Jud. BACĂU"</text:p>
          </table:table-cell>
        </table:table-row>
        <table:table-row table:style-name="ro1">
          <table:table-cell office:value-type="string" calcext:value-type="string">
            <text:p>"STR. SURORILOR, Nr. 9-15, Bl.A2, Sc.B, Ap.48, Sector 1, BUCUREŞTI, <text:s/>012471"</text:p>
          </table:table-cell>
        </table:table-row>
        <table:table-row table:style-name="ro1">
          <table:table-cell office:value-type="string" calcext:value-type="string">
            <text:p>"ŞOS. ALEXANDRIEI, Nr. 24, Bl.PC7, Sc.1, Ap.2, Sector 5, BUCUREŞTI"</text:p>
          </table:table-cell>
        </table:table-row>
        <table:table-row table:style-name="ro1">
          <table:table-cell office:value-type="string" calcext:value-type="string">
            <text:p>"STR. I.L. CARAGIALE, Nr.19, Et. P, 2, BUCUREŞTI"</text:p>
          </table:table-cell>
        </table:table-row>
        <table:table-row table:style-name="ro1">
          <table:table-cell office:value-type="string" calcext:value-type="string">
            <text:p>"BD. TUDOR VLADIMIRESCU, Nr. 46, IAŞI, <text:s/>700311, Jud. IAŞI"</text:p>
          </table:table-cell>
        </table:table-row>
        <table:table-row table:style-name="ro1">
          <table:table-cell office:value-type="string" calcext:value-type="string">
            <text:p>"STR. DOMNEASCĂ, Bl.SELECT, GALAŢI, <text:s/>800215, Jud. GALAŢI"</text:p>
          </table:table-cell>
        </table:table-row>
        <table:table-row table:style-name="ro1">
          <table:table-cell office:value-type="string" calcext:value-type="string">
            <text:p>"BD. REVOLUŢIEI, Nr. 23, ARAD, <text:s/>310174, Jud. ARAD"</text:p>
          </table:table-cell>
        </table:table-row>
        <table:table-row table:style-name="ro1">
          <table:table-cell office:value-type="string" calcext:value-type="string">
            <text:p>"DRUM. SĂBĂRENI, Nr. 24-26, Sector 6, BUCUREŞTI, <text:s/>060647"</text:p>
          </table:table-cell>
        </table:table-row>
        <table:table-row table:style-name="ro1">
          <table:table-cell office:value-type="string" calcext:value-type="string">
            <text:p>"BD. OŢELARILOR, Nr. 34, GALAŢI, <text:s/>800614, Jud. GALAŢI"</text:p>
          </table:table-cell>
        </table:table-row>
        <table:table-row table:style-name="ro1">
          <table:table-cell office:value-type="string" calcext:value-type="string">
            <text:p>"STR. TELEORMAN, Nr.15-17, Sc. 4 Ap. 42, CLUJ-NAPOCA, <text:s/>400573, Jud. CLUJ"</text:p>
          </table:table-cell>
        </table:table-row>
        <table:table-row table:style-name="ro1">
          <table:table-cell office:value-type="string" calcext:value-type="string">
            <text:p>"CAL. REPUBLICII, Nr. 47, ORADEA, <text:s/>410032, Jud. BIHOR"</text:p>
          </table:table-cell>
        </table:table-row>
        <table:table-row table:style-name="ro1">
          <table:table-cell office:value-type="string" calcext:value-type="string">
            <text:p>"STR. LIBERTĂŢII , Bl.C1, Ap.1, BRAD, <text:s/>335200, Jud. HUNEDOARA"</text:p>
          </table:table-cell>
        </table:table-row>
        <table:table-row table:style-name="ro1">
          <table:table-cell office:value-type="string" calcext:value-type="string">
            <text:p>"BD. TUTORA, Nr.7 A, Bl. E3 Sc. A1 Et. 4 Ap. 19, IAŞI, <text:s/>700169, Jud. IAŞI"</text:p>
          </table:table-cell>
        </table:table-row>
        <table:table-row table:style-name="ro1">
          <table:table-cell office:value-type="string" calcext:value-type="string">
            <text:p>"STR. ANASTASIE PANU, Nr. 23, IAŞI, <text:s/>700022, Jud. IAŞI"</text:p>
          </table:table-cell>
        </table:table-row>
        <table:table-row table:style-name="ro1">
          <table:table-cell office:value-type="string" calcext:value-type="string">
            <text:p>"STR. 1 DECEMBRIE 1918, Nr. 133, Bl.C, BRĂILA, <text:s/>810204, Jud. BRĂILA"</text:p>
          </table:table-cell>
        </table:table-row>
        <table:table-row table:style-name="ro1">
          <table:table-cell office:value-type="string" calcext:value-type="string">
            <text:p>"BD. ALEXANDRU LĂPUŞNEANU, Nr. 76, CONSTANŢA, <text:s/>900605, Jud. CONSTANŢA"</text:p>
          </table:table-cell>
        </table:table-row>
        <table:table-row table:style-name="ro1">
          <table:table-cell office:value-type="string" calcext:value-type="string">
            <text:p>"BD. ALEXANDRU IOAN CUZA, Nr. 5A, Sector 1, BUCUREŞTI, <text:s/>11437"</text:p>
          </table:table-cell>
        </table:table-row>
        <table:table-row table:style-name="ro1">
          <table:table-cell office:value-type="string" calcext:value-type="string">
            <text:p>"STR. NICOLAE BELDICEANU, Nr. 7, Sector 1, BUCUREŞTI, <text:s/>10597"</text:p>
          </table:table-cell>
        </table:table-row>
        <table:table-row table:style-name="ro1">
          <table:table-cell office:value-type="string" calcext:value-type="string">
            <text:p>"STR. HAGIULUI, Nr. 20, Sector 3, BUCUREŞTI, <text:s/>030642"</text:p>
          </table:table-cell>
        </table:table-row>
        <table:table-row table:style-name="ro1">
          <table:table-cell office:value-type="string" calcext:value-type="string">
            <text:p>"CAL. CĂLĂRAŞI, Nr. 167, Bl.39, Sc.A, Ap.4, Sector 3, BUCUREŞTI, <text:s/>030615"</text:p>
          </table:table-cell>
        </table:table-row>
        <table:table-row table:style-name="ro1">
          <table:table-cell office:value-type="string" calcext:value-type="string">
            <text:p>"STR. STELELOR, Nr. 3, Sc. B, Parter, Ap. 4, TIMIŞOARA, <text:s/>300651, Jud. TIMIŞ"</text:p>
          </table:table-cell>
        </table:table-row>
        <table:table-row table:style-name="ro1">
          <table:table-cell office:value-type="string" calcext:value-type="string">
            <text:p>"STR. ALBA IULIA, Nr. 9, Ap.3, TIMIŞOARA, <text:s/>300077, Jud. TIMIŞ"</text:p>
          </table:table-cell>
        </table:table-row>
        <table:table-row table:style-name="ro1">
          <table:table-cell office:value-type="string" calcext:value-type="string">
            <text:p>"STR. RADU NEGRU, Nr. 7, Bl.35, BRĂILA, Jud. BRĂILA"</text:p>
          </table:table-cell>
        </table:table-row>
        <table:table-row table:style-name="ro1">
          <table:table-cell office:value-type="string" calcext:value-type="string">
            <text:p>"CAL. DOROBANŢI, Nr. 200, Sector 1, BUCUREŞTI, <text:s/>10585"</text:p>
          </table:table-cell>
        </table:table-row>
        <table:table-row table:style-name="ro1">
          <table:table-cell office:value-type="string" calcext:value-type="string">
            <text:p>"BD. LASCĂR CATARGIU, Nr. 17, Sector 1, BUCUREŞTI, <text:s/>10661"</text:p>
          </table:table-cell>
        </table:table-row>
        <table:table-row table:style-name="ro1">
          <table:table-cell office:value-type="string" calcext:value-type="string">
            <text:p>"BD. REGINA MARIA, Nr. 1, Sector 4, BUCUREŞTI, <text:s/>040121"</text:p>
          </table:table-cell>
        </table:table-row>
        <table:table-row table:style-name="ro1">
          <table:table-cell office:value-type="string" calcext:value-type="string">
            <text:p>"BD. MAMAIA, Nr. 168, CONSTANŢA, <text:s/>900534, Jud. CONSTANŢA"</text:p>
          </table:table-cell>
        </table:table-row>
        <table:table-row table:style-name="ro1">
          <table:table-cell office:value-type="string" calcext:value-type="string">
            <text:p>"GALAŢI, Jud. GALAŢI"</text:p>
          </table:table-cell>
        </table:table-row>
        <table:table-row table:style-name="ro1">
          <table:table-cell office:value-type="string" calcext:value-type="string">
            <text:p>"BD. IULIU MANIU, Nr.182, Bl. G1 Sc. A Et. 3 Ap. 10, 4, BUCUREŞTI, <text:s/>61122"</text:p>
          </table:table-cell>
        </table:table-row>
        <table:table-row table:style-name="ro1">
          <table:table-cell office:value-type="string" calcext:value-type="string">
            <text:p>"BD. DACIA, Bl. 16 Sc. A Ap. 4, PIATRA NEAMŢ, Jud. NEAMŢ"</text:p>
          </table:table-cell>
        </table:table-row>
        <table:table-row table:style-name="ro1">
          <table:table-cell office:value-type="string" calcext:value-type="string">
            <text:p>"STR. PĂULEŞTI, Nr. 31, SATU MARE, <text:s/>440250, Jud. SATU-MARE"</text:p>
          </table:table-cell>
        </table:table-row>
        <table:table-row table:style-name="ro1">
          <table:table-cell office:value-type="string" calcext:value-type="string">
            <text:p>"ŞOS. MIHAI BRAVU, Nr. 114, Bl.D4, Sc.A, Et.3, Sector 2, BUCUREŞTI, <text:s/>21333"</text:p>
          </table:table-cell>
        </table:table-row>
        <table:table-row table:style-name="ro1">
          <table:table-cell office:value-type="string" calcext:value-type="string">
            <text:p>"STR. SOMEŞULUI, Nr. 11, CLUJ-NAPOCA, Jud. CLUJ"</text:p>
          </table:table-cell>
        </table:table-row>
        <table:table-row table:style-name="ro1">
          <table:table-cell office:value-type="string" calcext:value-type="string">
            <text:p>"STR. NICOLAE IORGA, Nr. 63C, CONSTANŢA, <text:s/>900622, Jud. CONSTANŢA"</text:p>
          </table:table-cell>
        </table:table-row>
        <table:table-row table:style-name="ro1">
          <table:table-cell office:value-type="string" calcext:value-type="string">
            <text:p>"BD. ALEXANDRU LĂPUŞNEANU, Nr. 177, Bl. LP2, Et. parter, CONSTANŢA, <text:s/>900419, Jud. CONSTANŢA"</text:p>
          </table:table-cell>
        </table:table-row>
        <table:table-row table:style-name="ro1">
          <table:table-cell office:value-type="string" calcext:value-type="string">
            <text:p>"BD. CAROL I, Nr. 62, Bl.17A, CÂMPINA, <text:s/>105600, Jud. PRAHOVA"</text:p>
          </table:table-cell>
        </table:table-row>
        <table:table-row table:style-name="ro1">
          <table:table-cell office:value-type="string" calcext:value-type="string">
            <text:p>"STR. ALEXANDRU IOAN CUZA, CÂMPINA, Jud. PRAHOVA"</text:p>
          </table:table-cell>
        </table:table-row>
        <table:table-row table:style-name="ro1">
          <table:table-cell office:value-type="string" calcext:value-type="string">
            <text:p>"PŢA UNIRII, Nr. 16, Bl.66, RĂDĂUŢI, <text:s/>725400, Jud. SUCEAVA"</text:p>
          </table:table-cell>
        </table:table-row>
        <table:table-row table:style-name="ro1">
          <table:table-cell office:value-type="string" calcext:value-type="string">
            <text:p>"STR. MADONA DUDU, Nr. 1-5, CRAIOVA, <text:s/>200410, Jud. DOLJ"</text:p>
          </table:table-cell>
        </table:table-row>
        <table:table-row table:style-name="ro1">
          <table:table-cell office:value-type="string" calcext:value-type="string">
            <text:p>"STR. DIMITRIE LEONIDA, Nr. 2, PIATRA NEAMŢ, <text:s/>610150, Jud. NEAMŢ"</text:p>
          </table:table-cell>
        </table:table-row>
        <table:table-row table:style-name="ro1">
          <table:table-cell office:value-type="string" calcext:value-type="string">
            <text:p>"STR. BERVENI, Nr.95, Ap. CAM. 1, 1, BUCUREŞTI, <text:s/>13406"</text:p>
          </table:table-cell>
        </table:table-row>
        <table:table-row table:style-name="ro1">
          <table:table-cell office:value-type="string" calcext:value-type="string">
            <text:p>"BD. NICOLAE BĂLCESCU, Nr. 9A, Et.1, Ap.1, BUCUREŞTI, <text:s/>010042"</text:p>
          </table:table-cell>
        </table:table-row>
        <table:table-row table:style-name="ro1">
          <table:table-cell office:value-type="string" calcext:value-type="string">
            <text:p>"STR. CADEREA BASTILIEI, Nr.5, Ap. 1, 1, BUCUREŞTI, <text:s/>10611"</text:p>
          </table:table-cell>
        </table:table-row>
        <table:table-row table:style-name="ro1">
          <table:table-cell office:value-type="string" calcext:value-type="string">
            <text:p>"BD. DECEBAL, Bl.22, Et.PARTER, DEVA, <text:s/>330020, Jud. HUNEDOARA"</text:p>
          </table:table-cell>
        </table:table-row>
        <table:table-row table:style-name="ro1">
          <table:table-cell office:value-type="string" calcext:value-type="string">
            <text:p>"BD. IULIU MANIU, Nr. 69, Bl.5P, Sc.8, Et.PARTER, Sector 6, BUCUREŞTI, <text:s/>61087"</text:p>
          </table:table-cell>
        </table:table-row>
        <table:table-row table:style-name="ro1">
          <table:table-cell office:value-type="string" calcext:value-type="string">
            <text:p>"CAL. VITAN, Nr. 55-59, Sector 3, BUCUREŞTI, <text:s/>031282"</text:p>
          </table:table-cell>
        </table:table-row>
        <table:table-row table:style-name="ro1">
          <table:table-cell office:value-type="string" calcext:value-type="string">
            <text:p>"ŞOS. OLTENIŢEI, Nr. 38, Sector 4, BUCUREŞTI, <text:s/>41315"</text:p>
          </table:table-cell>
        </table:table-row>
        <table:table-row table:style-name="ro1">
          <table:table-cell office:value-type="string" calcext:value-type="string">
            <text:p>"STR. CRIŞAN, Nr. 3, Ap.1, ARAD, Jud. ARAD"</text:p>
          </table:table-cell>
        </table:table-row>
        <table:table-row table:style-name="ro1">
          <table:table-cell office:value-type="string" calcext:value-type="string">
            <text:p>"STR. IOAN LUPAŞ, Nr. 2, SIBIU, <text:s/>550176, Jud. SIBIU"</text:p>
          </table:table-cell>
        </table:table-row>
        <table:table-row table:style-name="ro1">
          <table:table-cell office:value-type="string" calcext:value-type="string">
            <text:p>"STR. MOSCOVEI, Nr. 8, ORADEA, <text:s/>410001, Jud. BIHOR"</text:p>
          </table:table-cell>
        </table:table-row>
        <table:table-row table:style-name="ro1">
          <table:table-cell office:value-type="string" calcext:value-type="string">
            <text:p>"STR. D.I. MENDELEEV, Nr. 17, Ap.7, Sector 1, BUCUREŞTI, <text:s/>10364"</text:p>
          </table:table-cell>
        </table:table-row>
        <table:table-row table:style-name="ro1">
          <table:table-cell office:value-type="string" calcext:value-type="string">
            <text:p>"STR. BRĂILEI, Nr. 165, Bl.A3, GALAŢI, <text:s/>800310, Jud. GALAŢI"</text:p>
          </table:table-cell>
        </table:table-row>
        <table:table-row table:style-name="ro1">
          <table:table-cell office:value-type="string" calcext:value-type="string">
            <text:p>"GALAŢI, Jud. GALAŢI"</text:p>
          </table:table-cell>
        </table:table-row>
        <table:table-row table:style-name="ro1">
          <table:table-cell office:value-type="string" calcext:value-type="string">
            <text:p>"STR. AGRICULTORILOR, Nr. 76, Et.1, Ap.4, Sector 2, BUCUREŞTI, <text:s/>21484"</text:p>
          </table:table-cell>
        </table:table-row>
        <table:table-row table:style-name="ro1">
          <table:table-cell office:value-type="string" calcext:value-type="string">
            <text:p>"STR. ION MAIORESCU, Nr. 6, Bl.33T2, Sc.part, PLOIEŞTI, <text:s/>100067, Jud. PRAHOVA"</text:p>
          </table:table-cell>
        </table:table-row>
        <table:table-row table:style-name="ro1">
          <table:table-cell office:value-type="string" calcext:value-type="string">
            <text:p>"STR. N. GRINDEANU, Nr. 45, CONSTANŢA, <text:s/>900063, Jud. CONSTANŢA"</text:p>
          </table:table-cell>
        </table:table-row>
        <table:table-row table:style-name="ro1">
          <table:table-cell office:value-type="string" calcext:value-type="string">
            <text:p>"Sector 2, BUCUREŞTI"</text:p>
          </table:table-cell>
        </table:table-row>
        <table:table-row table:style-name="ro1">
          <table:table-cell office:value-type="string" calcext:value-type="string">
            <text:p>"BD. BASARABIA, Nr. 192-198, Sector 3, BUCUREŞTI, <text:s/>022128"</text:p>
          </table:table-cell>
        </table:table-row>
        <table:table-row table:style-name="ro1">
          <table:table-cell office:value-type="string" calcext:value-type="string">
            <text:p>"STR. DOROBANŢI, Nr. 2, Bl.G3, Et.2, Ap.11, BUZĂU, <text:s/>120077, Jud. BUZĂU"</text:p>
          </table:table-cell>
        </table:table-row>
        <table:table-row table:style-name="ro1">
          <table:table-cell office:value-type="string" calcext:value-type="string">
            <text:p>"BD. NICOLAE TITULESCU, Bl.A2, Sc.1, Ap.2, CRAIOVA, <text:s/>200142, Jud. DOLJ"</text:p>
          </table:table-cell>
        </table:table-row>
        <table:table-row table:style-name="ro1">
          <table:table-cell office:value-type="string" calcext:value-type="string">
            <text:p>"STR. OITUZ, Nr. 24, Bl. H6, Sc. A, Ap. 2, SUCEAVA, Jud. SUCEAVA"</text:p>
          </table:table-cell>
        </table:table-row>
        <table:table-row table:style-name="ro1">
          <table:table-cell office:value-type="string" calcext:value-type="string">
            <text:p>"STR. BUCUREŞTI-DOMNEŞTI, Nr. 22-D, COM. DOMNEŞTI, Jud. ILFOV"</text:p>
          </table:table-cell>
        </table:table-row>
        <table:table-row table:style-name="ro1">
          <table:table-cell office:value-type="string" calcext:value-type="string">
            <text:p>"BD. 1 DECEMBRIE 1918, Nr. 102, TÂRGU MUREŞ, <text:s/>540445, Jud. MUREŞ"</text:p>
          </table:table-cell>
        </table:table-row>
        <table:table-row table:style-name="ro1">
          <table:table-cell office:value-type="string" calcext:value-type="string">
            <text:p>"STR. UNIRII, Bl.FA17, Sc.A, Ap.4, SLATINA, Jud. OLT"</text:p>
          </table:table-cell>
        </table:table-row>
        <table:table-row table:style-name="ro1">
          <table:table-cell office:value-type="string" calcext:value-type="string">
            <text:p>"STR. PICTOR GRIGORESCU, Nr. 4, FOCŞANI, <text:s/>620125, Jud. VRANCEA"</text:p>
          </table:table-cell>
        </table:table-row>
        <table:table-row table:style-name="ro1">
          <table:table-cell office:value-type="string" calcext:value-type="string">
            <text:p>"STR. TUDOR VLADIMIRESCU, Nr. 38, ORADEA, <text:s/>410203, Jud. BIHOR"</text:p>
          </table:table-cell>
        </table:table-row>
        <table:table-row table:style-name="ro1">
          <table:table-cell office:value-type="string" calcext:value-type="string">
            <text:p>"STR. TRANSILVANIA, Bl.T4A, Et.PARTER, TECUCI, <text:s/>805300, Jud. GALAŢI"</text:p>
          </table:table-cell>
        </table:table-row>
        <table:table-row table:style-name="ro1">
          <table:table-cell office:value-type="string" calcext:value-type="string">
            <text:p>"STR. GENERAL VASILE MILEA, Nr. 43, SIBIU, Jud. SIBIU"</text:p>
          </table:table-cell>
        </table:table-row>
        <table:table-row table:style-name="ro1">
          <table:table-cell office:value-type="string" calcext:value-type="string">
            <text:p>"STR. TAKE IONESCU, Nr. 1, Et.1, PLOIEŞTI, Jud. PRAHOVA"</text:p>
          </table:table-cell>
        </table:table-row>
        <table:table-row table:style-name="ro1">
          <table:table-cell office:value-type="string" calcext:value-type="string">
            <text:p>"STR. CONSTRUCTORULUI, Nr. 19, FOCŞANI, Jud. VRANCEA"</text:p>
          </table:table-cell>
        </table:table-row>
        <table:table-row table:style-name="ro1">
          <table:table-cell office:value-type="string" calcext:value-type="string">
            <text:p>"AL. ULMILOR, Nr. 36, Bl.B29, Sc.B, Ap.30, PIATRA NEAMŢ, Jud. NEAMŢ"</text:p>
          </table:table-cell>
        </table:table-row>
        <table:table-row table:style-name="ro1">
          <table:table-cell office:value-type="string" calcext:value-type="string">
            <text:p>"STR. ROMA, Nr. 40, Sector 1, BUCUREŞTI, <text:s/>11771"</text:p>
          </table:table-cell>
        </table:table-row>
        <table:table-row table:style-name="ro1">
          <table:table-cell office:value-type="string" calcext:value-type="string">
            <text:p>"BD. EROILOR DE LA TISA, Nr. 45, TIMIŞOARA, <text:s/>300575, Jud. TIMIŞ"</text:p>
          </table:table-cell>
        </table:table-row>
        <table:table-row table:style-name="ro1">
          <table:table-cell office:value-type="string" calcext:value-type="string">
            <text:p>"STR. IANCU BREZEANU, Nr. 8, TIMIŞOARA, Jud. TIMIŞ"</text:p>
          </table:table-cell>
        </table:table-row>
        <table:table-row table:style-name="ro1">
          <table:table-cell office:value-type="string" calcext:value-type="string">
            <text:p>"STR. GARII, Nr.23, Bl. L1 Sc. B Et. 1 Ap. 3, IAŞI, <text:s/>700089, Jud. IAŞI"</text:p>
          </table:table-cell>
        </table:table-row>
        <table:table-row table:style-name="ro1">
          <table:table-cell office:value-type="string" calcext:value-type="string">
            <text:p>"BD. 15 NOIEMBRIE, Nr. 75, BRAŞOV, <text:s/>500101, Jud. BRAŞOV"</text:p>
          </table:table-cell>
        </table:table-row>
        <table:table-row table:style-name="ro1">
          <table:table-cell office:value-type="string" calcext:value-type="string">
            <text:p>"STR. DIVIZIA 9 CAVALERIE, Nr. 21, TIMIŞOARA, <text:s/>300265, Jud. TIMIŞ"</text:p>
          </table:table-cell>
        </table:table-row>
        <table:table-row table:style-name="ro1">
          <table:table-cell office:value-type="string" calcext:value-type="string">
            <text:p>"STR. CRINULUI, Nr.52, BRAŞOV, Jud. BRAŞOV"</text:p>
          </table:table-cell>
        </table:table-row>
        <table:table-row table:style-name="ro1">
          <table:table-cell office:value-type="string" calcext:value-type="string">
            <text:p>"STR. ION RUSU SIRIANU, Nr.31, ARAD, Jud. ARAD"</text:p>
          </table:table-cell>
        </table:table-row>
        <table:table-row table:style-name="ro1">
          <table:table-cell office:value-type="string" calcext:value-type="string">
            <text:p>"STR. VASILE LASCĂR, Nr. 193, Sector 2, BUCUREŞTI, <text:s/>20499"</text:p>
          </table:table-cell>
        </table:table-row>
        <table:table-row table:style-name="ro1">
          <table:table-cell office:value-type="string" calcext:value-type="string">
            <text:p>"ŞOS. NICOLAE TITULESCU, Nr. 121, Sector 1, BUCUREŞTI, <text:s/>011136"</text:p>
          </table:table-cell>
        </table:table-row>
        <table:table-row table:style-name="ro1">
          <table:table-cell office:value-type="string" calcext:value-type="string">
            <text:p>"CAL. CRÂNGAŞI, Nr. 6, Sector 6, BUCUREŞTI, <text:s/>060335"</text:p>
          </table:table-cell>
        </table:table-row>
        <table:table-row table:style-name="ro1">
          <table:table-cell office:value-type="string" calcext:value-type="string">
            <text:p>"BD. 1 DECEMBRIE 1918, Bl.15, Sc.F, SFÂNTU GHEORGHE, Jud. COVASNA"</text:p>
          </table:table-cell>
        </table:table-row>
        <table:table-row table:style-name="ro1">
          <table:table-cell office:value-type="string" calcext:value-type="string">
            <text:p>"BD. IULIU MANIU, Nr. 57, Bl.OD16, Sc.C, Et.parter, Sector 6, BUCUREŞTI, <text:s/>061081"</text:p>
          </table:table-cell>
        </table:table-row>
        <table:table-row table:style-name="ro1">
          <table:table-cell office:value-type="string" calcext:value-type="string">
            <text:p>"STR. VASILE ALECSANDRI, Nr. 3, ARAD, Jud. ARAD"</text:p>
          </table:table-cell>
        </table:table-row>
        <table:table-row table:style-name="ro1">
          <table:table-cell office:value-type="string" calcext:value-type="string">
            <text:p>"STR. NICOLAE IORGA, Z-9, BÂRLAD, Jud. VASLUI"</text:p>
          </table:table-cell>
        </table:table-row>
        <table:table-row table:style-name="ro1">
          <table:table-cell office:value-type="string" calcext:value-type="string">
            <text:p>"STR. LINIŞTEI, Nr. 23, TIMIŞOARA, Jud. TIMIŞ"</text:p>
          </table:table-cell>
        </table:table-row>
        <table:table-row table:style-name="ro1">
          <table:table-cell office:value-type="string" calcext:value-type="string">
            <text:p>"STR. DIACONU CORESI, Bl.17, Et.parter, TÂRGOVIŞTE, <text:s/>130108, Jud. DÂMBOVIŢA"</text:p>
          </table:table-cell>
        </table:table-row>
        <table:table-row table:style-name="ro1">
          <table:table-cell office:value-type="string" calcext:value-type="string">
            <text:p>"CALEA GRIVITEI, Nr.230, Bl. 3 Sc. C Et. 3 Ap. 14, 1, BUCUREŞTI, <text:s/>10764"</text:p>
          </table:table-cell>
        </table:table-row>
        <table:table-row table:style-name="ro1">
          <table:table-cell office:value-type="string" calcext:value-type="string">
            <text:p>"STR. ARIADNA, Nr. 42, TIMIŞOARA, Jud. TIMIŞ"</text:p>
          </table:table-cell>
        </table:table-row>
        <table:table-row table:style-name="ro1">
          <table:table-cell office:value-type="string" calcext:value-type="string">
            <text:p>"STR. SOVEJA, Nr. 43, Bl.H12, CONSTANŢA, <text:s/>900383, Jud. CONSTANŢA"</text:p>
          </table:table-cell>
        </table:table-row>
        <table:table-row table:style-name="ro1">
          <table:table-cell office:value-type="string" calcext:value-type="string">
            <text:p>"STR. BALINT CSASZAR, Nr. 14, Sc.D, Ap.2, SFÂNTU GHEORGHE, <text:s/>520032, Jud. COVASNA"</text:p>
          </table:table-cell>
        </table:table-row>
        <table:table-row table:style-name="ro1">
          <table:table-cell office:value-type="string" calcext:value-type="string">
            <text:p>"STR. ILIOARA, Nr. 54, Bl.A, Ap.11, Sector 3, BUCUREŞTI, <text:s/>032126"</text:p>
          </table:table-cell>
        </table:table-row>
        <table:table-row table:style-name="ro1">
          <table:table-cell office:value-type="string" calcext:value-type="string">
            <text:p>"BD. DACIA, Nr. 53, Sector 1, BUCUREŞTI, <text:s/>010406"</text:p>
          </table:table-cell>
        </table:table-row>
        <table:table-row table:style-name="ro1">
          <table:table-cell office:value-type="string" calcext:value-type="string">
            <text:p>"STR. CAROL I, Nr. 1, Bl.FEDCOP, Ap.11, RÂMNICU VÂLCEA, <text:s/>240178, Jud. VÂLCEA"</text:p>
          </table:table-cell>
        </table:table-row>
        <table:table-row table:style-name="ro1">
          <table:table-cell office:value-type="string" calcext:value-type="string">
            <text:p>"STR. PETRU RARES, Nr.32, Et. 3 Ap. 8, 3, BUCUREŞTI, <text:s/>11102"</text:p>
          </table:table-cell>
        </table:table-row>
        <table:table-row table:style-name="ro1">
          <table:table-cell office:value-type="string" calcext:value-type="string">
            <text:p>"STR. DOROBANŢILOR, Nr. 13, ARAD, <text:s/>310054, Jud. ARAD"</text:p>
          </table:table-cell>
        </table:table-row>
        <table:table-row table:style-name="ro1">
          <table:table-cell office:value-type="string" calcext:value-type="string">
            <text:p>"BD. LASCĂR CATARGIU, Nr. 16A, Ap.5, Sector 1, BUCUREŞTI, <text:s/>10661"</text:p>
          </table:table-cell>
        </table:table-row>
        <table:table-row table:style-name="ro1">
          <table:table-cell office:value-type="string" calcext:value-type="string">
            <text:p>"STR. OBOR, Bl.3, Ap.3, BUZĂU, Jud. BUZĂU"</text:p>
          </table:table-cell>
        </table:table-row>
        <table:table-row table:style-name="ro1">
          <table:table-cell office:value-type="string" calcext:value-type="string">
            <text:p>"STR. NOVACI, Nr. 1, Sector 5, BUCUREŞTI, <text:s/>051725"</text:p>
          </table:table-cell>
        </table:table-row>
        <table:table-row table:style-name="ro1">
          <table:table-cell office:value-type="string" calcext:value-type="string">
            <text:p>"STR. RAHOVEI, Nr. 33, BRAŞOV, <text:s/>500182, Jud. BRAŞOV"</text:p>
          </table:table-cell>
        </table:table-row>
        <table:table-row table:style-name="ro1">
          <table:table-cell office:value-type="string" calcext:value-type="string">
            <text:p>"BD. BASARABIA, Nr. 53, Sector 3, BUCUREŞTI, <text:s/>22113"</text:p>
          </table:table-cell>
        </table:table-row>
        <table:table-row table:style-name="ro1">
          <table:table-cell office:value-type="string" calcext:value-type="string">
            <text:p>"STR. AUREL VLAICU, Nr. 66, BRAŞOV, <text:s/>500178, Jud. BRAŞOV"</text:p>
          </table:table-cell>
        </table:table-row>
        <table:table-row table:style-name="ro1">
          <table:table-cell office:value-type="string" calcext:value-type="string">
            <text:p>"BD. BRĂILEI, Nr. 240, Bl.F1, GALAŢI, <text:s/>0, Jud. GALAŢI"</text:p>
          </table:table-cell>
        </table:table-row>
        <table:table-row table:style-name="ro1">
          <table:table-cell office:value-type="string" calcext:value-type="string">
            <text:p>"BD. PACHE PROTOPOPESCU, Nr. 3, Sector 2, BUCUREŞTI, <text:s/>021401"</text:p>
          </table:table-cell>
        </table:table-row>
        <table:table-row table:style-name="ro1">
          <table:table-cell office:value-type="string" calcext:value-type="string">
            <text:p>"BD. ALEXANDRU CEL BUN, Nr. 37, IAŞI, <text:s/>700571, Jud. IAŞI"</text:p>
          </table:table-cell>
        </table:table-row>
        <table:table-row table:style-name="ro1">
          <table:table-cell office:value-type="string" calcext:value-type="string">
            <text:p>"BD. REPUBLICII, Nr. 27, REŞIŢA, <text:s/>320223, Jud. CARAŞ-SEVERIN"</text:p>
          </table:table-cell>
        </table:table-row>
        <table:table-row table:style-name="ro1">
          <table:table-cell office:value-type="string" calcext:value-type="string">
            <text:p>"AL. MEZIAD, Nr. 3, Ap.11, CLUJ-NAPOCA, <text:s/>400546, Jud. CLUJ"</text:p>
          </table:table-cell>
        </table:table-row>
        <table:table-row table:style-name="ro1">
          <table:table-cell office:value-type="string" calcext:value-type="string">
            <text:p>"STR. SATURN, Nr. 7, Bl.C8, Et.PARTER, GALAŢI, <text:s/>800344, Jud. GALAŢI"</text:p>
          </table:table-cell>
        </table:table-row>
        <table:table-row table:style-name="ro1">
          <table:table-cell office:value-type="string" calcext:value-type="string">
            <text:p>"STR. VASILE LUPU, Nr. 88, IAŞI, <text:s/>700341, Jud. IAŞI"</text:p>
          </table:table-cell>
        </table:table-row>
        <table:table-row table:style-name="ro1">
          <table:table-cell office:value-type="string" calcext:value-type="string">
            <text:p>"CART. MICRO 40, L4, Ap.2, GALAŢI, Jud. GALAŢI"</text:p>
          </table:table-cell>
        </table:table-row>
        <table:table-row table:style-name="ro1">
          <table:table-cell office:value-type="string" calcext:value-type="string">
            <text:p>"STR. MARIA ROSETTI, Nr.34, Et. 2 Ap. 5, 1, BUCUREŞTI, <text:s/>20487"</text:p>
          </table:table-cell>
        </table:table-row>
        <table:table-row table:style-name="ro1">
          <table:table-cell office:value-type="string" calcext:value-type="string">
            <text:p>"STR. NAE LEONARD, Nr.18, Bl. S1 Ap. 18, GALAŢI, <text:s/>800297, Jud. GALAŢI"</text:p>
          </table:table-cell>
        </table:table-row>
        <table:table-row table:style-name="ro1">
          <table:table-cell office:value-type="string" calcext:value-type="string">
            <text:p>"DRUM. TIMONIERULUI, Nr. 10, Bl.111, Sector 6, BUCUREŞTI, <text:s/>061177"</text:p>
          </table:table-cell>
        </table:table-row>
        <table:table-row table:style-name="ro1">
          <table:table-cell office:value-type="string" calcext:value-type="string">
            <text:p>"STR. ORZARI, Nr. 3, Sector 3, BUCUREŞTI, <text:s/>021551"</text:p>
          </table:table-cell>
        </table:table-row>
        <table:table-row table:style-name="ro1">
          <table:table-cell office:value-type="string" calcext:value-type="string">
            <text:p>"BD. REGINA MARIA, Nr. 14, Sector 4, BUCUREŞTI, <text:s/>40125"</text:p>
          </table:table-cell>
        </table:table-row>
        <table:table-row table:style-name="ro1">
          <table:table-cell office:value-type="string" calcext:value-type="string">
            <text:p>"BD. REGINA MARIA, Nr. 1, Bl.P5B, Sector 4, BUCUREŞTI, <text:s/>040121"</text:p>
          </table:table-cell>
        </table:table-row>
        <table:table-row table:style-name="ro1">
          <table:table-cell office:value-type="string" calcext:value-type="string">
            <text:p>"STR. IULIU MANIU, Nr. 33, BRAŞOV, <text:s/>500091, Jud. BRAŞOV"</text:p>
          </table:table-cell>
        </table:table-row>
        <table:table-row table:style-name="ro1">
          <table:table-cell office:value-type="string" calcext:value-type="string">
            <text:p>"STR. SIMION BĂRNUŢIU, Nr. 32, ORADEA, <text:s/>410213, Jud. BIHOR"</text:p>
          </table:table-cell>
        </table:table-row>
        <table:table-row table:style-name="ro1">
          <table:table-cell office:value-type="string" calcext:value-type="string">
            <text:p>"STR. POET ANDREI MUREŞANU, Nr. 27, Sector 1, BUCUREŞTI, <text:s/>011842"</text:p>
          </table:table-cell>
        </table:table-row>
        <table:table-row table:style-name="ro1">
          <table:table-cell office:value-type="string" calcext:value-type="string">
            <text:p>"PŢA AMZEI, Nr. 5, Ap.1, Sector 1, BUCUREŞTI, <text:s/>010342"</text:p>
          </table:table-cell>
        </table:table-row>
        <table:table-row table:style-name="ro1">
          <table:table-cell office:value-type="string" calcext:value-type="string">
            <text:p>"CAL. 13 SEPTEMBRIE, Nr. 241, Bl.V6, Et.PARTER, Ap.2, Sector 5, BUCUREŞTI, <text:s/>50735"</text:p>
          </table:table-cell>
        </table:table-row>
        <table:table-row table:style-name="ro1">
          <table:table-cell office:value-type="string" calcext:value-type="string">
            <text:p>"STR. MARE A UNIRII, Nr. 59, Bl.59, FOCŞANI, <text:s/>620063, Jud. VRANCEA"</text:p>
          </table:table-cell>
        </table:table-row>
        <table:table-row table:style-name="ro1">
          <table:table-cell office:value-type="string" calcext:value-type="string">
            <text:p>"STR. POSTĂVARULUI, Nr. 58, BRAŞOV, Jud. BRAŞOV"</text:p>
          </table:table-cell>
        </table:table-row>
        <table:table-row table:style-name="ro1">
          <table:table-cell office:value-type="string" calcext:value-type="string">
            <text:p>"CAL. CĂLĂRAŞILOR, Bl.24, Ap.31, BRĂILA, Jud. BRĂILA"</text:p>
          </table:table-cell>
        </table:table-row>
        <table:table-row table:style-name="ro1">
          <table:table-cell office:value-type="string" calcext:value-type="string">
            <text:p>"BD. MUNCII, Nr. 15, Bl.D10, BRAŞOV, Jud. BRAŞOV"</text:p>
          </table:table-cell>
        </table:table-row>
        <table:table-row table:style-name="ro1">
          <table:table-cell office:value-type="string" calcext:value-type="string">
            <text:p>"BD. IULIU MANIU, Nr. 61, Sector 6, BUCUREŞTI, <text:s/>061083"</text:p>
          </table:table-cell>
        </table:table-row>
        <table:table-row table:style-name="ro1">
          <table:table-cell office:value-type="string" calcext:value-type="string">
            <text:p>"BD. MARASTI, Nr. 35, Sector 1, BUCUREŞTI"</text:p>
          </table:table-cell>
        </table:table-row>
        <table:table-row table:style-name="ro1">
          <table:table-cell office:value-type="string" calcext:value-type="string">
            <text:p>"STR. BRAILEI, Nr. 124, GALAŢI, <text:s/>800098, Jud. GALAŢI"</text:p>
          </table:table-cell>
        </table:table-row>
        <table:table-row table:style-name="ro1">
          <table:table-cell office:value-type="string" calcext:value-type="string">
            <text:p>"STR. TUDOR VLADIMIRESCU, Bl.G2, Ap.1, MOINEŞTI, <text:s/>605400, Jud. BACĂU"</text:p>
          </table:table-cell>
        </table:table-row>
        <table:table-row table:style-name="ro1">
          <table:table-cell office:value-type="string" calcext:value-type="string">
            <text:p>"GALAŢI, Jud. GALAŢI"</text:p>
          </table:table-cell>
        </table:table-row>
        <table:table-row table:style-name="ro1">
          <table:table-cell office:value-type="string" calcext:value-type="string">
            <text:p>"STR. NICOLAE BĂLCESCU, Bl.40-41, Et.PARTER, MIZIL, <text:s/>105800, Jud. PRAHOVA"</text:p>
          </table:table-cell>
        </table:table-row>
        <table:table-row table:style-name="ro1">
          <table:table-cell office:value-type="string" calcext:value-type="string">
            <text:p>"ŞOS. COLENTINA, Nr. 244-246, Sector 2, BUCUREŞTI, <text:s/>21171"</text:p>
          </table:table-cell>
        </table:table-row>
        <table:table-row table:style-name="ro1">
          <table:table-cell office:value-type="string" calcext:value-type="string">
            <text:p>"BD. ION C. BRĂTIANU, Nr. 23C, TÂRGOVIŞTE, Jud. DÂMBOVIŢA"</text:p>
          </table:table-cell>
        </table:table-row>
        <table:table-row table:style-name="ro1">
          <table:table-cell office:value-type="string" calcext:value-type="string">
            <text:p>"STR. IULIU MANIU, Nr. 7, ORADEA, <text:s/>410104, Jud. BIHOR"</text:p>
          </table:table-cell>
        </table:table-row>
        <table:table-row table:style-name="ro1">
          <table:table-cell office:value-type="string" calcext:value-type="string">
            <text:p>"STR. CAREIULUI, Bl.C6-8, SATU MARE, <text:s/>440187, Jud. SATU-MARE"</text:p>
          </table:table-cell>
        </table:table-row>
        <table:table-row table:style-name="ro1">
          <table:table-cell office:value-type="string" calcext:value-type="string">
            <text:p>"STR. SIBIU, Nr. 35, Bl.Z12, Ap.2, Sector 6, BUCUREŞTI, <text:s/>061538"</text:p>
          </table:table-cell>
        </table:table-row>
        <table:table-row table:style-name="ro1">
          <table:table-cell office:value-type="string" calcext:value-type="string">
            <text:p>"STR. FRASINULUI, Nr. 4, BACĂU, <text:s/>600071, Jud. BACĂU"</text:p>
          </table:table-cell>
        </table:table-row>
        <table:table-row table:style-name="ro1">
          <table:table-cell office:value-type="string" calcext:value-type="string">
            <text:p>"BD. AUREL VLAICU, Nr. 37, Bl.B8, Sc.B, Et.parter, CONSTANŢA, <text:s/>900075, Jud. CONSTANŢA"</text:p>
          </table:table-cell>
        </table:table-row>
        <table:table-row table:style-name="ro1">
          <table:table-cell office:value-type="string" calcext:value-type="string">
            <text:p>"STR. ION BREZOIANU, Nr. 54-56, Sector 1, BUCUREŞTI, <text:s/>10134"</text:p>
          </table:table-cell>
        </table:table-row>
        <table:table-row table:style-name="ro1">
          <table:table-cell office:value-type="string" calcext:value-type="string">
            <text:p>"BD. MIRCEA VODĂ, Nr. 41, Bl.M31, Sc.1, Ap.3, Sector 3, BUCUREŞTI"</text:p>
          </table:table-cell>
        </table:table-row>
        <table:table-row table:style-name="ro1">
          <table:table-cell office:value-type="string" calcext:value-type="string">
            <text:p>"STR. CĂPITAN ALEXANDRU ŞERBĂNESCU, Nr. 28-30, Bl.17A, Ap.18, Sector 1, BUCUREŞTI, <text:s/>014293"</text:p>
          </table:table-cell>
        </table:table-row>
        <table:table-row table:style-name="ro1">
          <table:table-cell office:value-type="string" calcext:value-type="string">
            <text:p>"STR. VASILE LUPU, Nr. 7, PITEŞTI, <text:s/>110423, Jud. ARGEŞ"</text:p>
          </table:table-cell>
        </table:table-row>
        <table:table-row table:style-name="ro1">
          <table:table-cell office:value-type="string" calcext:value-type="string">
            <text:p>"AL. BARAJUL DUNĂRII, Nr. 12, Bl.M8, Sc.A, Ap.4, Sector 3, BUCUREŞTI, <text:s/>32758"</text:p>
          </table:table-cell>
        </table:table-row>
        <table:table-row table:style-name="ro1">
          <table:table-cell office:value-type="string" calcext:value-type="string">
            <text:p>"STR. MIHAI EMINESCU, Nr. 6, Bl.D3, Sc.A, Et.PARTER, Ap.4, PIATRA NEAMŢ, Jud. NEAMŢ"</text:p>
          </table:table-cell>
        </table:table-row>
        <table:table-row table:style-name="ro1">
          <table:table-cell office:value-type="string" calcext:value-type="string">
            <text:p>"STR. MATEI BASARAB, Nr. 94, Bl.L120, Sc.B, Ap.24, Sector 3, BUCUREŞTI, <text:s/>030676"</text:p>
          </table:table-cell>
        </table:table-row>
        <table:table-row table:style-name="ro1">
          <table:table-cell office:value-type="string" calcext:value-type="string">
            <text:p>"STR. LIVEZII , Nr. 46-48, Ap.10, ALBA IULIA, Jud. ALBA"</text:p>
          </table:table-cell>
        </table:table-row>
        <table:table-row table:style-name="ro1">
          <table:table-cell office:value-type="string" calcext:value-type="string">
            <text:p>"BD. TOMIS, Nr. 301, Bl.5B, Sc.B, Ap.45, CONSTANŢA, <text:s/>900432, Jud. CONSTANŢA"</text:p>
          </table:table-cell>
        </table:table-row>
        <table:table-row table:style-name="ro1">
          <table:table-cell office:value-type="string" calcext:value-type="string">
            <text:p>"BD. GHICA TEI, Nr.89, Bl. T33 Sc. A Et. 1 Ap. 32, 2, BUCUREŞTI, <text:s/>23703"</text:p>
          </table:table-cell>
        </table:table-row>
        <table:table-row table:style-name="ro1">
          <table:table-cell office:value-type="string" calcext:value-type="string">
            <text:p>"STR. NEAGOE BASARAB, Nr. 7, BRAŞOV, <text:s/>500002, Jud. BRAŞOV"</text:p>
          </table:table-cell>
        </table:table-row>
        <table:table-row table:style-name="ro1">
          <table:table-cell office:value-type="string" calcext:value-type="string">
            <text:p>"BD. MILCOV, Nr. 36, Bl.F2, Sc.1, Ap.3, GALAŢI, <text:s/>800675, Jud. GALAŢI"</text:p>
          </table:table-cell>
        </table:table-row>
        <table:table-row table:style-name="ro1">
          <table:table-cell office:value-type="string" calcext:value-type="string">
            <text:p>"STR. 1 DECEMBRIE 1918, Bl.C2, PITEŞTI, <text:s/>110287, Jud. ARGEŞ"</text:p>
          </table:table-cell>
        </table:table-row>
        <table:table-row table:style-name="ro1">
          <table:table-cell office:value-type="string" calcext:value-type="string">
            <text:p>"BD. GHENCEA, Nr. 43B, Sector 6, BUCUREŞTI, <text:s/>61692"</text:p>
          </table:table-cell>
        </table:table-row>
        <table:table-row table:style-name="ro1">
          <table:table-cell office:value-type="string" calcext:value-type="string">
            <text:p>"PŢA ROMAN VODĂ, Nr. 5, ROMAN, <text:s/>611022, Jud. NEAMŢ"</text:p>
          </table:table-cell>
        </table:table-row>
        <table:table-row table:style-name="ro1">
          <table:table-cell office:value-type="string" calcext:value-type="string">
            <text:p>"BD. ALEXANDRU LĂPUŞNEANU, Nr. 108, CONSTANŢA, <text:s/>900407, Jud. CONSTANŢA"</text:p>
          </table:table-cell>
        </table:table-row>
        <table:table-row table:style-name="ro1">
          <table:table-cell office:value-type="string" calcext:value-type="string">
            <text:p>"PŢA FERDINAND I, Nr. 10, MEDIAŞ, Jud. SIBIU"</text:p>
          </table:table-cell>
        </table:table-row>
        <table:table-row table:style-name="ro1">
          <table:table-cell office:value-type="string" calcext:value-type="string">
            <text:p>"STR. AXINTE URICARIUL, Nr. 8, bl. 1, sc.1, et. parter, ap. 3, Sector1, BUCUREŞTI, <text:s/>011603"</text:p>
          </table:table-cell>
        </table:table-row>
        <table:table-row table:style-name="ro1">
          <table:table-cell office:value-type="string" calcext:value-type="string">
            <text:p>"STR. UNIRII, Nr. 8, (VIS-A-VIS DE COLEGIUL ZINCA GOLESCU), PITEŞTI, Jud. ARGEŞ"</text:p>
          </table:table-cell>
        </table:table-row>
        <table:table-row table:style-name="ro1">
          <table:table-cell office:value-type="string" calcext:value-type="string">
            <text:p>"STR. GEORGE CĂLINESCU, Nr. 52, Sector 1, BUCUREŞTI, <text:s/>11692"</text:p>
          </table:table-cell>
        </table:table-row>
        <table:table-row table:style-name="ro1">
          <table:table-cell office:value-type="string" calcext:value-type="string">
            <text:p>"STR. VASILE LUCACI, Nr. 6, BAIA MARE, Jud. MARAMUREŞ"</text:p>
          </table:table-cell>
        </table:table-row>
        <table:table-row table:style-name="ro1">
          <table:table-cell office:value-type="string" calcext:value-type="string">
            <text:p>"STR. LOCOTENENT AVIATOR IULIU TETRAT, Nr. 13, Sector 1, BUCUREŞTI, <text:s/>11913"</text:p>
          </table:table-cell>
        </table:table-row>
        <table:table-row table:style-name="ro1">
          <table:table-cell office:value-type="string" calcext:value-type="string">
            <text:p>"BD. BANUL MANTA, Nr. 7, Sector 1, BUCUREŞTI, <text:s/>11221"</text:p>
          </table:table-cell>
        </table:table-row>
        <table:table-row table:style-name="ro1">
          <table:table-cell office:value-type="string" calcext:value-type="string">
            <text:p>"STR. ELIBERARII, Nr.21, Bl. IV31 Sc. D Et. P Ap. 34, CONSTANŢA, <text:s/>900292, Jud. CONSTANŢA"</text:p>
          </table:table-cell>
        </table:table-row>
        <table:table-row table:style-name="ro1">
          <table:table-cell office:value-type="string" calcext:value-type="string">
            <text:p>"STR. ION ANDREESCU, Nr. 28, CONSTANŢA, <text:s/>900630, Jud. CONSTANŢA"</text:p>
          </table:table-cell>
        </table:table-row>
        <table:table-row table:style-name="ro1">
          <table:table-cell office:value-type="string" calcext:value-type="string">
            <text:p>"STR. PREVEDERII, Nr.21, Bl. G-15 Sc. A Et. 2 Ap. 9, 1, BUCUREŞTI, <text:s/>32296"</text:p>
          </table:table-cell>
        </table:table-row>
        <table:table-row table:style-name="ro1">
          <table:table-cell office:value-type="string" calcext:value-type="string">
            <text:p>"STR. BRĂILEI, Nr. 27, Bl.P3, Ap.4, GALAŢI, <text:s/>800083, Jud. GALAŢI"</text:p>
          </table:table-cell>
        </table:table-row>
        <table:table-row table:style-name="ro1">
          <table:table-cell office:value-type="string" calcext:value-type="string">
            <text:p>"STR. ARHITECT ION BERINDEI, Nr. 3, Bl.OD21, Et.6, Sector 2, BUCUREŞTI, <text:s/>023552"</text:p>
          </table:table-cell>
        </table:table-row>
        <table:table-row table:style-name="ro1">
          <table:table-cell office:value-type="string" calcext:value-type="string">
            <text:p>"STR. BABA NOVAC, Nr. 15, CLUJ-NAPOCA, <text:s/>400080, Jud. CLUJ"</text:p>
          </table:table-cell>
        </table:table-row>
        <table:table-row table:style-name="ro1">
          <table:table-cell office:value-type="string" calcext:value-type="string">
            <text:p>"STR. MIRCEA CEL BĂTRÂN, Nr. 125B, CONSTANŢA, <text:s/>900592, Jud. CONSTANŢA"</text:p>
          </table:table-cell>
        </table:table-row>
        <table:table-row table:style-name="ro1">
          <table:table-cell office:value-type="string" calcext:value-type="string">
            <text:p>"STR. MEŞTERUL MANOLE, Nr. 2, Bl.D9, Sc.2, Et.PARTER, Ap.22, Sector 3, BUCUREŞTI, <text:s/>031124"</text:p>
          </table:table-cell>
        </table:table-row>
        <table:table-row table:style-name="ro1">
          <table:table-cell office:value-type="string" calcext:value-type="string">
            <text:p>"AL. EGRETEI, Nr. 16, CONSTANŢA, Jud. CONSTANŢA"</text:p>
          </table:table-cell>
        </table:table-row>
        <table:table-row table:style-name="ro1">
          <table:table-cell office:value-type="string" calcext:value-type="string">
            <text:p>"STR. LOGOFĂT TĂUTU, Nr. 3, GALAŢI, <text:s/>800009, Jud. GALAŢI"</text:p>
          </table:table-cell>
        </table:table-row>
        <table:table-row table:style-name="ro1">
          <table:table-cell office:value-type="string" calcext:value-type="string">
            <text:p>"CAL. ARADULUI, Nr. 40, TIMIŞOARA, <text:s/>300282, Jud. TIMIŞ"</text:p>
          </table:table-cell>
        </table:table-row>
        <table:table-row table:style-name="ro1">
          <table:table-cell office:value-type="string" calcext:value-type="string">
            <text:p>"ŞOS. PANTELIMON, Nr. 3-15, Sector 2, BUCUREŞTI, <text:s/>21358"</text:p>
          </table:table-cell>
        </table:table-row>
        <table:table-row table:style-name="ro1">
          <table:table-cell office:value-type="string" calcext:value-type="string">
            <text:p>"STR. NICOLAE G. CARAMFIL, Nr. 53, Sector 1, BUCUREŞTI, <text:s/>14142"</text:p>
          </table:table-cell>
        </table:table-row>
        <table:table-row table:style-name="ro1">
          <table:table-cell office:value-type="string" calcext:value-type="string">
            <text:p>"STR. GRIVITEI, Nr.4, BAIA MARE, Jud. MARAMUREŞ"</text:p>
          </table:table-cell>
        </table:table-row>
        <table:table-row table:style-name="ro1">
          <table:table-cell office:value-type="string" calcext:value-type="string">
            <text:p>"BD. 1 DECEMBRIE 1918, Nr. 132, TÂRGU MUREŞ, <text:s/>540447, Jud. MUREŞ"</text:p>
          </table:table-cell>
        </table:table-row>
        <table:table-row table:style-name="ro1">
          <table:table-cell office:value-type="string" calcext:value-type="string">
            <text:p>"STR. VASILE LUPU, Nr. 45, PLOIEŞTI, Jud. PRAHOVA"</text:p>
          </table:table-cell>
        </table:table-row>
        <table:table-row table:style-name="ro1">
          <table:table-cell office:value-type="string" calcext:value-type="string">
            <text:p>"STR. BOGDAN VODĂ, Nr. 3, SUCEAVA, Jud. SUCEAVA"</text:p>
          </table:table-cell>
        </table:table-row>
        <table:table-row table:style-name="ro1">
          <table:table-cell office:value-type="string" calcext:value-type="string">
            <text:p>"CAL. ZARANDULUI, Bl.51, DEVA, Jud. HUNEDOARA"</text:p>
          </table:table-cell>
        </table:table-row>
        <table:table-row table:style-name="ro1">
          <table:table-cell office:value-type="string" calcext:value-type="string">
            <text:p>"STR. LACULUI, Nr. 6, ARAD, Jud. ARAD"</text:p>
          </table:table-cell>
        </table:table-row>
        <table:table-row table:style-name="ro1">
          <table:table-cell office:value-type="string" calcext:value-type="string">
            <text:p>"STR. MONETARIEI, Nr.39, BAIA MARE, Jud. MARAMUREŞ"</text:p>
          </table:table-cell>
        </table:table-row>
        <table:table-row table:style-name="ro1">
          <table:table-cell office:value-type="string" calcext:value-type="string">
            <text:p>"BD. IULIU MANIU, Nr. 102-104, Bl.20, Sc.5, Sector 6, BUCUREŞTI, <text:s/>61094"</text:p>
          </table:table-cell>
        </table:table-row>
        <table:table-row table:style-name="ro1">
          <table:table-cell office:value-type="string" calcext:value-type="string">
            <text:p>"STR. INDEPENDENŢEI, Nr. 42, Bl.52, Sc.AB, Ap.4, MEDGIDIA, <text:s/>905600, Jud. CONSTANŢA"</text:p>
          </table:table-cell>
        </table:table-row>
        <table:table-row table:style-name="ro1">
          <table:table-cell office:value-type="string" calcext:value-type="string">
            <text:p>"CAL. CÂMPULUNG, Nr. 23, TÂRGOVIŞTE, <text:s/>130092, Jud. DÂMBOVIŢA"</text:p>
          </table:table-cell>
        </table:table-row>
        <table:table-row table:style-name="ro1">
          <table:table-cell office:value-type="string" calcext:value-type="string">
            <text:p>"ŞOS. COLENTINA, Nr. 22, Bl.PC, Sc.1, Sector 2, BUCUREŞTI, <text:s/>21173"</text:p>
          </table:table-cell>
        </table:table-row>
        <table:table-row table:style-name="ro1">
          <table:table-cell office:value-type="string" calcext:value-type="string">
            <text:p>"STR. REZERVELOR, Nr. 89, bl. 1 ap 4, COM. CHIAJNA, <text:s/>077040, Jud. ILFOV"</text:p>
          </table:table-cell>
        </table:table-row>
        <table:table-row table:style-name="ro1">
          <table:table-cell office:value-type="string" calcext:value-type="string">
            <text:p>"STR. ALEXANDRU IOAN CUZA, Bl.1, Sc.1, Ap.10, TÂRGU JIU, <text:s/>210140, Jud. GORJ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8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4:58:28.385254297</meta:creation-date>
    <meta:editing-cycles>1</meta:editing-cycles>
    <meta:editing-duration>PT2M39S</meta:editing-duration>
    <dc:date>2019-03-18T15:01:07.538118744</dc:date>
    <meta:document-statistic meta:table-count="1" meta:cell-count="1594" meta:object-count="0"/>
    <meta:generator>LibreOffice/6.1.3.2$Linux_X86_64 LibreOffice_project/10$Build-2</meta:generator>
  </office:meta>
</office:document-meta>
</file>